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fo:font-weight="bold" style:font-name-asian="Cambria1" style:font-weight-asian="bold" style:font-name-complex="Cambria1"/>
    </style:style>
    <style:style style:name="T3" style:family="text">
      <style:text-properties style:font-name="Cambria" fo:font-style="italic" style:font-name-asian="Cambria1" style:font-style-asian="italic" style:font-name-complex="Cambria1"/>
    </style:style>
    <style:style style:name="T4" style:family="text">
      <style:text-properties style:font-name="Cambria" fo:font-size="10pt" style:font-name-asian="Cambria1" style:font-size-asian="10pt" style:font-name-complex="Cambria1" style:font-size-complex="10pt"/>
    </style:style>
    <style:style style:name="T5" style:family="text">
      <style:text-properties style:font-name="Cambria" fo:font-size="10pt" fo:font-style="italic" style:font-name-asian="Cambria1" style:font-size-asian="10pt" style:font-style-asian="italic" style:font-name-complex="Cambria1" style:font-size-complex="10pt"/>
    </style:style>
    <style:style style:name="T6" style:family="text">
      <style:text-properties style:font-name="Cambria" style:text-underline-style="none" style:font-name-asian="Cambria1" style:font-name-complex="Cambria1"/>
    </style:style>
    <style:style style:name="T7" style:family="text">
      <style:text-properties fo:color="#1155cc" style:font-name="Cambria" style:text-underline-style="solid" style:text-underline-width="auto" style:text-underline-color="font-color" style:font-name-asian="Cambria1" style:font-name-complex="Cambria1"/>
    </style:style>
    <style:style style:name="T8"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9"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0"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1" style:family="text">
      <style:text-properties fo:color="#1155cc" style:font-name="Consolas" style:text-underline-style="solid" style:text-underline-width="auto" style:text-underline-color="font-color" style:font-name-asian="Consolas1" style:font-name-complex="Consolas1"/>
    </style:style>
    <style:style style:name="T12" style:family="text">
      <style:text-properties style:font-name="Consolas" style:font-name-asian="Consolas1" style:font-name-complex="Consolas1"/>
    </style:style>
    <style:style style:name="T13" style:family="text">
      <style:text-properties style:font-name="Consolas" style:font-name-asian="Consolas1" style:font-name-complex="Consolas1" fo:background-color="#ffffff"/>
    </style:style>
    <style:style style:name="T14" style:family="text">
      <style:text-properties style:font-name="Consolas" style:font-name-asian="Consolas1" style:font-name-complex="Consolas1" fo:background-color="#00ff00"/>
    </style:style>
    <style:style style:name="T15" style:family="text">
      <style:text-properties style:font-name="Consolas" style:font-name-asian="Consolas1" style:font-name-complex="Consolas1" fo:background-color="#00ffff"/>
    </style:style>
    <style:style style:name="T16" style:family="text">
      <style:text-properties style:font-name="Consolas" style:font-name-asian="Consolas1" style:font-name-complex="Consolas1" fo:background-color="#ffff00"/>
    </style:style>
    <style:style style:name="T17" style:family="text">
      <style:text-properties style:font-name="Consolas" fo:font-weight="bold" style:font-name-asian="Consolas1" style:font-weight-asian="bold" style:font-name-complex="Consolas1"/>
    </style:style>
    <style:style style:name="T18" style:family="text">
      <style:text-properties style:font-name="Consolas" fo:background-color="#ead1dc" loext:char-shading-value="0" style:font-name-asian="Consolas1" style:font-name-complex="Consolas1"/>
    </style:style>
    <style:style style:name="T19" style:family="text">
      <style:text-properties style:font-name="Consolas" fo:background-color="#ff9900" loext:char-shading-value="0" style:font-name-asian="Consolas1" style:font-name-complex="Consolas1"/>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Ubuntu" fo:font-weight="bold" style:font-name-asian="Ubuntu1" style:font-weight-asian="bold" style:font-name-complex="Ubuntu1"/>
    </style:style>
    <style:style style:name="T23" style:family="text">
      <style:text-properties style:font-name="Ubuntu" fo:font-style="italic" fo:font-weight="bold" style:font-name-asian="Ubuntu1" style:font-style-asian="italic" style:font-weight-asian="bold" style:font-name-complex="Ubuntu1"/>
    </style:style>
    <style:style style:name="T24" style:family="text">
      <style:text-properties style:text-position="super 58%"/>
    </style:style>
    <style:style style:name="T25" style:family="text">
      <style:text-properties style:text-position="super 58%" style:font-name="Cambria" style:font-name-asian="Cambria1" style:font-name-complex="Cambria1"/>
    </style:style>
    <style:style style:name="T26" style:family="text">
      <style:text-properties style:text-position="sub 58%" style:font-name="Cambria" fo:font-style="italic" style:font-name-asian="Cambria1" style:font-style-asian="italic" style:font-name-complex="Cambria1"/>
    </style:style>
    <style:style style:name="T27" style:family="text">
      <style:text-properties style:text-position="sub 58%" style:font-name="Cambria" style:font-name-asian="Cambria1" style:font-name-complex="Cambria1"/>
    </style:style>
    <style:style style:name="T2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text:span><text:span text:style-name="T2">graded lab problems</text:span><text:span text:style-name="T1"> for the course </text:span><text:a xlink:type="simple" xlink:href="https://docs.google.com/document/d/1xj3_jehCEMB0las9o6OWgDFB8HuC47hCVYW4UNByFGo/edit?usp=sharing" text:style-name="ListLabel_20_37" text:visited-style-name="ListLabel_20_37"><text:span text:style-name="T7">CCPS 109 Computer Science I</text:span></text:a><text:span text:style-name="T1">, as taught by </text:span><text:a xlink:type="simple" xlink:href="http://www.scs.ryerson.ca/~ikokkari/" text:style-name="ListLabel_20_37" text:visited-style-name="ListLabel_20_37"><text:span text:style-name="T7">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7">LeetCode</text:span></text:a><text:span text:style-name="T1">, </text:span><text:a xlink:type="simple" xlink:href="http://www.codeabbey.com/index/task_list" text:style-name="ListLabel_20_37" text:visited-style-name="ListLabel_20_37"><text:span text:style-name="T7">CodeAbbey</text:span></text:a><text:span text:style-name="T1">, </text:span><text:a xlink:type="simple" xlink:href="https://codegolf.stackexchange.com/" text:style-name="ListLabel_20_37" text:visited-style-name="ListLabel_20_37"><text:span text:style-name="T7">Stack Exchange Code Golf</text:span></text:a><text:span text:style-name="T1">, and </text:span><text:a xlink:type="simple" xlink:href="https://challenges.wolfram.com/" text:style-name="ListLabel_20_37" text:visited-style-name="ListLabel_20_37"><text:span text:style-name="T7">Wolfram Programming Challenges</text:span></text:a><text:span text:style-name="T1">, and a host of others forgotten over the years.</text:span></text:p>
      <text:p text:style-name="P5"/>
      <text:p text:style-name="P1"><text:span text:style-name="T1">For the purposes of submission and grading, you </text:span><text:span text:style-name="T2">must implement all these functions in a single Python source code file</text:span><text:span text:style-name="T1"> that </text:span><text:span text:style-name="T2">must</text:span><text:span text:style-name="T1"> be named </text:span><text:span text:style-name="T12">labs109.py</text:span><text:span text:style-name="T1">. </text:span><text:span text:style-name="T2">Do not submit the individual functions as you go, but submit these labs all at once at the end of the course</text:span><text:span text:style-name="T1">. </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7">GitHub</text:span></text:a><text:span text:style-name="T1"> or </text:span><text:a xlink:type="simple" xlink:href="https://repl.it/@ikokkari/ccps109" text:style-name="ListLabel_20_37" text:visited-style-name="ListLabel_20_37"><text:span text:style-name="T7">repl.it</text:span></text:a><text:span text:style-name="T1"> as a zip file on your computer, or fork the </text:span><text:span text:style-name="T12">repl.it</text:span><text:span text:style-name="T1"> project and work on the cloud. Make sure that files </text:span><text:span text:style-name="T12">tester109.py</text:span><text:span text:style-name="T1">, </text:span><text:span text:style-name="T12">record.zip</text:span><text:span text:style-name="T1">, </text:span><text:span text:style-name="T12">warandpeace.txt</text:span><text:span text:style-name="T1"> and </text:span><text:span text:style-name="T12">words_sorted.txt</text:span><text:span text:style-name="T1"> are in the same working directory that contains your </text:span><text:span text:style-name="T12">labs109.py</text:span><text:span text:style-name="T1"> file. (Do not try to unzip the file </text:span><text:span text:style-name="T12">record.zip</text:span><text:span text:style-name="T1"> !) To test your completed functions as you write them, simply run </text:span><text:span text:style-name="T12">tester109.py</text:span><text:span text:style-name="T1"> to execute the tests for the functions that you have implemented so far. Each test should take at most a few seconds to complete. If some test takes minutes to finish, your code is too slow so that your logic does more work than it ought to. Streamlining your solutions is an important part of this learning process.</text:span></text:p>
      <text:p text:style-name="P5"/>
      <text:p text:style-name="P6"><text:a xlink:type="simple" xlink:href="http://www.catb.org/~esr/writings/taoup/html/ch01s06.html" text:style-name="ListLabel_20_38" text:visited-style-name="ListLabel_20_38"><text:span text:style-name="T8">SILENCE IS GOLDEN</text:span></text:a><text:span text:style-name="T2">. When called, none of your functions should ever print anything on the console</text:span><text:span text:style-name="T1">, but silently return the expected result. You can do some debugging outputs during the development, but remember to comment them out before submission. Your </text:span><text:span text:style-name="T12">labs109.py</text:span><text:span text:style-name="T1"> file can also have an </text:span><text:span text:style-name="T12">if __name__ == '__main__'</text:span><text:span text:style-name="T1"> block for your own private test cases for debugging.</text:span></text:p>
      <text:p text:style-name="P5"/>
      <text:p text:style-name="P6"><text:span text:style-name="T2">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Unless explicitly requested in the problem specification, </text:span><text:span text:style-name="T2">these functions should not mutate the lists and other sequences that they receive as arguments</text:span><text:span text:style-name="T1">.</text:span></text:p>
      <text:p text:style-name="P2"/>
      <text:p text:style-name="P1"><text:span text:style-name="T1">All of the following lab problems have been independently solved by at least one student in the course, producing a solution whose resulting checksum equaled the checksum computed from the instructor's private model solution. To achieve such a blessed state of affairs, students </text:span><text:span text:style-name="T2">Shu Zhu Su</text:span><text:span text:style-name="T1">, </text:span><text:span text:style-name="T2">Mohammed Waqas</text:span><text:span text:style-name="T1"> and </text:span><text:span text:style-name="T2">Zhouqin He</text:span><text:span text:style-name="T1"> deserve credit and great thanks for going far above and beyond the call of duty in submitting their solutions that revealed several errors in the original solutions and problems specifications. All remaining errors, ambiguities and inconsistencies are the sole responsibility of Ilkka Kokkarinen.</text:span></text:p>
      <text:p text:style-name="P19"><text:bookmark text:name="_m7gowcxed5uy"/><text:span text:style-name="T22">Ryerson letter grade</text:span> </text:p>
      <text:p text:style-name="P2"/>
      <text:p text:style-name="P1"><text:span text:style-name="T12">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7">Ryerson Grade Scales</text:span></text:a><text:span text:style-name="T1">. The letter grade should be returned as a string that consists of the uppercase letter followed by the possible modifier </text:span><text:span text:style-name="T12">'+'</text:span><text:span text:style-name="T1"> or </text:span><text:span text:style-name="T12">'-'</text:span><text:span text:style-name="T1">. The function should work correctly for all values of </text:span><text:span text:style-name="T12">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2">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2">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2">45</text:span></text:p>
          </table:table-cell>
          <table:table-cell table:style-name="Table1.A1" office:value-type="string">
            <text:p text:style-name="P7"><text:span text:style-name="T12">'F'</text:span></text:p>
          </table:table-cell>
        </table:table-row>
        <table:table-row table:style-name="Table1.1">
          <table:table-cell table:style-name="Table1.A1" office:value-type="string">
            <text:p text:style-name="P7"><text:span text:style-name="T12">62</text:span></text:p>
          </table:table-cell>
          <table:table-cell table:style-name="Table1.A1" office:value-type="string">
            <text:p text:style-name="P7"><text:span text:style-name="T12">'C-'</text:span></text:p>
          </table:table-cell>
        </table:table-row>
        <table:table-row table:style-name="Table1.1">
          <table:table-cell table:style-name="Table1.A1" office:value-type="string">
            <text:p text:style-name="P7"><text:span text:style-name="T12">89</text:span></text:p>
          </table:table-cell>
          <table:table-cell table:style-name="Table1.A1" office:value-type="string">
            <text:p text:style-name="P7"><text:span text:style-name="T12">'A'</text:span></text:p>
          </table:table-cell>
        </table:table-row>
        <table:table-row table:style-name="Table1.1">
          <table:table-cell table:style-name="Table1.A1" office:value-type="string">
            <text:p text:style-name="P7"><text:span text:style-name="T12">107</text:span></text:p>
          </table:table-cell>
          <table:table-cell table:style-name="Table1.A1" office:value-type="string">
            <text:p text:style-name="P7"><text:span text:style-name="T12">'A+'</text:span></text:p>
          </table:table-cell>
        </table:table-row>
      </table:table>
      <text:p text:style-name="P2"/>
      <text:p text:style-name="P2"/>
      <text:p text:style-name="P16"><text:bookmark text:name="_qq8oo6xuygs0"/></text:p>
      <text:p text:style-name="P19"><text:bookmark text:name="_asjakkkbu6qz"/><text:span text:style-name="T22">Ascending list</text:span></text:p>
      <text:p text:style-name="P2"/>
      <text:p text:style-name="P1"><text:span text:style-name="T12">def is_ascending(items):</text:span></text:p>
      <text:p text:style-name="P2"/>
      <text:p text:style-name="P1"><text:span text:style-name="T1">Determine whether the sequence of </text:span><text:span text:style-name="T12">items</text:span><text:span text:style-name="T1"> is </text:span><text:span text:style-name="T2">ascending</text:span><text:span text:style-name="T1"> so that its each element is </text:span><text:span text:style-name="T2">strictly larger</text:span><text:span text:style-name="T1"> than (and not merely equal to) the element that precedes it. Return </text:span><text:span text:style-name="T12">True</text:span><text:span text:style-name="T1"> if that is the case, and return </text:span><text:span text:style-name="T12">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2">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2">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2">[-5, 10, 99, 123456]</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2, 3, 3, 4, 5]</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99]</text:span></text:p>
          </table:table-cell>
          <table:table-cell table:style-name="Table2.A1" office:value-type="string">
            <text:p text:style-name="P7"><text:span text:style-name="T12">True</text:span></text:p>
          </table:table-cell>
        </table:table-row>
        <table:table-row table:style-name="Table2.5">
          <table:table-cell table:style-name="Table2.A1" office:value-type="string">
            <text:p text:style-name="P7"><text:span text:style-name="T12">[]</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4, 5, 6, 7, 3, 7, 9]</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1, 1, 1, 1]</text:span></text:p>
          </table:table-cell>
          <table:table-cell table:style-name="Table2.A1" office:value-type="string">
            <text:p text:style-name="P7"><text:span text:style-name="T12">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2">seq</text:span><text:span text:style-name="T1"> is the empty sequence, the two claims "All elements of </text:span><text:span text:style-name="T12">seq</text:span><text:span text:style-name="T1"> are odd" and "All elements of </text:span><text:span text:style-name="T12">seq</text:span><text:span text:style-name="T1"> are even" are both equally true, which seems highly counterintuitive.)</text:span></text:p>
      <text:p text:style-name="P2"/>
      <text:p text:style-name="P19"><text:bookmark text:name="_az43126jteen"/><text:span text:style-name="T22">Riffle</text:span></text:p>
      <text:p text:style-name="P2"/>
      <text:p text:style-name="P1"><text:span text:style-name="T12">def riffle(items, out = True):</text:span></text:p>
      <text:p text:style-name="P2"/>
      <text:p text:style-name="P1"><text:span text:style-name="T1">Given a list of </text:span><text:span text:style-name="T12">items</text:span><text:span text:style-name="T1"> that is guaranteed to contain an even number of elements (note that the integer zero is an even number), create and return a list produced by performing a perfect </text:span><text:span text:style-name="T2">riffle</text:span><text:span text:style-name="T1"> to the </text:span><text:span text:style-name="T12">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7">Faro shuffle</text:span></text:a><text:span text:style-name="T1">, the list of </text:span><text:span text:style-name="T12">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2">out</text:span><text:span text:style-name="T1"> determines whether this function performs an </text:span><text:a xlink:type="simple" xlink:href="https://en.wikipedia.org/wiki/Out_shuffle" text:style-name="ListLabel_20_37" text:visited-style-name="ListLabel_20_37"><text:span text:style-name="T7">out shuffle</text:span></text:a><text:span text:style-name="T1"> or an </text:span><text:a xlink:type="simple" xlink:href="https://en.wikipedia.org/wiki/In_shuffle" text:style-name="ListLabel_20_37" text:visited-style-name="ListLabel_20_37"><text:span text:style-name="T7">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2">items</text:span></text:p>
          </table:table-cell>
          <table:table-cell table:style-name="Table3.A1" office:value-type="string">
            <text:p text:style-name="P7"><text:span text:style-name="T12">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2">[1, 2, 3, 4, 5, 6, 7, 8]</text:span></text:p>
          </table:table-cell>
          <table:table-cell table:style-name="Table3.A1" office:value-type="string">
            <text:p text:style-name="P7"><text:span text:style-name="T12">True</text:span></text:p>
          </table:table-cell>
          <table:table-cell table:style-name="Table3.A1" office:value-type="string">
            <text:p text:style-name="P7"><text:span text:style-name="T12">[1, 5, 2, 6, 3, 7, 4, 8]</text:span></text:p>
          </table:table-cell>
        </table:table-row>
        <table:table-row table:style-name="Table3.1">
          <table:table-cell table:style-name="Table3.A1" office:value-type="string">
            <text:p text:style-name="P3"><text:span text:style-name="T12">[1, 2, 3, 4, 5, 6, 7, 8]</text:span></text:p>
          </table:table-cell>
          <table:table-cell table:style-name="Table3.A1" office:value-type="string">
            <text:p text:style-name="P7"><text:span text:style-name="T12">False</text:span></text:p>
          </table:table-cell>
          <table:table-cell table:style-name="Table3.A1" office:value-type="string">
            <text:p text:style-name="P7"><text:span text:style-name="T12">[5, 1, 6, 2, 7, 3, 8, 4]</text:span></text:p>
          </table:table-cell>
        </table:table-row>
        <table:table-row table:style-name="Table3.1">
          <table:table-cell table:style-name="Table3.A1" office:value-type="string">
            <text:p text:style-name="P7"><text:span text:style-name="T12">[]</text:span></text:p>
          </table:table-cell>
          <table:table-cell table:style-name="Table3.A1" office:value-type="string">
            <text:p text:style-name="P7"><text:span text:style-name="T12">True</text:span></text:p>
          </table:table-cell>
          <table:table-cell table:style-name="Table3.A1" office:value-type="string">
            <text:p text:style-name="P7"><text:span text:style-name="T12">[]</text:span></text:p>
          </table:table-cell>
        </table:table-row>
        <table:table-row table:style-name="Table3.1">
          <table:table-cell table:style-name="Table3.A1" office:value-type="string">
            <text:p text:style-name="P7"><text:span text:style-name="T12">['bob', 'jack']</text:span></text:p>
          </table:table-cell>
          <table:table-cell table:style-name="Table3.A1" office:value-type="string">
            <text:p text:style-name="P7"><text:span text:style-name="T12">True</text:span></text:p>
          </table:table-cell>
          <table:table-cell table:style-name="Table3.A1" office:value-type="string">
            <text:p text:style-name="P7"><text:span text:style-name="T12">['bob', 'jack']</text:span></text:p>
          </table:table-cell>
        </table:table-row>
        <table:table-row table:style-name="Table3.1">
          <table:table-cell table:style-name="Table3.A1" office:value-type="string">
            <text:p text:style-name="P3"><text:span text:style-name="T12">['bob', 'jack']</text:span></text:p>
          </table:table-cell>
          <table:table-cell table:style-name="Table3.A1" office:value-type="string">
            <text:p text:style-name="P7"><text:span text:style-name="T12">False</text:span></text:p>
          </table:table-cell>
          <table:table-cell table:style-name="Table3.A1" office:value-type="string">
            <text:p text:style-name="P7"><text:span text:style-name="T12">['jack', 'bob']</text:span></text:p>
          </table:table-cell>
        </table:table-row>
      </table:table>
      <text:p text:style-name="P2"/>
      <text:p text:style-name="P19"><text:bookmark text:name="_i7fv2aj43o3"/><text:span text:style-name="T22">Only odd digits</text:span></text:p>
      <text:p text:style-name="P2"/>
      <text:p text:style-name="P1"><text:span text:style-name="T12">def only_odd_digits(n):</text:span></text:p>
      <text:p text:style-name="P2"/>
      <text:p text:style-name="P1"><text:span text:style-name="T1">Check that the given positive integer </text:span><text:span text:style-name="T12">n</text:span><text:span text:style-name="T1"> contains only odd digits (1, 3, 5, 7 and 9) when it is written out. Return </text:span><text:span text:style-name="T12">True</text:span><text:span text:style-name="T1"> if this is the case, and </text:span><text:span text:style-name="T12">False</text:span><text:span text:style-name="T1"> otherwise. Note that this question is not asking whether the number </text:span><text:span text:style-name="T12">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2">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2">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1357975313579</text:span></text:p>
          </table:table-cell>
          <table:table-cell table:style-name="Table4.A1" office:value-type="string">
            <text:p text:style-name="P7"><text:span text:style-name="T12">True</text:span></text:p>
          </table:table-cell>
        </table:table-row>
        <table:table-row table:style-name="Table4.1">
          <table:table-cell table:style-name="Table4.A1" office:value-type="string">
            <text:p text:style-name="P7"><text:span text:style-name="T12">42</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7135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0</text:span></text:p>
          </table:table-cell>
          <table:table-cell table:style-name="Table4.A1" office:value-type="string">
            <text:p text:style-name="P7"><text:span text:style-name="T12">False</text:span></text:p>
          </table:table-cell>
        </table:table-row>
      </table:table>
      <text:p text:style-name="P2"/>
      <text:p text:style-name="P19"><text:bookmark text:name="_pxgpe19ljupq"/><text:span text:style-name="T22">Blocks in pyramid</text:span></text:p>
      <text:p text:style-name="P4"/>
      <text:p text:style-name="P1"><text:span text:style-name="T12">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7">ancient Mesoamerican</text:span></text:a><text:span text:style-name="T1"> than the more famous ancient Egyptian style) is built from layers, each layer consisting of a rectangle of identical cubic blocks. The top layer of the pyramid consists of </text:span><text:span text:style-name="T12">n</text:span><text:span text:style-name="T1"> rows and </text:span><text:span text:style-name="T12">m</text:span><text:span text:style-name="T1"> columns of such blocks. The layer immediately below each layer contains one more row and one more column, all the way to the bottom layer of the pyramid. If the entire pyramid consists of </text:span><text:span text:style-name="T12">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2">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2">n</text:span></text:p>
          </table:table-cell>
          <table:table-cell table:style-name="Table5.A1" office:value-type="string">
            <text:p text:style-name="P7"><text:span text:style-name="T12">m</text:span></text:p>
          </table:table-cell>
          <table:table-cell table:style-name="Table5.A1" office:value-type="string">
            <text:p text:style-name="P7"><text:span text:style-name="T12">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text:span></text:p>
          </table:table-cell>
          <table:table-cell table:style-name="Table5.A1" office:value-type="string">
            <text:p text:style-name="P7"><text:span text:style-name="T12">6</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0</text:span></text:p>
          </table:table-cell>
          <table:table-cell table:style-name="Table5.A1" office:value-type="string">
            <text:p text:style-name="P7"><text:span text:style-name="T12">570</text:span></text:p>
          </table:table-cell>
        </table:table-row>
        <table:table-row table:style-name="Table5.1">
          <table:table-cell table:style-name="Table5.A1" office:value-type="string">
            <text:p text:style-name="P7"><text:span text:style-name="T12">10</text:span></text:p>
          </table:table-cell>
          <table:table-cell table:style-name="Table5.A1" office:value-type="string">
            <text:p text:style-name="P7"><text:span text:style-name="T12">11</text:span></text:p>
          </table:table-cell>
          <table:table-cell table:style-name="Table5.A1" office:value-type="string">
            <text:p text:style-name="P7"><text:span text:style-name="T12">12</text:span></text:p>
          </table:table-cell>
          <table:table-cell table:style-name="Table5.A1" office:value-type="string">
            <text:p text:style-name="P7"><text:span text:style-name="T12">3212</text:span></text:p>
          </table:table-cell>
        </table:table-row>
        <table:table-row table:style-name="Table5.1">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2318350</text:span></text:p>
          </table:table-cell>
        </table:table-row>
        <table:table-row table:style-name="Table5.1">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2333331833333500000</text:span></text:p>
          </table:table-cell>
        </table:table-row>
      </table:table>
      <text:p text:style-name="P2"/>
      <text:p text:style-name="P19"><text:bookmark text:name="_dmdmdxrlf8j7"/><text:span text:style-name="T22">Cyclops numbers</text:span></text:p>
      <text:p text:style-name="P4"/>
      <text:p text:style-name="P1"><text:span text:style-name="T12">def is_cyclops(n):</text:span></text:p>
      <text:p text:style-name="P2"/>
      <text:p text:style-name="P1"><text:span text:style-name="T1">A nonnegative integer is said to be a </text:span><text:span text:style-name="T2">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2">n</text:span><text:span text:style-name="T1"> is a cyclops number, and accordingly return either </text:span><text:span text:style-name="T12">True</text:span><text:span text:style-name="T1"> or </text:span><text:span text:style-name="T12">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2">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2">0</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101</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98053</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777888999</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1056</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675409820</text:span></text:p>
          </table:table-cell>
          <table:table-cell table:style-name="Table6.A1" office:value-type="string">
            <text:p text:style-name="P7"><text:span text:style-name="T12">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2">%</text:span><text:span text:style-name="T1"> can be used to extract the last digit.)</text:span></text:p>
      <text:p text:style-name="P19"><text:bookmark text:name="_welsnfk846r"/><text:span text:style-name="T22">Domino cycle</text:span></text:p>
      <text:p text:style-name="P4"/>
      <text:p text:style-name="P1"><text:span text:style-name="T12">def domino_cycle(tiles):</text:span></text:p>
      <text:p text:style-name="P2"/>
      <text:p text:style-name="P1"><text:span text:style-name="T1">A single </text:span><text:span text:style-name="T2">domino tile</text:span><text:span text:style-name="T1"> is represented as a two-tuple of its </text:span><text:span text:style-name="T2">pip values</text:span><text:span text:style-name="T1">, for example </text:span><text:span text:style-name="T12">(2, 5)</text:span><text:span text:style-name="T1"> or </text:span><text:span text:style-name="T12">(6, 6)</text:span><text:span text:style-name="T1">. This function should determine whether the given list of </text:span><text:span text:style-name="T12">tiles</text:span><text:span text:style-name="T1"> forms a </text:span><text:span text:style-name="T2">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2">True</text:span><text:span text:style-name="T1"> if the given list of domino tiles form such a cycle, and </text:span><text:span text:style-name="T12">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2">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2">[(3, 5), (5, 2), (2, 3)]</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4, 4)]</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2, 6)]</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5, 2), (2, 3), (4, 5)]</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4, 3), (3, 1)]</text:span></text:p>
          </table:table-cell>
          <table:table-cell table:style-name="Table7.A1" office:value-type="string">
            <text:p text:style-name="P7"><text:span text:style-name="T12">False</text:span></text:p>
          </table:table-cell>
        </table:table-row>
      </table:table>
      <text:p text:style-name="P2"/>
      <text:p text:style-name="P19"><text:bookmark text:name="_95ku8cqo3jos"/><text:span text:style-name="T22">Count dominators</text:span></text:p>
      <text:p text:style-name="P2"/>
      <text:p text:style-name="P1"><text:span text:style-name="T12">def count_dominators(items):</text:span></text:p>
      <text:p text:style-name="P2"/>
      <text:p text:style-name="P1"><text:span text:style-name="T1">An element of </text:span><text:span text:style-name="T12">items</text:span><text:span text:style-name="T1"> is said to be a </text:span><text:span text:style-name="T2">dominator</text:span><text:span text:style-name="T1"> if every element to its right is strictly smaller than it. This function should count how many elements in the given list of </text:span><text:span text:style-name="T12">items</text:span><text:span text:style-name="T1"> are dominators, and return that count. For example, in the list </text:span><text:span text:style-name="T12">[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7">Shlemiel the painter</text:span></text:a><text:span text:style-name="T1">"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2">linearly</text:span><text:span text:style-name="T1"> with respect to the number of </text:span><text:span text:style-name="T12">items</text:span><text:span text:style-name="T1"> instead of </text:span><text:span text:style-name="T2">quadratically</text:span><text:span text:style-name="T1"> (that is, as a function of the </text:span><text:span text:style-name="T2">square</text:span><text:span text:style-name="T1">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2">[42, 7, 12, 9, 2, 5]</text:span></text:p>
          </table:table-cell>
          <table:table-cell table:style-name="Table8.A1" office:value-type="string">
            <text:p text:style-name="P7"><text:span text:style-name="T12">4</text:span></text:p>
          </table:table-cell>
        </table:table-row>
        <table:table-row table:style-name="Table8.1">
          <table:table-cell table:style-name="Table8.A1" office:value-type="string">
            <text:p text:style-name="P7"><text:span text:style-name="T12">[]</text:span></text:p>
          </table:table-cell>
          <table:table-cell table:style-name="Table8.A1" office:value-type="string">
            <text:p text:style-name="P7"><text:span text:style-name="T12">0</text:span></text:p>
          </table:table-cell>
        </table:table-row>
        <table:table-row table:style-name="Table8.1">
          <table:table-cell table:style-name="Table8.A1" office:value-type="string">
            <text:p text:style-name="P7"><text:span text:style-name="T12">[99]</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42, 42, 42, 42]</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 0, -1))</text:span></text:p>
          </table:table-cell>
          <table:table-cell table:style-name="Table8.A1" office:value-type="string">
            <text:p text:style-name="P7"><text:span text:style-name="T12">10000000</text:span></text:p>
          </table:table-cell>
        </table:table-row>
      </table:table>
      <text:p text:style-name="P2"/>
      <text:p text:style-name="P19"><text:bookmark text:name="_w9d146ozo3gh"/><text:span text:style-name="T22">Extract increasing integers from digit string</text:span></text:p>
      <text:p text:style-name="P2"/>
      <text:p text:style-name="P1"><text:span text:style-name="T12">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2">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2">'0'</text:span></text:p>
          </table:table-cell>
          <table:table-cell table:style-name="Table9.A1" office:value-type="string">
            <text:p text:style-name="P7"><text:span text:style-name="T12">[0]</text:span></text:p>
          </table:table-cell>
        </table:table-row>
        <table:table-row table:style-name="Table9.1">
          <table:table-cell table:style-name="Table9.A1" office:value-type="string">
            <text:p text:style-name="P7"><text:span text:style-name="T12">'045349'</text:span></text:p>
          </table:table-cell>
          <table:table-cell table:style-name="Table9.A1" office:value-type="string">
            <text:p text:style-name="P7"><text:span text:style-name="T12">[0, 4, 5, 34]</text:span></text:p>
          </table:table-cell>
        </table:table-row>
        <table:table-row table:style-name="Table9.1">
          <table:table-cell table:style-name="Table9.A1" office:value-type="string">
            <text:p text:style-name="P7"><text:span text:style-name="T12">'77777777777777777777777'</text:span></text:p>
          </table:table-cell>
          <table:table-cell table:style-name="Table9.A1" office:value-type="string">
            <text:p text:style-name="P7"><text:span text:style-name="T12">[7, 77, 777, 7777, 77777, 777777]</text:span></text:p>
          </table:table-cell>
        </table:table-row>
        <table:table-row table:style-name="Table9.1">
          <table:table-cell table:style-name="Table9.A1" office:value-type="string">
            <text:p text:style-name="P7"><text:span text:style-name="T12">'122333444455555666666'</text:span></text:p>
          </table:table-cell>
          <table:table-cell table:style-name="Table9.A1" office:value-type="string">
            <text:p text:style-name="P7"><text:span text:style-name="T12">[1, 2, 23, 33, 44, 445, 555, 566, 666]</text:span></text:p>
          </table:table-cell>
        </table:table-row>
        <table:table-row table:style-name="Table9.1">
          <table:table-cell table:style-name="Table9.A1" office:value-type="string">
            <text:p text:style-name="P7"><text:span text:style-name="T12">'1234567890987654321'</text:span></text:p>
          </table:table-cell>
          <table:table-cell table:style-name="Table9.A1" office:value-type="string">
            <text:p text:style-name="P7"><text:span text:style-name="T12">[1, 2, 3, 4, 5, 6, 7, 8, 9, 98, 765, 4321]</text:span></text:p>
          </table:table-cell>
        </table:table-row>
        <table:table-row table:style-name="Table9.1">
          <table:table-cell table:style-name="Table9.A1" office:value-type="string">
            <text:p text:style-name="P7"><text:span text:style-name="T12">'3141592653589793238462643383279502884'</text:span></text:p>
          </table:table-cell>
          <table:table-cell table:style-name="Table9.A1" office:value-type="string">
            <text:p text:style-name="P7"><text:span text:style-name="T12">[3, 14, 15, 92, 653, 5897, 9323, 84626, 433832, 795028]</text:span></text:p>
          </table:table-cell>
        </table:table-row>
        <table:table-row table:style-name="Table9.1">
          <table:table-cell table:style-name="Table9.A1" office:value-type="string">
            <text:p text:style-name="P7"><text:span text:style-name="T12">'</text:span><text:span text:style-name="T13">2718281828459045235360287471352662497757247093699959574966967627724076630353547594571382178525166427427466391932003059921817413596629043572900334295260</text:span><text:span text:style-name="T12">'</text:span></text:p>
          </table:table-cell>
          <table:table-cell table:style-name="Table9.A1" office:value-type="string">
            <text:p text:style-name="P7"><text:span text:style-name="T12">[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2">'123456789' * 100</text:span></text:p>
          </table:table-cell>
          <table:table-cell table:style-name="Table9.A1" office:value-type="string">
            <text:p text:style-name="P7"><text:span text:style-name="T1">A list that contains 75 elements, the last one of which equals </text:span><text:span text:style-name="T12">34567891234567891234567891</text:span></text:p>
          </table:table-cell>
        </table:table-row>
      </table:table>
      <text:p text:style-name="P2"/>
      <text:p text:style-name="P2"/>
      <text:p text:style-name="P16"><text:bookmark text:name="_v6hqj5g2kyas"/></text:p>
      <text:p text:style-name="P19"><text:bookmark text:name="_d7fo65n009b4"/><text:span text:style-name="T22">Words that contain given letter sequence</text:span></text:p>
      <text:p text:style-name="P2"/>
      <text:p text:style-name="P1"><text:span text:style-name="T12">def words_with_letters(words, letters):</text:span></text:p>
      <text:p text:style-name="P1"/>
      <text:p text:style-name="P1"><text:span text:style-name="T1">Given a list of </text:span><text:span text:style-name="T12">words</text:span><text:span text:style-name="T1"> sorted in alphabetical order, and a string of required </text:span><text:span text:style-name="T12">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2">letters</text:span></text:p>
          </table:table-cell>
          <table:table-cell table:style-name="Table10.A1" office:value-type="string">
            <text:p text:style-name="P7"><text:span text:style-name="T1">Expected result (using the wordlist </text:span><text:span text:style-name="T12">words_sorted.txt</text:span><text:span text:style-name="T1">)</text:span></text:p>
          </table:table-cell>
        </table:table-row>
        <table:table-row table:style-name="Table10.1">
          <table:table-cell table:style-name="Table10.A1" office:value-type="string">
            <text:p text:style-name="P7"><text:span text:style-name="T12">'klore'</text:span></text:p>
          </table:table-cell>
          <table:table-cell table:style-name="Table10.A1" office:value-type="string">
            <text:p text:style-name="P7"><text:span text:style-name="T12">['booklore', 'booklores', 'folklore', 'folklores', 'kaliborite', 'kenlore', 'kiloampere', 'kilocalorie', 'kilocurie', 'kilogramme', 'kilogrammetre', 'kilolitre', 'kilometrage', 'kilometre', 'kilooersted', 'kiloparsec', 'kilostere', 'kiloware']</text:span></text:p>
          </table:table-cell>
        </table:table-row>
        <table:table-row table:style-name="Table10.1">
          <table:table-cell table:style-name="Table10.A1" office:value-type="string">
            <text:p text:style-name="P7"><text:span text:style-name="T12">'brohiic'</text:span></text:p>
          </table:table-cell>
          <table:table-cell table:style-name="Table10.A1" office:value-type="string">
            <text:p text:style-name="P7"><text:span text:style-name="T12">['bronchiectatic', 'bronchiogenic', 'bronchitic', 'ombrophilic', 'timbrophilic']</text:span></text:p>
          </table:table-cell>
        </table:table-row>
        <table:table-row table:style-name="Table10.1">
          <table:table-cell table:style-name="Table10.A1" office:value-type="string">
            <text:p text:style-name="P7"><text:span text:style-name="T12">'azaz'</text:span></text:p>
          </table:table-cell>
          <table:table-cell table:style-name="Table10.A1" office:value-type="string">
            <text:p text:style-name="P7"><text:span text:style-name="T12">['azazel', 'azotetrazole', 'azoxazole', 'diazoaminobenzene', 'hazardize', 'razzmatazz']</text:span></text:p>
          </table:table-cell>
        </table:table-row>
      </table:table>
      <text:p text:style-name="P1"/>
      <text:p text:style-name="P19"><text:bookmark text:name="_htoyb2kuxv19"/><text:span text:style-name="T22">Taxi zum zum</text:span></text:p>
      <text:p text:style-name="P1"/>
      <text:p text:style-name="P1"><text:span text:style-name="T12">def taxi_zum_zum(moves):</text:span></text:p>
      <text:p text:style-name="P2"/>
      <text:p text:style-name="P1"><text:span text:style-name="T1">A Manhattan taxicab starts at the origin point </text:span><text:span text:style-name="T12">(0, 0)</text:span><text:span text:style-name="T1"> of the two-dimensional integer grid, initially heading north. It then executes the given sequence of </text:span><text:span text:style-name="T12">moves</text:span><text:span text:style-name="T1">, a string made up of characters </text:span><text:span text:style-name="T12">'L' </text:span><text:span text:style-name="T1">for turning 90 degrees left (while standing in place), </text:span><text:span text:style-name="T12">'R'</text:span><text:span text:style-name="T1"> for turning 90 degrees right (ditto), and '</text:span><text:span text:style-name="T12">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3"><text:span text:style-name="T12">moves</text:span></text:p>
          </table:table-cell>
          <table:table-cell table:style-name="Table11.A1" office:value-type="string">
            <text:p text:style-name="P3"><text:span text:style-name="T1">Expected result</text:span></text:p>
          </table:table-cell>
        </table:table-row>
        <table:table-row table:style-name="Table11.1">
          <table:table-cell table:style-name="Table11.A1" office:value-type="string">
            <text:p text:style-name="P3"><text:span text:style-name="T12">'RFRL'</text:span></text:p>
          </table:table-cell>
          <table:table-cell table:style-name="Table11.A1" office:value-type="string">
            <text:p text:style-name="P3"><text:span text:style-name="T12">(1, 0)</text:span></text:p>
          </table:table-cell>
        </table:table-row>
        <table:table-row table:style-name="Table11.1">
          <table:table-cell table:style-name="Table11.A1" office:value-type="string">
            <text:p text:style-name="P3"><text:span text:style-name="T12">'LLFLFLRLFR'</text:span></text:p>
          </table:table-cell>
          <table:table-cell table:style-name="Table11.A1" office:value-type="string">
            <text:p text:style-name="P3"><text:span text:style-name="T12">(1, 0)</text:span></text:p>
          </table:table-cell>
        </table:table-row>
        <table:table-row table:style-name="Table11.1">
          <table:table-cell table:style-name="Table11.A1" office:value-type="string">
            <text:p text:style-name="P3"><text:span text:style-name="T12">'FR' * 1000</text:span></text:p>
          </table:table-cell>
          <table:table-cell table:style-name="Table11.A1" office:value-type="string">
            <text:p text:style-name="P3"><text:span text:style-name="T12">(0, 0)</text:span></text:p>
          </table:table-cell>
        </table:table-row>
        <table:table-row table:style-name="Table11.1">
          <table:table-cell table:style-name="Table11.A1" office:value-type="string">
            <text:p text:style-name="P3"><text:span text:style-name="T12">'FFLLLFRLFLRFRLRRL'</text:span></text:p>
          </table:table-cell>
          <table:table-cell table:style-name="Table11.A1" office:value-type="string">
            <text:p text:style-name="P3"><text:span text:style-name="T12">(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2">Count growlers</text:span></text:p>
      <text:p text:style-name="P1"/>
      <text:p text:style-name="P1"><text:span text:style-name="T12">def count_growlers(animals):</text:span></text:p>
      <text:p text:style-name="P2"/>
      <text:p text:style-name="P1"><text:span text:style-name="T1">Let the strings </text:span><text:span text:style-name="T12">'cat'</text:span><text:span text:style-name="T1"> and </text:span><text:span text:style-name="T12">'dog'</text:span><text:span text:style-name="T1"> denote that kind of animal facing left, and </text:span><text:span text:style-name="T12">'tac'</text:span><text:span text:style-name="T1"> and </text:span><text:span text:style-name="T12">'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2">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2">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2">['cat', 'dog']</text:span></text:p>
          </table:table-cell>
          <table:table-cell table:style-name="Table12.A1" office:value-type="string">
            <text:p text:style-name="P7"><text:span text:style-name="T12">0</text:span></text:p>
          </table:table-cell>
        </table:table-row>
        <table:table-row table:style-name="Table12.1">
          <table:table-cell table:style-name="Table12.A1" office:value-type="string">
            <text:p text:style-name="P7"><text:span text:style-name="T12">['god', 'cat', 'cat', 'tac', 'tac', 'dog', 'cat', 'god']</text:span></text:p>
          </table:table-cell>
          <table:table-cell table:style-name="Table12.A1" office:value-type="string">
            <text:p text:style-name="P7"><text:span text:style-name="T12">2</text:span></text:p>
          </table:table-cell>
        </table:table-row>
        <table:table-row table:style-name="Table12.1">
          <table:table-cell table:style-name="Table12.A1" office:value-type="string">
            <text:p text:style-name="P7"><text:span text:style-name="T12">['dog', 'cat', 'dog', 'god', 'dog', 'god', 'dog', 'god', 'dog', 'dog', 'god', 'god', 'cat', 'dog', 'god', 'cat', 'tac']</text:span></text:p>
          </table:table-cell>
          <table:table-cell table:style-name="Table12.A1" office:value-type="string">
            <text:p text:style-name="P7"><text:span text:style-name="T12">11</text:span></text:p>
          </table:table-cell>
        </table:table-row>
        <table:table-row table:style-name="Table12.1">
          <table:table-cell table:style-name="Table12.A1" office:value-type="string">
            <text:p text:style-name="P7"><text:span text:style-name="T12">['god', 'tac', 'tac', 'tac', 'tac', 'dog', 'dog', 'tac', 'cat', 'dog', 'god', 'cat', 'dog', 'cat', 'cat', 'tac']</text:span></text:p>
          </table:table-cell>
          <table:table-cell table:style-name="Table12.A1" office:value-type="string">
            <text:p text:style-name="P7"><text:span text:style-name="T12">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2">Bulgarian solitaire</text:span></text:p>
      <text:p text:style-name="P1"/>
      <text:p text:style-name="P1"><text:span text:style-name="T12">def bulgarian_solitaire(piles, k):</text:span></text:p>
      <text:p text:style-name="P1"/>
      <text:p text:style-name="P1"><text:span text:style-name="T1">You are given a row of </text:span><text:span text:style-name="T12">piles</text:span><text:span text:style-name="T1"> of pebbles and a positive integer </text:span><text:span text:style-name="T12">k</text:span><text:span text:style-name="T1"> so that the total number of pebbles in these piles equals </text:span><text:span text:style-name="T12">k*(k+1)//2</text:span><text:span text:style-name="T1">, a formula that just so happens to equal the sum of all positive integers from </text:span><text:span text:style-name="T12">1</text:span><text:span text:style-name="T1"> to </text:span><text:span text:style-name="T12">k</text:span><text:span text:style-name="T1">. As if a metaphor for the bleak life behind the Iron Curtain, all pebbles are identical and you don't have any choice in the moves that you make. Each move must pick up exactly one pebble from each pile (even if doing so makes that pile disappear), and create a new pile from these collected pebbles. For example, starting with </text:span><text:span text:style-name="T12">piles = [7, 4, 2, 1, 1]</text:span><text:span text:style-name="T1">, the first move would turn this into </text:span><text:span text:style-name="T12">[6, 3, 1, 5]</text:span><text:span text:style-name="T1">. The next move turns this into </text:span><text:span text:style-name="T12">[5, 2, 4, 4]</text:span><text:span text:style-name="T1">, which then turns into </text:span><text:span text:style-name="T12">[4, 1, 3, 3, 4]</text:span><text:span text:style-name="T1">, and so on.</text:span></text:p>
      <text:p text:style-name="P2"/>
      <text:p text:style-name="P1"><text:span text:style-name="T1">This function should count how many moves are needed to convert the given initial </text:span><text:span text:style-name="T12">piles</text:span><text:span text:style-name="T1"> into some permutation of first </text:span><text:span text:style-name="T3">k</text:span><text:span text:style-name="T1"> integers so that each number from </text:span><text:span text:style-name="T12">1</text:span><text:span text:style-name="T1"> to </text:span><text:span text:style-name="T12">k</text:span><text:span text:style-name="T1"> appears as the size of </text:span><text:span text:style-name="T2">exactly one pile</text:span><text:span text:style-name="T1"> in the current configuration, and return that count. (Note how once this goal state has been reached, the basic move does not change the configuration.)</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2">piles</text:span></text:p>
          </table:table-cell>
          <table:table-cell table:style-name="Table13.A1" office:value-type="string">
            <text:p text:style-name="P7"><text:span text:style-name="T12">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2">[1, 4, 3, 2]</text:span></text:p>
          </table:table-cell>
          <table:table-cell table:style-name="Table13.A1" office:value-type="string">
            <text:p text:style-name="P7"><text:span text:style-name="T12">4</text:span></text:p>
          </table:table-cell>
          <table:table-cell table:style-name="Table13.A1" office:value-type="string">
            <text:p text:style-name="P7"><text:span text:style-name="T12">0</text:span></text:p>
          </table:table-cell>
        </table:table-row>
        <table:table-row table:style-name="Table13.1">
          <table:table-cell table:style-name="Table13.A1" office:value-type="string">
            <text:p text:style-name="P7"><text:span text:style-name="T12">[8, 3, 3, 1]</text:span></text:p>
          </table:table-cell>
          <table:table-cell table:style-name="Table13.A1" office:value-type="string">
            <text:p text:style-name="P7"><text:span text:style-name="T12">5</text:span></text:p>
          </table:table-cell>
          <table:table-cell table:style-name="Table13.A1" office:value-type="string">
            <text:p text:style-name="P7"><text:span text:style-name="T12">9</text:span></text:p>
          </table:table-cell>
        </table:table-row>
        <table:table-row table:style-name="Table13.1">
          <table:table-cell table:style-name="Table13.A1" office:value-type="string">
            <text:p text:style-name="P7"><text:span text:style-name="T12">[10, 10, 10, 10, 10, 5]</text:span></text:p>
          </table:table-cell>
          <table:table-cell table:style-name="Table13.A1" office:value-type="string">
            <text:p text:style-name="P7"><text:span text:style-name="T12">10</text:span></text:p>
          </table:table-cell>
          <table:table-cell table:style-name="Table13.A1" office:value-type="string">
            <text:p text:style-name="P7"><text:span text:style-name="T12">74</text:span></text:p>
          </table:table-cell>
        </table:table-row>
        <table:table-row table:style-name="Table13.1">
          <table:table-cell table:style-name="Table13.A1" office:value-type="string">
            <text:p text:style-name="P7"><text:span text:style-name="T12">[3000, 2050]</text:span></text:p>
          </table:table-cell>
          <table:table-cell table:style-name="Table13.A1" office:value-type="string">
            <text:p text:style-name="P7"><text:span text:style-name="T12">100</text:span></text:p>
          </table:table-cell>
          <table:table-cell table:style-name="Table13.A1" office:value-type="string">
            <text:p text:style-name="P7"><text:span text:style-name="T12">7325</text:span></text:p>
          </table:table-cell>
        </table:table-row>
        <table:table-row table:style-name="Table13.1">
          <table:table-cell table:style-name="Table13.A1" office:value-type="string">
            <text:p text:style-name="P7"><text:span text:style-name="T12">[2*i-1 for i in range(171, 0, -2)]</text:span></text:p>
          </table:table-cell>
          <table:table-cell table:style-name="Table13.A1" office:value-type="string">
            <text:p text:style-name="P7"><text:span text:style-name="T12">171</text:span></text:p>
          </table:table-cell>
          <table:table-cell table:style-name="Table13.A1" office:value-type="string">
            <text:p text:style-name="P7"><text:span text:style-name="T12">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7">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clever combinatorial proof shows that this one simple move can never get stuck, but will always reach the goal after at most </text:span><text:span text:style-name="T3">k</text:span><text:span text:style-name="T1">(</text:span><text:span text:style-name="T3">k</text:span><text:span text:style-name="T1">-1)/2 iterations from any starting configuration.)</text:span></text:p>
      <text:p text:style-name="P19"><text:bookmark text:name="_mfdikl325he5"/><text:span text:style-name="T22">Scylla or Charybdis?</text:span></text:p>
      <text:p text:style-name="P1"/>
      <text:p text:style-name="P1"><text:span text:style-name="T12">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7">A Magical Answer to the 80-Year-Old Puzzle</text:span></text:a><text:span text:style-name="T1">". Your opponent is standing at the center of a one-dimensional platform that reaches </text:span><text:span text:style-name="T12">n-1</text:span><text:span text:style-name="T1"> steps to both directions, with </text:span><text:a xlink:type="simple" xlink:href="https://en.wikipedia.org/wiki/Between_Scylla_and_Charybdis" text:style-name="ListLabel_20_37" text:visited-style-name="ListLabel_20_37"><text:span text:style-name="T7">Scylla and Charybdis</text:span></text:a><text:span text:style-name="T1"> hungrily waiting at each end of the platform at distance </text:span><text:span text:style-name="T12">n</text:span><text:span text:style-name="T1">. The opponent gives you a </text:span><text:span text:style-name="T12">sequence</text:span><text:span text:style-name="T1"> of his planned moves as a string made of two symbols </text:span><text:span text:style-name="T12">'+'</text:span><text:span text:style-name="T1"> ("🎶 just a step to the ri-i-i-i-ight" 🎶) and </text:span><text:span text:style-name="T12">'-'</text:span><text:span text:style-name="T1"> (move one step left). Your </text:span><text:span text:style-name="T2">adversarial</text:span><text:span text:style-name="T1"> task is to find a positive integer </text:span><text:span text:style-name="T12">k</text:span><text:span text:style-name="T1"> so that when executing precisely every </text:span><text:span text:style-name="T12">k</text:span><text:span text:style-name="T1">:th step of the sequence (that is, the first step taken is </text:span><text:span text:style-name="T12">sequence[k-1]</text:span><text:span text:style-name="T1">, the next step taken is </text:span><text:span text:style-name="T12">sequence[2*k-1]</text:span><text:span text:style-name="T1">, and so on), your opponent ends up at least </text:span><text:span text:style-name="T12">n</text:span><text:span text:style-name="T1"> steps away from the starting point, falling to his indirectly chosen doom. </text:span></text:p>
      <text:p text:style-name="P2"/>
      <text:p text:style-name="P1"><text:span text:style-name="T1">This function should find and return the value of </text:span><text:span text:style-name="T12">k</text:span><text:span text:style-name="T1"> that makes your opponent fall off the platform after the smallest number of moves. To ensure the existence of some solution, the given </text:span><text:span text:style-name="T12">sequence</text:span><text:span text:style-name="T1"> is guaranteed to end with 2</text:span><text:span text:style-name="T3">n</text:span><text:span text:style-name="T1"> consecutive steps to the right, so </text:span><text:span text:style-name="T12">k==1</text:span><text:span text:style-name="T1"> will always work whenever no larger step size leads to the quicker doom. If several values of </text:span><text:span text:style-name="T12">k</text:span><text:span text:style-name="T1"> work equally well, return the smallest such </text:span><text:span text:style-name="T12">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2">sequence</text:span></text:p>
          </table:table-cell>
          <table:table-cell table:style-name="Table14.A1" office:value-type="string">
            <text:p text:style-name="P7"><text:span text:style-name="T12">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2">'-++--++-++++'</text:span></text:p>
          </table:table-cell>
          <table:table-cell table:style-name="Table14.A1" office:value-type="string">
            <text:p text:style-name="P7"><text:span text:style-name="T12">2</text:span></text:p>
          </table:table-cell>
          <table:table-cell table:style-name="Table14.A1" office:value-type="string">
            <text:p text:style-name="P7"><text:span text:style-name="T12">3</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5</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7</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9</text:span></text:p>
          </table:table-cell>
          <table:table-cell table:style-name="Table14.A1" office:value-type="string">
            <text:p text:style-name="P7"><text:span text:style-name="T12">1</text:span></text:p>
          </table:table-cell>
        </table:table-row>
      </table:table>
      <text:p text:style-name="P1"/>
      <text:p text:style-name="P19"><text:bookmark text:name="_eeialcrp2qq1"/><text:span text:style-name="T22">Arithmetic progression</text:span></text:p>
      <text:p text:style-name="P1"/>
      <text:p text:style-name="P1"><text:span text:style-name="T12">def arithmetic_progression(elems):</text:span></text:p>
      <text:p text:style-name="P1"/>
      <text:p text:style-name="P1"><text:span text:style-name="T1">An </text:span><text:span text:style-name="T2">arithmetic progression</text:span><text:span text:style-name="T1"> is a numerical sequence so that the </text:span><text:span text:style-name="T2">stride</text:span><text:span text:style-name="T1"> between each two consecutive elements is constant throughout the sequence. For example, </text:span><text:span text:style-name="T12">[4, 8, 12, 16, 20]</text:span><text:span text:style-name="T1"> is an arithmetic progression of length 5, starting from the value 4 with a stride of 4.</text:span></text:p>
      <text:p text:style-name="P2"/>
      <text:p text:style-name="P1"><text:span text:style-name="T1">Given a list of </text:span><text:span text:style-name="T12">elems</text:span><text:span text:style-name="T1"> guaranteed to consist of positive integers listed in strictly ascending order, find and return the longest arithmetic progression whose all values exist somewhere in that sequence. Return the answer as a tuple </text:span><text:span text:style-name="T12">(start, stride, n)</text:span><text:span text:style-name="T1"> of the values that define the progression. To ensure that the answer is unique for automated testing, if there exist several progressions of the same length, return the one with the smallest </text:span><text:span text:style-name="T12">start</text:span><text:span text:style-name="T1">. If there exist several progressions of equal length from the same </text:span><text:span text:style-name="T12">start</text:span><text:span text:style-name="T1">, return the progression with the smallest </text:span><text:span text:style-name="T12">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2">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2">[42]</text:span></text:p>
          </table:table-cell>
          <table:table-cell table:style-name="Table15.A1" office:value-type="string">
            <text:p text:style-name="P7"><text:span text:style-name="T12">(42, 0, 1)</text:span></text:p>
          </table:table-cell>
        </table:table-row>
        <table:table-row table:style-name="Table15.1">
          <table:table-cell table:style-name="Table15.A1" office:value-type="string">
            <text:p text:style-name="P7"><text:span text:style-name="T12">[2, 4, 6, 7, 8, 12, 17]</text:span></text:p>
          </table:table-cell>
          <table:table-cell table:style-name="Table15.A1" office:value-type="string">
            <text:p text:style-name="P7"><text:span text:style-name="T12">(2, 2, 4)</text:span></text:p>
          </table:table-cell>
        </table:table-row>
        <table:table-row table:style-name="Table15.1">
          <table:table-cell table:style-name="Table15.A1" office:value-type="string">
            <text:p text:style-name="P7"><text:span text:style-name="T12">[1, 2, 36, 49, 50, 70, 75, 98, 104, 138, 146, 148, 172, 206, 221, 240, 274, 294, 367, 440]</text:span></text:p>
          </table:table-cell>
          <table:table-cell table:style-name="Table15.A1" office:value-type="string">
            <text:p text:style-name="P7"><text:span text:style-name="T12">(2, 34, 9)</text:span></text:p>
          </table:table-cell>
        </table:table-row>
        <table:table-row table:style-name="Table15.1">
          <table:table-cell table:style-name="Table15.A1" office:value-type="string">
            <text:p text:style-name="P7"><text:span text:style-name="T12">[2, 3, 7, 20, 25, 26, 28, 30, 32, 34, 36, 41, 53, 57, 73, 89, 94, 103, 105, 121, 137, 181, 186, 268, 278, 355, 370, 442, 462, 529, 554, 616, 646, 703]</text:span></text:p>
          </table:table-cell>
          <table:table-cell table:style-name="Table15.A1" office:value-type="string">
            <text:p text:style-name="P7"><text:span text:style-name="T12">(7, 87, 9)</text:span></text:p>
          </table:table-cell>
        </table:table-row>
        <table:table-row table:style-name="Table15.1">
          <table:table-cell table:style-name="Table15.A1" office:value-type="string">
            <text:p text:style-name="P7"><text:span text:style-name="T12">list(range(1000000))</text:span></text:p>
          </table:table-cell>
          <table:table-cell table:style-name="Table15.A1" office:value-type="string">
            <text:p text:style-name="P7"><text:span text:style-name="T12">(0, 1, 1000000)</text:span></text:p>
          </table:table-cell>
        </table:table-row>
      </table:table>
      <text:p text:style-name="P1"><text:span text:style-name="T1"><text:s/></text:span></text:p>
      <text:p text:style-name="P19"><text:bookmark text:name="_qitj01xxca5d"/><text:span text:style-name="T22">Tukey's ninther</text:span></text:p>
      <text:p text:style-name="P1"/>
      <text:p text:style-name="P1"><text:span text:style-name="T12">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7">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7">Tukey's ninther</text:span></text:a><text:span text:style-name="T1">" is a clever </text:span><text:span text:style-name="T2">approximation algorithm</text:span><text:span text:style-name="T1"> from the seventies to quickly find the </text:span><text:span text:style-name="T2">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2">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2">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2">[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42, 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99, 42, 17, 7, 1, 9, 12, 7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55, 99, 131, 42, 88, 11, 17, 16, 104, 2, 8, 7, 0, 1, 69, 8, 93, 9, 12, 11, 16, 1, 77, 90, 15, 4, 123]</text:span></text:p>
          </table:table-cell>
          <table:table-cell table:style-name="Table16.A1" office:value-type="string">
            <text:p text:style-name="P7"><text:span text:style-name="T12">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2">items</text:span><text:span text:style-name="T1"> are distinct, the returned element can </text:span><text:span text:style-name="T2">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2">Suppressed digit sum</text:span></text:p>
      <text:p text:style-name="P1"/>
      <text:p text:style-name="P1"><text:span text:style-name="T12">def suppressed_digit_sum(n):</text:span></text:p>
      <text:p text:style-name="P1"/>
      <text:p text:style-name="P1"><text:span text:style-name="T1">Given an integer </text:span><text:span text:style-name="T12">n</text:span><text:span text:style-name="T1">, compute and return the sum of all integers that can be constructed from </text:span><text:span text:style-name="T12">n</text:span><text:span text:style-name="T1"> by removing one digit. For example, when called with the four-digit integer </text:span><text:span text:style-name="T12">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2">n</text:span><text:span text:style-name="T1"> in more than one way. For example, given </text:span><text:span text:style-name="T12">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2">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2">1</text:span></text:p>
          </table:table-cell>
          <table:table-cell table:style-name="Table17.A1" office:value-type="string">
            <text:p text:style-name="P7"><text:span text:style-name="T12">0</text:span></text:p>
          </table:table-cell>
        </table:table-row>
        <table:table-row table:style-name="Table17.1">
          <table:table-cell table:style-name="Table17.A1" office:value-type="string">
            <text:p text:style-name="P7"><text:span text:style-name="T12">42</text:span></text:p>
          </table:table-cell>
          <table:table-cell table:style-name="Table17.A1" office:value-type="string">
            <text:p text:style-name="P7"><text:span text:style-name="T12">6</text:span></text:p>
          </table:table-cell>
        </table:table-row>
        <table:table-row table:style-name="Table17.1">
          <table:table-cell table:style-name="Table17.A1" office:value-type="string">
            <text:p text:style-name="P7"><text:span text:style-name="T12">7771777</text:span></text:p>
          </table:table-cell>
          <table:table-cell table:style-name="Table17.A1" office:value-type="string">
            <text:p text:style-name="P7"><text:span text:style-name="T12">2326731</text:span></text:p>
          </table:table-cell>
        </table:table-row>
        <table:table-row table:style-name="Table17.1">
          <table:table-cell table:style-name="Table17.A1" office:value-type="string">
            <text:p text:style-name="P7"><text:span text:style-name="T12">123456789</text:span></text:p>
          </table:table-cell>
          <table:table-cell table:style-name="Table17.A1" office:value-type="string">
            <text:p text:style-name="P7"><text:span text:style-name="T12">123456780</text:span></text:p>
          </table:table-cell>
        </table:table-row>
        <table:table-row table:style-name="Table17.1">
          <table:table-cell table:style-name="Table17.A1" office:value-type="string">
            <text:p text:style-name="P7"><text:span text:style-name="T12">4444444444</text:span></text:p>
          </table:table-cell>
          <table:table-cell table:style-name="Table17.A1" office:value-type="string">
            <text:p text:style-name="P7"><text:span text:style-name="T12">444444444</text:span></text:p>
          </table:table-cell>
        </table:table-row>
      </table:table>
      <text:p text:style-name="P1"/>
      <text:p text:style-name="P19"><text:bookmark text:name="_ks34l0wewlfp"/><text:span text:style-name="T22">Crack the crag</text:span></text:p>
      <text:p text:style-name="P2"/>
      <text:p text:style-name="P1"><text:span text:style-name="T12">def crag_score(dice):</text:span></text:p>
      <text:p text:style-name="P2"/>
      <text:p text:style-name="P1"><text:span text:style-name="T1">Crag (see </text:span><text:a xlink:type="simple" xlink:href="https://en.wikipedia.org/wiki/Crag_(dice_game)" text:style-name="ListLabel_20_37" text:visited-style-name="ListLabel_20_37"><text:span text:style-name="T7">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7">Yahtzee</text:span></text:a><text:span text:style-name="T1"> and </text:span><text:a xlink:type="simple" xlink:href="https://en.wikipedia.org/wiki/Poker_dice" text:style-name="ListLabel_20_37" text:visited-style-name="ListLabel_20_37"><text:span text:style-name="T7">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available for those dice, under the simplifying assumption that this is the first roll in the game so that </text:span><text:span text:style-name="T2">all categories of the scoring table are still available for you to choose from</text:span><text:span text:style-name="T1"> and you just want to maximize the points for this first roll.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2">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2">[1, 2, 3]</text:span></text:p>
          </table:table-cell>
          <table:table-cell table:style-name="Table18.A1" office:value-type="string">
            <text:p text:style-name="P7"><text:span text:style-name="T12">20</text:span></text:p>
          </table:table-cell>
        </table:table-row>
        <table:table-row table:style-name="Table18.1">
          <table:table-cell table:style-name="Table18.A1" office:value-type="string">
            <text:p text:style-name="P7"><text:span text:style-name="T12">[4, 5, 1]</text:span></text:p>
          </table:table-cell>
          <table:table-cell table:style-name="Table18.A1" office:value-type="string">
            <text:p text:style-name="P7"><text:span text:style-name="T12">5</text:span></text:p>
          </table:table-cell>
        </table:table-row>
        <table:table-row table:style-name="Table18.1">
          <table:table-cell table:style-name="Table18.A1" office:value-type="string">
            <text:p text:style-name="P7"><text:span text:style-name="T12">[1, 2, 4]</text:span></text:p>
          </table:table-cell>
          <table:table-cell table:style-name="Table18.A1" office:value-type="string">
            <text:p text:style-name="P7"><text:span text:style-name="T12">4</text:span></text:p>
          </table:table-cell>
        </table:table-row>
        <table:table-row table:style-name="Table18.1">
          <table:table-cell table:style-name="Table18.A1" office:value-type="string">
            <text:p text:style-name="P7"><text:span text:style-name="T12">[3, 3, 3]</text:span></text:p>
          </table:table-cell>
          <table:table-cell table:style-name="Table18.A1" office:value-type="string">
            <text:p text:style-name="P7"><text:span text:style-name="T12">25</text:span></text:p>
          </table:table-cell>
        </table:table-row>
        <table:table-row table:style-name="Table18.1">
          <table:table-cell table:style-name="Table18.A1" office:value-type="string">
            <text:p text:style-name="P7"><text:span text:style-name="T12">[4, 5, 4]</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5, 5, 3]</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1, 1, 2]</text:span></text:p>
          </table:table-cell>
          <table:table-cell table:style-name="Table18.A1" office:value-type="string">
            <text:p text:style-name="P7"><text:span text:style-name="T12">2</text:span></text:p>
          </table:table-cell>
        </table:table-row>
      </table:table>
      <text:p text:style-name="P2"/>
      <text:p text:style-name="P1"><text:span text:style-name="T1">(For this problem, there exist only 6</text:span><text:span text:style-name="T25">3</text:span><text:span text:style-name="T1"> = 216 possible argument value combinations, so the automated tester that goes through them all exhaustively ought to finish in time that rounds down to </text:span><text:span text:style-name="T12">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2">Three summers ago</text:span></text:p>
      <text:p text:style-name="P2"/>
      <text:p text:style-name="P1"><text:span text:style-name="T12">def three_summers(items, goal):</text:span></text:p>
      <text:p text:style-name="P2"/>
      <text:p text:style-name="P1"><text:span text:style-name="T1">Given a list of positive integer </text:span><text:span text:style-name="T12">items</text:span><text:span text:style-name="T1"> guaranteed to contain at least three elements with all of its </text:span><text:span text:style-name="T2">elements in sorted ascending order</text:span><text:span text:style-name="T1">, determine whether there </text:span><text:span text:style-name="T2">exist exactly three</text:span><text:span text:style-name="T1"> separate </text:span><text:span text:style-name="T12">items</text:span><text:span text:style-name="T1"> that together add up </text:span><text:span text:style-name="T2">exactly</text:span><text:span text:style-name="T1"> to the given positive integer </text:span><text:span text:style-name="T12">goal</text:span><text:span text:style-name="T1">. Return </text:span><text:span text:style-name="T12">True</text:span><text:span text:style-name="T1"> if three such integer items exist, and </text:span><text:span text:style-name="T12">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2">items</text:span><text:span text:style-name="T1">, checking for each triple whether it adds up to the </text:span><text:span text:style-name="T12">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2">items</text:span><text:span text:style-name="T1"> are known to be sorted, better technique will find the answer significantly faster. See the new example function </text:span><text:span text:style-name="T12">two_summers</text:span><text:span text:style-name="T1"> in </text:span><text:a xlink:type="simple" xlink:href="https://github.com/ikokkari/PythonExamples/blob/master/listproblems.py" text:style-name="ListLabel_20_39" text:visited-style-name="ListLabel_20_39"><text:span text:style-name="T11">listproblems.py</text:span></text:a><text:span text:style-name="T1"> that demonstrates how to quickly determine whether the sorted list contains two elements that add up to the given </text:span><text:span text:style-name="T12">goal</text:span><text:span text:style-name="T1">. You can simply use this function as a subroutine to speed up your search for three summing elements, once you realize that the list contains three elements that add up to </text:span><text:span text:style-name="T12">goal</text:span><text:span text:style-name="T1"> if and only if it contains some element </text:span><text:span text:style-name="T12">x</text:span><text:span text:style-name="T1"> so that the remaining list contains two elements that add up to </text:span><text:span text:style-name="T12">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0</text:span></text:p>
          </table:table-cell>
          <table:table-cell table:style-name="Table19.A1" office:value-type="string">
            <text:p text:style-name="P7"><text:span text:style-name="T12">True</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1</text:span></text:p>
          </table:table-cell>
          <table:table-cell table:style-name="Table19.A1" office:value-type="string">
            <text:p text:style-name="P7"><text:span text:style-name="T12">False</text:span></text:p>
          </table:table-cell>
        </table:table-row>
        <table:table-row table:style-name="Table19.1">
          <table:table-cell table:style-name="Table19.A1" office:value-type="string">
            <text:p text:style-name="P7"><text:span text:style-name="T12">[1, 2, 3]</text:span></text:p>
          </table:table-cell>
          <table:table-cell table:style-name="Table19.A1" office:value-type="string">
            <text:p text:style-name="P7"><text:span text:style-name="T12">6</text:span></text:p>
          </table:table-cell>
          <table:table-cell table:style-name="Table19.A1" office:value-type="string">
            <text:p text:style-name="P7"><text:span text:style-name="T12">True</text:span></text:p>
          </table:table-cell>
        </table:table-row>
      </table:table>
      <text:p text:style-name="P2"/>
      <text:p text:style-name="P1"><text:span text:style-name="T1">(For the general </text:span><text:span text:style-name="T2">subset sum problem</text:span><text:span text:style-name="T1"> used later in the lectures as a recursion example, the question of whether the given list of integers contains some subset of </text:span><text:span text:style-name="T3">k</text:span><text:span text:style-name="T1"> elements that together add up to given </text:span><text:span text:style-name="T12">goal</text:span><text:span text:style-name="T1"> can be determined by trying each element </text:span><text:span text:style-name="T12">x</text:span><text:span text:style-name="T1"> in turn as the first element of this subset, and then recursively determining whether the remaining elements after </text:span><text:span text:style-name="T12">x</text:span><text:span text:style-name="T1"> contain some subset of </text:span><text:span text:style-name="T3">k</text:span><text:span text:style-name="T1"> - 1 elements that adds up to </text:span><text:span text:style-name="T12">goal-x</text:span><text:span text:style-name="T1">.) </text:span></text:p>
      <text:p text:style-name="P19"><text:bookmark text:name="_odfo7y1wnkar"/><text:span text:style-name="T22">Count all sums and products</text:span></text:p>
      <text:p text:style-name="P2"/>
      <text:p text:style-name="P1"><text:span text:style-name="T12">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2">[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2">a</text:span><text:span text:style-name="T1"> and </text:span><text:span text:style-name="T12">b</text:span><text:span text:style-name="T1"> from the given list. Maintain a </text:span><text:span text:style-name="T12">set</text:span><text:span text:style-name="T1"> that remembers all sums </text:span><text:span text:style-name="T12">a+b</text:span><text:span text:style-name="T1"> and products </text:span><text:span text:style-name="T12">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2">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2">[]</text:span></text:p>
          </table:table-cell>
          <table:table-cell table:style-name="Table20.A1" office:value-type="string">
            <text:p text:style-name="P7"><text:span text:style-name="T12">0</text:span></text:p>
          </table:table-cell>
        </table:table-row>
        <table:table-row table:style-name="Table20.1">
          <table:table-cell table:style-name="Table20.A1" office:value-type="string">
            <text:p text:style-name="P7"><text:span text:style-name="T12">[42]</text:span></text:p>
          </table:table-cell>
          <table:table-cell table:style-name="Table20.A1" office:value-type="string">
            <text:p text:style-name="P7"><text:span text:style-name="T12">2</text:span></text:p>
          </table:table-cell>
        </table:table-row>
        <table:table-row table:style-name="Table20.1">
          <table:table-cell table:style-name="Table20.A1" office:value-type="string">
            <text:p text:style-name="P7"><text:span text:style-name="T12">[2, 3, 5, 7, 9, 11]</text:span></text:p>
          </table:table-cell>
          <table:table-cell table:style-name="Table20.A1" office:value-type="string">
            <text:p text:style-name="P7"><text:span text:style-name="T12">29</text:span></text:p>
          </table:table-cell>
        </table:table-row>
        <table:table-row table:style-name="Table20.1">
          <table:table-cell table:style-name="Table20.A1" office:value-type="string">
            <text:p text:style-name="P7"><text:span text:style-name="T12">[x for x in range(1, 101)]</text:span></text:p>
          </table:table-cell>
          <table:table-cell table:style-name="Table20.A1" office:value-type="string">
            <text:p text:style-name="P7"><text:span text:style-name="T12">2927</text:span></text:p>
          </table:table-cell>
        </table:table-row>
        <table:table-row table:style-name="Table20.1">
          <table:table-cell table:style-name="Table20.A1" office:value-type="string">
            <text:p text:style-name="P3"><text:span text:style-name="T12">[x*x for x in range(1, 101)]</text:span></text:p>
          </table:table-cell>
          <table:table-cell table:style-name="Table20.A1" office:value-type="string">
            <text:p text:style-name="P7"><text:span text:style-name="T12">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7">How a Strange Grid Reveals Hidden Connections Between Simple Numbers</text:span></text:a><text:span text:style-name="T1">" in </text:span><text:span text:style-name="T3">Quanta Magazine</text:span><text:span text:style-name="T1">.)</text:span></text:p>
      <text:p text:style-name="P19"><text:bookmark text:name="_amy07cgayh28"/><text:span text:style-name="T22">Sum of two squares</text:span></text:p>
      <text:p text:style-name="P2"/>
      <text:p text:style-name="P1"><text:span text:style-name="T12">def sum_of_two_squares(n):</text:span></text:p>
      <text:p text:style-name="P2"/>
      <text:p text:style-name="P1"><text:span text:style-name="T1">Some positive integers can be expressed as a sum of two integers that each are squares of some positive integer greater than zero. For example, 74 = 49 + 25 <text:s/>= 7</text:span><text:span text:style-name="T25">2 </text:span><text:span text:style-name="T1">+ 5</text:span><text:span text:style-name="T25">2</text:span><text:span text:style-name="T1">. This function should find and return a tuple of two positive integers greater than zero whose squares together add up to </text:span><text:span text:style-name="T12">n</text:span><text:span text:style-name="T1">, or return </text:span><text:span text:style-name="T12">None</text:span><text:span text:style-name="T1"> if the parameter </text:span><text:span text:style-name="T12">n</text:span><text:span text:style-name="T1"> cannot be broken into a sum of two squares.</text:span></text:p>
      <text:p text:style-name="P2"/>
      <text:p text:style-name="P1"><text:span text:style-name="T1">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5">2</text:span><text:span text:style-name="T1"> + 6</text:span><text:span text:style-name="T25">2</text:span><text:span text:style-name="T1"> and 9</text:span><text:span text:style-name="T25">2</text:span><text:span text:style-name="T1"> + 2</text:span><text:span text:style-name="T25">2</text:span><text:span text:style-name="T1"> , of which this function must therefore return </text:span><text:span text:style-name="T12">(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2">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2</text:span></text:p>
          </table:table-cell>
          <table:table-cell table:style-name="Table21.A1" office:value-type="string">
            <text:p text:style-name="P7"><text:span text:style-name="T12">(1, 1)</text:span></text:p>
          </table:table-cell>
        </table:table-row>
        <table:table-row table:style-name="Table21.1">
          <table:table-cell table:style-name="Table21.A1" office:value-type="string">
            <text:p text:style-name="P7"><text:span text:style-name="T12">50</text:span></text:p>
          </table:table-cell>
          <table:table-cell table:style-name="Table21.A1" office:value-type="string">
            <text:p text:style-name="P7"><text:span text:style-name="T12">(7, 1)</text:span></text:p>
          </table:table-cell>
        </table:table-row>
        <table:table-row table:style-name="Table21.1">
          <table:table-cell table:style-name="Table21.A1" office:value-type="string">
            <text:p text:style-name="P7"><text:span text:style-name="T12">8</text:span></text:p>
          </table:table-cell>
          <table:table-cell table:style-name="Table21.A1" office:value-type="string">
            <text:p text:style-name="P7"><text:span text:style-name="T12">(2, 2)</text:span></text:p>
          </table:table-cell>
        </table:table-row>
        <table:table-row table:style-name="Table21.1">
          <table:table-cell table:style-name="Table21.A1" office:value-type="string">
            <text:p text:style-name="P7"><text:span text:style-name="T12">1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123**2 + 456**2</text:span></text:p>
          </table:table-cell>
          <table:table-cell table:style-name="Table21.A1" office:value-type="string">
            <text:p text:style-name="P7"><text:span text:style-name="T12">(456, 123)</text:span></text:p>
          </table:table-cell>
        </table:table-row>
        <table:table-row table:style-name="Table21.1">
          <table:table-cell table:style-name="Table21.A1" office:value-type="string">
            <text:p text:style-name="P7"><text:span text:style-name="T12">55555**2 + 66666**2</text:span></text:p>
          </table:table-cell>
          <table:table-cell table:style-name="Table21.A1" office:value-type="string">
            <text:p text:style-name="P7"><text:span text:style-name="T12">(77235, 39566)</text:span></text:p>
          </table:table-cell>
        </table:table-row>
      </table:table>
      <text:p text:style-name="P2"/>
      <text:p text:style-name="P16"><text:bookmark text:name="_b805hxd2eqqw"/></text:p>
      <text:p text:style-name="P19"><text:bookmark text:name="_7w4l2zts0t40"/><text:span text:style-name="T22">Try a spatula</text:span></text:p>
      <text:p text:style-name="P2"/>
      <text:p text:style-name="P1"><text:span text:style-name="T12">def pancake_scramble(text):</text:span></text:p>
      <text:p text:style-name="P2"/>
      <text:p text:style-name="P1"><text:span text:style-name="T1">Analogous to flipping a stack of pancakes by sticking a spatula inside the stack and flipping pancakes that rest on top of that spatula, a </text:span><text:span text:style-name="T2">pancake flip</text:span><text:span text:style-name="T1"> of order </text:span><text:span text:style-name="T3">k</text:span><text:span text:style-name="T1"> done for the given </text:span><text:span text:style-name="T12">text</text:span><text:span text:style-name="T1"> string reverses the prefix of first </text:span><text:span text:style-name="T3">k</text:span><text:span text:style-name="T1"> characters and keeps the rest of the string as it were. For example, the pancake flip of order 2 performed on the string </text:span><text:span text:style-name="T12">'ilkka'</text:span><text:span text:style-name="T1"> would produce the string </text:span><text:span text:style-name="T12">'likka'</text:span><text:span text:style-name="T1">. The pancake flip of order 3 performed on the same string would produce </text:span><text:span text:style-name="T12">'klika'</text:span><text:span text:style-name="T1">.</text:span></text:p>
      <text:p text:style-name="P2"/>
      <text:p text:style-name="P1"><text:span text:style-name="T1">A </text:span><text:span text:style-name="T2">pancake scramble</text:span><text:span text:style-name="T1">, as </text:span><text:a xlink:type="simple" xlink:href="https://challenges.wolfram.com/challenge/pancake-scramble" text:style-name="ListLabel_20_37" text:visited-style-name="ListLabel_20_37"><text:span text:style-name="T7">defined in the excellent Wolfram Challenges programming problems site</text:span></text:a><text:span text:style-name="T1">, consists of the sequence of pancake flips of order 2, 3, ... , </text:span><text:span text:style-name="T3">n</text:span><text:span text:style-name="T1"> performed in this exact sequence for the given </text:span><text:span text:style-name="T3">n</text:span><text:span text:style-name="T1">-character </text:span><text:span text:style-name="T12">text</text:span><text:span text:style-name="T1"> string. For example, the pancake scramble done to the string </text:span><text:span text:style-name="T12">'ilkka'</text:span><text:span text:style-name="T1"> would step through the intermediate results </text:span><text:span text:style-name="T12">'likka'</text:span><text:span text:style-name="T1">, </text:span><text:span text:style-name="T12">'kilka'</text:span><text:span text:style-name="T1">, </text:span><text:span text:style-name="T12">'klika'</text:span><text:span text:style-name="T1"> and </text:span><text:span text:style-name="T12">'akilk'</text:span><text:span text:style-name="T1">. This function should compute and return the pancake scramble of its parameter </text:span><text:span text:style-name="T12">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2">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2">'hello world'</text:span></text:p>
          </table:table-cell>
          <table:table-cell table:style-name="Table22.A1" office:value-type="string">
            <text:p text:style-name="P3"><text:span text:style-name="T12">'drwolhel ol'</text:span></text:p>
          </table:table-cell>
        </table:table-row>
        <table:table-row table:style-name="Table22.1">
          <table:table-cell table:style-name="Table22.A1" office:value-type="string">
            <text:p text:style-name="P7"><text:span text:style-name="T12">'ilkka'</text:span></text:p>
          </table:table-cell>
          <table:table-cell table:style-name="Table22.A1" office:value-type="string">
            <text:p text:style-name="P7"><text:span text:style-name="T12">'akilk'</text:span></text:p>
          </table:table-cell>
        </table:table-row>
        <table:table-row table:style-name="Table22.1">
          <table:table-cell table:style-name="Table22.A1" office:value-type="string">
            <text:p text:style-name="P7"><text:span text:style-name="T12">'pancake'</text:span></text:p>
          </table:table-cell>
          <table:table-cell table:style-name="Table22.A1" office:value-type="string">
            <text:p text:style-name="P7"><text:span text:style-name="T12">'eanpack'</text:span></text:p>
          </table:table-cell>
        </table:table-row>
        <table:table-row table:style-name="Table22.1">
          <table:table-cell table:style-name="Table22.A1" office:value-type="string">
            <text:p text:style-name="P7"><text:span text:style-name="T12">'abcdefghijklmnopqrstuvwxyz'</text:span></text:p>
          </table:table-cell>
          <table:table-cell table:style-name="Table22.A1" office:value-type="string">
            <text:p text:style-name="P7"><text:span text:style-name="T12">'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7">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7">pancake sorting</text:span></text:a><text:span text:style-name="T1"> asks for the shortest series of pancake flips whose application sorts the given list. </text:span></text:p>
      <text:p text:style-name="P19"><text:bookmark text:name="_1trqx94n766i"/><text:span text:style-name="T22">Carry on Pythonista</text:span></text:p>
      <text:p text:style-name="P2"/>
      <text:p text:style-name="P1"><text:span text:style-name="T12">def count_carries(a, b):</text:span></text:p>
      <text:p text:style-name="P2"/>
      <text:p text:style-name="P1"><text:span text:style-name="T1">Two positive integers </text:span><text:span text:style-name="T12">a</text:span><text:span text:style-name="T1"> and </text:span><text:span text:style-name="T12">b</text:span><text:span text:style-name="T1"> can be added together to produce their sum with the usual integer column-wise addition algorithm that we all learned back when we were but wee little children. Instead of the sum </text:span><text:span text:style-name="T12">a+b</text:span><text:span text:style-name="T1"> that the language could compute for you anyway, this problem instead asks you to count how many times there is a </text:span><text:span text:style-name="T2">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2">a</text:span><text:span text:style-name="T1"> and </text:span><text:span text:style-name="T12">b</text:span><text:span text:style-name="T1"> are enormous enough to require thousands of digits to write down.</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2">a</text:span></text:p>
          </table:table-cell>
          <table:table-cell table:style-name="Table23.A1" office:value-type="string">
            <text:p text:style-name="P7"><text:span text:style-name="T12">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2">99999</text:span></text:p>
          </table:table-cell>
          <table:table-cell table:style-name="Table23.A1" office:value-type="string">
            <text:p text:style-name="P7"><text:span text:style-name="T12">1</text:span></text:p>
          </table:table-cell>
          <table:table-cell table:style-name="Table23.A1" office:value-type="string">
            <text:p text:style-name="P7"><text:span text:style-name="T12">5</text:span></text:p>
          </table:table-cell>
        </table:table-row>
        <table:table-row table:style-name="Table23.1">
          <table:table-cell table:style-name="Table23.A1" office:value-type="string">
            <text:p text:style-name="P7"><text:span text:style-name="T12">11111111111</text:span></text:p>
          </table:table-cell>
          <table:table-cell table:style-name="Table23.A1" office:value-type="string">
            <text:p text:style-name="P7"><text:span text:style-name="T12">2222222222</text:span></text:p>
          </table:table-cell>
          <table:table-cell table:style-name="Table23.A1" office:value-type="string">
            <text:p text:style-name="P7"><text:span text:style-name="T12">0</text:span></text:p>
          </table:table-cell>
        </table:table-row>
        <table:table-row table:style-name="Table23.1">
          <table:table-cell table:style-name="Table23.A1" office:value-type="string">
            <text:p text:style-name="P7"><text:span text:style-name="T12">123456789</text:span></text:p>
          </table:table-cell>
          <table:table-cell table:style-name="Table23.A1" office:value-type="string">
            <text:p text:style-name="P7"><text:span text:style-name="T12">987654321</text:span></text:p>
          </table:table-cell>
          <table:table-cell table:style-name="Table23.A1" office:value-type="string">
            <text:p text:style-name="P7"><text:span text:style-name="T12">9</text:span></text:p>
          </table:table-cell>
        </table:table-row>
        <table:table-row table:style-name="Table23.1">
          <table:table-cell table:style-name="Table23.A1" office:value-type="string">
            <text:p text:style-name="P7"><text:span text:style-name="T12">2**100</text:span></text:p>
          </table:table-cell>
          <table:table-cell table:style-name="Table23.A1" office:value-type="string">
            <text:p text:style-name="P7"><text:span text:style-name="T12">2**100 - 1</text:span></text:p>
          </table:table-cell>
          <table:table-cell table:style-name="Table23.A1" office:value-type="string">
            <text:p text:style-name="P7"><text:span text:style-name="T12">13</text:span></text:p>
          </table:table-cell>
        </table:table-row>
        <table:table-row table:style-name="Table23.1">
          <table:table-cell table:style-name="Table23.A1" office:value-type="string">
            <text:p text:style-name="P7"><text:span text:style-name="T12">3**1000</text:span></text:p>
          </table:table-cell>
          <table:table-cell table:style-name="Table23.A1" office:value-type="string">
            <text:p text:style-name="P7"><text:span text:style-name="T12">3**1000 + 1</text:span></text:p>
          </table:table-cell>
          <table:table-cell table:style-name="Table23.A1" office:value-type="string">
            <text:p text:style-name="P7"><text:span text:style-name="T12">243</text:span></text:p>
          </table:table-cell>
        </table:table-row>
      </table:table>
      <text:p text:style-name="P2"/>
      <text:p text:style-name="P19"><text:bookmark text:name="_pljh3grw7yio"/><text:span text:style-name="T22">First missing positive integer</text:span></text:p>
      <text:p text:style-name="P2"/>
      <text:p text:style-name="P1"><text:span text:style-name="T12">def first_missing_positive(items):</text:span></text:p>
      <text:p text:style-name="P2"/>
      <text:p text:style-name="P1"><text:span text:style-name="T1">Given a list of </text:span><text:span text:style-name="T12">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2">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a crude </text:span><text:span text:style-name="T2">brute force approach</text:span><text:span text:style-name="T1"> would be very inefficient as these lists get longer. Instead, perhaps the built-in </text:span><text:span text:style-name="T12">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2">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2">[7, 5, 2, 3, 10, 2, 99999999999, 4, 6, 3, 1, 9, 2]</text:span></text:p>
          </table:table-cell>
          <table:table-cell table:style-name="Table24.A1" office:value-type="string">
            <text:p text:style-name="P7"><text:span text:style-name="T12">8</text:span></text:p>
          </table:table-cell>
        </table:table-row>
        <table:table-row table:style-name="Table24.1">
          <table:table-cell table:style-name="Table24.A1" office:value-type="string">
            <text:p text:style-name="P7"><text:span text:style-name="T12">list(range(100000, 2, -1))</text:span></text:p>
          </table:table-cell>
          <table:table-cell table:style-name="Table24.A1" office:value-type="string">
            <text:p text:style-name="P7"><text:span text:style-name="T12">1</text:span></text:p>
          </table:table-cell>
        </table:table-row>
        <table:table-row table:style-name="Table24.1">
          <table:table-cell table:style-name="Table24.A1" office:value-type="string">
            <text:p text:style-name="P7"><text:span text:style-name="T12">random.shuffle(list(range(1000000)))</text:span></text:p>
            <text:p text:style-name="P7"><text:span text:style-name="T1">(of course you must <text:s/></text:span><text:span text:style-name="T12">import random</text:span><text:span text:style-name="T1"> before this call)</text:span></text:p>
          </table:table-cell>
          <table:table-cell table:style-name="Table24.A1" office:value-type="string">
            <text:p text:style-name="P7"><text:span text:style-name="T12">1000000</text:span></text:p>
          </table:table-cell>
        </table:table-row>
        <table:table-row table:style-name="Table24.1">
          <table:table-cell table:style-name="Table24.A1" office:value-type="string">
            <text:p text:style-name="P7"><text:span text:style-name="T12">[6, 2, 42, 1, 7, 9, 99999999999, 8, 4, 64]</text:span></text:p>
          </table:table-cell>
          <table:table-cell table:style-name="Table24.A1" office:value-type="string">
            <text:p text:style-name="P7"><text:span text:style-name="T12">3</text:span></text:p>
          </table:table-cell>
        </table:table-row>
      </table:table>
      <text:p text:style-name="P2"/>
      <text:p text:style-name="P19"><text:bookmark text:name="_tl1iaxkvzel6"/><text:span text:style-name="T22">Check your permutation</text:span></text:p>
      <text:p text:style-name="P2"/>
      <text:p text:style-name="P1"><text:span text:style-name="T12">def is_permutation(items, n):</text:span></text:p>
      <text:p text:style-name="P2"/>
      <text:p text:style-name="P1"><text:span text:style-name="T1">Given a list of </text:span><text:span text:style-name="T12">items</text:span><text:span text:style-name="T1"> that is guaranteed to contain exactly </text:span><text:span text:style-name="T12">n</text:span><text:span text:style-name="T1"> integers as its elements, determine whether this list is a </text:span><text:span text:style-name="T2">permutation</text:span><text:span text:style-name="T1"> of integers from 1 to </text:span><text:span text:style-name="T12">n</text:span><text:span text:style-name="T1">, that is, it contains every integer from 1 to </text:span><text:span text:style-name="T12">n</text:span><text:span text:style-name="T1"> exactly once. If some number found in </text:span><text:span text:style-name="T12">items</text:span><text:span text:style-name="T1"> is less than 1 or greater than </text:span><text:span text:style-name="T12">n</text:span><text:span text:style-name="T1">, or if some number occurs more than once in </text:span><text:span text:style-name="T12">items</text:span><text:span text:style-name="T1">, return </text:span><text:span text:style-name="T12">False</text:span><text:span text:style-name="T1">. Otherwise the given list truly is a permutation, and your function should return </text:span><text:span text:style-name="T12">True</text:span><text:span text:style-name="T1">.</text:span></text:p>
      <text:p text:style-name="P2"/>
      <text:p text:style-name="P1"><text:span text:style-name="T1">In a similar spirit to the previous problem of finding the first missing positive integer from the given list of </text:span><text:span text:style-name="T12">items</text:span><text:span text:style-name="T1">, this problem could easily be solved using two nested loops, the outer loop iterating through each expected number from 1 to </text:span><text:span text:style-name="T12">n</text:span><text:span text:style-name="T1">, and the inner loop checking whether the current number occurs somewhere in </text:span><text:span text:style-name="T12">items</text:span><text:span text:style-name="T1">. However, this approach would again get very inefficient for large values of </text:span><text:span text:style-name="T12">n</text:span><text:span text:style-name="T1">. A better solution once again </text:span><text:a xlink:type="simple" xlink:href="https://en.wikipedia.org/wiki/Space%E2%80%93time_tradeoff" text:style-name="ListLabel_20_37" text:visited-style-name="ListLabel_20_37"><text:span text:style-name="T7">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2">items</text:span></text:p>
          </table:table-cell>
          <table:table-cell table:style-name="Table25.A1" office:value-type="string">
            <text:p text:style-name="P7"><text:span text:style-name="T12">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2">[1, 5, 4, 3, 2]</text:span></text:p>
          </table:table-cell>
          <table:table-cell table:style-name="Table25.A1" office:value-type="string">
            <text:p text:style-name="P7"><text:span text:style-name="T12">5</text:span></text:p>
          </table:table-cell>
          <table:table-cell table:style-name="Table25.A1" office:value-type="string">
            <text:p text:style-name="P7"><text:span text:style-name="T12">True</text:span></text:p>
          </table:table-cell>
        </table:table-row>
        <table:table-row table:style-name="Table25.1">
          <table:table-cell table:style-name="Table25.A1" office:value-type="string">
            <text:p text:style-name="P7"><text:span text:style-name="T12">[7, 4, 2, 3, 1, 3, 6]</text:span></text:p>
          </table:table-cell>
          <table:table-cell table:style-name="Table25.A1" office:value-type="string">
            <text:p text:style-name="P7"><text:span text:style-name="T12">7</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5, 2, 3, 6, 4]</text:span></text:p>
          </table:table-cell>
          <table:table-cell table:style-name="Table25.A1" office:value-type="string">
            <text:p text:style-name="P7"><text:span text:style-name="T12">5</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1]</text:span></text:p>
          </table:table-cell>
          <table:table-cell table:style-name="Table25.A1" office:value-type="string">
            <text:p text:style-name="P7"><text:span text:style-name="T12">1</text:span></text:p>
          </table:table-cell>
          <table:table-cell table:style-name="Table25.A1" office:value-type="string">
            <text:p text:style-name="P7"><text:span text:style-name="T12">True</text:span></text:p>
          </table:table-cell>
        </table:table-row>
      </table:table>
      <text:p text:style-name="P2"/>
      <text:p text:style-name="P19"><text:bookmark text:name="_oi6suxdkm4jx"/><text:span text:style-name="T22">Tribonacci</text:span></text:p>
      <text:p text:style-name="P2"/>
      <text:p text:style-name="P1"><text:span text:style-name="T12">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7">Fibonacci series</text:span></text:a><text:span text:style-name="T1"> is defined to start with values </text:span><text:span text:style-name="T12">(1, 1)</text:span><text:span text:style-name="T1"> and from there, each element in the sequence equals the sum of the previous two elements. However, a cute variation aptly called the </text:span><text:span text:style-name="T2">Tribonacci series</text:span><text:span text:style-name="T1"> works otherwise the same way, but starts with a triple of values </text:span><text:span text:style-name="T12">(1, 1, 1)</text:span><text:span text:style-name="T1"> and from there onwards, each element equals the sum of the previous </text:span><text:span text:style-name="T2">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2">n</text:span><text:span text:style-name="T1"> and optionally some other starting triple of values than </text:span><text:span text:style-name="T12">(1, 1, 1)</text:span><text:span text:style-name="T1">, compute and return the element in position </text:span><text:span text:style-name="T12">n</text:span><text:span text:style-name="T1"> of the resulting Tribonacci series. As usual, the position numbering in a sequence starts from zero. Since </text:span><text:span text:style-name="T12">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2">n == 0</text:span><text:span text:style-name="T1"> and </text:span><text:span text:style-name="T12">n == 1</text:span><text:span text:style-name="T1">, especially since the three elements of </text:span><text:span text:style-name="T12">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2">n</text:span></text:p>
          </table:table-cell>
          <table:table-cell table:style-name="Table26.A1" office:value-type="string">
            <text:p text:style-name="P7"><text:span text:style-name="T12">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2">0</text:span></text:p>
          </table:table-cell>
          <table:table-cell table:style-name="Table26.A1" office:value-type="string">
            <text:p text:style-name="P7"><text:span text:style-name="T12">(1, 1, 1)</text:span></text:p>
          </table:table-cell>
          <table:table-cell table:style-name="Table26.A1" office:value-type="string">
            <text:p text:style-name="P7"><text:span text:style-name="T12">1</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1, 1, 1)</text:span></text:p>
          </table:table-cell>
          <table:table-cell table:style-name="Table26.A1" office:value-type="string">
            <text:p text:style-name="P7"><text:span text:style-name="T12">193</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4, 3, 2)</text:span></text:p>
          </table:table-cell>
          <table:table-cell table:style-name="Table26.A1" office:value-type="string">
            <text:p text:style-name="P7"><text:span text:style-name="T12">542</text:span></text:p>
          </table:table-cell>
        </table:table-row>
        <table:table-row table:style-name="Table26.1">
          <table:table-cell table:style-name="Table26.A1" office:value-type="string">
            <text:p text:style-name="P7"><text:span text:style-name="T12">100</text:span></text:p>
          </table:table-cell>
          <table:table-cell table:style-name="Table26.A1" office:value-type="string">
            <text:p text:style-name="P7"><text:span text:style-name="T12">(2, 2, 2)</text:span></text:p>
          </table:table-cell>
          <table:table-cell table:style-name="Table26.A1" office:value-type="string">
            <text:p text:style-name="P7"><text:span text:style-name="T12">254143235774005504298869962</text:span></text:p>
          </table:table-cell>
        </table:table-row>
        <table:table-row table:style-name="Table26.1">
          <table:table-cell table:style-name="Table26.A1" office:value-type="string">
            <text:p text:style-name="P7"><text:span text:style-name="T12">1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5 digits, the first five of which are </text:span><text:span text:style-name="T12">19433</text:span><text:span text:style-name="T1"> and the last five are </text:span><text:span text:style-name="T12">16217</text:span><text:span text:style-name="T1">) </text:span></text:p>
          </table:table-cell>
        </table:table-row>
        <table:table-row table:style-name="Table26.1">
          <table:table-cell table:style-name="Table26.A1" office:value-type="string">
            <text:p text:style-name="P7"><text:span text:style-name="T12">100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465 digits, the first five of which are </text:span><text:span text:style-name="T12">38322</text:span><text:span text:style-name="T1"> and the last five are </text:span><text:span text:style-name="T12">33281</text:span><text:span text:style-name="T1">)</text:span></text:p>
          </table:table-cell>
        </table:table-row>
      </table:table>
      <text:p text:style-name="P2"/>
      <text:p text:style-name="P19"><text:bookmark text:name="_itub8ul95d0w"/><text:span text:style-name="T22">Nearest smaller element</text:span></text:p>
      <text:p text:style-name="P2"/>
      <text:p text:style-name="P1"><text:span text:style-name="T12">def nearest_smaller(items):</text:span></text:p>
      <text:p text:style-name="P2"/>
      <text:p text:style-name="P1"><text:span text:style-name="T1">Given a list of integer </text:span><text:span text:style-name="T12">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2">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2">[42, 42, 42]</text:span></text:p>
          </table:table-cell>
          <table:table-cell table:style-name="Table27.A1" office:value-type="string">
            <text:p text:style-name="P7"><text:span text:style-name="T12">[42, 42, 42]</text:span></text:p>
          </table:table-cell>
        </table:table-row>
        <table:table-row table:style-name="Table27.1">
          <table:table-cell table:style-name="Table27.A1" office:value-type="string">
            <text:p text:style-name="P7"><text:span text:style-name="T12">[42, 1, 17]</text:span></text:p>
          </table:table-cell>
          <table:table-cell table:style-name="Table27.A1" office:value-type="string">
            <text:p text:style-name="P7"><text:span text:style-name="T12">[1, 1, 1]</text:span></text:p>
          </table:table-cell>
        </table:table-row>
        <table:table-row table:style-name="Table27.1">
          <table:table-cell table:style-name="Table27.A1" office:value-type="string">
            <text:p text:style-name="P7"><text:span text:style-name="T12">[42, 17, 1]</text:span></text:p>
          </table:table-cell>
          <table:table-cell table:style-name="Table27.A1" office:value-type="string">
            <text:p text:style-name="P7"><text:span text:style-name="T12">[17, 1, 1]</text:span></text:p>
          </table:table-cell>
        </table:table-row>
        <table:table-row table:style-name="Table27.1">
          <table:table-cell table:style-name="Table27.A1" office:value-type="string">
            <text:p text:style-name="P7"><text:span text:style-name="T12">[6, 9, 3, 2]</text:span></text:p>
          </table:table-cell>
          <table:table-cell table:style-name="Table27.A1" office:value-type="string">
            <text:p text:style-name="P7"><text:span text:style-name="T12">[3, 3, 2, 2]</text:span></text:p>
          </table:table-cell>
        </table:table-row>
        <table:table-row table:style-name="Table27.1">
          <table:table-cell table:style-name="Table27.A1" office:value-type="string">
            <text:p text:style-name="P7"><text:span text:style-name="T12">[5, 2, 10, 1, 13, 15, 14, 5, 11, 19, 22]</text:span></text:p>
          </table:table-cell>
          <table:table-cell table:style-name="Table27.A1" office:value-type="string">
            <text:p text:style-name="P7"><text:span text:style-name="T12">[2, 1, 1, 1, 1, 13, 5, 1, 5, 11, 19]</text:span></text:p>
          </table:table-cell>
        </table:table-row>
        <table:table-row table:style-name="Table27.1">
          <table:table-cell table:style-name="Table27.A1" office:value-type="string">
            <text:p text:style-name="P7"><text:span text:style-name="T12">[1, 3, 5, 7, 9, 11, 10, 8, 6, 4, 2]</text:span></text:p>
          </table:table-cell>
          <table:table-cell table:style-name="Table27.A1" office:value-type="string">
            <text:p text:style-name="P7"><text:span text:style-name="T12">[1, 1, 3, 5, 7, 9, 8, 6, 4, 2, 1]</text:span></text:p>
          </table:table-cell>
        </table:table-row>
      </table:table>
      <text:p text:style-name="P2"/>
      <text:p text:style-name="P2"/>
      <text:p text:style-name="P19"><text:bookmark text:name="_5xsbwpia4qb0"/><text:span text:style-name="T22">Interesting, intersecting</text:span></text:p>
      <text:p text:style-name="P2"/>
      <text:p text:style-name="P1"><text:span text:style-name="T12">def squares_intersect(s1, s2):</text:span></text:p>
      <text:p text:style-name="P2"/>
      <text:p text:style-name="P1"><text:span text:style-name="T1">A square on the two-dimensional plane can be defined as a tuple </text:span><text:span text:style-name="T12">(x, y, r)</text:span><text:span text:style-name="T1"> where </text:span><text:span text:style-name="T12">(x, y)</text:span><text:span text:style-name="T1"> are the coordinates of its </text:span><text:span text:style-name="T2">bottom left corner</text:span><text:span text:style-name="T1"> and </text:span><text:span text:style-name="T12">r</text:span><text:span text:style-name="T1"> is the length of the side of the square. Given two squares as tuples </text:span><text:span text:style-name="T12">(x1, y1, r1)</text:span><text:span text:style-name="T1"> and </text:span><text:span text:style-name="T12">(x2, y2, r2)</text:span><text:span text:style-name="T1">, this function should determine whether these two squares </text:span><text:span text:style-name="T2">intersect</text:span><text:span text:style-name="T1">, that is, their </text:span><text:span text:style-name="T2">areas</text:span><text:span text:style-name="T1"> have at least one point in common, even if that one point is merely the shared corner point when these two squares are placed kitty corner. This function </text:span><text:span text:style-name="T2">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2">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2">s1</text:span></text:p>
          </table:table-cell>
          <table:table-cell table:style-name="Table28.A1" office:value-type="string">
            <text:p text:style-name="P7"><text:span text:style-name="T12">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2">(2, 2, 3)</text:span></text:p>
          </table:table-cell>
          <table:table-cell table:style-name="Table28.A1" office:value-type="string">
            <text:p text:style-name="P7"><text:span text:style-name="T12">(5, 5, 2)</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3, 6, 1)</text:span></text:p>
          </table:table-cell>
          <table:table-cell table:style-name="Table28.A1" office:value-type="string">
            <text:p text:style-name="P7"><text:span text:style-name="T12">(8, 3, 5)</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8, 3, 3)</text:span></text:p>
          </table:table-cell>
          <table:table-cell table:style-name="Table28.A1" office:value-type="string">
            <text:p text:style-name="P7"><text:span text:style-name="T12">(9, 6, 8)</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5, 4, 8)</text:span></text:p>
          </table:table-cell>
          <table:table-cell table:style-name="Table28.A1" office:value-type="string">
            <text:p text:style-name="P7"><text:span text:style-name="T12">(3, 5, 5)</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10, 6, 2)</text:span></text:p>
          </table:table-cell>
          <table:table-cell table:style-name="Table28.A1" office:value-type="string">
            <text:p text:style-name="P7"><text:span text:style-name="T12">(3, 10, 7)</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3000, 6000, 1000)</text:span></text:p>
          </table:table-cell>
          <table:table-cell table:style-name="Table28.A1" office:value-type="string">
            <text:p text:style-name="P7"><text:span text:style-name="T12">(8000, 3000, 5000)</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5*10**6, 4*10**6, 8*10**6)</text:span></text:p>
          </table:table-cell>
          <table:table-cell table:style-name="Table28.A1" office:value-type="string">
            <text:p text:style-name="P3"><text:span text:style-name="T12">(3*10**6, 5*10**6, 5*10**6)</text:span></text:p>
          </table:table-cell>
          <table:table-cell table:style-name="Table28.A1" office:value-type="string">
            <text:p text:style-name="P7"><text:span text:style-name="T12">True</text:span></text:p>
          </table:table-cell>
        </table:table-row>
      </table:table>
      <text:p text:style-name="P2"/>
      <text:p text:style-name="P16"><text:bookmark text:name="_18z0fh99cstv"/></text:p>
      <text:p text:style-name="P19"><text:bookmark text:name="_edyunj7uqfvj"/><text:span text:style-name="T22">Keep doubling</text:span></text:p>
      <text:p text:style-name="P4"/>
      <text:p text:style-name="P1"><text:span text:style-name="T12">def double_until_all_digits(n, giveup = 1000):</text:span></text:p>
      <text:p text:style-name="P2"/>
      <text:p text:style-name="P1"><text:span text:style-name="T1">Given a positive integer </text:span><text:span text:style-name="T12">n</text:span><text:span text:style-name="T1">, keep multiplying it by two until the current number contains each of the digits 0 to 9 at least once. Return the number of doublings that were necessary to reach this goal. If the number has been multiplied </text:span><text:span text:style-name="T12">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2">n</text:span></text:p>
          </table:table-cell>
          <table:table-cell table:style-name="Table29.A1" office:value-type="string">
            <text:p text:style-name="P7"><text:span text:style-name="T12">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2">1</text:span></text:p>
          </table:table-cell>
          <table:table-cell table:style-name="Table29.A1" office:value-type="string">
            <text:p text:style-name="P7"><text:span text:style-name="T12">1000</text:span></text:p>
          </table:table-cell>
          <table:table-cell table:style-name="Table29.A1" office:value-type="string">
            <text:p text:style-name="P7"><text:span text:style-name="T12">68</text:span></text:p>
          </table:table-cell>
        </table:table-row>
        <table:table-row table:style-name="Table29.1">
          <table:table-cell table:style-name="Table29.A1" office:value-type="string">
            <text:p text:style-name="P7"><text:span text:style-name="T12">1234567890</text:span></text:p>
          </table:table-cell>
          <table:table-cell table:style-name="Table29.A1" office:value-type="string">
            <text:p text:style-name="P7"><text:span text:style-name="T12">1000</text:span></text:p>
          </table:table-cell>
          <table:table-cell table:style-name="Table29.A1" office:value-type="string">
            <text:p text:style-name="P7"><text:span text:style-name="T12">0</text:span></text:p>
          </table:table-cell>
        </table:table-row>
        <table:table-row table:style-name="Table29.1">
          <table:table-cell table:style-name="Table29.A1" office:value-type="string">
            <text:p text:style-name="P7"><text:span text:style-name="T12">555</text:span></text:p>
          </table:table-cell>
          <table:table-cell table:style-name="Table29.A1" office:value-type="string">
            <text:p text:style-name="P7"><text:span text:style-name="T12">10</text:span></text:p>
          </table:table-cell>
          <table:table-cell table:style-name="Table29.A1" office:value-type="string">
            <text:p text:style-name="P7"><text:span text:style-name="T12">-1</text:span></text:p>
          </table:table-cell>
        </table:table-row>
      </table:table>
      <text:p text:style-name="P2"/>
      <text:p text:style-name="P19"><text:bookmark text:name="_qn189tn54qyy"/><text:span text:style-name="T22">Remove each item after its </text:span><text:span text:style-name="T23">k</text:span><text:span text:style-name="T22">:th occurrence</text:span></text:p>
      <text:p text:style-name="P4"/>
      <text:p text:style-name="P1"><text:span text:style-name="T12">def remove_after_kth(items, k = 1):</text:span></text:p>
      <text:p text:style-name="P2"/>
      <text:p text:style-name="P1"><text:span text:style-name="T1">Given a list of </text:span><text:span text:style-name="T12">items</text:span><text:span text:style-name="T1">, some of which may be duplicated, create and return a new list that is otherwise the same as </text:span><text:span text:style-name="T12">items</text:span><text:span text:style-name="T1">, but only up to </text:span><text:span text:style-name="T12">k</text:span><text:span text:style-name="T1"> occurrences of each element are kept, and all occurrences of that element after those first </text:span><text:span text:style-name="T12">k</text:span><text:span text:style-name="T1"> are discarded.</text:span></text:p>
      <text:p text:style-name="P2"/>
      <text:p text:style-name="P1"><text:span text:style-name="T1">Hint: loop through the </text:span><text:span text:style-name="T12">items</text:span><text:span text:style-name="T1">, maintaining a dictionary that remembers how many times you have already seen each element, updating this count as you go and appending each element to the </text:span><text:span text:style-name="T12">result</text:span><text:span text:style-name="T1"> list only if its count is still less than or equal to </text:span><text:span text:style-name="T12">k</text:span><text:span text:style-name="T1">. Note also the counterintuitive but still completely legitimate edge case of </text:span><text:span text:style-name="T12">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2">items</text:span></text:p>
          </table:table-cell>
          <table:table-cell table:style-name="Table30.A1" office:value-type="string">
            <text:p text:style-name="P7"><text:span text:style-name="T12">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2">[42, 42, 42, 42, 42, 42, 42]</text:span></text:p>
          </table:table-cell>
          <table:table-cell table:style-name="Table30.A1" office:value-type="string">
            <text:p text:style-name="P7"><text:span text:style-name="T12">3</text:span></text:p>
          </table:table-cell>
          <table:table-cell table:style-name="Table30.A1" office:value-type="string">
            <text:p text:style-name="P7"><text:span text:style-name="T12">[42, 42, 42]</text:span></text:p>
          </table:table-cell>
        </table:table-row>
        <table:table-row table:style-name="Table30.1">
          <table:table-cell table:style-name="Table30.A1" office:value-type="string">
            <text:p text:style-name="P7"><text:span text:style-name="T12">['tom', 42, 'bob', 'bob', 99, 'bob', 'tom', 'tom', 99]</text:span></text:p>
          </table:table-cell>
          <table:table-cell table:style-name="Table30.A1" office:value-type="string">
            <text:p text:style-name="P7"><text:span text:style-name="T12">2</text:span></text:p>
          </table:table-cell>
          <table:table-cell table:style-name="Table30.A1" office:value-type="string">
            <text:p text:style-name="P7"><text:span text:style-name="T12">['tom', 42, 'bob', 'bob', 99, 'tom', 99]</text:span></text:p>
          </table:table-cell>
        </table:table-row>
        <table:table-row table:style-name="Table30.1">
          <table:table-cell table:style-name="Table30.A1" office:value-type="string">
            <text:p text:style-name="P7"><text:span text:style-name="T12">[1, 2, 3, 4, 5, 4, 3, 2, 1, 2, 3, 4, 5, 4, 3, 2, 1]</text:span></text:p>
          </table:table-cell>
          <table:table-cell table:style-name="Table30.A1" office:value-type="string">
            <text:p text:style-name="P7"><text:span text:style-name="T12">1</text:span></text:p>
          </table:table-cell>
          <table:table-cell table:style-name="Table30.A1" office:value-type="string">
            <text:p text:style-name="P7"><text:span text:style-name="T12">[1, 2, 3, 4, 5]</text:span></text:p>
          </table:table-cell>
        </table:table-row>
        <table:table-row table:style-name="Table30.1">
          <table:table-cell table:style-name="Table30.A1" office:value-type="string">
            <text:p text:style-name="P3"><text:span text:style-name="T12">[1, 2, 3, 4, 5, 4, 3, 2, 1, 2, 3, 4, 5, 4, 3, 2, 1, 2, 3, 4, 5]</text:span></text:p>
          </table:table-cell>
          <table:table-cell table:style-name="Table30.A1" office:value-type="string">
            <text:p text:style-name="P7"><text:span text:style-name="T12">3</text:span></text:p>
          </table:table-cell>
          <table:table-cell table:style-name="Table30.A1" office:value-type="string">
            <text:p text:style-name="P7"><text:span text:style-name="T12">[1, 2, 3, 4, 5, 4, 3, 2, 1, 2, 3, 4, 5, 1, 5]</text:span></text:p>
          </table:table-cell>
        </table:table-row>
        <table:table-row table:style-name="Table30.1">
          <table:table-cell table:style-name="Table30.A1" office:value-type="string">
            <text:p text:style-name="P3"><text:span text:style-name="T12">[42, 42, 42, 99, 99, 17]</text:span></text:p>
          </table:table-cell>
          <table:table-cell table:style-name="Table30.A1" office:value-type="string">
            <text:p text:style-name="P7"><text:span text:style-name="T12">0</text:span></text:p>
          </table:table-cell>
          <table:table-cell table:style-name="Table30.A1" office:value-type="string">
            <text:p text:style-name="P7"><text:span text:style-name="T12">[]</text:span></text:p>
          </table:table-cell>
        </table:table-row>
      </table:table>
      <text:p text:style-name="P2"/>
      <text:p text:style-name="P18"><text:bookmark text:name="_7py03o7jp8p"/><text:span text:style-name="T22">First item that is preceded by </text:span><text:span text:style-name="T23">k</text:span><text:span text:style-name="T22"> smaller items</text:span></text:p>
      <text:p text:style-name="P2"/>
      <text:p text:style-name="P1"><text:span text:style-name="T12">def first_preceded_by_smaller(items, k = 1):</text:span></text:p>
      <text:p text:style-name="P2"/>
      <text:p text:style-name="P1"><text:span text:style-name="T1">Given a list of </text:span><text:span text:style-name="T12">items</text:span><text:span text:style-name="T1">, find and return the value of the first element that has at least </text:span><text:span text:style-name="T3">k</text:span><text:span text:style-name="T1"> preceding smaller elements in </text:span><text:span text:style-name="T12">items</text:span><text:span text:style-name="T1">, in the sense of the ordinary Python order comparison </text:span><text:span text:style-name="T12">&lt;</text:span><text:span text:style-name="T1"> applied to these items. If there is no such element anywhere in </text:span><text:span text:style-name="T12">items</text:span><text:span text:style-name="T1">, this function should return </text:span><text:span text:style-name="T12">None</text:span><text:span text:style-name="T1">. Note that the </text:span><text:span text:style-name="T12">k</text:span><text:span text:style-name="T1"> smaller items do not need to be consecutive immediate predecessors of the current item, but can be any </text:span><text:span text:style-name="T12">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2">items</text:span></text:p>
          </table:table-cell>
          <table:table-cell table:style-name="Table31.A1" office:value-type="string">
            <text:p text:style-name="P7"><text:span text:style-name="T12">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2">[4, 4, 5, 6]</text:span></text:p>
          </table:table-cell>
          <table:table-cell table:style-name="Table31.A1" office:value-type="string">
            <text:p text:style-name="P7"><text:span text:style-name="T12">2</text:span></text:p>
          </table:table-cell>
          <table:table-cell table:style-name="Table31.A1" office:value-type="string">
            <text:p text:style-name="P7"><text:span text:style-name="T12">5</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3</text:span></text:p>
          </table:table-cell>
          <table:table-cell table:style-name="Table31.A1" office:value-type="string">
            <text:p text:style-name="P7"><text:span text:style-name="T12">18</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8</text:span></text:p>
          </table:table-cell>
          <table:table-cell table:style-name="Table31.A1" office:value-type="string">
            <text:p text:style-name="P7"><text:span text:style-name="T12">None</text:span></text:p>
          </table:table-cell>
        </table:table-row>
        <table:table-row table:style-name="Table31.1">
          <table:table-cell table:style-name="Table31.A1" office:value-type="string">
            <text:p text:style-name="P7"><text:span text:style-name="T12">['bob', 'carol', 'tina', 'alex', 'jack', 'emmy', 'tammy', 'sam', 'ted']</text:span></text:p>
          </table:table-cell>
          <table:table-cell table:style-name="Table31.A1" office:value-type="string">
            <text:p text:style-name="P7"><text:span text:style-name="T12">4</text:span></text:p>
          </table:table-cell>
          <table:table-cell table:style-name="Table31.A1" office:value-type="string">
            <text:p text:style-name="P7"><text:span text:style-name="T12">'tammy'</text:span></text:p>
          </table:table-cell>
        </table:table-row>
        <table:table-row table:style-name="Table31.1">
          <table:table-cell table:style-name="Table31.A1" office:value-type="string">
            <text:p text:style-name="P7"><text:span text:style-name="T12">[9, 8, 7, 6, 5, 4, 3, 2, 1, 10]</text:span></text:p>
          </table:table-cell>
          <table:table-cell table:style-name="Table31.A1" office:value-type="string">
            <text:p text:style-name="P7"><text:span text:style-name="T12">1</text:span></text:p>
          </table:table-cell>
          <table:table-cell table:style-name="Table31.A1" office:value-type="string">
            <text:p text:style-name="P7"><text:span text:style-name="T12">10</text:span></text:p>
          </table:table-cell>
        </table:table-row>
        <table:table-row table:style-name="Table31.1">
          <table:table-cell table:style-name="Table31.A1" office:value-type="string">
            <text:p text:style-name="P7"><text:span text:style-name="T12">[42, 99, 17, 3, 12]</text:span></text:p>
          </table:table-cell>
          <table:table-cell table:style-name="Table31.A1" office:value-type="string">
            <text:p text:style-name="P7"><text:span text:style-name="T12">2</text:span></text:p>
          </table:table-cell>
          <table:table-cell table:style-name="Table31.A1" office:value-type="string">
            <text:p text:style-name="P7"><text:span text:style-name="T12">None</text:span></text:p>
          </table:table-cell>
        </table:table-row>
      </table:table>
      <text:p text:style-name="P2"/>
      <text:p text:style-name="P19"><text:bookmark text:name="_yscmu87nihhk"/><text:span text:style-name="T22">Maximum difference sublist</text:span></text:p>
      <text:p text:style-name="P2"/>
      <text:p text:style-name="P1"><text:span text:style-name="T12">def maximum_difference_sublist(items, k = 2):</text:span></text:p>
      <text:p text:style-name="P2"/>
      <text:p text:style-name="P1"><text:span text:style-name="T1">Given a list of integers, find and return the sublist of </text:span><text:span text:style-name="T3">k</text:span><text:span text:style-name="T1"> consecutive elements where the difference between the smallest element and the largest element is the largest possible. If there are several sublists of </text:span><text:span text:style-name="T3">k</text:span><text:span text:style-name="T1"> elements in </text:span><text:span text:style-name="T12">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2">items</text:span></text:p>
          </table:table-cell>
          <table:table-cell table:style-name="Table32.A1" office:value-type="string">
            <text:p text:style-name="P7"><text:span text:style-name="T12">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2">[42, 17, 99, 12, 65, 77, 11, 26]</text:span></text:p>
          </table:table-cell>
          <table:table-cell table:style-name="Table32.A1" office:value-type="string">
            <text:p text:style-name="P7"><text:span text:style-name="T12">4</text:span></text:p>
          </table:table-cell>
          <table:table-cell table:style-name="Table32.A1" office:value-type="string">
            <text:p text:style-name="P7"><text:span text:style-name="T12">[42, 17, 99, 12]</text:span></text:p>
          </table:table-cell>
        </table:table-row>
        <table:table-row table:style-name="Table32.1">
          <table:table-cell table:style-name="Table32.A1" office:value-type="string">
            <text:p text:style-name="P3"><text:span text:style-name="T12">[42, 17, 99, 12, 65, 77, 11, 26]</text:span></text:p>
          </table:table-cell>
          <table:table-cell table:style-name="Table32.A1" office:value-type="string">
            <text:p text:style-name="P7"><text:span text:style-name="T12">5</text:span></text:p>
          </table:table-cell>
          <table:table-cell table:style-name="Table32.A1" office:value-type="string">
            <text:p text:style-name="P7"><text:span text:style-name="T12">[99, 12, 65, 77, 11]</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1</text:span></text:p>
          </table:table-cell>
          <table:table-cell table:style-name="Table32.A1" office:value-type="string">
            <text:p text:style-name="P7"><text:span text:style-name="T12">[36]</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5</text:span></text:p>
          </table:table-cell>
          <table:table-cell table:style-name="Table32.A1" office:value-type="string">
            <text:p text:style-name="P7"><text:span text:style-name="T12">[14, 58, 11, 63, 77]</text:span></text:p>
          </table:table-cell>
        </table:table-row>
        <table:table-row table:style-name="Table32.1">
          <table:table-cell table:style-name="Table32.A1" office:value-type="string">
            <text:p text:style-name="P7"><text:span text:style-name="T12">list(range(10**6))</text:span></text:p>
          </table:table-cell>
          <table:table-cell table:style-name="Table32.A1" office:value-type="string">
            <text:p text:style-name="P7"><text:span text:style-name="T12">5</text:span></text:p>
          </table:table-cell>
          <table:table-cell table:style-name="Table32.A1" office:value-type="string">
            <text:p text:style-name="P7"><text:span text:style-name="T12">[0, 1, 2, 3, 4]</text:span></text:p>
          </table:table-cell>
        </table:table-row>
      </table:table>
      <text:p text:style-name="P2"/>
      <text:p text:style-name="P1"><text:span text:style-name="T1">(As you can see in the example in the fourth row, the largest element of the list </text:span><text:span text:style-name="T12">87</text:span><text:span text:style-name="T1"> is not necessarily part of the sublist </text:span><text:span text:style-name="T12">[14, 58, 11, 63, 77] </text:span><text:span text:style-name="T1">that contains the maximum difference. Ditto for the smallest element in the list.) </text:span></text:p>
      <text:p text:style-name="P19"><text:bookmark text:name="_m5t1eis0cit"/><text:span text:style-name="T22">What do you hear, what do you say?</text:span></text:p>
      <text:p text:style-name="P2"/>
      <text:p text:style-name="P1"><text:span text:style-name="T12">def count_and_say(digits):</text:span></text:p>
      <text:p text:style-name="P2"/>
      <text:p text:style-name="P1"><text:span text:style-name="T1">Given a string of digits that is guaranteed to contain only digit characters from </text:span><text:span text:style-name="T12">'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2">'222274444499966'</text:span><text:span text:style-name="T1">, we would read it out loud as "four twos, one seven, five fours, three nines, two sixes", thus producing the result string </text:span><text:span text:style-name="T12">'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2">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2">'333388822211177'</text:span></text:p>
          </table:table-cell>
          <table:table-cell table:style-name="Table33.A1" office:value-type="string">
            <text:p text:style-name="P7"><text:span text:style-name="T12">'4338323127'</text:span></text:p>
          </table:table-cell>
        </table:table-row>
        <table:table-row table:style-name="Table33.1">
          <table:table-cell table:style-name="Table33.A1" office:value-type="string">
            <text:p text:style-name="P7"><text:span text:style-name="T12">'11221122'</text:span></text:p>
          </table:table-cell>
          <table:table-cell table:style-name="Table33.A1" office:value-type="string">
            <text:p text:style-name="P7"><text:span text:style-name="T12">'21222122'</text:span></text:p>
          </table:table-cell>
        </table:table-row>
        <table:table-row table:style-name="Table33.1">
          <table:table-cell table:style-name="Table33.A1" office:value-type="string">
            <text:p text:style-name="P7"><text:span text:style-name="T12">'123456789'</text:span></text:p>
          </table:table-cell>
          <table:table-cell table:style-name="Table33.A1" office:value-type="string">
            <text:p text:style-name="P7"><text:span text:style-name="T12">'111213141516171819'</text:span></text:p>
          </table:table-cell>
        </table:table-row>
        <table:table-row table:style-name="Table33.1">
          <table:table-cell table:style-name="Table33.A1" office:value-type="string">
            <text:p text:style-name="P7"><text:span text:style-name="T12">'777777777777777'</text:span></text:p>
          </table:table-cell>
          <table:table-cell table:style-name="Table33.A1" office:value-type="string">
            <text:p text:style-name="P7"><text:span text:style-name="T12">'157'</text:span></text:p>
          </table:table-cell>
        </table:table-row>
        <table:table-row table:style-name="Table33.1">
          <table:table-cell table:style-name="Table33.A1" office:value-type="string">
            <text:p text:style-name="P7"><text:span text:style-name="T12">''</text:span></text:p>
          </table:table-cell>
          <table:table-cell table:style-name="Table33.A1" office:value-type="string">
            <text:p text:style-name="P7"><text:span text:style-name="T12">''</text:span></text:p>
          </table:table-cell>
        </table:table-row>
        <table:table-row table:style-name="Table33.1">
          <table:table-cell table:style-name="Table33.A1" office:value-type="string">
            <text:p text:style-name="P7"><text:span text:style-name="T12">'1'</text:span></text:p>
          </table:table-cell>
          <table:table-cell table:style-name="Table33.A1" office:value-type="string">
            <text:p text:style-name="P7"><text:span text:style-name="T12">'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7">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2">'22'</text:span><text:span text:style-name="T1"> that contains two twos, this function returns the same string </text:span><text:span text:style-name="T12">'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2">And sometimes why</text:span></text:p>
      <text:p text:style-name="P2"/>
      <text:p text:style-name="P1"><text:span text:style-name="T12">def disemvowel(text):</text:span></text:p>
      <text:p text:style-name="P2"/>
      <text:p text:style-name="P1"><text:span text:style-name="T1">To "disemvowel" some piece of </text:span><text:span text:style-name="T12">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2">'hello world'</text:span><text:span text:style-name="T1"> would produce </text:span><text:span text:style-name="T12">'hll wrld'</text:span><text:span text:style-name="T1">. The letters </text:span><text:span text:style-name="T3">aeiou</text:span><text:span text:style-name="T1"> are vowels as usual, but to make this problem more interesting, we will use a crude approximation of the correct rule to handle the problematic letter </text:span><text:span text:style-name="T3">y</text:span><text:span text:style-name="T1"> by defining that the letter </text:span><text:span text:style-name="T3">y</text:span><text:span text:style-name="T1"> is a vowel whenever the text contains one of the proper vowels </text:span><text:span text:style-name="T3">aeiou</text:span><text:span text:style-name="T1"> immediately to the left or to the right of that </text:span><text:span text:style-name="T3">y</text:span><text:span text:style-name="T1">.</text:span></text:p>
      <text:p text:style-name="P2"/>
      <text:p text:style-name="P1"><text:span text:style-name="T1">For simplicity, it is guaranteed that </text:span><text:span text:style-name="T12">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2">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2">'may the yellow mystery force be with you!'</text:span></text:p>
          </table:table-cell>
          <table:table-cell table:style-name="Table34.A1" office:value-type="string">
            <text:p text:style-name="P7"><text:span text:style-name="T12">'m th llw mystry frc b wth !'</text:span></text:p>
          </table:table-cell>
        </table:table-row>
        <table:table-row table:style-name="Table34.1">
          <table:table-cell table:style-name="Table34.A1" office:value-type="string">
            <text:p text:style-name="P7"><text:span text:style-name="T12">'my baby yields to traffic while riding on her bicycle'</text:span></text:p>
          </table:table-cell>
          <table:table-cell table:style-name="Table34.A1" office:value-type="string">
            <text:p text:style-name="P7"><text:span text:style-name="T12">'my bby lds t trffc whl rdng n hr bcycl'</text:span></text:p>
          </table:table-cell>
        </table:table-row>
        <table:table-row table:style-name="Table34.1">
          <table:table-cell table:style-name="Table34.A1" office:value-type="string">
            <text:p text:style-name="P7"><text:span text:style-name="T12">'sydney, kay, and yvonne met boris yeltsin in guyana'</text:span></text:p>
          </table:table-cell>
          <table:table-cell table:style-name="Table34.A1" office:value-type="string">
            <text:p text:style-name="P7"><text:span text:style-name="T12">'sydn, k, nd yvnn mt brs ltsn n gn'</text:span></text:p>
          </table:table-cell>
        </table:table-row>
        <table:table-row table:style-name="Table34.1">
          <table:table-cell table:style-name="Table34.A1" office:value-type="string">
            <text:p text:style-name="P7"><text:span text:style-name="T12">'yay'</text:span></text:p>
          </table:table-cell>
          <table:table-cell table:style-name="Table34.A1" office:value-type="string">
            <text:p text:style-name="P7"><text:span text:style-name="T12">''</text:span></text:p>
          </table:table-cell>
        </table:table-row>
      </table:table>
      <text:p text:style-name="P1"><text:span text:style-name="T1"><text:s/></text:span></text:p>
      <text:p text:style-name="P1"><text:span text:style-name="T1">(As the above examples illustrate, handling the letter </text:span><text:span text:style-name="T3">y</text:span><text:span text:style-name="T1"> correctly in all cases would require pronunciation information above and beyond what we can possibly have available that would allow us to determine whether some letter </text:span><text:span text:style-name="T3">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7">this Stack Exchange discussion thread</text:span></text:a><text:span text:style-name="T1">.)</text:span></text:p>
      <text:p text:style-name="P16"><text:bookmark text:name="_dt3wg29ticds"/></text:p>
      <text:p text:style-name="P19"><text:bookmark text:name="_9nd019lwpvln"/><text:span text:style-name="T22">Rooks on a rampage</text:span></text:p>
      <text:p text:style-name="P2"/>
      <text:p text:style-name="P1"><text:span text:style-name="T12">def safe_squares_rooks(n, rook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rooks</text:span><text:span text:style-name="T1">, each rook represented as a two-tuple </text:span><text:span text:style-name="T12">(row, column)</text:span><text:span text:style-name="T1"> of the row and the column that it is in. (The rows and columns are numbered from 0 to </text:span><text:span text:style-name="T3">n</text:span><text:span text:style-name="T1"> - 1.) A chess rook covers all squares that are in the same row or in the same column as that rook. Given the board size </text:span><text:span text:style-name="T12">n</text:span><text:span text:style-name="T1"> and the list of </text:span><text:span text:style-name="T12">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2">n</text:span></text:p>
          </table:table-cell>
          <table:table-cell table:style-name="Table35.A1" office:value-type="string">
            <text:p text:style-name="P7"><text:span text:style-name="T12">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2">4</text:span></text:p>
          </table:table-cell>
          <table:table-cell table:style-name="Table35.A1" office:value-type="string">
            <text:p text:style-name="P7"><text:span text:style-name="T12">[(2,3), (0,1)]</text:span></text:p>
          </table:table-cell>
          <table:table-cell table:style-name="Table35.A1" office:value-type="string">
            <text:p text:style-name="P7"><text:span text:style-name="T12">4</text:span></text:p>
          </table:table-cell>
        </table:table-row>
        <table:table-row table:style-name="Table35.1">
          <table:table-cell table:style-name="Table35.A1" office:value-type="string">
            <text:p text:style-name="P7"><text:span text:style-name="T12">8</text:span></text:p>
          </table:table-cell>
          <table:table-cell table:style-name="Table35.A1" office:value-type="string">
            <text:p text:style-name="P7"><text:span text:style-name="T12">[(1, 1), (3, 5), (7, 0), (7, 6)]</text:span></text:p>
          </table:table-cell>
          <table:table-cell table:style-name="Table35.A1" office:value-type="string">
            <text:p text:style-name="P7"><text:span text:style-name="T12">20</text:span></text:p>
          </table:table-cell>
        </table:table-row>
        <table:table-row table:style-name="Table35.1">
          <table:table-cell table:style-name="Table35.A1" office:value-type="string">
            <text:p text:style-name="P7"><text:span text:style-name="T12">2</text:span></text:p>
          </table:table-cell>
          <table:table-cell table:style-name="Table35.A1" office:value-type="string">
            <text:p text:style-name="P7"><text:span text:style-name="T12">[(1,1)]</text:span></text:p>
          </table:table-cell>
          <table:table-cell table:style-name="Table35.A1" office:value-type="string">
            <text:p text:style-name="P7"><text:span text:style-name="T12">1</text:span></text:p>
          </table:table-cell>
        </table:table-row>
        <table:table-row table:style-name="Table35.1">
          <table:table-cell table:style-name="Table35.A1" office:value-type="string">
            <text:p text:style-name="P7"><text:span text:style-name="T12">6</text:span></text:p>
          </table:table-cell>
          <table:table-cell table:style-name="Table35.A1" office:value-type="string">
            <text:p text:style-name="P7"><text:span text:style-name="T12">[(0,0), (1, 1), (2, 2), (3, 3), (4, 4), (5, 5)]</text:span></text:p>
          </table:table-cell>
          <table:table-cell table:style-name="Table35.A1" office:value-type="string">
            <text:p text:style-name="P7"><text:span text:style-name="T12">0</text:span></text:p>
          </table:table-cell>
        </table:table-row>
        <table:table-row table:style-name="Table35.1">
          <table:table-cell table:style-name="Table35.A1" office:value-type="string">
            <text:p text:style-name="P7"><text:span text:style-name="T12">100</text:span></text:p>
          </table:table-cell>
          <table:table-cell table:style-name="Table35.A1" office:value-type="string">
            <text:p text:style-name="P7"><text:span text:style-name="T12">[(r, (r*(r-1))%100) for r in range(0, 100, 2)]</text:span></text:p>
          </table:table-cell>
          <table:table-cell table:style-name="Table35.A1" office:value-type="string">
            <text:p text:style-name="P7"><text:span text:style-name="T12">3900</text:span></text:p>
          </table:table-cell>
        </table:table-row>
        <table:table-row table:style-name="Table35.1">
          <table:table-cell table:style-name="Table35.A1" office:value-type="string">
            <text:p text:style-name="P7"><text:span text:style-name="T12">10**6</text:span></text:p>
          </table:table-cell>
          <table:table-cell table:style-name="Table35.A1" office:value-type="string">
            <text:p text:style-name="P7"><text:span text:style-name="T12">[(r, r) for r in range(10**6)]</text:span></text:p>
          </table:table-cell>
          <table:table-cell table:style-name="Table35.A1" office:value-type="string">
            <text:p text:style-name="P7"><text:span text:style-name="T12">0</text:span></text:p>
          </table:table-cell>
        </table:table-row>
      </table:table>
      <text:p text:style-name="P2"/>
      <text:p text:style-name="P19"><text:bookmark text:name="_jrvusxq969a7"/><text:span text:style-name="T22">Bishops on a binge</text:span></text:p>
      <text:p text:style-name="P2"/>
      <text:p text:style-name="P1"><text:span text:style-name="T12">def safe_squares_bishops(n, bishop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bishops</text:span><text:span text:style-name="T1">, each bishop represented as a tuple </text:span><text:span text:style-name="T12">(row, column)</text:span><text:span text:style-name="T1"> of the row and the column of the square that contains that bishop. (The rows and columns are numbered from 0 to </text:span><text:span text:style-name="T3">n</text:span><text:span text:style-name="T1"> - 1.) A chess bishop covers all squares that are on the same diagonal with that bishop arbitrarily far into any of the four diagonal compass directions. Given the board size </text:span><text:span text:style-name="T12">n</text:span><text:span text:style-name="T1"> and the list of </text:span><text:span text:style-name="T12">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2">(r1, c1)</text:span><text:span text:style-name="T1"> and </text:span><text:span text:style-name="T12">(r2, c2)</text:span><text:span text:style-name="T1"> are in some diagonal with each other, you can use the test </text:span><text:span text:style-name="T12">abs(r1-r2) == abs(c1-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2">n</text:span></text:p>
          </table:table-cell>
          <table:table-cell table:style-name="Table36.A1" office:value-type="string">
            <text:p text:style-name="P3"><text:span text:style-name="T12">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2">4</text:span></text:p>
          </table:table-cell>
          <table:table-cell table:style-name="Table36.A1" office:value-type="string">
            <text:p text:style-name="P3"><text:span text:style-name="T12">[(2,3), (0,1)]</text:span></text:p>
          </table:table-cell>
          <table:table-cell table:style-name="Table36.A1" office:value-type="string">
            <text:p text:style-name="P3"><text:span text:style-name="T12">11</text:span></text:p>
          </table:table-cell>
        </table:table-row>
        <table:table-row table:style-name="Table36.1">
          <table:table-cell table:style-name="Table36.A1" office:value-type="string">
            <text:p text:style-name="P3"><text:span text:style-name="T12">8</text:span></text:p>
          </table:table-cell>
          <table:table-cell table:style-name="Table36.A1" office:value-type="string">
            <text:p text:style-name="P3"><text:span text:style-name="T12">[(1, 1), (3, 5), (7, 0), (7, 6)]</text:span></text:p>
          </table:table-cell>
          <table:table-cell table:style-name="Table36.A1" office:value-type="string">
            <text:p text:style-name="P3"><text:span text:style-name="T12">29</text:span></text:p>
          </table:table-cell>
        </table:table-row>
        <table:table-row table:style-name="Table36.1">
          <table:table-cell table:style-name="Table36.A1" office:value-type="string">
            <text:p text:style-name="P3"><text:span text:style-name="T12">2</text:span></text:p>
          </table:table-cell>
          <table:table-cell table:style-name="Table36.A1" office:value-type="string">
            <text:p text:style-name="P3"><text:span text:style-name="T12">[(1,1)]</text:span></text:p>
          </table:table-cell>
          <table:table-cell table:style-name="Table36.A1" office:value-type="string">
            <text:p text:style-name="P3"><text:span text:style-name="T12">2</text:span></text:p>
          </table:table-cell>
        </table:table-row>
        <table:table-row table:style-name="Table36.1">
          <table:table-cell table:style-name="Table36.A1" office:value-type="string">
            <text:p text:style-name="P3"><text:span text:style-name="T12">6</text:span></text:p>
          </table:table-cell>
          <table:table-cell table:style-name="Table36.A1" office:value-type="string">
            <text:p text:style-name="P3"><text:span text:style-name="T12">[(0,0), (1, 1), (2, 2), (3, 3), (4, 4), (5, 5)]</text:span></text:p>
          </table:table-cell>
          <table:table-cell table:style-name="Table36.A1" office:value-type="string">
            <text:p text:style-name="P3"><text:span text:style-name="T12">18</text:span></text:p>
          </table:table-cell>
        </table:table-row>
        <table:table-row table:style-name="Table36.1">
          <table:table-cell table:style-name="Table36.A1" office:value-type="string">
            <text:p text:style-name="P3"><text:span text:style-name="T12">100</text:span></text:p>
          </table:table-cell>
          <table:table-cell table:style-name="Table36.A1" office:value-type="string">
            <text:p text:style-name="P3"><text:span text:style-name="T12">[(row, (row*row) % 100) for row in range(100)]</text:span></text:p>
          </table:table-cell>
          <table:table-cell table:style-name="Table36.A1" office:value-type="string">
            <text:p text:style-name="P3"><text:span text:style-name="T12">6666</text:span></text:p>
          </table:table-cell>
        </table:table-row>
      </table:table>
      <text:p text:style-name="P2"/>
      <text:p text:style-name="P19"><text:bookmark text:name="_q6qy5r38pa2k"/><text:span text:style-name="T22">The hand that's hard to get</text:span> </text:p>
      <text:p text:style-name="P2"/>
      <text:p text:style-name="P1"><text:span text:style-name="T12">def hand_is_badugi(hand):</text:span></text:p>
      <text:p text:style-name="P2"/>
      <text:p text:style-name="P1"><text:span text:style-name="T1">In the exotic </text:span><text:span text:style-name="T2">draw poker</text:span><text:span text:style-name="T1"> variation of </text:span><text:a xlink:type="simple" xlink:href="https://en.wikipedia.org/wiki/Badugi" text:style-name="ListLabel_20_37" text:visited-style-name="ListLabel_20_37"><text:span text:style-name="T7">badugi</text:span></text:a><text:span text:style-name="T1">, the four cards held by the player form the titular and much sought after </text:span><text:span text:style-name="T2">badugi</text:span><text:span text:style-name="T1"> if no two cards in that hand have the same suit or the same rank. Given the </text:span><text:span text:style-name="T12">hand</text:span><text:span text:style-name="T1"> as a list of four elements so that each card is encoded as a tuple of strings </text:span><text:span text:style-name="T12">(rank, suit)</text:span><text:span text:style-name="T1"> the exact same way as in the </text:span><text:a xlink:type="simple" xlink:href="https://github.com/ikokkari/PythonExamples/blob/master/cardproblems.py" text:style-name="ListLabel_20_39" text:visited-style-name="ListLabel_20_39"><text:span text:style-name="T11">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2">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2">[('queen', 'hearts'), ('six', 'diamonds'), ('deuce', 'spades'), ('jack','clubs')]</text:span></text:p>
          </table:table-cell>
          <table:table-cell table:style-name="Table37.A1" office:value-type="string">
            <text:p text:style-name="P3"><text:span text:style-name="T12">True</text:span></text:p>
          </table:table-cell>
        </table:table-row>
        <table:table-row table:style-name="Table37.1">
          <table:table-cell table:style-name="Table37.A1" office:value-type="string">
            <text:p text:style-name="P3"><text:span text:style-name="T12">[('queen', 'hearts'), ('six', 'diamonds'), ('deuce', 'spades'), ('queen','clubs')]</text:span></text:p>
          </table:table-cell>
          <table:table-cell table:style-name="Table37.A1" office:value-type="string">
            <text:p text:style-name="P3"><text:span text:style-name="T12">False</text:span></text:p>
          </table:table-cell>
        </table:table-row>
        <table:table-row table:style-name="Table37.1">
          <table:table-cell table:style-name="Table37.A1" office:value-type="string">
            <text:p text:style-name="P3"><text:span text:style-name="T12">[('queen', 'hearts'), ('six', 'diamonds'), ('deuce', 'spades'), ('jack','spades')]</text:span></text:p>
          </table:table-cell>
          <table:table-cell table:style-name="Table37.A1" office:value-type="string">
            <text:p text:style-name="P3"><text:span text:style-name="T12">False</text:span></text:p>
          </table:table-cell>
        </table:table-row>
      </table:table>
      <text:p text:style-name="P16"><text:bookmark text:name="_hi44d0hf5gj2"/></text:p>
      <text:p text:style-name="P19"><text:bookmark text:name="_8iiocerq46u"/><text:span text:style-name="T22">Revorse the vewels</text:span></text:p>
      <text:p text:style-name="P4"/>
      <text:p text:style-name="P1"><text:span text:style-name="T12">def reverse_vowels(text):</text:span></text:p>
      <text:p text:style-name="P2"/>
      <text:p text:style-name="P1"><text:span text:style-name="T1">Given a </text:span><text:span text:style-name="T12">text</text:span><text:span text:style-name="T1"> string, create and return a new string constructed by finding all its </text:span><text:span text:style-name="T2">vowels</text:span><text:span text:style-name="T1"> (for simplicity, in this problem vowels are the letters found in the string </text:span><text:span text:style-name="T12">'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2">'Ilkka'</text:span><text:span text:style-name="T1"> should produce </text:span><text:span text:style-name="T12">'Alkki'</text:span><text:span text:style-name="T1"> instead of </text:span><text:span text:style-name="T12">'alkkI'</text:span><text:span text:style-name="T1">.</text:span></text:p>
      <text:p text:style-name="P2"/>
      <text:p text:style-name="P1"><text:span text:style-name="T1">(Hint: one straightforward way to solve this starts with collecting all vowels of </text:span><text:span text:style-name="T12">text</text:span><text:span text:style-name="T1"> into a separate list. After that, iterate through all positions of the original </text:span><text:span text:style-name="T12">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2">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2">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2">'Ilkka Markus Kokkarinen'</text:span></text:p>
          </table:table-cell>
          <table:table-cell table:style-name="Table38.A1" office:value-type="string">
            <text:p text:style-name="P7"><text:span text:style-name="T12">'Elkki Markos Kukkaranin'</text:span></text:p>
          </table:table-cell>
        </table:table-row>
        <table:table-row table:style-name="Table38.1">
          <table:table-cell table:style-name="Table38.A1" office:value-type="string">
            <text:p text:style-name="P7"><text:span text:style-name="T12">'Hello world'</text:span></text:p>
          </table:table-cell>
          <table:table-cell table:style-name="Table38.A1" office:value-type="string">
            <text:p text:style-name="P7"><text:span text:style-name="T12">'Hollo werld'</text:span></text:p>
          </table:table-cell>
        </table:table-row>
        <table:table-row table:style-name="Table38.1">
          <table:table-cell table:style-name="Table38.A1" office:value-type="string">
            <text:p text:style-name="P7"><text:span text:style-name="T12">'abcdefghijklmnopqrstuvwxyz'</text:span></text:p>
          </table:table-cell>
          <table:table-cell table:style-name="Table38.A1" office:value-type="string">
            <text:p text:style-name="P7"><text:span text:style-name="T12">'ubcdofghijklmnepqrstavwxyz'</text:span></text:p>
          </table:table-cell>
        </table:table-row>
        <table:table-row table:style-name="Table38.1">
          <table:table-cell table:style-name="Table38.A1" office:value-type="string">
            <text:p text:style-name="P7"><text:span text:style-name="T12">'This is Computer Science I!'</text:span></text:p>
          </table:table-cell>
          <table:table-cell table:style-name="Table38.A1" office:value-type="string">
            <text:p text:style-name="P7"><text:span text:style-name="T12">'This es Cempiter Scuonci I!'</text:span></text:p>
          </table:table-cell>
        </table:table-row>
      </table:table>
      <text:p text:style-name="P16"><text:bookmark text:name="_cmlich2uoozz"/></text:p>
      <text:p text:style-name="P19"><text:bookmark text:name="_lzonyh9w6i51"/><text:span text:style-name="T22">Scrabble value of a word</text:span> </text:p>
      <text:p text:style-name="P2"/>
      <text:p text:style-name="P1"><text:span text:style-name="T12">def scrabble_value(word, multipliers = None):</text:span></text:p>
      <text:p text:style-name="P2"/>
      <text:p text:style-name="P1"><text:span text:style-name="T1">Compute the point value of the given </text:span><text:span text:style-name="T12">word</text:span><text:span text:style-name="T1"> in the game of Scrabble, using the </text:span><text:a xlink:type="simple" xlink:href="https://en.wikipedia.org/wiki/Scrabble_letter_distributions#English" text:style-name="ListLabel_20_37" text:visited-style-name="ListLabel_20_37"><text:span text:style-name="T7">standard English version letter points</text:span></text:a><text:span text:style-name="T1">. The parameter </text:span><text:span text:style-name="T12">multipliers</text:span><text:span text:style-name="T1"> is a list of integers of the same length as </text:span><text:span text:style-name="T12">word</text:span><text:span text:style-name="T1">, telling how much the value of the letter in each position gets multiplied by. It is guaranteed that the </text:span><text:span text:style-name="T12">word</text:span><text:span text:style-name="T1"> consists of lowercase English letters only. When </text:span><text:span text:style-name="T12">multipliers == None</text:span><text:span text:style-name="T1">, your function should use a multiplier value of one for each position.</text:span></text:p>
      <text:p text:style-name="P2"/>
      <text:p text:style-name="P1"><text:span text:style-name="T1">To spare you from error-prone and tedious typing, the following dictionary should come handy: </text:span><text:span text:style-name="T12">{'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2">word</text:span></text:p>
          </table:table-cell>
          <table:table-cell table:style-name="Table39.A1" office:value-type="string">
            <text:p text:style-name="P7"><text:span text:style-name="T12">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2">'hello'</text:span></text:p>
          </table:table-cell>
          <table:table-cell table:style-name="Table39.A1" office:value-type="string">
            <text:p text:style-name="P7"><text:span text:style-name="T12">None</text:span></text:p>
          </table:table-cell>
          <table:table-cell table:style-name="Table39.A1" office:value-type="string">
            <text:p text:style-name="P7"><text:span text:style-name="T12">8</text:span></text:p>
          </table:table-cell>
        </table:table-row>
        <table:table-row table:style-name="Table39.1">
          <table:table-cell table:style-name="Table39.A1" office:value-type="string">
            <text:p text:style-name="P7"><text:span text:style-name="T12">'world'</text:span></text:p>
          </table:table-cell>
          <table:table-cell table:style-name="Table39.A1" office:value-type="string">
            <text:p text:style-name="P7"><text:span text:style-name="T12">[1, 3, 1, 1, 1]</text:span></text:p>
          </table:table-cell>
          <table:table-cell table:style-name="Table39.A1" office:value-type="string">
            <text:p text:style-name="P7"><text:span text:style-name="T12">11</text:span></text:p>
          </table:table-cell>
        </table:table-row>
        <table:table-row table:style-name="Table39.1">
          <table:table-cell table:style-name="Table39.A1" office:value-type="string">
            <text:p text:style-name="P7"><text:span text:style-name="T12">'hexahydroxycyclohexane'</text:span></text:p>
          </table:table-cell>
          <table:table-cell table:style-name="Table39.A1" office:value-type="string">
            <text:p text:style-name="P7"><text:span text:style-name="T12">None</text:span></text:p>
          </table:table-cell>
          <table:table-cell table:style-name="Table39.A1" office:value-type="string">
            <text:p text:style-name="P7"><text:span text:style-name="T12">66</text:span></text:p>
          </table:table-cell>
        </table:table-row>
      </table:table>
      <text:p text:style-name="P2"/>
      <text:p text:style-name="P2"/>
      <text:p text:style-name="P2"/>
      <text:p text:style-name="P19"><text:bookmark text:name="_2g0so831bsvx"/><text:span text:style-name="T22">Once I zig, you gotta zag</text:span> </text:p>
      <text:p text:style-name="P2"/>
      <text:p text:style-name="P1"><text:span text:style-name="T12">def create_zigzag(rows, cols, start = 1):</text:span></text:p>
      <text:p text:style-name="P2"/>
      <text:p text:style-name="P1"><text:span text:style-name="T1">This function creates </text:span><text:span text:style-name="T2">a list of lists</text:span><text:span text:style-name="T1"> that represents a two-dimensional grid with the given number of </text:span><text:span text:style-name="T12">rows</text:span><text:span text:style-name="T1"> and </text:span><text:span text:style-name="T12">cols</text:span><text:span text:style-name="T1">. This grid should contain the integers from </text:span><text:span text:style-name="T12">start</text:span><text:span text:style-name="T1"> to </text:span><text:span text:style-name="T12">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2">rows</text:span></text:p>
          </table:table-cell>
          <table:table-cell table:style-name="Table40.A1" office:value-type="string">
            <text:p text:style-name="P7"><text:span text:style-name="T12">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2">3</text:span></text:p>
          </table:table-cell>
          <table:table-cell table:style-name="Table40.A1" office:value-type="string">
            <text:p text:style-name="P7"><text:span text:style-name="T12">5</text:span></text:p>
          </table:table-cell>
          <table:table-cell table:style-name="Table40.A1" office:value-type="string">
            <text:p text:style-name="P7"><text:span text:style-name="T12">[[1,2,3,4,5],[10,9,8,7,6],[11,12,13,14,15]]</text:span></text:p>
          </table:table-cell>
        </table:table-row>
        <table:table-row table:style-name="Table40.1">
          <table:table-cell table:style-name="Table40.A1" office:value-type="string">
            <text:p text:style-name="P7"><text:span text:style-name="T12">10</text:span></text:p>
          </table:table-cell>
          <table:table-cell table:style-name="Table40.A1" office:value-type="string">
            <text:p text:style-name="P7"><text:span text:style-name="T12">1</text:span></text:p>
          </table:table-cell>
          <table:table-cell table:style-name="Table40.A1" office:value-type="string">
            <text:p text:style-name="P7"><text:span text:style-name="T12">[[1],[2],[3],[4],[5],[6],[7],[8],[9],[10]]</text:span></text:p>
          </table:table-cell>
        </table:table-row>
        <table:table-row table:style-name="Table40.1">
          <table:table-cell table:style-name="Table40.A1" office:value-type="string">
            <text:p text:style-name="P7"><text:span text:style-name="T12">4</text:span></text:p>
          </table:table-cell>
          <table:table-cell table:style-name="Table40.A1" office:value-type="string">
            <text:p text:style-name="P7"><text:span text:style-name="T12">2</text:span></text:p>
          </table:table-cell>
          <table:table-cell table:style-name="Table40.A1" office:value-type="string">
            <text:p text:style-name="P7"><text:span text:style-name="T12">[[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7">boustrophedon</text:span></text:a><text:span text:style-name="T1">".)</text:span></text:p>
      <text:p text:style-name="P19"><text:bookmark text:name="_hwnucu1tfjo1"/><text:span text:style-name="T22">Calkin-Wilf sequence</text:span></text:p>
      <text:p text:style-name="P2"/>
      <text:p text:style-name="P1"><text:span text:style-name="T12">def calkin_wilf(n)</text:span></text:p>
      <text:p text:style-name="P2"/>
      <text:p text:style-name="P1"><text:span text:style-name="T1">Reading the levels of the </text:span><text:a xlink:type="simple" xlink:href="https://en.wikipedia.org/wiki/Calkin%E2%80%93Wilf_tree" text:style-name="ListLabel_20_37" text:visited-style-name="ListLabel_20_37"><text:span text:style-name="T7">Calkin-Wilf tree</text:span></text:a><text:span text:style-name="T1"> in </text:span><text:span text:style-name="T2">level order</text:span><text:span text:style-name="T1">, each level read from left to right, produces the linear sequence of all possible </text:span><text:span text:style-name="T2">positive integer fractions</text:span><text:span text:style-name="T1"> so that almost as if by magic, every positive integer fraction appears exactly once in this sequence in its simplest possible form! To perform the following calculations, you need to </text:span><text:span text:style-name="T12">import</text:span><text:span text:style-name="T1"> the handy data types </text:span><text:span text:style-name="T12">Fraction</text:span><text:span text:style-name="T1"> and </text:span><text:a xlink:type="simple" xlink:href="https://docs.python.org/3.3/library/collections.html#collections.deque" text:style-name="ListLabel_20_39" text:visited-style-name="ListLabel_20_39"><text:span text:style-name="T11">deque</text:span></text:a><text:span text:style-name="T1"> from the standard library modules </text:span><text:a xlink:type="simple" xlink:href="https://docs.python.org/3/library/fractions.html" text:style-name="ListLabel_20_39" text:visited-style-name="ListLabel_20_39"><text:span text:style-name="T11">fractions</text:span></text:a><text:span text:style-name="T1"> and </text:span><text:a xlink:type="simple" xlink:href="https://docs.python.org/3.3/library/collections.html" text:style-name="ListLabel_20_39" text:visited-style-name="ListLabel_20_39"><text:span text:style-name="T11">collections</text:span></text:a><text:span text:style-name="T1">. </text:span></text:p>
      <text:p text:style-name="P2"/>
      <text:p text:style-name="P1"><text:span text:style-name="T1">Your function should return the </text:span><text:span text:style-name="T12">n</text:span><text:span text:style-name="T1">:th element of this sequence. First, create a new instance of </text:span><text:span text:style-name="T12">deque</text:span><text:span text:style-name="T1"> and </text:span><text:span text:style-name="T12">append</text:span><text:span text:style-name="T1"> the first fraction </text:span><text:span text:style-name="T12">1/1</text:span><text:span text:style-name="T1"> to "prime the pump", so to speak, to initiate the production of the values of this sequence. Then, repeat the following procedure </text:span><text:span text:style-name="T12">n</text:span><text:span text:style-name="T1"> times. Pop the fraction currently in front of the queue using the </text:span><text:span text:style-name="T12">deque</text:span><text:span text:style-name="T1"> method </text:span><text:span text:style-name="T12">popleft</text:span><text:span text:style-name="T1">, extract its numerator and denominator </text:span><text:span text:style-name="T12">p</text:span><text:span text:style-name="T1"> and </text:span><text:span text:style-name="T12">q</text:span><text:span text:style-name="T1">, and push the two new fractions </text:span><text:span text:style-name="T12">p / (p + q)</text:span><text:span text:style-name="T1"> and </text:span><text:span text:style-name="T12">(p + q) / q</text:span><text:span text:style-name="T1"> to the back of the queue. Return the fraction object that was popped in the final round. (Actually, once you reach </text:span><text:span text:style-name="T12">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2">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2">10</text:span></text:p>
          </table:table-cell>
          <table:table-cell table:style-name="Table41.A1" office:value-type="string">
            <text:p text:style-name="P3"><text:span text:style-name="T12">3/5</text:span></text:p>
          </table:table-cell>
        </table:table-row>
        <table:table-row table:style-name="Table41.3">
          <table:table-cell table:style-name="Table41.A1" office:value-type="string">
            <text:p text:style-name="P3"><text:span text:style-name="T12">1000</text:span></text:p>
          </table:table-cell>
          <table:table-cell table:style-name="Table41.A1" office:value-type="string">
            <text:p text:style-name="P3"><text:span text:style-name="T12">11/39</text:span></text:p>
          </table:table-cell>
        </table:table-row>
        <table:table-row table:style-name="Table41.1">
          <table:table-cell table:style-name="Table41.A1" office:value-type="string">
            <text:p text:style-name="P3"><text:span text:style-name="T12">100000</text:span></text:p>
          </table:table-cell>
          <table:table-cell table:style-name="Table41.A1" office:value-type="string">
            <text:p text:style-name="P3"><text:span text:style-name="T12">127/713</text:span></text:p>
          </table:table-cell>
        </table:table-row>
      </table:table>
      <text:p text:style-name="P2"/>
      <text:p text:style-name="P19"><text:bookmark text:name="_oqebe5gpq1pq"/><text:span text:style-name="T22">Kempner series</text:span></text:p>
      <text:p text:style-name="P2"/>
      <text:p text:style-name="P1"><text:span text:style-name="T12">def kempner(n):</text:span></text:p>
      <text:p text:style-name="P2"/>
      <text:p text:style-name="P1"><text:span text:style-name="T1">As we have learned in various math courses, the </text:span><text:span text:style-name="T3">n</text:span><text:span text:style-name="T1">:th </text:span><text:a xlink:type="simple" xlink:href="https://en.wikipedia.org/wiki/Harmonic_number" text:style-name="ListLabel_20_37" text:visited-style-name="ListLabel_20_37"><text:span text:style-name="T7">harmonic number</text:span></text:a><text:span text:style-name="T1"> is equal to the sum of the reciprocals of the first </text:span><text:span text:style-name="T3">n</text:span><text:span text:style-name="T1"> integers, that is, H</text:span><text:span text:style-name="T26">n</text:span><text:span text:style-name="T1"> = 1/1 + 1/2 + 1/3 + ... + 1/</text:span><text:span text:style-name="T3">n</text:span><text:span text:style-name="T1">. As </text:span><text:span text:style-name="T3">n</text:span><text:span text:style-name="T1"> approaches infinity, so does the harmonic number H</text:span><text:span text:style-name="T26">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7">Kempner series</text:span></text:a><text:span text:style-name="T1"> works otherwise the same way, but adds up only those fractions that </text:span><text:span text:style-name="T2">do not contain the digit nine</text:span><text:span text:style-name="T1"> anywhere in them. Your function should compute and return K</text:span><text:span text:style-name="T26">n</text:span><text:span text:style-name="T1">, the </text:span><text:span text:style-name="T3">n</text:span><text:span text:style-name="T1">:th term of the Kempner series by adding up the reciprocals of the first </text:span><text:span text:style-name="T3">n</text:span><text:span text:style-name="T1"> positive integers that do not contain the digit nine. For example, to compute K</text:span><text:span text:style-name="T27">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2">floating point</text:span><text:span text:style-name="T1"> numbers, you must perform this computation with perfect accuracy using </text:span><text:span text:style-name="T12">Fraction</text:span><text:span text:style-name="T1"> objects from the </text:span><text:a xlink:type="simple" xlink:href="https://docs.python.org/3/library/fractions.html" text:style-name="ListLabel_20_39" text:visited-style-name="ListLabel_20_39"><text:span text:style-name="T11">fractions</text:span></text:a><text:span text:style-name="T1"> module. However, since the numerators and denominators of these fractions grow pretty quickly as </text:span><text:span text:style-name="T3">n</text:span><text:span text:style-name="T1"> increases, the result should be returned as a </text:span><text:span text:style-name="T12">Fraction</text:span><text:span text:style-name="T1"> object given by the approximation produced by calling the method </text:span><text:span text:style-name="T12">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2">n</text:span></text:p>
          </table:table-cell>
          <table:table-cell table:style-name="Table42.A1" office:value-type="string">
            <text:p text:style-name="P7"><text:span text:style-name="T1">Expected result (as </text:span><text:span text:style-name="T12">Fraction</text:span><text:span text:style-name="T1">)</text:span></text:p>
          </table:table-cell>
        </table:table-row>
        <table:table-row table:style-name="Table42.1">
          <table:table-cell table:style-name="Table42.A1" office:value-type="string">
            <text:p text:style-name="P7"><text:span text:style-name="T12">4</text:span></text:p>
          </table:table-cell>
          <table:table-cell table:style-name="Table42.A1" office:value-type="string">
            <text:p text:style-name="P7"><text:span text:style-name="T12">25/12</text:span></text:p>
          </table:table-cell>
        </table:table-row>
        <table:table-row table:style-name="Table42.1">
          <table:table-cell table:style-name="Table42.A1" office:value-type="string">
            <text:p text:style-name="P7"><text:span text:style-name="T12">100</text:span></text:p>
          </table:table-cell>
          <table:table-cell table:style-name="Table42.A1" office:value-type="string">
            <text:p text:style-name="P7"><text:span text:style-name="T12">431/87</text:span></text:p>
          </table:table-cell>
        </table:table-row>
        <table:table-row table:style-name="Table42.1">
          <table:table-cell table:style-name="Table42.A1" office:value-type="string">
            <text:p text:style-name="P7"><text:span text:style-name="T12">500</text:span></text:p>
          </table:table-cell>
          <table:table-cell table:style-name="Table42.A1" office:value-type="string">
            <text:p text:style-name="P7"><text:span text:style-name="T12">5743/914</text:span></text:p>
          </table:table-cell>
        </table:table-row>
        <table:table-row table:style-name="Table42.1">
          <table:table-cell table:style-name="Table42.A1" office:value-type="string">
            <text:p text:style-name="P7"><text:span text:style-name="T12">1000</text:span></text:p>
          </table:table-cell>
          <table:table-cell table:style-name="Table42.A1" office:value-type="string">
            <text:p text:style-name="P7"><text:span text:style-name="T12">6723/98</text:span></text:p>
          </table:table-cell>
        </table:table-row>
      </table:table>
      <text:p text:style-name="P2"/>
      <text:p text:style-name="P19"><text:bookmark text:name="_ha4rko28eznr"/><text:span text:style-name="T22">That fifth overtrick</text:span></text:p>
      <text:p text:style-name="P2"/>
      <text:p text:style-name="P1"><text:span text:style-name="T12">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7">duplicate bridge</text:span></text:a><text:span text:style-name="T1">, the score gained from each successfully made </text:span><text:span text:style-name="T2">contract</text:span><text:span text:style-name="T1"> depends on five parameters: the </text:span><text:span text:style-name="T12">suit</text:span><text:span text:style-name="T1"> and </text:span><text:span text:style-name="T12">level</text:span><text:span text:style-name="T1"> of the contract (for example, "three clubs" or "six notrump"); whether the pair is currently </text:span><text:span text:style-name="T17">vul</text:span><text:span text:style-name="T1">nerable; whether the contract has been </text:span><text:span text:style-name="T2">doubled</text:span><text:span text:style-name="T1"> or </text:span><text:span text:style-name="T2">redoubled</text:span><text:span text:style-name="T1"> (here indicated by whether parameter </text:span><text:span text:style-name="T12">dbl</text:span><text:span text:style-name="T1"> equals </text:span><text:span text:style-name="T12">''</text:span><text:span text:style-name="T1">, </text:span><text:span text:style-name="T12">'X'</text:span><text:span text:style-name="T1"> or </text:span><text:span text:style-name="T12">'XX'</text:span><text:span text:style-name="T1">); and how many tricks were </text:span><text:span text:style-name="T12">made</text:span><text:span text:style-name="T1"> (above the book of six tricks after which the trick counting actually begins). <text:s/>To keep this simple, your function only needs to handle successful contracts with </text:span><text:span text:style-name="T12">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7">Bridge Scoring</text:span></text:a><text:span text:style-name="T1">" that you can design and write your logic from. (Rubber and honour bonuses are </text:span><text:span text:style-name="T2">not</text:span><text:span text:style-name="T1"> part of duplicate bridge scoring.) The handy page "</text:span><text:a xlink:type="simple" xlink:href="http://www.rpbridge.net/2y66.htm" text:style-name="ListLabel_20_37" text:visited-style-name="ListLabel_20_37"><text:span text:style-name="T7">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2">minor suits</text:span><text:span text:style-name="T1"> of clubs and diamonds, so you can handle both with the same logic. The same holds for both </text:span><text:span text:style-name="T2">major suits</text:span><text:span text:style-name="T1"> of hearts and spades. This table is split into two sections, the first for </text:span><text:span text:style-name="T2">partscore contracts</text:span><text:span text:style-name="T1"> (the raw trick values without overtrick bonuses add up to less than a hundred) and the second for </text:span><text:span text:style-name="T2">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2">suit</text:span></text:p>
          </table:table-cell>
          <table:table-cell table:style-name="Table43.A1" office:value-type="string">
            <text:p text:style-name="P7"><text:span text:style-name="T12">level</text:span></text:p>
          </table:table-cell>
          <table:table-cell table:style-name="Table43.A1" office:value-type="string">
            <text:p text:style-name="P7"><text:span text:style-name="T12">vul</text:span></text:p>
          </table:table-cell>
          <table:table-cell table:style-name="Table43.A1" office:value-type="string">
            <text:p text:style-name="P7"><text:span text:style-name="T12">dbl</text:span></text:p>
          </table:table-cell>
          <table:table-cell table:style-name="Table43.A1" office:value-type="string">
            <text:p text:style-name="P7"><text:span text:style-name="T12">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1</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1</text:span></text:p>
          </table:table-cell>
          <table:table-cell table:style-name="Table43.A1" office:value-type="string">
            <text:p text:style-name="P7"><text:span text:style-name="T12">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3</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1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62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X'</text:span></text:p>
          </table:table-cell>
          <table:table-cell table:style-name="Table43.A1" office:value-type="string">
            <text:p text:style-name="P7"><text:span text:style-name="T12">4</text:span></text:p>
          </table:table-cell>
          <table:table-cell table:style-name="Table43.A1" office:value-type="string">
            <text:p text:style-name="P7"><text:span text:style-name="T12">790</text:span></text:p>
          </table:table-cell>
        </table:table-row>
        <table:table-row table:style-name="Table43.1">
          <table:table-cell table:style-name="Table43.A1" office:value-type="string">
            <text:p text:style-name="P7"><text:span text:style-name="T12">'club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6</text:span></text:p>
          </table:table-cell>
          <table:table-cell table:style-name="Table43.A1" office:value-type="string">
            <text:p text:style-name="P7"><text:span text:style-name="T12">480</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X'</text:span></text:p>
          </table:table-cell>
          <table:table-cell table:style-name="Table43.A1" office:value-type="string">
            <text:p text:style-name="P7"><text:span text:style-name="T12">6</text:span></text:p>
          </table:table-cell>
          <table:table-cell table:style-name="Table43.A1" office:value-type="string">
            <text:p text:style-name="P7"><text:span text:style-name="T12">65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7</text:span></text:p>
          </table:table-cell>
          <table:table-cell table:style-name="Table43.A1" office:value-type="string">
            <text:p text:style-name="P7"><text:span text:style-name="T12">True</text:span></text:p>
          </table:table-cell>
          <table:table-cell table:style-name="Table43.A1" office:value-type="string">
            <text:p text:style-name="P7"><text:span text:style-name="T12">'XX'</text:span></text:p>
          </table:table-cell>
          <table:table-cell table:style-name="Table43.A1" office:value-type="string">
            <text:p text:style-name="P7"><text:span text:style-name="T12">7</text:span></text:p>
          </table:table-cell>
          <table:table-cell table:style-name="Table43.A1" office:value-type="string">
            <text:p text:style-name="P7"><text:span text:style-name="T12">2980</text:span></text:p>
          </table:table-cell>
        </table:table-row>
      </table:table>
      <text:p text:style-name="P2"/>
      <text:p text:style-name="P19"><text:bookmark text:name="_a7lypub8km2h"/><text:span text:style-name="T22">Double trouble</text:span></text:p>
      <text:p text:style-name="P2"/>
      <text:p text:style-name="P1"><text:span text:style-name="T12">def double_trouble(items, n):</text:span></text:p>
      <text:p text:style-name="P2"/>
      <text:p text:style-name="P1"><text:span text:style-name="T1">Given a list of </text:span><text:span text:style-name="T12">items</text:span><text:span text:style-name="T1">, suppose that you repeated the following operation </text:span><text:span text:style-name="T12">n</text:span><text:span text:style-name="T1"> times: remove the first element from </text:span><text:span text:style-name="T12">items</text:span><text:span text:style-name="T1">, and append that same element twice to the end of </text:span><text:span text:style-name="T12">items</text:span><text:span text:style-name="T1">. Which one of the </text:span><text:span text:style-name="T12">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2">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2">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2">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2">items</text:span></text:p>
          </table:table-cell>
          <table:table-cell table:style-name="Table44.A1" office:value-type="string">
            <text:p text:style-name="P7"><text:span text:style-name="T12">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2">['joe', 'bob', 42]</text:span></text:p>
          </table:table-cell>
          <table:table-cell table:style-name="Table44.A1" office:value-type="string">
            <text:p text:style-name="P7"><text:span text:style-name="T12">10</text:span></text:p>
          </table:table-cell>
          <table:table-cell table:style-name="Table44.A1" office:value-type="string">
            <text:p text:style-name="P7"><text:span text:style-name="T12">'joe'</text:span></text:p>
          </table:table-cell>
        </table:table-row>
        <table:table-row table:style-name="Table44.1">
          <table:table-cell table:style-name="Table44.A1" office:value-type="string">
            <text:p text:style-name="P7"><text:span text:style-name="T12">[17, 42, 99]</text:span></text:p>
          </table:table-cell>
          <table:table-cell table:style-name="Table44.A1" office:value-type="string">
            <text:p text:style-name="P7"><text:span text:style-name="T12">1000</text:span></text:p>
          </table:table-cell>
          <table:table-cell table:style-name="Table44.A1" office:value-type="string">
            <text:p text:style-name="P7"><text:span text:style-name="T12">17</text:span></text:p>
          </table:table-cell>
        </table:table-row>
        <table:table-row table:style-name="Table44.1">
          <table:table-cell table:style-name="Table44.A1" office:value-type="string">
            <text:p text:style-name="P3"><text:span text:style-name="T12">[17, 42, 99]</text:span></text:p>
          </table:table-cell>
          <table:table-cell table:style-name="Table44.A1" office:value-type="string">
            <text:p text:style-name="P7"><text:span text:style-name="T12">10**20</text:span></text:p>
          </table:table-cell>
          <table:table-cell table:style-name="Table44.A1" office:value-type="string">
            <text:p text:style-name="P7"><text:span text:style-name="T12">99</text:span></text:p>
          </table:table-cell>
        </table:table-row>
        <table:table-row table:style-name="Table44.1">
          <table:table-cell table:style-name="Table44.A1" office:value-type="string">
            <text:p text:style-name="P7"><text:span text:style-name="T12">['only', 'the', 'number', 'of', 'items', 'matters']</text:span></text:p>
          </table:table-cell>
          <table:table-cell table:style-name="Table44.A1" office:value-type="string">
            <text:p text:style-name="P7"><text:span text:style-name="T12">10**1000</text:span></text:p>
          </table:table-cell>
          <table:table-cell table:style-name="Table44.A1" office:value-type="string">
            <text:p text:style-name="P7"><text:span text:style-name="T12">'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2">Giving back change</text:span></text:p>
      <text:p text:style-name="P2"/>
      <text:p text:style-name="P1"><text:span text:style-name="T12">def give_change(amount, coins):</text:span></text:p>
      <text:p text:style-name="P2"/>
      <text:p text:style-name="P1"><text:span text:style-name="T1">Given the </text:span><text:span text:style-name="T12">amount</text:span><text:span text:style-name="T1"> of money (expressed as an integer as the total number of cents, one dollar being equal to 100 cents) and the list of available denominations of </text:span><text:span text:style-name="T12">coins</text:span><text:span text:style-name="T1"> (similarly expressed as cents), create and return a list of coins that add up to </text:span><text:span text:style-name="T12">amount</text:span><text:span text:style-name="T1"> using the </text:span><text:span text:style-name="T2">greedy approach</text:span><text:span text:style-name="T1">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2">amount</text:span></text:p>
          </table:table-cell>
          <table:table-cell table:style-name="Table45.A1" office:value-type="string">
            <text:p text:style-name="P3"><text:span text:style-name="T12">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2">64</text:span></text:p>
          </table:table-cell>
          <table:table-cell table:style-name="Table45.A1" office:value-type="string">
            <text:p text:style-name="P3"><text:span text:style-name="T12">[50, 25, 10, 5, 1]</text:span></text:p>
          </table:table-cell>
          <table:table-cell table:style-name="Table45.A1" office:value-type="string">
            <text:p text:style-name="P3"><text:span text:style-name="T12">[50, 10, 1, 1, 1, 1]</text:span></text:p>
          </table:table-cell>
        </table:table-row>
        <table:table-row table:style-name="Table45.1">
          <table:table-cell table:style-name="Table45.A1" office:value-type="string">
            <text:p text:style-name="P3"><text:span text:style-name="T12">123</text:span></text:p>
          </table:table-cell>
          <table:table-cell table:style-name="Table45.A1" office:value-type="string">
            <text:p text:style-name="P3"><text:span text:style-name="T12">[100, 25, 10, 5, 1]</text:span></text:p>
          </table:table-cell>
          <table:table-cell table:style-name="Table45.A1" office:value-type="string">
            <text:p text:style-name="P3"><text:span text:style-name="T12">[100, 10, 10, 1, 1, 1]</text:span></text:p>
          </table:table-cell>
        </table:table-row>
        <table:table-row table:style-name="Table45.1">
          <table:table-cell table:style-name="Table45.A1" office:value-type="string">
            <text:p text:style-name="P3"><text:span text:style-name="T12">100</text:span></text:p>
          </table:table-cell>
          <table:table-cell table:style-name="Table45.A1" office:value-type="string">
            <text:p text:style-name="P3"><text:span text:style-name="T12">[42, 17, 11, 6, 1]</text:span></text:p>
          </table:table-cell>
          <table:table-cell table:style-name="Table45.A1" office:value-type="string">
            <text:p text:style-name="P3"><text:span text:style-name="T12">[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2">[50, 30, 1]</text:span><text:span text:style-name="T1"> and </text:span><text:span text:style-name="T12">60</text:span><text:span text:style-name="T1"> to be exchanged, the greedy solution </text:span><text:span text:style-name="T12">[50, 1, 1, 1, 1, 1, 1, 1, 1, 1, 1]</text:span><text:span text:style-name="T1"> uses eleven coins, whereas the optimal solution </text:span><text:span text:style-name="T12">[30, 30]</text:span><text:span text:style-name="T1"> needs only two! A more advanced </text:span><text:span text:style-name="T2">recursive</text:span><text:span text:style-name="T1"> algorithm would be needed to make the "take it or leave it" decision for each coin, with the intermediate results of this recursion then </text:span><text:span text:style-name="T2">memoized</text:span><text:span text:style-name="T1"> to avoid blowing up the running time exponentially.)</text:span></text:p>
      <text:p text:style-name="P19"><text:bookmark text:name="_ykdsn4fboh07"/><text:span text:style-name="T22">All cyclic shifts</text:span> </text:p>
      <text:p text:style-name="P2"/>
      <text:p text:style-name="P1"><text:span text:style-name="T12">def all_cyclic_shifts(text):</text:span></text:p>
      <text:p text:style-name="P2"/>
      <text:p text:style-name="P1"><text:span text:style-name="T1">Given a </text:span><text:span text:style-name="T12">text</text:span><text:span text:style-name="T1"> string, create and return the list of all its possible </text:span><text:span text:style-name="T3">cyclic shifts</text:span><text:span text:style-name="T1">, that is, strings of the same length that can be constructed from </text:span><text:span text:style-name="T12">text</text:span><text:span text:style-name="T1"> by moving some prefix of that string to the end of that string. For example, the cyclic shifts of </text:span><text:span text:style-name="T12">'hello'</text:span><text:span text:style-name="T1"> would be </text:span><text:span text:style-name="T12">'hello'</text:span><text:span text:style-name="T1">, </text:span><text:span text:style-name="T12">'elloh'</text:span><text:span text:style-name="T1">, </text:span><text:span text:style-name="T12">'llohe'</text:span><text:span text:style-name="T1">, </text:span><text:span text:style-name="T12">'lohel'</text:span><text:span text:style-name="T1">, and </text:span><text:span text:style-name="T12">'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2">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2">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2">'01001'</text:span></text:p>
          </table:table-cell>
          <table:table-cell table:style-name="Table46.A1" office:value-type="string">
            <text:p text:style-name="P3"><text:span text:style-name="T12">['00101', '01001', '01010', '10010', '10100']</text:span></text:p>
          </table:table-cell>
        </table:table-row>
        <table:table-row table:style-name="Table46.1">
          <table:table-cell table:style-name="Table46.A1" office:value-type="string">
            <text:p text:style-name="P3"><text:span text:style-name="T12">'010101'</text:span></text:p>
          </table:table-cell>
          <table:table-cell table:style-name="Table46.A1" office:value-type="string">
            <text:p text:style-name="P3"><text:span text:style-name="T12">['010101', '101010']</text:span></text:p>
          </table:table-cell>
        </table:table-row>
        <table:table-row table:style-name="Table46.1">
          <table:table-cell table:style-name="Table46.A1" office:value-type="string">
            <text:p text:style-name="P3"><text:span text:style-name="T12">'hello'</text:span></text:p>
          </table:table-cell>
          <table:table-cell table:style-name="Table46.A1" office:value-type="string">
            <text:p text:style-name="P3"><text:span text:style-name="T12">['elloh', 'hello', 'llohe', 'lohel', 'ohell']</text:span></text:p>
          </table:table-cell>
        </table:table-row>
        <table:table-row table:style-name="Table46.1">
          <table:table-cell table:style-name="Table46.A1" office:value-type="string">
            <text:p text:style-name="P3"><text:span text:style-name="T12">'xxxxxxxxx'</text:span></text:p>
          </table:table-cell>
          <table:table-cell table:style-name="Table46.A1" office:value-type="string">
            <text:p text:style-name="P3"><text:span text:style-name="T12">['xxxxxxxxx']</text:span></text:p>
          </table:table-cell>
        </table:table-row>
      </table:table>
      <text:p text:style-name="P2"/>
      <text:p text:style-name="P19"><text:bookmark text:name="_kzgzhar8dsps"/><text:span text:style-name="T22">Postfix interpreter</text:span></text:p>
      <text:p text:style-name="P2"/>
      <text:p text:style-name="P1"><text:span text:style-name="T12">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2">PEMDAS</text:span><text:span text:style-name="T1"> order determined by </text:span><text:span text:style-name="T3">precedence</text:span><text:span text:style-name="T1"> and </text:span><text:span text:style-name="T3">associativity</text:span><text:span text:style-name="T1">. Writing arithmetic expressions in </text:span><text:span text:style-name="T3">postfix</text:span><text:span text:style-name="T1"> notation (also known as </text:span><text:a xlink:type="simple" xlink:href="https://en.wikipedia.org/wiki/Reverse_Polish_notation" text:style-name="ListLabel_20_37" text:visited-style-name="ListLabel_20_37"><text:span text:style-name="T7">Reverse Polish Notation</text:span></text:a><text:span text:style-name="T1">) may look strange to us humans accustomed to the conventional </text:span><text:span text:style-name="T3">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2">items</text:span><text:span text:style-name="T1"> that can be either individual integers or one of the strings </text:span><text:span text:style-name="T12">'+'</text:span><text:span text:style-name="T1">, </text:span><text:span text:style-name="T12">'-'</text:span><text:span text:style-name="T1">, </text:span><text:span text:style-name="T12">'*'</text:span><text:span text:style-name="T1"> and </text:span><text:span text:style-name="T12">'/'</text:span><text:span text:style-name="T1"> for the four possible arithmetic operators.</text:span></text:p>
      <text:p text:style-name="P2"/>
      <text:p text:style-name="P1"><text:span text:style-name="T1">To evaluate a postfix expression using a simple linear loop, use a list as a </text:span><text:span text:style-name="T2">stack</text:span><text:span text:style-name="T1"> that is initially empty. Loop through the </text:span><text:span text:style-name="T12">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2">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2">//</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2">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2">[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2">20</text:span></text:p>
          </table:table-cell>
        </table:table-row>
        <table:table-row table:style-name="Table47.1">
          <table:table-cell table:style-name="Table47.A1" office:value-type="string">
            <text:p text:style-name="P3"><text:span text:style-name="T12">[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2">14</text:span></text:p>
          </table:table-cell>
        </table:table-row>
        <table:table-row table:style-name="Table47.1">
          <table:table-cell table:style-name="Table47.A1" office:value-type="string">
            <text:p text:style-name="P3"><text:span text:style-name="T12">[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2">0</text:span></text:p>
          </table:table-cell>
        </table:table-row>
        <table:table-row table:style-name="Table47.1">
          <table:table-cell table:style-name="Table47.A1" office:value-type="string">
            <text:p text:style-name="P3"><text:span text:style-name="T12">[7, 3, '/']</text:span></text:p>
          </table:table-cell>
          <table:table-cell table:style-name="Table47.A1" office:value-type="string">
            <text:p text:style-name="P3"><text:span text:style-name="T1">7 / 3</text:span></text:p>
          </table:table-cell>
          <table:table-cell table:style-name="Table47.A1" office:value-type="string">
            <text:p text:style-name="P3"><text:span text:style-name="T12">2</text:span></text:p>
          </table:table-cell>
        </table:table-row>
        <table:table-row table:style-name="Table47.1">
          <table:table-cell table:style-name="Table47.A1" office:value-type="string">
            <text:p text:style-name="P3"><text:span text:style-name="T12">[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2">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7">Forth</text:span></text:a><text:span text:style-name="T1">", if interested.)</text:span></text:p>
      <text:p text:style-name="P2"/>
      <text:p text:style-name="P16"><text:bookmark text:name="_c5sh0uplb4uj"/><text:span text:style-name="T22">Fractran interpreter</text:span></text:p>
      <text:p text:style-name="P2"/>
      <text:p text:style-name="P1"><text:span text:style-name="T12">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7">esoteric programming language</text:span></text:a><text:span text:style-name="T1"> called </text:span><text:a xlink:type="simple" xlink:href="https://en.wikipedia.org/wiki/FRACTRAN" text:style-name="ListLabel_20_37" text:visited-style-name="ListLabel_20_37"><text:span text:style-name="T7">FRACTRAN</text:span></text:a><text:span text:style-name="T1"> is one of the wackier inventions of </text:span><text:a xlink:type="simple" xlink:href="https://en.wikipedia.org/wiki/John_Horton_Conway" text:style-name="ListLabel_20_37" text:visited-style-name="ListLabel_20_37"><text:span text:style-name="T7">John Conway,</text:span></text:a><text:span text:style-name="T1"> who is quite a character among mathematicians and computer scientists. A program written in such mysterious and hard-to-decipher form consists of nothing but a list of positive integer fractions, in this problem given as tuples of the numerator and the denominator. (Of course, you are allowed to use the </text:span><text:span text:style-name="T12">Fraction</text:span><text:span text:style-name="T1"> data type of the Python </text:span><text:span text:style-name="T12">fractions</text:span><text:span text:style-name="T1"> module to simplify the computations inside your function.)</text:span></text:p>
      <text:p text:style-name="P2"/>
      <text:p text:style-name="P1"><text:span text:style-name="T1">Given a positive integer </text:span><text:span text:style-name="T12">n</text:span><text:span text:style-name="T1"> as the starting state, the next state is the product </text:span><text:span text:style-name="T12">n*f</text:span><text:span text:style-name="T1"> for the first fraction listed in </text:span><text:span text:style-name="T12">prog</text:span><text:span text:style-name="T1"> for which </text:span><text:span text:style-name="T12">n*f</text:span><text:span text:style-name="T1"> is an integer. That number then becomes the new state for the next round. If </text:span><text:span text:style-name="T12">n*f</text:span><text:span text:style-name="T1"> is not an integer for any of the fractions </text:span><text:span text:style-name="T12">f</text:span><text:span text:style-name="T1"> listed in </text:span><text:span text:style-name="T12">prog</text:span><text:span text:style-name="T1">, the execution terminates. Your function should compute and return the sequence of integers produced by the given FRACTRAN program, with a forced termination... or I guess we should say </text:span><text:span text:style-name="T3">halt</text:span><text:span text:style-name="T1"> (considering that Conway is British) taking place after </text:span><text:span text:style-name="T12">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2">n</text:span></text:p>
          </table:table-cell>
          <table:table-cell table:style-name="Table48.A1" office:value-type="string">
            <text:p text:style-name="P7"><text:span text:style-name="T12">prog</text:span></text:p>
          </table:table-cell>
          <table:table-cell table:style-name="Table48.A1" office:value-type="string">
            <text:p text:style-name="P7"><text:span text:style-name="T12">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2">2</text:span></text:p>
          </table:table-cell>
          <table:table-cell table:style-name="Table48.A1" office:value-type="string">
            <text:p text:style-name="P7"><text:span text:style-name="T12">[(17, 91), (78, 85), (19, 51), (23, 38), (29, 33), (77, 29), (95, 23), (77, 19), (1, 17), (11, 13), (13, 11), (15, 2), (1, 7), (55, 1)]</text:span></text:p>
          </table:table-cell>
          <table:table-cell table:style-name="Table48.A1" office:value-type="string">
            <text:p text:style-name="P7"><text:span text:style-name="T12">20</text:span></text:p>
          </table:table-cell>
          <table:table-cell table:style-name="Table48.A1" office:value-type="string">
            <text:p text:style-name="P7"><text:span text:style-name="T12">[2, 15, 825, 725, 1925, 2275, 425, 390, 330, 290, 770, 910, 170, 156, 132, 116, 308, 364, 68, 4, 30]</text:span></text:p>
          </table:table-cell>
        </table:table-row>
        <table:table-row table:style-name="Table48.1">
          <table:table-cell table:style-name="Table48.A1" office:value-type="string">
            <text:p text:style-name="P7"><text:span text:style-name="T12">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2">20</text:span></text:p>
          </table:table-cell>
          <table:table-cell table:style-name="Table48.A1" office:value-type="string">
            <text:p text:style-name="P7"><text:span text:style-name="T12">[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2">Bingo bango bongo, I don't want to leave the Python</text:span> </text:p>
      <text:p text:style-name="P2"/>
      <text:p text:style-name="P1"><text:span text:style-name="T12">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3">k</text:span><text:span text:style-name="T1"> by using a list whose elements represent structures of dimension </text:span><text:span text:style-name="T3">k</text:span><text:span text:style-name="T1"> - 1. In this problem, your task is to determine whether the given 5-by-5 bingo card contains a bingo, that is, all the numbers of some row or column are included in the list of drawn </text:span><text:span text:style-name="T12">numbers</text:span><text:span text:style-name="T1">. The bingo can also be in the main diagonal (from upper left to lower right) or in the main anti-diagonal (from upper right to lower left). If the parameter </text:span><text:span text:style-name="T12">centerfree</text:span><text:span text:style-name="T1"> is </text:span><text:span text:style-name="T12">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2">card</text:span></text:p>
          </table:table-cell>
          <table:table-cell table:style-name="Table49.A1" office:value-type="string">
            <text:p text:style-name="P7"><text:span text:style-name="T12">numbers</text:span></text:p>
          </table:table-cell>
          <table:table-cell table:style-name="Table49.A1" office:value-type="string">
            <text:p text:style-name="P7"><text:span text:style-name="T12">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2">[</text:span></text:p>
            <text:p text:style-name="P7"><text:span text:style-name="T12">[38, 93, 42, 47, 15], [90, 13, 41, 10, 56], [54, 23, 87, 70, 6], [86, 43, 48, 40, 92], [71, 24, 44, 1, 34]</text:span></text:p>
            <text:p text:style-name="P7"><text:span text:style-name="T12">]</text:span></text:p>
          </table:table-cell>
          <table:table-cell table:style-name="Table49.A1" office:value-type="string">
            <text:p text:style-name="P7"><text:span text:style-name="T12">[1, 2, 3, 4, 6, 8, 12, 13, 15, 16, 19, 21, 22, 24, 28, 34, 38, 40, 41, 42, 43, 45, 47, 49, 51, 53, 55, 57, 58, 62, 65, 66, 69, 70, 72, 82, 83, 84, 86, 88, 95, 97]</text:span></text:p>
          </table:table-cell>
          <table:table-cell table:style-name="Table49.A1" office:value-type="string">
            <text:p text:style-name="P7"><text:span text:style-name="T12">True</text:span></text:p>
          </table:table-cell>
          <table:table-cell table:style-name="Table49.A1" office:value-type="string">
            <text:p text:style-name="P7"><text:span text:style-name="T12">True</text:span></text:p>
          </table:table-cell>
        </table:table-row>
        <table:table-row table:style-name="Table49.1">
          <table:table-cell table:style-name="Table49.A1" office:value-type="string">
            <text:p text:style-name="P7"><text:span text:style-name="T12">[</text:span></text:p>
            <text:p text:style-name="P7"><text:span text:style-name="T12">[89, 23, 61, 94, 67], [19, 85, 90, 70, 32], [36, 98, 57, 82, 20], [76, 46, 25, 29, 7], [55, 14, 53, 37, 44]</text:span></text:p>
            <text:p text:style-name="P7"><text:span text:style-name="T12">]</text:span></text:p>
          </table:table-cell>
          <table:table-cell table:style-name="Table49.A1" office:value-type="string">
            <text:p text:style-name="P7"><text:span text:style-name="T12">[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2">False</text:span></text:p>
          </table:table-cell>
          <table:table-cell table:style-name="Table49.A1" office:value-type="string">
            <text:p text:style-name="P7"><text:span text:style-name="T12">True</text:span></text:p>
          </table:table-cell>
        </table:table-row>
      </table:table>
      <text:p text:style-name="P2"/>
      <text:p text:style-name="P2"/>
      <text:p text:style-name="P2"/>
      <text:p text:style-name="P16"><text:bookmark text:name="_g5pu8ribqzjf"/><text:span text:style-name="T22">Group equal consecutive elements into sublists</text:span> </text:p>
      <text:p text:style-name="P2"/>
      <text:p text:style-name="P1"><text:span text:style-name="T12">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2">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2">['bob', 'bob', 7, 'bob']</text:span></text:p>
          </table:table-cell>
          <table:table-cell table:style-name="Table50.A1" office:value-type="string">
            <text:p text:style-name="P7"><text:span text:style-name="T12">[['bob','bob'], [7], ['bob']]</text:span></text:p>
          </table:table-cell>
        </table:table-row>
        <table:table-row table:style-name="Table50.1">
          <table:table-cell table:style-name="Table50.A1" office:value-type="string">
            <text:p text:style-name="P7"><text:span text:style-name="T12">[1, 1, 4, 4, 4, 'hello', 'hello', 4]</text:span></text:p>
          </table:table-cell>
          <table:table-cell table:style-name="Table50.A1" office:value-type="string">
            <text:p text:style-name="P7"><text:span text:style-name="T12">[[1,1],[4,4,4],['hello','hello'],[4]]</text:span></text:p>
          </table:table-cell>
        </table:table-row>
        <table:table-row table:style-name="Table50.1">
          <table:table-cell table:style-name="Table50.A1" office:value-type="string">
            <text:p text:style-name="P7"><text:span text:style-name="T12">[1, 2, 3, 4]</text:span></text:p>
          </table:table-cell>
          <table:table-cell table:style-name="Table50.A1" office:value-type="string">
            <text:p text:style-name="P7"><text:span text:style-name="T12">[[1], [2], [3], [4]]</text:span></text:p>
          </table:table-cell>
        </table:table-row>
        <table:table-row table:style-name="Table50.1">
          <table:table-cell table:style-name="Table50.A1" office:value-type="string">
            <text:p text:style-name="P7"><text:span text:style-name="T12">[1]</text:span></text:p>
          </table:table-cell>
          <table:table-cell table:style-name="Table50.A1" office:value-type="string">
            <text:p text:style-name="P7"><text:span text:style-name="T12">[[1]]</text:span></text:p>
          </table:table-cell>
        </table:table-row>
        <table:table-row table:style-name="Table50.1">
          <table:table-cell table:style-name="Table50.A1" office:value-type="string">
            <text:p text:style-name="P7"><text:span text:style-name="T12">[]</text:span></text:p>
          </table:table-cell>
          <table:table-cell table:style-name="Table50.A1" office:value-type="string">
            <text:p text:style-name="P7"><text:span text:style-name="T12">[]</text:span></text:p>
          </table:table-cell>
        </table:table-row>
      </table:table>
      <text:p text:style-name="P2"/>
      <text:p text:style-name="P2"/>
      <text:p text:style-name="P19"><text:bookmark text:name="_ep6v9xpvv8b5"/><text:span text:style-name="T22">Recamán's sequence</text:span> </text:p>
      <text:p text:style-name="P2"/>
      <text:p text:style-name="P1"><text:span text:style-name="T12">def recaman(n):</text:span></text:p>
      <text:p text:style-name="P2"/>
      <text:p text:style-name="P1"><text:span text:style-name="T1">Compute and return the first </text:span><text:span text:style-name="T12">n</text:span><text:span text:style-name="T1"> terms of the </text:span><text:a xlink:type="simple" xlink:href="http://mathworld.wolfram.com/RecamansSequence.html" text:style-name="ListLabel_20_37" text:visited-style-name="ListLabel_20_37"><text:span text:style-name="T7">Recamán's sequence</text:span></text:a><text:span text:style-name="T1">, starting from the term </text:span><text:span text:style-name="T3">a</text:span><text:span text:style-name="T27">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2">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7">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2">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2">10</text:span></text:p>
          </table:table-cell>
          <table:table-cell table:style-name="Table51.A1" office:value-type="string">
            <text:p text:style-name="P7"><text:span text:style-name="T12">[1, 3, 6, 2, 7, 13, 20, 12, 21, 11]</text:span></text:p>
          </table:table-cell>
        </table:table-row>
        <table:table-row table:style-name="Table51.1">
          <table:table-cell table:style-name="Table51.A1" office:value-type="string">
            <text:p text:style-name="P7"><text:span text:style-name="T12">1000000</text:span></text:p>
          </table:table-cell>
          <table:table-cell table:style-name="Table51.A1" office:value-type="string">
            <text:p text:style-name="P7"><text:span text:style-name="T1">(a list of million elements whose last five elements are </text:span><text:span text:style-name="T12">[2057162, 1057165, 2057163, 1057164, 2057164]</text:span><text:span text:style-name="T1"> ) <text:s/></text:span></text:p>
          </table:table-cell>
        </table:table-row>
      </table:table>
      <text:p text:style-name="P2"/>
      <text:p text:style-name="P19"><text:bookmark text:name="_tyolxjlx19jo"/><text:span text:style-name="T22">ztalloc ecneuqes</text:span></text:p>
      <text:p text:style-name="P2"/>
      <text:p text:style-name="P1"><text:span text:style-name="T12">def ztalloc(shape):</text:span></text:p>
      <text:p text:style-name="P2"/>
      <text:p text:style-name="P1"><text:span text:style-name="T1">The famous </text:span><text:a xlink:type="simple" xlink:href="https://en.wikipedia.org/wiki/Collatz_conjecture" text:style-name="ListLabel_20_37" text:visited-style-name="ListLabel_20_37"><text:span text:style-name="T7">Collatz sequence</text:span></text:a><text:span text:style-name="T1"> was used in the lectures as an example of a situation that requires the use of a </text:span><text:span text:style-name="T12">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2">up</text:span><text:span text:style-name="T1"> (3</text:span><text:span text:style-name="T3">x</text:span><text:span text:style-name="T1"> + 1) or </text:span><text:span text:style-name="T2">down</text:span><text:span text:style-name="T1"> (</text:span><text:span text:style-name="T3">x</text:span><text:span text:style-name="T1"> // 2) from the previous value, denoting these steps with letter </text:span><text:span text:style-name="T12">'u'</text:span><text:span text:style-name="T1"> and </text:span><text:span text:style-name="T12">'d'</text:span><text:span text:style-name="T1">, respectively. For example, starting from </text:span><text:span text:style-name="T12">n = 12</text:span><text:span text:style-name="T1">, the sequence </text:span><text:span text:style-name="T12">[12, 6, 3, 10, 5, 16, 8, 4, 2, 1]</text:span><text:span text:style-name="T1"> would have the step shape </text:span><text:span text:style-name="T12">'ddududddd'</text:span><text:span text:style-name="T1">.</text:span></text:p>
      <text:p text:style-name="P2"/>
      <text:p text:style-name="P1"><text:span text:style-name="T1">This function should, given the step </text:span><text:span text:style-name="T12">shape</text:span><text:span text:style-name="T1"> as a string that is guaranteed to consist of only letters </text:span><text:span text:style-name="T12">u</text:span><text:span text:style-name="T1"> and </text:span><text:span text:style-name="T12">d</text:span><text:span text:style-name="T1">, determine which starting value for the Collatz sequence produces that </text:span><text:span text:style-name="T12">shape</text:span><text:span text:style-name="T1">. However, this function must also recognize that some shape strings are impossible as entailed by the transition rules of Collatz problem, and correctly return </text:span><text:span text:style-name="T12">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2">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2">'ududududddddudddd'</text:span></text:p>
          </table:table-cell>
          <table:table-cell table:style-name="Table52.A1" office:value-type="string">
            <text:p text:style-name="P7"><text:span text:style-name="T12">15</text:span></text:p>
          </table:table-cell>
        </table:table-row>
        <table:table-row table:style-name="Table52.1">
          <table:table-cell table:style-name="Table52.A1" office:value-type="string">
            <text:p text:style-name="P7"><text:span text:style-name="T12">'dudududdudddudddd'</text:span></text:p>
          </table:table-cell>
          <table:table-cell table:style-name="Table52.A1" office:value-type="string">
            <text:p text:style-name="P7"><text:span text:style-name="T12">14</text:span></text:p>
          </table:table-cell>
        </table:table-row>
        <table:table-row table:style-name="Table52.1">
          <table:table-cell table:style-name="Table52.A1" office:value-type="string">
            <text:p text:style-name="P7"><text:span text:style-name="T12">'uduuudddd'</text:span></text:p>
          </table:table-cell>
          <table:table-cell table:style-name="Table52.A1" office:value-type="string">
            <text:p text:style-name="P7"><text:span text:style-name="T12">None</text:span></text:p>
          </table:table-cell>
        </table:table-row>
        <table:table-row table:style-name="Table52.1">
          <table:table-cell table:style-name="Table52.A1" office:value-type="string">
            <text:p text:style-name="P7"><text:span text:style-name="T12">'d'</text:span></text:p>
          </table:table-cell>
          <table:table-cell table:style-name="Table52.A1" office:value-type="string">
            <text:p text:style-name="P7"><text:span text:style-name="T12">2</text:span></text:p>
          </table:table-cell>
        </table:table-row>
        <table:table-row table:style-name="Table52.1">
          <table:table-cell table:style-name="Table52.A1" office:value-type="string">
            <text:p text:style-name="P7"><text:span text:style-name="T12">'uuududdddduuuuuuudddddd'</text:span></text:p>
          </table:table-cell>
          <table:table-cell table:style-name="Table52.A1" office:value-type="string">
            <text:p text:style-name="P7"><text:span text:style-name="T12">None</text:span></text:p>
          </table:table-cell>
        </table:table-row>
      </table:table>
      <text:p text:style-name="P2"/>
      <text:p text:style-name="P19"><text:bookmark text:name="_lq8sj548dw8f"/><text:span text:style-name="T22">Running median of three</text:span> </text:p>
      <text:p text:style-name="P2"/>
      <text:p text:style-name="P1"><text:span text:style-name="T12">def running_median_of_three(items):</text:span></text:p>
      <text:p text:style-name="P2"/>
      <text:p text:style-name="P1"><text:span text:style-name="T1">Given a list of </text:span><text:span text:style-name="T12">items</text:span><text:span text:style-name="T1"> that are all guaranteed to be integers, create and return a new list whose first two elements are the same as they were in original </text:span><text:span text:style-name="T12">items</text:span><text:span text:style-name="T1">, after which each element equals the </text:span><text:span text:style-name="T2">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2">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2">[5, 2, 9, 1, 7, 4, 6, 3, 8]</text:span></text:p>
          </table:table-cell>
          <table:table-cell table:style-name="Table53.A1" office:value-type="string">
            <text:p text:style-name="P7"><text:span text:style-name="T12">[5, 2, 5, 2, 7, 4, 6, 4, 6]</text:span></text:p>
          </table:table-cell>
        </table:table-row>
        <table:table-row table:style-name="Table53.1">
          <table:table-cell table:style-name="Table53.A1" office:value-type="string">
            <text:p text:style-name="P7"><text:span text:style-name="T12">[1, 2, 3, 4, 5, 6, 7]</text:span></text:p>
          </table:table-cell>
          <table:table-cell table:style-name="Table53.A1" office:value-type="string">
            <text:p text:style-name="P7"><text:span text:style-name="T12">[1, 2, 2, 3, 4, 5, 6]</text:span></text:p>
          </table:table-cell>
        </table:table-row>
        <table:table-row table:style-name="Table53.1">
          <table:table-cell table:style-name="Table53.A1" office:value-type="string">
            <text:p text:style-name="P7"><text:span text:style-name="T12">[3, 5, 5, 5, 3]</text:span></text:p>
          </table:table-cell>
          <table:table-cell table:style-name="Table53.A1" office:value-type="string">
            <text:p text:style-name="P7"><text:span text:style-name="T12">[3, 5, 5, 5, 5]</text:span></text:p>
          </table:table-cell>
        </table:table-row>
        <table:table-row table:style-name="Table53.1">
          <table:table-cell table:style-name="Table53.A1" office:value-type="string">
            <text:p text:style-name="P7"><text:span text:style-name="T12">[22, 77]</text:span></text:p>
          </table:table-cell>
          <table:table-cell table:style-name="Table53.A1" office:value-type="string">
            <text:p text:style-name="P7"><text:span text:style-name="T12">[22, 77]</text:span></text:p>
          </table:table-cell>
        </table:table-row>
        <table:table-row table:style-name="Table53.1">
          <table:table-cell table:style-name="Table53.A1" office:value-type="string">
            <text:p text:style-name="P7"><text:span text:style-name="T12">[42]</text:span></text:p>
          </table:table-cell>
          <table:table-cell table:style-name="Table53.A1" office:value-type="string">
            <text:p text:style-name="P7"><text:span text:style-name="T12">[42]</text:span></text:p>
          </table:table-cell>
        </table:table-row>
      </table:table>
      <text:p text:style-name="P2"/>
      <text:p text:style-name="P19"><text:bookmark text:name="_zebvp77y0f89"/><text:span text:style-name="T22">Detab</text:span></text:p>
      <text:p text:style-name="P4"/>
      <text:p text:style-name="P1"><text:span text:style-name="T12">def detab(text, n = 8, sub = ' '):</text:span></text:p>
      <text:p text:style-name="P2"/>
      <text:p text:style-name="P1"><text:span text:style-name="T1">In the </text:span><text:span text:style-name="T2">detabbing</text:span><text:span text:style-name="T1"> process of converting tab characters </text:span><text:span text:style-name="T12">'\t'</text:span><text:span text:style-name="T1"> to ordinary whitespaces, each tab character is replaced by a suitable number of whitespace characters so that the next character is placed at a position that is exactly divisible by </text:span><text:span text:style-name="T12">n</text:span><text:span text:style-name="T1">. However, if the next character is already in a position that is divisible by </text:span><text:span text:style-name="T12">n</text:span><text:span text:style-name="T1">, another </text:span><text:span text:style-name="T12">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2">sub</text:span><text:span text:style-name="T1"> that defaults to whitespace. This function should create and return the detabbed version of its parameter </text:span><text:span text:style-name="T12">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2">text</text:span></text:p>
          </table:table-cell>
          <table:table-cell table:style-name="Table54.A1" office:value-type="string">
            <text:p text:style-name="P7"><text:span text:style-name="T12">n</text:span></text:p>
          </table:table-cell>
          <table:table-cell table:style-name="Table54.A1" office:value-type="string">
            <text:p text:style-name="P7"><text:span text:style-name="T12">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2">'Hello\tthereyou\tworld'</text:span></text:p>
          </table:table-cell>
          <table:table-cell table:style-name="Table54.A1" office:value-type="string">
            <text:p text:style-name="P7"><text:span text:style-name="T12">8</text:span></text:p>
          </table:table-cell>
          <table:table-cell table:style-name="Table54.A1" office:value-type="string">
            <text:p text:style-name="P7"><text:span text:style-name="T12">'$'</text:span></text:p>
          </table:table-cell>
          <table:table-cell table:style-name="Table54.A1" office:value-type="string">
            <text:p text:style-name="P7"><text:span text:style-name="T12">'Hello$$$thereyou$$$$$$$$world'</text:span></text:p>
          </table:table-cell>
        </table:table-row>
        <table:table-row table:style-name="Table54.1">
          <table:table-cell table:style-name="Table54.A1" office:value-type="string">
            <text:p text:style-name="P7"><text:span text:style-name="T12">'Ilkka\tMarkus\tKokkarinen'</text:span></text:p>
          </table:table-cell>
          <table:table-cell table:style-name="Table54.A1" office:value-type="string">
            <text:p text:style-name="P7"><text:span text:style-name="T12">4</text:span></text:p>
          </table:table-cell>
          <table:table-cell table:style-name="Table54.A1" office:value-type="string">
            <text:p text:style-name="P7"><text:span text:style-name="T12">'-'</text:span></text:p>
          </table:table-cell>
          <table:table-cell table:style-name="Table54.A1" office:value-type="string">
            <text:p text:style-name="P7"><text:span text:style-name="T12">'Ilkka---Markus--Kokkarinen'</text:span></text:p>
          </table:table-cell>
        </table:table-row>
        <table:table-row table:style-name="Table54.1">
          <table:table-cell table:style-name="Table54.A1" office:value-type="string">
            <text:p text:style-name="P7"><text:span text:style-name="T12">'Tenser,\tsaid\tthe\ttensor'</text:span></text:p>
          </table:table-cell>
          <table:table-cell table:style-name="Table54.A1" office:value-type="string">
            <text:p text:style-name="P7"><text:span text:style-name="T12">5</text:span></text:p>
          </table:table-cell>
          <table:table-cell table:style-name="Table54.A1" office:value-type="string">
            <text:p text:style-name="P7"><text:span text:style-name="T12">'+'</text:span></text:p>
          </table:table-cell>
          <table:table-cell table:style-name="Table54.A1" office:value-type="string">
            <text:p text:style-name="P7"><text:span text:style-name="T12">'Tenser,+++said+the++tensor'</text:span></text:p>
          </table:table-cell>
        </table:table-row>
      </table:table>
      <text:p text:style-name="P1"/>
      <text:p text:style-name="P1"><text:span text:style-name="T1">People vary greatly on their preference for the value of </text:span><text:span text:style-name="T12">n</text:span><text:span text:style-name="T1">, which is why we make it a named argument in this problem. Some people prefer </text:span><text:span text:style-name="T12">n</text:span><text:span text:style-name="T1"> = 4, others like the wider berth of </text:span><text:span text:style-name="T12">n</text:span><text:span text:style-name="T1"> = 8, whereas your instructor likes the tight </text:span><text:span text:style-name="T12">n</text:span><text:span text:style-name="T1"> = 2 best. To each his or her own.</text:span></text:p>
      <text:p text:style-name="P19"><text:bookmark text:name="_f9p4pdtv43ji"/><text:span text:style-name="T22">A profound lack of history</text:span></text:p>
      <text:p text:style-name="P2"/>
      <text:p text:style-name="P1"><text:span text:style-name="T12">def safe_squares_knights(n, knight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knights</text:span><text:span text:style-name="T1">, the position of each knight represented as a tuple </text:span><text:span text:style-name="T12">(row, column)</text:span><text:span text:style-name="T1"> of the row and the column that it is in. (The rows and columns are numbered from 0 to </text:span><text:span text:style-name="T3">n</text:span><text:span text:style-name="T1"> - 1.) A chess knight covers the eight squares inside the board that can be reached from its position with a jump of the knight's</text:span><text:span text:style-name="T2"> move</text:span><text:span text:style-name="T1"> making a </text:span><text:span text:style-name="T2">two-and-one L-shape</text:span><text:span text:style-name="T1">. Given the board size </text:span><text:span text:style-name="T12">n</text:span><text:span text:style-name="T1"> and the list of </text:span><text:span text:style-name="T12">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2">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2">n</text:span></text:p>
          </table:table-cell>
          <table:table-cell table:style-name="Table55.A1" office:value-type="string">
            <text:p text:style-name="P3"><text:span text:style-name="T12">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2">4</text:span></text:p>
          </table:table-cell>
          <table:table-cell table:style-name="Table55.A1" office:value-type="string">
            <text:p text:style-name="P3"><text:span text:style-name="T12">[(2,3), (0,1)]</text:span></text:p>
          </table:table-cell>
          <table:table-cell table:style-name="Table55.A1" office:value-type="string">
            <text:p text:style-name="P3"><text:span text:style-name="T12">8</text:span></text:p>
          </table:table-cell>
        </table:table-row>
        <table:table-row table:style-name="Table55.1">
          <table:table-cell table:style-name="Table55.A1" office:value-type="string">
            <text:p text:style-name="P3"><text:span text:style-name="T12">8</text:span></text:p>
          </table:table-cell>
          <table:table-cell table:style-name="Table55.A1" office:value-type="string">
            <text:p text:style-name="P3"><text:span text:style-name="T12">[(1,1), (3,5), (7,0), (7,6)]</text:span></text:p>
          </table:table-cell>
          <table:table-cell table:style-name="Table55.A1" office:value-type="string">
            <text:p text:style-name="P3"><text:span text:style-name="T12">44</text:span></text:p>
          </table:table-cell>
        </table:table-row>
        <table:table-row table:style-name="Table55.1">
          <table:table-cell table:style-name="Table55.A1" office:value-type="string">
            <text:p text:style-name="P3"><text:span text:style-name="T12">2</text:span></text:p>
          </table:table-cell>
          <table:table-cell table:style-name="Table55.A1" office:value-type="string">
            <text:p text:style-name="P3"><text:span text:style-name="T12">[(1,1)]</text:span></text:p>
          </table:table-cell>
          <table:table-cell table:style-name="Table55.A1" office:value-type="string">
            <text:p text:style-name="P3"><text:span text:style-name="T12">3</text:span></text:p>
          </table:table-cell>
        </table:table-row>
        <table:table-row table:style-name="Table55.1">
          <table:table-cell table:style-name="Table55.A1" office:value-type="string">
            <text:p text:style-name="P3"><text:span text:style-name="T12">6</text:span></text:p>
          </table:table-cell>
          <table:table-cell table:style-name="Table55.A1" office:value-type="string">
            <text:p text:style-name="P3"><text:span text:style-name="T12">[(0,0), (1, 1), (2, 2), (3, 3), (4, 4), (5, 5)]</text:span></text:p>
          </table:table-cell>
          <table:table-cell table:style-name="Table55.A1" office:value-type="string">
            <text:p text:style-name="P3"><text:span text:style-name="T12">14</text:span></text:p>
          </table:table-cell>
        </table:table-row>
        <table:table-row table:style-name="Table55.1">
          <table:table-cell table:style-name="Table55.A1" office:value-type="string">
            <text:p text:style-name="P3"><text:span text:style-name="T12">100</text:span></text:p>
          </table:table-cell>
          <table:table-cell table:style-name="Table55.A1" office:value-type="string">
            <text:p text:style-name="P3"><text:span text:style-name="T12">[(row, (row*row) % 100) for row in range(100)]</text:span></text:p>
          </table:table-cell>
          <table:table-cell table:style-name="Table55.A1" office:value-type="string">
            <text:p text:style-name="P3"><text:span text:style-name="T12">9191</text:span></text:p>
          </table:table-cell>
        </table:table-row>
      </table:table>
      <text:p text:style-name="P2"/>
      <text:p text:style-name="P1"/>
      <text:p text:style-name="P19"><text:bookmark text:name="_xfdmnxmxemj8"/><text:span text:style-name="T22">Reverse every ascending sublist</text:span> </text:p>
      <text:p text:style-name="P2"/>
      <text:p text:style-name="P1"><text:span text:style-name="T12">def reverse_ascending_sublists(items):</text:span></text:p>
      <text:p text:style-name="P1"/>
      <text:p text:style-name="P1"><text:span text:style-name="T1">Create and return a new list that contains the same elements as the argument list </text:span><text:span text:style-name="T12">items</text:span><text:span text:style-name="T1">, but reversing the order of the elements inside every maximal </text:span><text:span text:style-name="T2">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3">Mathematica</text:span><text:span text:style-name="T1"> or some symbolic computation system that operates directly on expressions and their forms so that you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2">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2">[</text:span><text:span text:style-name="T14">1, 2, 3, 4, 5</text:span><text:span text:style-name="T12">]</text:span></text:p>
          </table:table-cell>
          <table:table-cell table:style-name="Table56.A1" office:value-type="string">
            <text:p text:style-name="P7"><text:span text:style-name="T12">[</text:span><text:span text:style-name="T14">5, 4, 3, 2, 1</text:span><text:span text:style-name="T12">]</text:span></text:p>
          </table:table-cell>
        </table:table-row>
        <table:table-row table:style-name="Table56.1">
          <table:table-cell table:style-name="Table56.A1" office:value-type="string">
            <text:p text:style-name="P7"><text:span text:style-name="T12">[</text:span><text:span text:style-name="T14">5, 7, 10</text:span><text:span text:style-name="T12">, </text:span><text:span text:style-name="T18">4</text:span><text:span text:style-name="T12">, </text:span><text:span text:style-name="T19">2, 7, 8</text:span><text:span text:style-name="T12">, </text:span><text:span text:style-name="T15">1, 3</text:span><text:span text:style-name="T12">]</text:span></text:p>
          </table:table-cell>
          <table:table-cell table:style-name="Table56.A1" office:value-type="string">
            <text:p text:style-name="P7"><text:span text:style-name="T12">[</text:span><text:span text:style-name="T14">10, 7, 5</text:span><text:span text:style-name="T12">, </text:span><text:span text:style-name="T18">4</text:span><text:span text:style-name="T12">, </text:span><text:span text:style-name="T19">8, 7, 2</text:span><text:span text:style-name="T12">, </text:span><text:span text:style-name="T15">3, 1</text:span><text:span text:style-name="T12">]</text:span></text:p>
          </table:table-cell>
        </table:table-row>
        <table:table-row table:style-name="Table56.1">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row>
        <table:table-row table:style-name="Table56.1">
          <table:table-cell table:style-name="Table56.A1" office:value-type="string">
            <text:p text:style-name="P7"><text:span text:style-name="T12">[</text:span><text:span text:style-name="T14">1, 2</text:span><text:span text:style-name="T12">, </text:span><text:span text:style-name="T18">2, 3</text:span><text:span text:style-name="T12">]</text:span></text:p>
          </table:table-cell>
          <table:table-cell table:style-name="Table56.A1" office:value-type="string">
            <text:p text:style-name="P7"><text:span text:style-name="T12">[</text:span><text:span text:style-name="T14">2, 1</text:span><text:span text:style-name="T12">, </text:span><text:span text:style-name="T18">3, 2</text:span><text:span text:style-name="T12">]</text:span></text:p>
          </table:table-cell>
        </table:table-row>
      </table:table>
      <text:p text:style-name="P16"><text:bookmark text:name="_1qd8ethoebg7"/></text:p>
      <text:p text:style-name="P19"><text:bookmark text:name="_wqp9jxf6afd"/><text:span text:style-name="T22">Brangelina</text:span></text:p>
      <text:p text:style-name="P2"/>
      <text:p text:style-name="P1"><text:span text:style-name="T12">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2">groups</text:span><text:span text:style-name="T1"> of consecutive vowels (</text:span><text:span text:style-name="T3">aeiou</text:span><text:span text:style-name="T1">, since to keep this problem simple, the letter </text:span><text:span text:style-name="T3">y</text:span><text:span text:style-name="T1"> is always a consonant) there are inside the first name. For example, </text:span><text:span text:style-name="T12">'br</text:span><text:span text:style-name="T14">a</text:span><text:span text:style-name="T12">d'</text:span><text:span text:style-name="T1"> and </text:span><text:span text:style-name="T12">'b</text:span><text:span text:style-name="T14">e</text:span><text:span text:style-name="T12">n'</text:span><text:span text:style-name="T1"> have one group, </text:span><text:span text:style-name="T12">'sh</text:span><text:span text:style-name="T14">e</text:span><text:span text:style-name="T12">ld</text:span><text:span text:style-name="T14">o</text:span><text:span text:style-name="T12">n'</text:span><text:span text:style-name="T1"> and </text:span><text:span text:style-name="T12">'br</text:span><text:span text:style-name="T14">i</text:span><text:span text:style-name="T12">t</text:span><text:span text:style-name="T14">ai</text:span><text:span text:style-name="T12">n'</text:span><text:span text:style-name="T1"> have two, and </text:span><text:span text:style-name="T12">'</text:span><text:span text:style-name="T14">a</text:span><text:span text:style-name="T12">ng</text:span><text:span text:style-name="T14">e</text:span><text:span text:style-name="T12">l</text:span><text:span text:style-name="T14">i</text:span><text:span text:style-name="T12">n</text:span><text:span text:style-name="T14">a</text:span><text:span text:style-name="T12">'</text:span><text:span text:style-name="T1"> and </text:span><text:span text:style-name="T12">'</text:span><text:span text:style-name="T14">a</text:span><text:span text:style-name="T12">l</text:span><text:span text:style-name="T14">e</text:span><text:span text:style-name="T12">x</text:span><text:span text:style-name="T14">a</text:span><text:span text:style-name="T12">nd</text:span><text:span text:style-name="T14">e</text:span><text:span text:style-name="T12">r'</text:span><text:span text:style-name="T1"> have four. Note that a vowel group can contain more than one consecutive vowel, as in </text:span><text:span text:style-name="T12">'j</text:span><text:span text:style-name="T14">ua</text:span><text:span text:style-name="T12">n'</text:span><text:span text:style-name="T1"> or </text:span><text:span text:style-name="T12">'q</text:span><text:span text:style-name="T14">ueuei</text:span><text:span text:style-name="T12">ng'</text:span><text:span text:style-name="T1">.</text:span></text:p>
      <text:p text:style-name="P2"/>
      <text:p text:style-name="P1"><text:span text:style-name="T1">If the first name has only one vowel group, keep only the consonants before that group and throw away everything else. For example, </text:span><text:span text:style-name="T12">'ben'</text:span><text:span text:style-name="T1"> becomes </text:span><text:span text:style-name="T12">'b'</text:span><text:span text:style-name="T1">, and </text:span><text:span text:style-name="T12">'brad'</text:span><text:span text:style-name="T1"> becomes </text:span><text:span text:style-name="T12">'br'</text:span><text:span text:style-name="T1">. Otherwise, if the first word has </text:span><text:span text:style-name="T3">n</text:span><text:span text:style-name="T1"> &gt; 1 vowel groups, keep everything before the </text:span><text:span text:style-name="T2">second last</text:span><text:span text:style-name="T1"> vowel group </text:span><text:span text:style-name="T3">n</text:span><text:span text:style-name="T1"> - 1. For example, </text:span><text:span text:style-name="T12">'angelina'</text:span><text:span text:style-name="T1"> becomes </text:span><text:span text:style-name="T12">'angel'</text:span><text:span text:style-name="T1"> and </text:span><text:span text:style-name="T12">'alexander'</text:span><text:span text:style-name="T1"> becomes </text:span><text:span text:style-name="T12">'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2">first</text:span></text:p>
          </table:table-cell>
          <table:table-cell table:style-name="Table57.A1" office:value-type="string">
            <text:p text:style-name="P7"><text:span text:style-name="T12">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2">'brad'</text:span></text:p>
          </table:table-cell>
          <table:table-cell table:style-name="Table57.A1" office:value-type="string">
            <text:p text:style-name="P7"><text:span text:style-name="T12">'angelina'</text:span></text:p>
          </table:table-cell>
          <table:table-cell table:style-name="Table57.A1" office:value-type="string">
            <text:p text:style-name="P7"><text:span text:style-name="T12">'brangelina'</text:span></text:p>
          </table:table-cell>
        </table:table-row>
        <table:table-row table:style-name="Table57.1">
          <table:table-cell table:style-name="Table57.A1" office:value-type="string">
            <text:p text:style-name="P7"><text:span text:style-name="T12">'angelina'</text:span></text:p>
          </table:table-cell>
          <table:table-cell table:style-name="Table57.A1" office:value-type="string">
            <text:p text:style-name="P7"><text:span text:style-name="T12">'brad'</text:span></text:p>
          </table:table-cell>
          <table:table-cell table:style-name="Table57.A1" office:value-type="string">
            <text:p text:style-name="P7"><text:span text:style-name="T12">'angelad'</text:span></text:p>
          </table:table-cell>
        </table:table-row>
        <table:table-row table:style-name="Table57.1">
          <table:table-cell table:style-name="Table57.A1" office:value-type="string">
            <text:p text:style-name="P7"><text:span text:style-name="T12">'sheldon'</text:span></text:p>
          </table:table-cell>
          <table:table-cell table:style-name="Table57.A1" office:value-type="string">
            <text:p text:style-name="P7"><text:span text:style-name="T12">'amy'</text:span></text:p>
          </table:table-cell>
          <table:table-cell table:style-name="Table57.A1" office:value-type="string">
            <text:p text:style-name="P7"><text:span text:style-name="T12">'shamy'</text:span></text:p>
          </table:table-cell>
        </table:table-row>
        <table:table-row table:style-name="Table57.1">
          <table:table-cell table:style-name="Table57.A1" office:value-type="string">
            <text:p text:style-name="P7"><text:span text:style-name="T12">'amy'</text:span></text:p>
          </table:table-cell>
          <table:table-cell table:style-name="Table57.A1" office:value-type="string">
            <text:p text:style-name="P7"><text:span text:style-name="T12">'sheldon'</text:span></text:p>
          </table:table-cell>
          <table:table-cell table:style-name="Table57.A1" office:value-type="string">
            <text:p text:style-name="P7"><text:span text:style-name="T12">'eldon'</text:span></text:p>
          </table:table-cell>
        </table:table-row>
        <table:table-row table:style-name="Table57.1">
          <table:table-cell table:style-name="Table57.A1" office:value-type="string">
            <text:p text:style-name="P7"><text:span text:style-name="T12">'frank'</text:span></text:p>
          </table:table-cell>
          <table:table-cell table:style-name="Table57.A1" office:value-type="string">
            <text:p text:style-name="P7"><text:span text:style-name="T12">'ava'</text:span></text:p>
          </table:table-cell>
          <table:table-cell table:style-name="Table57.A1" office:value-type="string">
            <text:p text:style-name="P7"><text:span text:style-name="T12">'frava'</text:span></text:p>
          </table:table-cell>
        </table:table-row>
        <table:table-row table:style-name="Table57.1">
          <table:table-cell table:style-name="Table57.A1" office:value-type="string">
            <text:p text:style-name="P7"><text:span text:style-name="T12">'britain'</text:span></text:p>
          </table:table-cell>
          <table:table-cell table:style-name="Table57.A1" office:value-type="string">
            <text:p text:style-name="P7"><text:span text:style-name="T12">'exit'</text:span></text:p>
          </table:table-cell>
          <table:table-cell table:style-name="Table57.A1" office:value-type="string">
            <text:p text:style-name="P7"><text:span text:style-name="T12">'brexit'</text:span></text:p>
          </table:table-cell>
        </table:table-row>
        <table:table-row table:style-name="Table57.1">
          <table:table-cell table:style-name="Table57.A1" office:value-type="string">
            <text:p text:style-name="P7"><text:span text:style-name="T12">'donald'</text:span></text:p>
          </table:table-cell>
          <table:table-cell table:style-name="Table57.A1" office:value-type="string">
            <text:p text:style-name="P7"><text:span text:style-name="T12">'hillary'</text:span></text:p>
          </table:table-cell>
          <table:table-cell table:style-name="Table57.A1" office:value-type="string">
            <text:p text:style-name="P7"><text:span text:style-name="T12">'dillary'</text:span></text:p>
          </table:table-cell>
        </table:table-row>
      </table:table>
      <text:p text:style-name="P2"/>
      <text:p text:style-name="P1"><text:span text:style-name="T1">(These simple rules do not always produce the best possible result. For example, </text:span><text:span text:style-name="T12">'ross'</text:span><text:span text:style-name="T1"> and </text:span><text:span text:style-name="T12">'rachel'</text:span><text:span text:style-name="T1"> meld into </text:span><text:span text:style-name="T12">'rachel'</text:span><text:span text:style-name="T1"> instead of </text:span><text:span text:style-name="T12">'rochel'</text:span><text:span text:style-name="T1">, and </text:span><text:span text:style-name="T12">'joey'</text:span><text:span text:style-name="T1"> and </text:span><text:span text:style-name="T12">'phoebe'</text:span><text:span text:style-name="T1"> meld into </text:span><text:span text:style-name="T12">'joebe'</text:span><text:span text:style-name="T1"> instead of </text:span><text:span text:style-name="T12">'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2">Line with most points</text:span></text:p>
      <text:p text:style-name="P1"/>
      <text:p text:style-name="P1"><text:span text:style-name="T12">def line_with_most_points(points):</text:span></text:p>
      <text:p text:style-name="P1"/>
      <text:p text:style-name="P1"><text:span text:style-name="T1">A point on the two-dimensional grid of integers is given as a two-element tuple of </text:span><text:span text:style-name="T3">x</text:span><text:span text:style-name="T1">- and </text:span><text:span text:style-name="T3">y</text:span><text:span text:style-name="T1">-coordinates, for example </text:span><text:span text:style-name="T12">(2, 5)</text:span><text:span text:style-name="T1"> or </text:span><text:span text:style-name="T12">(10, 1)</text:span><text:span text:style-name="T1">. </text:span><text:a xlink:type="simple" xlink:href="http://mathworld.wolfram.com/EuclidsPostulates.html" text:style-name="ListLabel_20_37" text:visited-style-name="ListLabel_20_37"><text:span text:style-name="T7">As originally postulated by Euclid</text:span></text:a><text:span text:style-name="T1">, for any two distinct points on the plane, there exists </text:span><text:span text:style-name="T2">exactly one</text:span><text:span text:style-name="T1"> straight line that goes through both points. (In other spaces that have very different overall shapes, </text:span><text:a xlink:type="simple" xlink:href="https://en.wikipedia.org/wiki/Non-Euclidean_geometry" text:style-name="ListLabel_20_37" text:visited-style-name="ListLabel_20_37"><text:span text:style-name="T7">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2">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2">points</text:span><text:span text:style-name="T1"> lie on that line. The list of </text:span><text:span text:style-name="T12">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2">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2">[(42, 1), (7, 5)]</text:span></text:p>
          </table:table-cell>
          <table:table-cell table:style-name="Table58.A1" office:value-type="string">
            <text:p text:style-name="P7"><text:span text:style-name="T12">2</text:span></text:p>
          </table:table-cell>
        </table:table-row>
        <table:table-row table:style-name="Table58.1">
          <table:table-cell table:style-name="Table58.A1" office:value-type="string">
            <text:p text:style-name="P7"><text:span text:style-name="T12">[(1, 4), (2, 6), (3, 2), (4, 10)]</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x, y) for x in range(10) for y in range(10)]</text:span></text:p>
          </table:table-cell>
          <table:table-cell table:style-name="Table58.A1" office:value-type="string">
            <text:p text:style-name="P7"><text:span text:style-name="T12">10</text:span></text:p>
          </table:table-cell>
        </table:table-row>
        <table:table-row table:style-name="Table58.1">
          <table:table-cell table:style-name="Table58.A1" office:value-type="string">
            <text:p text:style-name="P7"><text:span text:style-name="T12">[(3, 5), (1, 4), (2, 6), (7, 7), (3, 8)]</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5, 6), (7, 3), (7, 1), (2, 1), (7, 4), (2, 6), (7, 7)]</text:span></text:p>
          </table:table-cell>
          <table:table-cell table:style-name="Table58.A1" office:value-type="string">
            <text:p text:style-name="P7"><text:span text:style-name="T12">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1">geometry.py</text:span></text:a><text:span text:style-name="T1"> for the </text:span><text:span text:style-name="T2">cross product</text:span><text:span text:style-name="T1"> function that can be used to quickly check whether three points are collinear. </text:span></text:p>
      <text:p text:style-name="P2"/>
      <text:p text:style-name="P19"><text:bookmark text:name="_wy29ff5xfp6b"/><text:span text:style-name="T22">Count distinct lines</text:span></text:p>
      <text:p text:style-name="P2"/>
      <text:p text:style-name="P1"><text:span text:style-name="T12">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2">points</text:span><text:span text:style-name="T1">. </text:span></text:p>
      <text:p text:style-name="P2"/>
      <text:p text:style-name="P1"><text:span text:style-name="T1">You should not use </text:span><text:span text:style-name="T2">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2">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1">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2">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2">[(1, 42), (99, 17)]</text:span></text:p>
          </table:table-cell>
          <table:table-cell table:style-name="Table59.A1" office:value-type="string">
            <text:p text:style-name="P7"><text:span text:style-name="T12">1</text:span></text:p>
          </table:table-cell>
        </table:table-row>
        <table:table-row table:style-name="Table59.3">
          <table:table-cell table:style-name="Table59.A1" office:value-type="string">
            <text:p text:style-name="P7"><text:span text:style-name="T12">[(2, 2), (7, 10), (3, 99)]</text:span></text:p>
          </table:table-cell>
          <table:table-cell table:style-name="Table59.A1" office:value-type="string">
            <text:p text:style-name="P7"><text:span text:style-name="T12">3</text:span></text:p>
          </table:table-cell>
        </table:table-row>
        <table:table-row table:style-name="Table59.4">
          <table:table-cell table:style-name="Table59.A1" office:value-type="string">
            <text:p text:style-name="P7"><text:span text:style-name="T12">[(2, 3), (5, 5), (8, 7)]</text:span></text:p>
          </table:table-cell>
          <table:table-cell table:style-name="Table59.A1" office:value-type="string">
            <text:p text:style-name="P7"><text:span text:style-name="T12">1</text:span></text:p>
          </table:table-cell>
        </table:table-row>
        <table:table-row table:style-name="Table59.5">
          <table:table-cell table:style-name="Table59.A1" office:value-type="string">
            <text:p text:style-name="P7"><text:span text:style-name="T12">[(0, 5), (5, 0), (0, 0), (5, 5)]</text:span></text:p>
          </table:table-cell>
          <table:table-cell table:style-name="Table59.A1" office:value-type="string">
            <text:p text:style-name="P7"><text:span text:style-name="T12">6</text:span></text:p>
          </table:table-cell>
        </table:table-row>
        <table:table-row table:style-name="Table59.6">
          <table:table-cell table:style-name="Table59.A1" office:value-type="string">
            <text:p text:style-name="P7"><text:span text:style-name="T12">[(x, x*x) for x in range(100)] </text:span></text:p>
          </table:table-cell>
          <table:table-cell table:style-name="Table59.A1" office:value-type="string">
            <text:p text:style-name="P7"><text:span text:style-name="T12">4950</text:span></text:p>
          </table:table-cell>
        </table:table-row>
        <table:table-row table:style-name="Table59.7">
          <table:table-cell table:style-name="Table59.A1" office:value-type="string">
            <text:p text:style-name="P7"><text:span text:style-name="T12">[(x, y) for x in range(10) for y in range(10)]</text:span></text:p>
          </table:table-cell>
          <table:table-cell table:style-name="Table59.A1" office:value-type="string">
            <text:p text:style-name="P7"><text:span text:style-name="T12">2306</text:span></text:p>
          </table:table-cell>
        </table:table-row>
        <table:table-row table:style-name="Table59.8">
          <table:table-cell table:style-name="Table59.A1" office:value-type="string">
            <text:p text:style-name="P7"><text:span text:style-name="T12">[(x**10, x**20) for x in range(1000)]</text:span></text:p>
          </table:table-cell>
          <table:table-cell table:style-name="Table59.A1" office:value-type="string">
            <text:p text:style-name="P7"><text:span text:style-name="T12">499500</text:span></text:p>
          </table:table-cell>
        </table:table-row>
      </table:table>
      <text:p text:style-name="P1"/>
      <text:p text:style-name="P19"><text:bookmark text:name="_crjuecxatk87"/><text:span text:style-name="T22">Sevens rule, zeros drool</text:span></text:p>
      <text:p text:style-name="P4"/>
      <text:p text:style-name="P1"><text:span text:style-name="T12">def seven_zero(n):</text:span></text:p>
      <text:p text:style-name="P2"/>
      <text:p text:style-name="P1"><text:span text:style-name="T1">Seven is considered to be a lucky number in Western cultures, whereas </text:span><text:a xlink:type="simple" xlink:href="https://vimeo.com/6748255" text:style-name="ListLabel_20_37" text:visited-style-name="ListLabel_20_37"><text:span text:style-name="T7">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7">MIT Open Courseware</text:span></text:a><text:span text:style-name="T1"> online textbook "</text:span><text:span text:style-name="T3">Mathematics for Computer Science</text:span><text:span text:style-name="T1">" (</text:span><text:a xlink:type="simple" xlink:href="https://courses.csail.mit.edu/6.042/spring18/mcs.pdf" text:style-name="ListLabel_20_37" text:visited-style-name="ListLabel_20_37"><text:span text:style-name="T7">PDF link</text:span></text:a><text:span text:style-name="T1"> to the 2018 version for anybody who is interested) proves that for any positive integer </text:span><text:span text:style-name="T12">n</text:span><text:span text:style-name="T1">, there exists at least one positive integer of consecutive sevens followed by consecutive zeros that is divisible by </text:span><text:span text:style-name="T12">n</text:span><text:span text:style-name="T1">. This integer can get pretty humongous, but infinitely many such numbers will necessarily exist for any integer </text:span><text:span text:style-name="T12">n</text:span><text:span text:style-name="T1">.</text:span><text:span text:style-name="T25"><text:note text:id="ftn1" text:note-class="footnote"><text:note-citation>1</text:note-citation><text:note-body><text:p text:style-name="P9"><text:span text:style-name="T24"/><text:span text:style-name="T28"> </text:span><text:span text:style-name="T4">If </text:span><text:span text:style-name="T5">s</text:span><text:span text:style-name="T4"> is any number made of sevens and zeros that is divisible by </text:span><text:span text:style-name="T5">n</text:span><text:span text:style-name="T4">, the number </text:span><text:span text:style-name="T5">s</text:span><text:span text:style-name="T4">' that is made of sevens and zeros and is divisible by </text:span><text:span text:style-name="T5">sn</text:span><text:span text:style-name="T4"> is also divisible by </text:span><text:span text:style-name="T5">n</text:span><text:span text:style-name="T4">, but is guaranteed to be larger than </text:span><text:span text:style-name="T5">s</text:span><text:span text:style-name="T4">. Therefore, the maximal number made of sevens and zeros that is divisible by </text:span><text:span text:style-name="T5">n</text:span><text:span text:style-name="T4"> cannot exist, which means that there exist infinitely many such numbers.</text:span></text:p></text:note-body></text:note></text:span><text:span text:style-name="T1"> This function should find and return the </text:span><text:span text:style-name="T2">smallest</text:span><text:span text:style-name="T1"> such integer for the given </text:span><text:span text:style-name="T12">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2">d</text:span><text:span text:style-name="T1">, the inner loop should then go through all possible ways over </text:span><text:span text:style-name="T12">k</text:span><text:span text:style-name="T1"> to create a number that starts with </text:span><text:span text:style-name="T12">k</text:span><text:span text:style-name="T1"> sevens, followed by </text:span><text:span text:style-name="T12">d-k</text:span><text:span text:style-name="T1"> zeroes.</text:span></text:p>
      <text:p text:style-name="P2"/>
      <text:p text:style-name="P1"><text:span text:style-name="T1">Furthermore, as proven in that same book, whenever </text:span><text:span text:style-name="T12">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2">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2">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2">17</text:span></text:p>
          </table:table-cell>
          <table:table-cell table:style-name="Table60.A1" office:value-type="string">
            <text:p text:style-name="P7"><text:span text:style-name="T12">7777777777777777</text:span></text:p>
          </table:table-cell>
        </table:table-row>
        <table:table-row table:style-name="Table60.1">
          <table:table-cell table:style-name="Table60.A1" office:value-type="string">
            <text:p text:style-name="P7"><text:span text:style-name="T12">42</text:span></text:p>
          </table:table-cell>
          <table:table-cell table:style-name="Table60.A1" office:value-type="string">
            <text:p text:style-name="P7"><text:span text:style-name="T12">7770</text:span></text:p>
          </table:table-cell>
        </table:table-row>
        <table:table-row table:style-name="Table60.1">
          <table:table-cell table:style-name="Table60.A1" office:value-type="string">
            <text:p text:style-name="P7"><text:span text:style-name="T12">101</text:span></text:p>
          </table:table-cell>
          <table:table-cell table:style-name="Table60.A1" office:value-type="string">
            <text:p text:style-name="P7"><text:span text:style-name="T12">7777</text:span></text:p>
          </table:table-cell>
        </table:table-row>
        <table:table-row table:style-name="Table60.1">
          <table:table-cell table:style-name="Table60.A1" office:value-type="string">
            <text:p text:style-name="P7"><text:span text:style-name="T12">103</text:span></text:p>
          </table:table-cell>
          <table:table-cell table:style-name="Table60.A1" office:value-type="string">
            <text:p text:style-name="P7"><text:span text:style-name="T12">7777777777777777777777777777777777</text:span></text:p>
          </table:table-cell>
        </table:table-row>
        <table:table-row table:style-name="Table60.1">
          <table:table-cell table:style-name="Table60.A1" office:value-type="string">
            <text:p text:style-name="P7"><text:span text:style-name="T12">2**50</text:span></text:p>
          </table:table-cell>
          <table:table-cell table:style-name="Table60.A1" office:value-type="string">
            <text:p text:style-name="P7"><text:span text:style-name="T12">700000000000000000000000000000000000000000000000000</text:span></text:p>
          </table:table-cell>
        </table:table-row>
        <table:table-row table:style-name="Table60.1">
          <table:table-cell table:style-name="Table60.A1" office:value-type="string">
            <text:p text:style-name="P7"><text:span text:style-name="T12">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2">Six degrees of separation</text:span></text:p>
      <text:p text:style-name="P4"/>
      <text:p text:style-name="P1"><text:span text:style-name="T12">def connected_islands(n, bridges, queries):</text:span></text:p>
      <text:p text:style-name="P2"/>
      <text:p text:style-name="P1"><text:span text:style-name="T1">An archipelago nation consists of a total of </text:span><text:span text:style-name="T12">n</text:span><text:span text:style-name="T1"> islands numbered </text:span><text:span text:style-name="T12">0</text:span><text:span text:style-name="T1">, ..., </text:span><text:span text:style-name="T12">n-1</text:span><text:span text:style-name="T1">. Initially every one of these islands is, well, as the saying goes, an island. To rectify this isolation, the government of this archipelago nation decides to build a series of </text:span><text:span text:style-name="T12">bridges</text:span><text:span text:style-name="T1"> to connect these islands to each other. Each bridge is given as a tuple </text:span><text:span text:style-name="T12">(a, b)</text:span><text:span text:style-name="T1"> for the two islands </text:span><text:span text:style-name="T12">a</text:span><text:span text:style-name="T1"> and </text:span><text:span text:style-name="T12">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2">bridges</text:span><text:span text:style-name="T1"> have been built, we wish to perform a series of </text:span><text:span text:style-name="T12">queries</text:span><text:span text:style-name="T1"> so that each query </text:span><text:span text:style-name="T12">(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2">n</text:span></text:p>
          </table:table-cell>
          <table:table-cell table:style-name="Table61.A1" office:value-type="string">
            <text:p text:style-name="P7"><text:span text:style-name="T12">bridges</text:span></text:p>
          </table:table-cell>
          <table:table-cell table:style-name="Table61.A1" office:value-type="string">
            <text:p text:style-name="P7"><text:span text:style-name="T12">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2">3</text:span></text:p>
          </table:table-cell>
          <table:table-cell table:style-name="Table61.A1" office:value-type="string">
            <text:p text:style-name="P7"><text:span text:style-name="T12">[(0, 1), (1, 2)]</text:span></text:p>
          </table:table-cell>
          <table:table-cell table:style-name="Table61.A1" office:value-type="string">
            <text:p text:style-name="P7"><text:span text:style-name="T12">[(2, 0)]</text:span></text:p>
          </table:table-cell>
          <table:table-cell table:style-name="Table61.A1" office:value-type="string">
            <text:p text:style-name="P7"><text:span text:style-name="T12">[True]</text:span></text:p>
          </table:table-cell>
        </table:table-row>
        <table:table-row table:style-name="Table61.1">
          <table:table-cell table:style-name="Table61.A1" office:value-type="string">
            <text:p text:style-name="P7"><text:span text:style-name="T12">7</text:span></text:p>
          </table:table-cell>
          <table:table-cell table:style-name="Table61.A1" office:value-type="string">
            <text:p text:style-name="P7"><text:span text:style-name="T12">[(1, 2), (0, 1), (4, 5), (2, 1), (0, 5), (4, 0)]</text:span></text:p>
          </table:table-cell>
          <table:table-cell table:style-name="Table61.A1" office:value-type="string">
            <text:p text:style-name="P7"><text:span text:style-name="T12">[(3, 1), (6, 4), (0, 2), (4, 6), (3, 0), (1, 0), (1, 3)]</text:span></text:p>
          </table:table-cell>
          <table:table-cell table:style-name="Table61.A1" office:value-type="string">
            <text:p text:style-name="P7"><text:span text:style-name="T12">[False, False, True, False, False, True, False]</text:span></text:p>
          </table:table-cell>
        </table:table-row>
        <table:table-row table:style-name="Table61.1">
          <table:table-cell table:style-name="Table61.A1" office:value-type="string">
            <text:p text:style-name="P7"><text:span text:style-name="T12">19</text:span></text:p>
          </table:table-cell>
          <table:table-cell table:style-name="Table61.A1" office:value-type="string">
            <text:p text:style-name="P7"><text:span text:style-name="T12">[(12, 2), (8, 14), (9, 0), (11, 4), (8, 1), (12, 13), (3, 1), (17, 2), (15, 11), (16, 1), (9, 17), (1, 10), (3, 7), (2, 5), (16, 18), (6, 5)]</text:span></text:p>
          </table:table-cell>
          <table:table-cell table:style-name="Table61.A1" office:value-type="string">
            <text:p text:style-name="P7"><text:span text:style-name="T12">[(13, 1), (17, 5), (13, 11), (17, 2), (12, 5), (1, 15), (3, 16), (1, 6), (18, 7), (10, 14), (14, 8), (5, 12), (0, 9), (18, 8), (15, 17), (7, 2), (2, 16), (0, 12), (3, 0)]</text:span></text:p>
          </table:table-cell>
          <table:table-cell table:style-name="Table61.A1" office:value-type="string">
            <text:p text:style-name="P7"><text:span text:style-name="T12">[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2">1000</text:span></text:p>
          </table:table-cell>
          <table:table-cell table:style-name="Table61.A1" office:value-type="string">
            <text:p text:style-name="P7"><text:span text:style-name="T12">[(a, a+1) for a in range(999)]</text:span></text:p>
          </table:table-cell>
          <table:table-cell table:style-name="Table61.A1" office:value-type="string">
            <text:p text:style-name="P7"><text:span text:style-name="T12">[(a, 0) for a in range(1000)]</text:span></text:p>
          </table:table-cell>
          <table:table-cell table:style-name="Table61.A1" office:value-type="string">
            <text:p text:style-name="P7"><text:span text:style-name="T1">(a list of one thousand </text:span><text:span text:style-name="T12">True</text:span><text:span text:style-name="T1"> elements)</text:span></text:p>
          </table:table-cell>
        </table:table-row>
      </table:table>
      <text:p text:style-name="P17"><text:bookmark text:name="_1yztx3cgcm49"/></text:p>
      <text:p text:style-name="P19"><text:bookmark text:name="_352b94z785sb"/><text:span text:style-name="T22">Autocorrect for stubby fingers</text:span></text:p>
      <text:p text:style-name="P2"/>
      <text:p text:style-name="P1"><text:span text:style-name="T12">def autocorrect_word(word, words, df):</text:span></text:p>
      <text:p text:style-name="P2"/>
      <text:p text:style-name="P1"><text:span text:style-name="T1">In this day and age all you whippersnappers are surely familiar with </text:span><text:span text:style-name="T2">autocorrect</text:span><text:span text:style-name="T1">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2">"cst"</text:span><text:span text:style-name="T1">, the intended word is far more likely to be </text:span><text:span text:style-name="T12">"cat"</text:span><text:span text:style-name="T1"> than </text:span><text:span text:style-name="T12">"cut"</text:span><text:span text:style-name="T1">, assuming that the text was entered with an ordinary QWERTY keyboard.</text:span></text:p>
      <text:p text:style-name="P2"/>
      <text:p text:style-name="P1"><text:span text:style-name="T1">Given a </text:span><text:span text:style-name="T12">word</text:span><text:span text:style-name="T1">, a list of </text:span><text:span text:style-name="T12">words</text:span><text:span text:style-name="T1">, and a two-parameter distance function </text:span><text:span text:style-name="T12">df</text:span><text:span text:style-name="T1"> that tells how far each character is from the other character (for example, </text:span><text:span text:style-name="T12">df('a','s') == 1</text:span><text:span text:style-name="T1"> and </text:span><text:span text:style-name="T12">df('a', 'a') == 0</text:span><text:span text:style-name="T1">), <text:s/>find and return the word in the list of </text:span><text:span text:style-name="T12">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2">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2">'qrc'</text:span></text:p>
          </table:table-cell>
          <table:table-cell table:style-name="Table62.A1" office:value-type="string">
            <text:p text:style-name="P7"><text:span text:style-name="T12">'arc'</text:span></text:p>
          </table:table-cell>
        </table:table-row>
        <table:table-row table:style-name="Table62.1">
          <table:table-cell table:style-name="Table62.A1" office:value-type="string">
            <text:p text:style-name="P7"><text:span text:style-name="T12">'jqmbo'</text:span></text:p>
          </table:table-cell>
          <table:table-cell table:style-name="Table62.A1" office:value-type="string">
            <text:p text:style-name="P7"><text:span text:style-name="T12">'jambo'</text:span></text:p>
          </table:table-cell>
        </table:table-row>
        <table:table-row table:style-name="Table62.1">
          <table:table-cell table:style-name="Table62.A1" office:value-type="string">
            <text:p text:style-name="P7"><text:span text:style-name="T12">'hello'</text:span></text:p>
          </table:table-cell>
          <table:table-cell table:style-name="Table62.A1" office:value-type="string">
            <text:p text:style-name="P7"><text:span text:style-name="T12">'hello'</text:span></text:p>
          </table:table-cell>
        </table:table-row>
        <table:table-row table:style-name="Table62.1">
          <table:table-cell table:style-name="Table62.A1" office:value-type="string">
            <text:p text:style-name="P7"><text:span text:style-name="T12">'interokay'</text:span></text:p>
          </table:table-cell>
          <table:table-cell table:style-name="Table62.A1" office:value-type="string">
            <text:p text:style-name="P7"><text:span text:style-name="T12">'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2">'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2">Uambcsrlne the wrod</text:span></text:p>
      <text:p text:style-name="P2"/>
      <text:p text:style-name="P1"><text:span text:style-name="T12">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2">words</text:span><text:span text:style-name="T1"> gtuaraened to be soterd, and one serlcmbad </text:span><text:span text:style-name="T12">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2">wrod</text:span></text:p>
          </table:table-cell>
          <table:table-cell table:style-name="Table63.A1" office:value-type="string">
            <text:p text:style-name="P7"><text:span text:style-name="T1">Etecxepd rssuelt (unsig the wrosldit </text:span><text:span text:style-name="T12">words_sorted.txt</text:span><text:span text:style-name="T1">)</text:span></text:p>
          </table:table-cell>
        </table:table-row>
        <table:table-row table:style-name="Table63.1">
          <table:table-cell table:style-name="Table63.A1" office:value-type="string">
            <text:p text:style-name="P7"><text:span text:style-name="T12">'tartnaas'</text:span></text:p>
          </table:table-cell>
          <table:table-cell table:style-name="Table63.A1" office:value-type="string">
            <text:p text:style-name="P7"><text:span text:style-name="T12">['tantaras', 'tarantas', 'tartanas']</text:span></text:p>
          </table:table-cell>
        </table:table-row>
        <table:table-row table:style-name="Table63.1">
          <table:table-cell table:style-name="Table63.A1" office:value-type="string">
            <text:p text:style-name="P7"><text:span text:style-name="T12">'aierotsd'</text:span></text:p>
          </table:table-cell>
          <table:table-cell table:style-name="Table63.A1" office:value-type="string">
            <text:p text:style-name="P7"><text:span text:style-name="T12">['asteroid']</text:span></text:p>
          </table:table-cell>
        </table:table-row>
        <table:table-row table:style-name="Table63.1">
          <table:table-cell table:style-name="Table63.A1" office:value-type="string">
            <text:p text:style-name="P7"><text:span text:style-name="T12">'ksmrseah'</text:span></text:p>
          </table:table-cell>
          <table:table-cell table:style-name="Table63.A1" office:value-type="string">
            <text:p text:style-name="P7"><text:span text:style-name="T12">['kersmash']</text:span></text:p>
          </table:table-cell>
        </table:table-row>
        <table:table-row table:style-name="Table63.1">
          <table:table-cell table:style-name="Table63.A1" office:value-type="string">
            <text:p text:style-name="P7"><text:span text:style-name="T12">'bttilele'</text:span></text:p>
          </table:table-cell>
          <table:table-cell table:style-name="Table63.A1" office:value-type="string">
            <text:p text:style-name="P3"><text:span text:style-name="T12">['belittle', 'billette']</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2">Substitution words</text:span></text:p>
      <text:p text:style-name="P4"/>
      <text:p text:style-name="P1"><text:span text:style-name="T12">def substitution_words(pattern, words):</text:span></text:p>
      <text:p text:style-name="P2"/>
      <text:p text:style-name="P1"><text:span text:style-name="T1">Given a list of </text:span><text:span text:style-name="T12">words</text:span><text:span text:style-name="T1"> (once again, guaranteed to be in sorted order and each consist of the 26 lowercase English letters only) and a </text:span><text:span text:style-name="T12">pattern</text:span><text:span text:style-name="T1"> that consists of uppercase English characters, this function should find and return a list of precisely those words that match the </text:span><text:span text:style-name="T12">pattern</text:span><text:span text:style-name="T1"> in the sense that there exists a substitution from uppercase letters to lowercase letters that turns the </text:span><text:span text:style-name="T12">pattern</text:span><text:span text:style-name="T1"> into the word. Furthermore, this substitution must be </text:span><text:span text:style-name="T2">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2">'akin'</text:span><text:span text:style-name="T1"> matches the pattern </text:span><text:span text:style-name="T12">'ABCD'</text:span><text:span text:style-name="T1"> with the substitutions </text:span><text:span text:style-name="T12">A→a</text:span><text:span text:style-name="T1">, </text:span><text:span text:style-name="T12">B</text:span><text:span text:style-name="T17">→</text:span><text:span text:style-name="T12">k</text:span><text:span text:style-name="T1">, </text:span><text:span text:style-name="T12">C</text:span><text:span text:style-name="T17">→</text:span><text:span text:style-name="T12">i</text:span><text:span text:style-name="T1"> and </text:span><text:span text:style-name="T12">D</text:span><text:span text:style-name="T17">→</text:span><text:span text:style-name="T12">n</text:span><text:span text:style-name="T1">. However, the word </text:span><text:span text:style-name="T12">'area'</text:span><text:span text:style-name="T1"> would not match that same pattern, since the pattern characters </text:span><text:span text:style-name="T12">A</text:span><text:span text:style-name="T1"> and </text:span><text:span text:style-name="T12">D</text:span><text:span text:style-name="T1"> would both have to be non-injectively mapped to the same letter </text:span><text:span text:style-name="T12">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2">pattern</text:span></text:p>
          </table:table-cell>
          <table:table-cell table:style-name="Table64.A1" office:value-type="string">
            <text:p text:style-name="P7"><text:span text:style-name="T1">Expected result (using the wordlist </text:span><text:span text:style-name="T12">words_sorted.txt</text:span><text:span text:style-name="T1">)</text:span></text:p>
          </table:table-cell>
        </table:table-row>
        <table:table-row table:style-name="Table64.1">
          <table:table-cell table:style-name="Table64.A1" office:value-type="string">
            <text:p text:style-name="P7"><text:span text:style-name="T12">'ABBA'</text:span></text:p>
          </table:table-cell>
          <table:table-cell table:style-name="Table64.A1" office:value-type="string">
            <text:p text:style-name="P7"><text:span text:style-name="T12">['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2">'CBEGBHGCD'</text:span></text:p>
          </table:table-cell>
          <table:table-cell table:style-name="Table64.A1" office:value-type="string">
            <text:p text:style-name="P7"><text:span text:style-name="T12">['sabianism', 'variative']</text:span></text:p>
          </table:table-cell>
        </table:table-row>
        <table:table-row table:style-name="Table64.1">
          <table:table-cell table:style-name="Table64.A1" office:value-type="string">
            <text:p text:style-name="P7"><text:span text:style-name="T12">'AFGHCFECH'</text:span></text:p>
          </table:table-cell>
          <table:table-cell table:style-name="Table64.A1" office:value-type="string">
            <text:p text:style-name="P7"><text:span text:style-name="T12">['capitasti', 'capotasto', 'corevolve', 'craterlet', 'nauseates', 'prolarval', 'schnecken']</text:span></text:p>
          </table:table-cell>
        </table:table-row>
        <table:table-row table:style-name="Table64.1">
          <table:table-cell table:style-name="Table64.A1" office:value-type="string">
            <text:p text:style-name="P7"><text:span text:style-name="T12">'BDADCAF'</text:span></text:p>
          </table:table-cell>
          <table:table-cell table:style-name="Table64.A1" office:value-type="string">
            <text:p text:style-name="P7"><text:span text:style-name="T12">['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2">Manhattan skyline</text:span></text:p>
      <text:p text:style-name="P2"/>
      <text:p text:style-name="P1"><text:span text:style-name="T12">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7">The Skyline problem</text:span></text:a><text:span text:style-name="T1">", so check it out first to get an idea of what is going on. </text:span></text:p>
      <text:p text:style-name="P2"/>
      <text:p text:style-name="P1"><text:span text:style-name="T1">Given an unsorted list of rectangular </text:span><text:span text:style-name="T12">towers</text:span><text:span text:style-name="T1"> as tuples of the form </text:span><text:span text:style-name="T12">(sx, ex, h)</text:span><text:span text:style-name="T1"> where </text:span><text:span text:style-name="T12">sx</text:span><text:span text:style-name="T1"> and </text:span><text:span text:style-name="T12">ex</text:span><text:span text:style-name="T1"> are the start and end </text:span><text:span text:style-name="T3">x</text:span><text:span text:style-name="T1">-coordinates (naturally, </text:span><text:span text:style-name="T12">ex &gt; sx</text:span><text:span text:style-name="T1">) and </text:span><text:span text:style-name="T12">h</text:span><text:span text:style-name="T1"> is the height of that tower, compute and return the </text:span><text:span text:style-name="T2">total visible area of the towers</text:span><text:span text:style-name="T1">, being careful not to double count any towers that are partially overlapping. All towers share the same flat ground baseline at height zero.</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7">sweepline technique</text:span></text:a><text:span text:style-name="T1"> that starts by creating a list of precisely those </text:span><text:span text:style-name="T3">x</text:span><text:span text:style-name="T1">-coordinate values where something relevant to the problem takes place. In this problem, the relevant </text:span><text:span text:style-name="T3">x</text:span><text:span text:style-name="T1">-coordinates are those where some tower either starts or ends. Next, loop through this list in ascending order, updating your computation for the interval between the current relevant </text:span><text:span text:style-name="T3">x</text:span><text:span text:style-name="T1">-coordinate and the previous one. In this particular problem, you need to maintain a </text:span><text:span text:style-name="T2">list of active towers</text:span><text:span text:style-name="T1"> so that each tower </text:span><text:span text:style-name="T12">(sx, ex, h)</text:span><text:span text:style-name="T1"> gets added as a member when </text:span><text:span text:style-name="T12">x == sx</text:span><text:span text:style-name="T1">, and gets removed as a member when </text:span><text:span text:style-name="T12">x == ex</text:span><text:span text:style-name="T1">. During each interval, only the tallest active tower has any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2">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2">[(2, 3, 39)]</text:span></text:p>
          </table:table-cell>
          <table:table-cell table:style-name="Table65.A1" office:value-type="string">
            <text:p text:style-name="P7"><text:span text:style-name="T12">39</text:span></text:p>
          </table:table-cell>
        </table:table-row>
        <table:table-row table:style-name="Table65.1">
          <table:table-cell table:style-name="Table65.A1" office:value-type="string">
            <text:p text:style-name="P7"><text:span text:style-name="T12">[(6, 8, 56), (5, 14, 81), (3, 13, 71)]</text:span></text:p>
          </table:table-cell>
          <table:table-cell table:style-name="Table65.A1" office:value-type="string">
            <text:p text:style-name="P7"><text:span text:style-name="T12">871</text:span></text:p>
          </table:table-cell>
        </table:table-row>
        <table:table-row table:style-name="Table65.1">
          <table:table-cell table:style-name="Table65.A1" office:value-type="string">
            <text:p text:style-name="P7"><text:span text:style-name="T12">[(6, 18, 95), (3, 20, 95), (14, 31, 22), (5, 12, 93)]</text:span></text:p>
          </table:table-cell>
          <table:table-cell table:style-name="Table65.A1" office:value-type="string">
            <text:p text:style-name="P7"><text:span text:style-name="T12">1857</text:span></text:p>
          </table:table-cell>
        </table:table-row>
        <table:table-row table:style-name="Table65.1">
          <table:table-cell table:style-name="Table65.A1" office:value-type="string">
            <text:p text:style-name="P7"><text:span text:style-name="T12">[(16, 88, 20), (11, 75, 22), (43, 73, 27), (21, 42, 37), (20, 89, 12), (67, 68, 19), (1, 65, 24), (78, 91, 34), (65, 117, 9)]</text:span></text:p>
          </table:table-cell>
          <table:table-cell table:style-name="Table65.A1" office:value-type="string">
            <text:p text:style-name="P7"><text:span text:style-name="T12">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2">axis-aligned</text:span><text:span text:style-name="T1">.)</text:span></text:p>
      <text:p text:style-name="P10"/>
      <text:p text:style-name="P16"><text:bookmark text:name="_kpwnxgppvwjt"/><text:span text:style-name="T22">Count overlapping disks</text:span></text:p>
      <text:p text:style-name="P2"/>
      <text:p text:style-name="P1"><text:span text:style-name="T12">def count_overlapping_disks(disks): </text:span></text:p>
      <text:p text:style-name="P2"/>
      <text:p text:style-name="P1"><text:span text:style-name="T1">Right on the heels of the previous Manhattan skyline problem, another classic problem of similar spirit that is here best solved with a sweepline algorithm. Given a list of </text:span><text:span text:style-name="T12">disks</text:span><text:span text:style-name="T1"> on the two-dimensional plane as tuples </text:span><text:span text:style-name="T12">(x, y, r)</text:span><text:span text:style-name="T1"> so that </text:span><text:span text:style-name="T12">(x, y)</text:span><text:span text:style-name="T1"> is the center point and </text:span><text:span text:style-name="T12">r</text:span><text:span text:style-name="T1"> is the radius of that disk, count how many pairs of disks intersect each other in that their areas, including the edge, have at least one point in common. To test whether two disks </text:span><text:span text:style-name="T12">(x1, y1, r1)</text:span><text:span text:style-name="T1"> and </text:span><text:span text:style-name="T12">(x2, y2, r2)</text:span><text:span text:style-name="T1"> intersect, use the Pythagorean formula </text:span><text:span text:style-name="T12">(x2-x1)**2 + (y2-y1)**2 &lt;= (r1+r2)**2</text:span><text:span text:style-name="T1">. (Note again how this precise formula uses only integer arithmetic whenever all individual components are integers. And no square roots or some other nasty irrational number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2">sweepline algorithm</text:span><text:span text:style-name="T1"> can solve this problem by looking at a far fewer pairs of disks. Again, sweep through the space from left to right for all relevant </text:span><text:span text:style-name="T3">x</text:span><text:span text:style-name="T1">-coordinate values and maintain </text:span><text:span text:style-name="T2">the set of active disks</text:span><text:span text:style-name="T1"> at the moment. Each individual disk </text:span><text:span text:style-name="T12">(x, y, r)</text:span><text:span text:style-name="T1"> enters the active set when the sweep line reaches the </text:span><text:span text:style-name="T3">x</text:span><text:span text:style-name="T1">-coordinate value </text:span><text:span text:style-name="T12">x-r</text:span><text:span text:style-name="T1">, and leaves the active set when the sweep line reaches </text:span><text:span text:style-name="T12">x+r</text:span><text:span text:style-name="T1">. At the moment that a disk enters the active set, check for its intersection with only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2">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2">[(0, 0, 3), (6, 0, 3), (6, 6, 3), (0, 6, 3)]</text:span></text:p>
          </table:table-cell>
          <table:table-cell table:style-name="Table66.A1" office:value-type="string">
            <text:p text:style-name="P7"><text:span text:style-name="T12">4</text:span></text:p>
          </table:table-cell>
        </table:table-row>
        <table:table-row table:style-name="Table66.1">
          <table:table-cell table:style-name="Table66.A1" office:value-type="string">
            <text:p text:style-name="P7"><text:span text:style-name="T12">[(4, -1, 3), (-3, 3, 2), (-3, 4, 2), (3, 1, 4)]</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10, 6, 2), (6, -4, 5), (6, 3, 5), (-9, -8, 1), (1, -5, 3)]</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x, x, x // 2) for x in range(2, 101)]</text:span></text:p>
          </table:table-cell>
          <table:table-cell table:style-name="Table66.A1" office:value-type="string">
            <text:p text:style-name="P7"><text:span text:style-name="T12">2563</text:span></text:p>
          </table:table-cell>
        </table:table-row>
      </table:table>
      <text:p text:style-name="P2"/>
      <text:p text:style-name="P1"/>
      <text:p text:style-name="P19"><text:bookmark text:name="_qw697oi60fgd"/><text:span text:style-name="T22">Fulcrum</text:span></text:p>
      <text:p text:style-name="P2"/>
      <text:p text:style-name="P1"><text:span text:style-name="T12">def can_balance(items):</text:span></text:p>
      <text:p text:style-name="P2"/>
      <text:p text:style-name="P1"><text:span text:style-name="T1">Each item in the list of </text:span><text:span text:style-name="T12">items</text:span><text:span text:style-name="T1"> is now considered to be a physical weight, and therefore guaranteed to be a positive integer. Your task is to find and return a </text:span><text:span text:style-name="T2">fulcrum</text:span><text:span text:style-name="T1"> position in this list so that when balanced on that position, the total </text:span><text:span text:style-name="T2">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2">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2">permutations</text:span><text:span text:style-name="T1"> in the module </text:span><text:a xlink:type="simple" xlink:href="https://docs.python.org/3/library/itertools.html" text:style-name="ListLabel_20_39" text:visited-style-name="ListLabel_20_39"><text:span text:style-name="T11">itertools</text:span></text:a><text:span text:style-name="T1"> to try out all possible permutations in an outer loop until you find one permutation that works. In fact, quite a few problems of this style can be solved with this "</text:span><text:span text:style-name="T2">generate and test</text:span><text:span text:style-name="T1">" approach without needing the fancy </text:span><text:span text:style-name="T2">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2">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2">[6,1,10,5,4]</text:span></text:p>
          </table:table-cell>
          <table:table-cell table:style-name="Table67.A1" office:value-type="string">
            <text:p text:style-name="P7"><text:span text:style-name="T12">2</text:span></text:p>
          </table:table-cell>
        </table:table-row>
        <table:table-row table:style-name="Table67.1">
          <table:table-cell table:style-name="Table67.A1" office:value-type="string">
            <text:p text:style-name="P7"><text:span text:style-name="T12">[10,3,3,2,1]</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7,3,4,2,9,7,4]</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42]</text:span></text:p>
          </table:table-cell>
          <table:table-cell table:style-name="Table67.A1" office:value-type="string">
            <text:p text:style-name="P7"><text:span text:style-name="T12">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7">Phalanx</text:span></text:a><text:span text:style-name="T1">". That one even seems like something that could be turned into an interesting computational problem about lists of lists...)</text:span></text:p>
      <text:p text:style-name="P19"><text:bookmark text:name="_lrdv1h7w2bq3"/><text:span text:style-name="T22">Sort integers by their digit counts</text:span></text:p>
      <text:p text:style-name="P2"/>
      <text:p text:style-name="P1"><text:span text:style-name="T12">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2">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5">1000</text:span><text:span text:style-name="T1"> in this order.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2">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2">[9876, 19, 4321, 99, 73, 241, 111111, 563, 33]</text:span></text:p>
          </table:table-cell>
          <table:table-cell table:style-name="Table68.A1" office:value-type="string">
            <text:p text:style-name="P7"><text:span text:style-name="T12">[111111, 33, 241, 4321, 563, 73, 19, 9876, 99]</text:span></text:p>
          </table:table-cell>
        </table:table-row>
        <table:table-row table:style-name="Table68.1">
          <table:table-cell table:style-name="Table68.A1" office:value-type="string">
            <text:p text:style-name="P7"><text:span text:style-name="T12">[111, 19, 919, 1199, 911, 999]</text:span></text:p>
          </table:table-cell>
          <table:table-cell table:style-name="Table68.A1" office:value-type="string">
            <text:p text:style-name="P7"><text:span text:style-name="T12">[111, 19, 911, 919, 1199, 999]</text:span></text:p>
          </table:table-cell>
        </table:table-row>
        <table:table-row table:style-name="Table68.1">
          <table:table-cell table:style-name="Table68.A1" office:value-type="string">
            <text:p text:style-name="P7"><text:span text:style-name="T12">[1234, 4321, 3214, 2413]</text:span></text:p>
          </table:table-cell>
          <table:table-cell table:style-name="Table68.A1" office:value-type="string">
            <text:p text:style-name="P7"><text:span text:style-name="T12">[1234, 2413, 3214, 4321]</text:span></text:p>
          </table:table-cell>
        </table:table-row>
        <table:table-row table:style-name="Table68.1">
          <table:table-cell table:style-name="Table68.A1" office:value-type="string">
            <text:p text:style-name="P7"><text:span text:style-name="T12">list(range(100000))</text:span></text:p>
          </table:table-cell>
          <table:table-cell table:style-name="Table68.A1" office:value-type="string">
            <text:p text:style-name="P7"><text:span text:style-name="T1">(a list of 100,000 elements whose first five elements are </text:span><text:span text:style-name="T12">[0, 1, 10, 100, 1000]</text:span><text:span text:style-name="T1"> and the last five are </text:span><text:span text:style-name="T12">[98999, 99899, 99989, 99998, 99999]</text:span><text:span text:style-name="T1"> )</text:span></text:p>
          </table:table-cell>
        </table:table-row>
      </table:table>
      <text:p text:style-name="P2"/>
      <text:p text:style-name="P19"><text:bookmark text:name="_ppeasdpfpa6j"/><text:span text:style-name="T22">Count divisibles in range</text:span></text:p>
      <text:p text:style-name="P2"/>
      <text:p text:style-name="P1"><text:span text:style-name="T12">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2">edge and corner cases</text:span><text:span text:style-name="T1">, without being </text:span><text:span text:style-name="T2">off-by-one</text:span><text:span text:style-name="T1">. Given three integers </text:span><text:span text:style-name="T12">start</text:span><text:span text:style-name="T1">, </text:span><text:span text:style-name="T12">end</text:span><text:span text:style-name="T1"> and </text:span><text:span text:style-name="T12">n</text:span><text:span text:style-name="T1"> so that </text:span><text:span text:style-name="T12">start &lt;= end</text:span><text:span text:style-name="T1">, count and return how many integers between </text:span><text:span text:style-name="T12">start</text:span><text:span text:style-name="T1"> and </text:span><text:span text:style-name="T12">end</text:span><text:span text:style-name="T1">, inclusive, are divisible by </text:span><text:span text:style-name="T12">n</text:span><text:span text:style-name="T1">. Sure, you </text:span><text:span text:style-name="T3">could</text:span><text:span text:style-name="T1"> solve this problem with the list comprehension</text:span></text:p>
      <text:p text:style-name="P2"/>
      <text:p text:style-name="P1"><text:span text:style-name="T12">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2">start</text:span><text:span text:style-name="T1"> or </text:span><text:span text:style-name="T12">end</text:span><text:span text:style-name="T1"> can be negative or zero, but </text:span><text:span text:style-name="T12">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2">start</text:span></text:p>
          </table:table-cell>
          <table:table-cell table:style-name="Table69.A1" office:value-type="string">
            <text:p text:style-name="P7"><text:span text:style-name="T12">end</text:span></text:p>
          </table:table-cell>
          <table:table-cell table:style-name="Table69.A1" office:value-type="string">
            <text:p text:style-name="P7"><text:span text:style-name="T12">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2">7</text:span></text:p>
          </table:table-cell>
          <table:table-cell table:style-name="Table69.A1" office:value-type="string">
            <text:p text:style-name="P7"><text:span text:style-name="T12">28</text:span></text:p>
          </table:table-cell>
          <table:table-cell table:style-name="Table69.A1" office:value-type="string">
            <text:p text:style-name="P7"><text:span text:style-name="T12">4</text:span></text:p>
          </table:table-cell>
          <table:table-cell table:style-name="Table69.A1" office:value-type="string">
            <text:p text:style-name="P7"><text:span text:style-name="T12">6</text:span></text:p>
          </table:table-cell>
        </table:table-row>
        <table:table-row table:style-name="Table69.1">
          <table:table-cell table:style-name="Table69.A1" office:value-type="string">
            <text:p text:style-name="P7"><text:span text:style-name="T12">-77</text:span></text:p>
          </table:table-cell>
          <table:table-cell table:style-name="Table69.A1" office:value-type="string">
            <text:p text:style-name="P7"><text:span text:style-name="T12">19</text:span></text:p>
          </table:table-cell>
          <table:table-cell table:style-name="Table69.A1" office:value-type="string">
            <text:p text:style-name="P7"><text:span text:style-name="T12">10</text:span></text:p>
          </table:table-cell>
          <table:table-cell table:style-name="Table69.A1" office:value-type="string">
            <text:p text:style-name="P7"><text:span text:style-name="T12">9</text:span></text:p>
          </table:table-cell>
        </table:table-row>
        <table:table-row table:style-name="Table69.1">
          <table:table-cell table:style-name="Table69.A1" office:value-type="string">
            <text:p text:style-name="P7"><text:span text:style-name="T12">-19</text:span></text:p>
          </table:table-cell>
          <table:table-cell table:style-name="Table69.A1" office:value-type="string">
            <text:p text:style-name="P7"><text:span text:style-name="T12">-13</text:span></text:p>
          </table:table-cell>
          <table:table-cell table:style-name="Table69.A1" office:value-type="string">
            <text:p text:style-name="P7"><text:span text:style-name="T12">10</text:span></text:p>
          </table:table-cell>
          <table:table-cell table:style-name="Table69.A1" office:value-type="string">
            <text:p text:style-name="P7"><text:span text:style-name="T12">0</text:span></text:p>
          </table:table-cell>
        </table:table-row>
        <table:table-row table:style-name="Table69.1">
          <table:table-cell table:style-name="Table69.A1" office:value-type="string">
            <text:p text:style-name="P7"><text:span text:style-name="T12">1</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199999999999</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0</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1</text:span></text:p>
          </table:table-cell>
        </table:table-row>
        <table:table-row table:style-name="Table69.1">
          <table:table-cell table:style-name="Table69.A1" office:value-type="string">
            <text:p text:style-name="P7"><text:span text:style-name="T12">-10**12</text:span></text:p>
          </table:table-cell>
          <table:table-cell table:style-name="Table69.A1" office:value-type="string">
            <text:p text:style-name="P7"><text:span text:style-name="T12">10**12</text:span></text:p>
          </table:table-cell>
          <table:table-cell table:style-name="Table69.A1" office:value-type="string">
            <text:p text:style-name="P7"><text:span text:style-name="T12">12345</text:span></text:p>
          </table:table-cell>
          <table:table-cell table:style-name="Table69.A1" office:value-type="string">
            <text:p text:style-name="P7"><text:span text:style-name="T12">162008911</text:span></text:p>
          </table:table-cell>
        </table:table-row>
      </table:table>
      <text:p text:style-name="P2"/>
      <text:p text:style-name="P16"><text:bookmark text:name="_11c53lj8vzmz"/></text:p>
      <text:p text:style-name="P19"><text:bookmark text:name="_qg803d265ve0"/><text:span text:style-name="T22">Bridge hand shape</text:span></text:p>
      <text:p text:style-name="P2"/>
      <text:p text:style-name="P1"><text:span text:style-name="T12">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7">bridge</text:span></text:a><text:span text:style-name="T1">, each player receives a hand of exactly thirteen cards. The </text:span><text:span text:style-name="T3">shape</text:span><text:span text:style-name="T1"> of the hand is the distribution of these cards into the four suits </text:span><text:span text:style-name="T2">in the exact order</text:span><text:span text:style-name="T1"> of </text:span><text:span text:style-name="T2">spades, hearts, diamonds, and clubs.</text:span><text:span text:style-name="T1"> Given a bridge </text:span><text:span text:style-name="T12">hand</text:span><text:span text:style-name="T1"> encoded as in the example script </text:span><text:a xlink:type="simple" xlink:href="https://github.com/ikokkari/PythonExamples/blob/master/cardproblems.py" text:style-name="ListLabel_20_39" text:visited-style-name="ListLabel_20_39"><text:span text:style-name="T11">cardproblems.py</text:span></text:a><text:span text:style-name="T1">, return the list of these four numbers. For example, given a </text:span><text:span text:style-name="T12">hand</text:span><text:span text:style-name="T1"> that contains five spades, no hearts, five diamonds and three clubs, this function should return </text:span><text:span text:style-name="T12">[5, 0, 5, 3]</text:span><text:span text:style-name="T1">. Note that the cards in </text:span><text:span text:style-name="T12">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2">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2">[('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2">[4, 2, 5, 2]</text:span></text:p>
          </table:table-cell>
        </table:table-row>
        <table:table-row table:style-name="Table70.1">
          <table:table-cell table:style-name="Table70.A1" office:value-type="string">
            <text:p text:style-name="P7"><text:span text:style-name="T12">[('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2">[5, 2, 6, 0]</text:span></text:p>
            <text:p text:style-name="P8"/>
          </table:table-cell>
        </table:table-row>
      </table:table>
      <text:p text:style-name="P2"/>
      <text:p text:style-name="P2"/>
      <text:p text:style-name="P19"><text:bookmark text:name="_ue5ilp3ncp6j"/><text:span text:style-name="T22">Milton Work point count</text:span></text:p>
      <text:p text:style-name="P2"/>
      <text:p text:style-name="P1"><text:span text:style-name="T12">def milton_work_point_count(hand, trump = 'notrump'):</text:span></text:p>
      <text:p text:style-name="P2"/>
      <text:p text:style-name="P1"><text:span text:style-name="T1">Playing cards are again represented as tuples of form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7">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2">raw point count</text:span><text:span text:style-name="T1"> is then adjusted with the following rules:</text:span></text:p>
      <text:p text:style-name="P2"/>
      <text:list xml:id="list512975192" text:style-name="WWNum3">
        <text:list-item>
          <text:p text:style-name="P11"><text:span text:style-name="T1">If the hand contains one four-card suit and three three-card suits, subtract one point for being </text:span><text:span text:style-name="T2">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2">trump</text:span><text:span text:style-name="T1"> suit is anything other than </text:span><text:span text:style-name="T12">'notrump'</text:span><text:span text:style-name="T1">, add 5 points for every </text:span><text:span text:style-name="T2">void</text:span><text:span text:style-name="T1"> (that is, suit without any cards in it) and 3 points for every </text:span><text:span text:style-name="T2">singleton</text:span><text:span text:style-name="T1"> (that is, a suit with exactly one card) for any other suit than the </text:span><text:span text:style-name="T12">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2">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2">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0">'diamonds'</text:span></text:p>
          </table:table-cell>
          <table:table-cell table:style-name="Table71.A1" office:value-type="string">
            <text:p text:style-name="P7"><text:span text:style-name="T20">8</text:span></text:p>
          </table:table-cell>
        </table:table-row>
        <table:table-row table:style-name="Table71.1">
          <table:table-cell table:style-name="Table71.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0">'clubs'</text:span></text:p>
          </table:table-cell>
          <table:table-cell table:style-name="Table71.A1" office:value-type="string">
            <text:p text:style-name="P7"><text:span text:style-name="T20">20</text:span></text:p>
          </table:table-cell>
        </table:table-row>
        <table:table-row table:style-name="Table71.1">
          <table:table-cell table:style-name="Table71.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0">'notrump'</text:span></text:p>
          </table:table-cell>
          <table:table-cell table:style-name="Table71.A1" office:value-type="string">
            <text:p text:style-name="P7"><text:span text:style-name="T20">7</text:span></text:p>
          </table:table-cell>
        </table:table-row>
      </table:table>
      <text:p text:style-name="P5"/>
      <text:p text:style-name="P19"><text:bookmark text:name="_3qs2pihn25ix"/><text:span text:style-name="T22">Count consecutive summers</text:span></text:p>
      <text:p text:style-name="P2"/>
      <text:p text:style-name="P1"><text:span text:style-name="T12">def count_consecutive_summers(n):</text:span></text:p>
      <text:p text:style-name="P2"/>
      <text:p text:style-name="P1"><text:span text:style-name="T1">Positive integers can be expressed as sums of </text:span><text:span text:style-name="T2">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2">singleton sum</text:span><text:span text:style-name="T1"> that consists of that integer alone. Given a positive integer </text:span><text:span text:style-name="T12">n</text:span><text:span text:style-name="T1">, determine how many different ways it can be expressed as a sum of consecutive positive integers, and return that coun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2">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2">42</text:span></text:p>
          </table:table-cell>
          <table:table-cell table:style-name="Table72.A1" office:value-type="string">
            <text:p text:style-name="P7"><text:span text:style-name="T12">4</text:span></text:p>
          </table:table-cell>
        </table:table-row>
        <table:table-row table:style-name="Table72.1">
          <table:table-cell table:style-name="Table72.A1" office:value-type="string">
            <text:p text:style-name="P7"><text:span text:style-name="T12">99</text:span></text:p>
          </table:table-cell>
          <table:table-cell table:style-name="Table72.A1" office:value-type="string">
            <text:p text:style-name="P7"><text:span text:style-name="T12">6</text:span></text:p>
          </table:table-cell>
        </table:table-row>
        <table:table-row table:style-name="Table72.1">
          <table:table-cell table:style-name="Table72.A1" office:value-type="string">
            <text:p text:style-name="P7"><text:span text:style-name="T12">92</text:span></text:p>
          </table:table-cell>
          <table:table-cell table:style-name="Table72.A1" office:value-type="string">
            <text:p text:style-name="P7"><text:span text:style-name="T12">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2">The card that wins the trick</text:span></text:p>
      <text:p text:style-name="P2"/>
      <text:p text:style-name="P1"><text:span text:style-name="T12">def winning_card(cards, trump = None):</text:span></text:p>
      <text:p text:style-name="P2"/>
      <text:p text:style-name="P1"><text:span text:style-name="T1">Playing cards are again represented as tuples of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In trick-taking card games such as bridge, the players in turn each play one card to the trick. The winner of the trick is determined by the following rules:</text:span></text:p>
      <text:p text:style-name="P2"/>
      <text:list xml:id="list2242028715" text:style-name="WWNum1">
        <text:list-item>
          <text:p text:style-name="P12"><text:span text:style-name="T1">If one or more cards of the </text:span><text:span text:style-name="T12">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2">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2">cards</text:span></text:p>
          </table:table-cell>
          <table:table-cell table:style-name="Table73.A1" office:value-type="string">
            <text:p text:style-name="P3"><text:span text:style-name="T12">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0">[('trey', 'spades'), ('ace', 'diamonds'), ('jack', 'spades'), ('eight',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jack', 'spades')</text:span></text:p>
          </table:table-cell>
        </table:table-row>
        <table:table-row table:style-name="Table73.1">
          <table:table-cell table:style-name="Table73.A1" office:value-type="string">
            <text:p text:style-name="P3"><text:span text:style-name="T20">[('ace', 'diamonds'), ('ace', 'hearts'), ('ace', 'spades'), ('deuce', 'clubs')]</text:span></text:p>
          </table:table-cell>
          <table:table-cell table:style-name="Table73.A1" office:value-type="string">
            <text:p text:style-name="P3"><text:span text:style-name="T20">'clubs'</text:span></text:p>
          </table:table-cell>
          <table:table-cell table:style-name="Table73.A1" office:value-type="string">
            <text:p text:style-name="P3"><text:span text:style-name="T20">('deuce', 'clubs')</text:span></text:p>
          </table:table-cell>
        </table:table-row>
        <table:table-row table:style-name="Table73.1">
          <table:table-cell table:style-name="Table73.A1" office:value-type="string">
            <text:p text:style-name="P3"><text:span text:style-name="T20">[('deuce', 'clubs'), ('ace', 'diamonds'), ('ace', 'hearts'), ('ace',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deuce', 'clubs')</text:span></text:p>
          </table:table-cell>
        </table:table-row>
      </table:table>
      <text:p text:style-name="P2"/>
      <text:p text:style-name="P19"><text:bookmark text:name="_psupu4vtvzhi"/><text:span text:style-name="T22">Iterated removal of consecutive pairs</text:span> </text:p>
      <text:p text:style-name="P2"/>
      <text:p text:style-name="P1"><text:span text:style-name="T12">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2">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2">[1, 2, 3, 4, 5, 5, 4, 3, 2, 1]</text:span></text:p>
          </table:table-cell>
          <table:table-cell table:style-name="Table74.A1" office:value-type="string">
            <text:p text:style-name="P7"><text:span text:style-name="T12">[]</text:span></text:p>
          </table:table-cell>
        </table:table-row>
        <table:table-row table:style-name="Table74.1">
          <table:table-cell table:style-name="Table74.A1" office:value-type="string">
            <text:p text:style-name="P7"><text:span text:style-name="T12">['bob', 'tom', 'jack', 'jack', 'bob', 42]</text:span></text:p>
          </table:table-cell>
          <table:table-cell table:style-name="Table74.A1" office:value-type="string">
            <text:p text:style-name="P7"><text:span text:style-name="T12">['bob', 'tom', 'bob', 42]</text:span></text:p>
          </table:table-cell>
        </table:table-row>
        <table:table-row table:style-name="Table74.1">
          <table:table-cell table:style-name="Table74.A1" office:value-type="string">
            <text:p text:style-name="P7"><text:span text:style-name="T12">[42, 42, 42, 42, 42]</text:span></text:p>
          </table:table-cell>
          <table:table-cell table:style-name="Table74.A1" office:value-type="string">
            <text:p text:style-name="P7"><text:span text:style-name="T12">[42]</text:span></text:p>
          </table:table-cell>
        </table:table-row>
        <table:table-row table:style-name="Table74.1">
          <table:table-cell table:style-name="Table74.A1" office:value-type="string">
            <text:p text:style-name="P7"><text:span text:style-name="T12">[42, 5, 8, 2, 99, 99, 2, 7, 7, 8, 5]</text:span></text:p>
          </table:table-cell>
          <table:table-cell table:style-name="Table74.A1" office:value-type="string">
            <text:p text:style-name="P7"><text:span text:style-name="T12">[42]</text:span></text:p>
          </table:table-cell>
        </table:table-row>
      </table:table>
      <text:p text:style-name="P2"/>
      <text:p text:style-name="P19"><text:bookmark text:name="_2jx6le5oqdkj"/><text:span text:style-name="T22">Expand positive integer intervals</text:span> </text:p>
      <text:p text:style-name="P2"/>
      <text:p text:style-name="P1"><text:span text:style-name="T12">def expand_intervals(intervals):</text:span></text:p>
      <text:p text:style-name="P2"/>
      <text:p text:style-name="P1"><text:span text:style-name="T1">An </text:span><text:span text:style-name="T2">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2">'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2">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2">'4-6,10-12,16'</text:span></text:p>
          </table:table-cell>
          <table:table-cell table:style-name="Table75.A1" office:value-type="string">
            <text:p text:style-name="P3"><text:span text:style-name="T12">[4, 5, 6, 10, 11, 12, 16]</text:span></text:p>
          </table:table-cell>
        </table:table-row>
        <table:table-row table:style-name="Table75.1">
          <table:table-cell table:style-name="Table75.A1" office:value-type="string">
            <text:p text:style-name="P3"><text:span text:style-name="T12">'1,3-9,12-14,9999'</text:span></text:p>
          </table:table-cell>
          <table:table-cell table:style-name="Table75.A1" office:value-type="string">
            <text:p text:style-name="P3"><text:span text:style-name="T12">[1, 3, 4, 5, 6, 7, 8, 9, 12, 13, 14, 9999]</text:span></text:p>
          </table:table-cell>
        </table:table-row>
      </table:table>
      <text:p text:style-name="P2"/>
      <text:p text:style-name="P2"/>
      <text:p text:style-name="P2"/>
      <text:p text:style-name="P19"><text:bookmark text:name="_c41vgr5t5cho"/><text:span text:style-name="T22">Bridge hand shorthand form</text:span></text:p>
      <text:p text:style-name="P2"/>
      <text:p text:style-name="P1"><text:span text:style-name="T12">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2"> in the exact order of spades, hearts, diamonds and clubs</text:span><text:span text:style-name="T1">, so no special symbols are needed to show which suit is which. The ranks in each suit are listed as letters from </text:span><text:span text:style-name="T12">'AKQJ'</text:span><text:span text:style-name="T1"> for </text:span><text:span text:style-name="T2">aces and faces</text:span><text:span text:style-name="T1">, and all </text:span><text:span text:style-name="T2">spot cards</text:span><text:span text:style-name="T1"> lower than jack are written out as the same letter </text:span><text:span text:style-name="T12">'x'</text:span><text:span text:style-name="T1"> to indicate that its exact spot value is irrelevant for the play mechanics of that hand. These letters must be listed in descending order of ranks </text:span><text:span text:style-name="T12">AKQJx</text:span><text:span text:style-name="T1">. If some suit is </text:span><text:span text:style-name="T2">void</text:span><text:span text:style-name="T1">, that is, the hand contains no cards of that suit, that suit is abbreviated with a single minus sign character </text:span><text:span text:style-name="T12">'-'</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2">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0">'xx QJxxxx xxxx x'</text:span></text:p>
          </table:table-cell>
        </table:table-row>
        <table:table-row>
          <table:table-cell table:style-name="Table76.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0">'x QJx AJxx AKJxx'</text:span></text:p>
          </table:table-cell>
        </table:table-row>
        <table:table-row>
          <table:table-cell table:style-name="Table76.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0">'xxx Qxx AQxx xxx'</text:span></text:p>
          </table:table-cell>
        </table:table-row>
        <table:table-row>
          <table:table-cell table:style-name="Table76.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0">'AKQJxxxxxxxx - x -'</text:span></text:p>
          </table:table-cell>
        </table:table-row>
      </table:table>
      <text:p text:style-name="P16"><text:bookmark text:name="_vy11q7tqatyg"/></text:p>
      <text:p text:style-name="P19"><text:bookmark text:name="_l45213gnwqbv"/><text:span text:style-name="T22">Losing trick count of a bridge hand</text:span></text:p>
      <text:p text:style-name="P4"/>
      <text:p text:style-name="P1"><text:span text:style-name="T12">def losing_trick_count(hand):</text:span></text:p>
      <text:p text:style-name="P2"/>
      <text:p text:style-name="P1"><text:span text:style-name="T1">The </text:span><text:a xlink:type="simple" xlink:href="https://en.wikipedia.org/wiki/Hand_evaluation" text:style-name="ListLabel_20_37" text:visited-style-name="ListLabel_20_37"><text:span text:style-name="T7">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7">losing trick count</text:span></text:a><text:span text:style-name="T1">. (For example, a small slam in spades with hands </text:span><text:span text:style-name="T12">'AKxxxxx - Kxxx xx'</text:span><text:span text:style-name="T1"> and </text:span><text:span text:style-name="T12">'xxxx xxxxx AQx -'</text:span><text:span text:style-name="T1"> is a lock despite possessing only 16 of the 40 high card points in the deck, whereas any slam is hopeless with the hands </text:span><text:span text:style-name="T12">'QJxxx xx AKx QJx'</text:span><text:span text:style-name="T1"> against </text:span><text:span text:style-name="T12">'AKxxx QJ QJx AKx'</text:span><text:span text:style-name="T1"> despite the combined powerhouse of "quacky" 33 points with a horrendous duplication of useful cards.</text:span><text:span text:style-name="T25"><text:note text:id="ftn2" text:note-class="footnote"><text:note-citation>2</text:note-citation><text:note-body><text:p text:style-name="P15"><text:span text:style-name="T24"/><text:span text:style-name="T28"> </text:span><text:span text:style-name="T4">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9">finessing</text:span></text:a><text:span text:style-name="T4">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5">Python 101</text:span><text:span text:style-name="T4"> instead of </text:span><text:span text:style-name="T5">Declarer Play in Bridge </text:span><text:a xlink:type="simple" xlink:href="http://youth.worldbridge.org/bridge-humor-the-hideous-hog-by-victor-mollo/" text:style-name="Internet_20_link" text:visited-style-name="Visited_20_Internet_20_Link"><text:span text:style-name="T10">in Style of Hideous Hog</text:span></text:a><text:span text:style-name="T4">,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7">Methodology</text:span></text:a><text:span text:style-name="T1">" section of the Wikipedia page "</text:span><text:a xlink:type="simple" xlink:href="https://en.wikipedia.org/wiki/Losing-Trick_Count" text:style-name="ListLabel_20_37" text:visited-style-name="ListLabel_20_37"><text:span text:style-name="T7">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2">J</text:span><text:span text:style-name="T1"> of the shorthand form into an </text:span><text:span text:style-name="T12">x</text:span><text:span text:style-name="T1"> :</text:span></text:p>
      <text:p text:style-name="P1"><text:span text:style-name="T12">{'-':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2">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0">7</text:span></text:p>
          </table:table-cell>
        </table:table-row>
        <table:table-row table:style-name="Table77.1">
          <table:table-cell table:style-name="Table77.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0">8</text:span></text:p>
          </table:table-cell>
        </table:table-row>
      </table:table>
      <text:p text:style-name="P2"/>
      <text:p text:style-name="P19"><text:bookmark text:name="_q9p4lro4ewgn"/><text:span text:style-name="T22">Bulls and cows</text:span></text:p>
      <text:p text:style-name="P2"/>
      <text:p text:style-name="P1"><text:span text:style-name="T12">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7">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7">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2">guesses</text:span><text:span text:style-name="T1"> that have been completed so far, each individual guess given as a three-tuple </text:span><text:span text:style-name="T12">(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2">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3">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2">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2">[(1234, 2, 2)]</text:span></text:p>
          </table:table-cell>
          <table:table-cell table:style-name="Table78.A1" office:value-type="string">
            <text:p text:style-name="P7"><text:span text:style-name="T12">[1243, 1324, 1432, 2134, 3214, 4231]</text:span></text:p>
          </table:table-cell>
        </table:table-row>
        <table:table-row table:style-name="Table78.1">
          <table:table-cell table:style-name="Table78.A1" office:value-type="string">
            <text:p text:style-name="P7"><text:span text:style-name="T12">[(8765, 1, 0), (1234, 2, 1)]</text:span></text:p>
          </table:table-cell>
          <table:table-cell table:style-name="Table78.A1" office:value-type="string">
            <text:p text:style-name="P7"><text:span text:style-name="T12">[1245, 1263, 1364, 1435, 1724, 1732, 2734, 3264, 4235, 8134, 8214, 8231]</text:span></text:p>
          </table:table-cell>
        </table:table-row>
        <table:table-row table:style-name="Table78.4">
          <table:table-cell table:style-name="Table78.A1" office:value-type="string">
            <text:p text:style-name="P7"><text:span text:style-name="T12">[(1234, 2, 2), (4321, 1, 3)]</text:span></text:p>
          </table:table-cell>
          <table:table-cell table:style-name="Table78.A1" office:value-type="string">
            <text:p text:style-name="P7"><text:span text:style-name="T12">[]</text:span></text:p>
          </table:table-cell>
        </table:table-row>
        <table:table-row table:style-name="Table78.4">
          <table:table-cell table:style-name="Table78.A1" office:value-type="string">
            <text:p text:style-name="P7"><text:span text:style-name="T12">[(3127, 0, 1), (5723, 1, 0), (7361, 0, 2), (1236, 1, 0)]</text:span></text:p>
          </table:table-cell>
          <table:table-cell table:style-name="Table78.A1" office:value-type="string">
            <text:p text:style-name="P7"><text:span text:style-name="T12">[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2">brute force</text:span><text:span text:style-name="T1"> enumeration, but that would be a topic for a later, more advanced algorithms course.</text:span></text:p>
      <text:p text:style-name="P16"><text:bookmark text:name="_7qdut2nuouui"/><text:span text:style-name="T22">Longest palindrome substring</text:span></text:p>
      <text:p text:style-name="P2"/>
      <text:p text:style-name="P1"><text:span text:style-name="T12">def longest_palindrome(text):</text:span></text:p>
      <text:p text:style-name="P2"/>
      <text:p text:style-name="P1"><text:span text:style-name="T1">A string is a </text:span><text:span text:style-name="T3">palindrome</text:span><text:span text:style-name="T1"> if it reads the same both forward and backward, for example </text:span><text:span text:style-name="T12">'racecar'</text:span><text:span text:style-name="T1">. Given </text:span><text:span text:style-name="T12">text</text:span><text:span text:style-name="T1">, find and return the longest consecutive substring inside </text:span><text:span text:style-name="T12">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2">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2">'saippuakauppias'</text:span></text:p>
          </table:table-cell>
          <table:table-cell table:style-name="Table79.A1" office:value-type="string">
            <text:p text:style-name="P7"><text:span text:style-name="T12">'saippuakauppias'</text:span></text:p>
          </table:table-cell>
        </table:table-row>
        <table:table-row table:style-name="Table79.1">
          <table:table-cell table:style-name="Table79.A1" office:value-type="string">
            <text:p text:style-name="P7"><text:span text:style-name="T12">'abaababaaabbab</text:span><text:span text:style-name="T21">aababababaa</text:span><text:span text:style-name="T12">'</text:span></text:p>
          </table:table-cell>
          <table:table-cell table:style-name="Table79.A1" office:value-type="string">
            <text:p text:style-name="P7"><text:span text:style-name="T12">'aababababaa'</text:span></text:p>
          </table:table-cell>
        </table:table-row>
        <table:table-row table:style-name="Table79.1">
          <table:table-cell table:style-name="Table79.A1" office:value-type="string">
            <text:p text:style-name="P7"><text:span text:style-name="T12">'xxzxxracecar'</text:span></text:p>
          </table:table-cell>
          <table:table-cell table:style-name="Table79.A1" office:value-type="string">
            <text:p text:style-name="P7"><text:span text:style-name="T12">'racecar'</text:span></text:p>
          </table:table-cell>
        </table:table-row>
        <table:table-row table:style-name="Table79.1">
          <table:table-cell table:style-name="Table79.A1" office:value-type="string">
            <text:p text:style-name="P7"><text:span text:style-name="T12">'xyxracecaryxy'</text:span></text:p>
          </table:table-cell>
          <table:table-cell table:style-name="Table79.A1" office:value-type="string">
            <text:p text:style-name="P7"><text:span text:style-name="T12">'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7">Longest Palindromic Substring</text:span></text:a><text:span text:style-name="T1">".)</text:span></text:p>
      <text:p text:style-name="P19"><text:bookmark text:name="_a0vh1722md3y"/><text:span text:style-name="T22">Words with given shape</text:span></text:p>
      <text:p text:style-name="P2"/>
      <text:p text:style-name="P1"><text:span text:style-name="T12">def words_with_given_shape(words, shape):</text:span></text:p>
      <text:p text:style-name="P2"/>
      <text:p text:style-name="P1"><text:span text:style-name="T1">Let us define that the shape of the given word of length </text:span><text:span text:style-name="T3">n</text:span><text:span text:style-name="T1"> is a list of integers of length </text:span><text:span text:style-name="T3">n</text:span><text:span text:style-name="T1"> - 1, each one either -1, 0 or +1, indicating whether the next letter following the letter in that position comes later (+1), the same (0) or earlier (-1) in alphabetical order of English letters. For example, the shape of </text:span><text:span text:style-name="T12">'hello'</text:span><text:span text:style-name="T1"> is </text:span><text:span text:style-name="T12">[-1, +1, 0, +1]</text:span><text:span text:style-name="T1">, whereas the shape of </text:span><text:span text:style-name="T12">'world'</text:span><text:span text:style-name="T1"> is </text:span><text:span text:style-name="T12">[-1, +1, -1, -1]</text:span><text:span text:style-name="T1">. Given the list of </text:span><text:span text:style-name="T12">words</text:span><text:span text:style-name="T1"> and a </text:span><text:span text:style-name="T12">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2">shape</text:span></text:p>
          </table:table-cell>
          <table:table-cell table:style-name="Table80.A1" office:value-type="string">
            <text:p text:style-name="P7"><text:span text:style-name="T1">Expected result (using wordlist </text:span><text:span text:style-name="T12">words_sorted.txt</text:span><text:span text:style-name="T1">)</text:span></text:p>
          </table:table-cell>
        </table:table-row>
        <table:table-row table:style-name="Table80.1">
          <table:table-cell table:style-name="Table80.A1" office:value-type="string">
            <text:p text:style-name="P7"><text:span text:style-name="T12">[1, -1, -1, -1, 0, -1]</text:span></text:p>
          </table:table-cell>
          <table:table-cell table:style-name="Table80.A1" office:value-type="string">
            <text:p text:style-name="P3"><text:span text:style-name="T12">['congeed', 'nutseed', 'outfeed', 'strolld']</text:span></text:p>
          </table:table-cell>
        </table:table-row>
        <table:table-row table:style-name="Table80.1">
          <table:table-cell table:style-name="Table80.A1" office:value-type="string">
            <text:p text:style-name="P7"><text:span text:style-name="T12">[1, -1, -1, 0, -1, 1]</text:span></text:p>
          </table:table-cell>
          <table:table-cell table:style-name="Table80.A1" office:value-type="string">
            <text:p text:style-name="P7"><text:span text:style-name="T12">['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2">[0, 1, -1, 1]</text:span></text:p>
          </table:table-cell>
          <table:table-cell table:style-name="Table80.A1" office:value-type="string">
            <text:p text:style-name="P3"><text:span text:style-name="T12">['aargh', 'eeler', 'eemis', 'eeten', 'oopak', 'oozes', 'sstor']</text:span></text:p>
          </table:table-cell>
        </table:table-row>
        <table:table-row table:style-name="Table80.1">
          <table:table-cell table:style-name="Table80.A1" office:value-type="string">
            <text:p text:style-name="P7"><text:span text:style-name="T12">[1, 1, 1, 1, 1, 1, 1]</text:span></text:p>
          </table:table-cell>
          <table:table-cell table:style-name="Table80.A1" office:value-type="string">
            <text:p text:style-name="P3"><text:span text:style-name="T12">['aegilops']</text:span></text:p>
          </table:table-cell>
        </table:table-row>
      </table:table>
      <text:p text:style-name="P2"/>
      <text:p text:style-name="P1"><text:span text:style-name="T1">(Motivated students can take on as an extra challenge for each possible word length </text:span><text:span text:style-name="T3">n</text:span><text:span text:style-name="T1"> ranging from 3 to 20, find the shape of length </text:span><text:span text:style-name="T3">n</text:span><text:span text:style-name="T1">-1 that matches the largest number of words. Alternatively, try to count how many possible shapes of length </text:span><text:span text:style-name="T3">n</text:span><text:span text:style-name="T1">-1 do not match any words of length </text:span><text:span text:style-name="T3">n</text:span><text:span text:style-name="T1"> at all. What is the shortest possible shape that does not match any words? How about the shortest such shape that does not contain any zeroes?)</text:span></text:p>
      <text:p text:style-name="P19"><text:bookmark text:name="_s853qzqi90lm"/><text:span text:style-name="T22">Sort list by element frequency</text:span></text:p>
      <text:p text:style-name="P2"/>
      <text:p text:style-name="P1"><text:span text:style-name="T12">def frequency_sort(elems):</text:span></text:p>
      <text:p text:style-name="P2"/>
      <text:p text:style-name="P1"><text:span text:style-name="T1">Sort the given list of integer </text:span><text:span text:style-name="T12">elems</text:span><text:span text:style-name="T1"> so that its elements end up in the order of </text:span><text:span text:style-name="T2">decreasing</text:span><text:span text:style-name="T1"> </text:span><text:span text:style-name="T2">frequency</text:span><text:span text:style-name="T1">, that is, the number of times that they appear in </text:span><text:span text:style-name="T12">elems</text:span><text:span text:style-name="T1">. If two elements occur with the same frequency, they should end up in the </text:span><text:span text:style-name="T2">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2">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2">[4, 6, 2, 2, 6, 4, 4, 4]</text:span></text:p>
          </table:table-cell>
          <table:table-cell table:style-name="Table81.A1" office:value-type="string">
            <text:p text:style-name="P7"><text:span text:style-name="T12">[4, 4, 4, 4, 2, 2, 6, 6]</text:span></text:p>
          </table:table-cell>
        </table:table-row>
        <table:table-row table:style-name="Table81.1">
          <table:table-cell table:style-name="Table81.A1" office:value-type="string">
            <text:p text:style-name="P7"><text:span text:style-name="T12">[4, 6, 1, 2, 2, 1, 1, 6, 1, 1, 6, 4, 4, 1]</text:span></text:p>
          </table:table-cell>
          <table:table-cell table:style-name="Table81.A1" office:value-type="string">
            <text:p text:style-name="P7"><text:span text:style-name="T12">[1, 1, 1, 1, 1, 1, 4, 4, 4, 6, 6, 6, 2, 2]</text:span></text:p>
          </table:table-cell>
        </table:table-row>
        <table:table-row table:style-name="Table81.1">
          <table:table-cell table:style-name="Table81.A1" office:value-type="string">
            <text:p text:style-name="P7"><text:span text:style-name="T12">[17, 99, 42]</text:span></text:p>
          </table:table-cell>
          <table:table-cell table:style-name="Table81.A1" office:value-type="string">
            <text:p text:style-name="P7"><text:span text:style-name="T12">[17, 42, 99]</text:span></text:p>
          </table:table-cell>
        </table:table-row>
        <table:table-row table:style-name="Table81.1">
          <table:table-cell table:style-name="Table81.A1" office:value-type="string">
            <text:p text:style-name="P7"><text:span text:style-name="T12">['bob','bob','carl','alex','bob']</text:span></text:p>
          </table:table-cell>
          <table:table-cell table:style-name="Table81.A1" office:value-type="string">
            <text:p text:style-name="P7"><text:span text:style-name="T12">['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2">sorting key</text:span><text:span text:style-name="T1">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9"><text:bookmark text:name="_j10cpdg5cz4w"/><text:span text:style-name="T22">Calling all units, B-and-E in progress</text:span></text:p>
      <text:p text:style-name="P2"/>
      <text:p text:style-name="P1"><text:span text:style-name="T12">def is_perfect_power(n):</text:span></text:p>
      <text:p text:style-name="P2"/>
      <text:p text:style-name="P1"><text:span text:style-name="T1">A positive integer </text:span><text:span text:style-name="T12">n</text:span><text:span text:style-name="T1"> is said to be a </text:span><text:a xlink:type="simple" xlink:href="https://en.wikipedia.org/wiki/Perfect_power" text:style-name="ListLabel_20_37" text:visited-style-name="ListLabel_20_37"><text:span text:style-name="T7">perfect power</text:span></text:a><text:span text:style-name="T1"> if it can be expressed as the power </text:span><text:span text:style-name="T12">b**e</text:span><text:span text:style-name="T1"> for some two integers </text:span><text:span text:style-name="T12">b</text:span><text:span text:style-name="T1"> and </text:span><text:span text:style-name="T12">e</text:span><text:span text:style-name="T1"> that are both </text:span><text:span text:style-name="T2">greater than one</text:span><text:span text:style-name="T1">. (Any positive integer </text:span><text:span text:style-name="T12">n</text:span><text:span text:style-name="T1"> can always be expressed as the trivial power </text:span><text:span text:style-name="T12">n**1</text:span><text:span text:style-name="T1">, so we don't care about that.) For example, the integers 32, 125 and 441 are perfect powers since they equal </text:span><text:span text:style-name="T12">2**5</text:span><text:span text:style-name="T1">, </text:span><text:span text:style-name="T12">5**3</text:span><text:span text:style-name="T1"> and </text:span><text:span text:style-name="T12">21**2</text:span><text:span text:style-name="T1">, respectively. This function should determine whether the positive integer </text:span><text:span text:style-name="T12">n</text:span><text:span text:style-name="T1"> given as argument is some perfect power. To do this, your code needs to somehow iterate through a sufficient number of possible combinations of </text:span><text:span text:style-name="T12">b</text:span><text:span text:style-name="T1"> and </text:span><text:span text:style-name="T12">e</text:span><text:span text:style-name="T1"> that could work, returning </text:span><text:span text:style-name="T12">True</text:span><text:span text:style-name="T1"> as soon as it finds some </text:span><text:span text:style-name="T12">b</text:span><text:span text:style-name="T1"> and </text:span><text:span text:style-name="T12">e</text:span><text:span text:style-name="T1"> that satisfy </text:span><text:span text:style-name="T12">b**e == n</text:span><text:span text:style-name="T1">.</text:span></text:p>
      <text:p text:style-name="P2"/>
      <text:p text:style-name="P1"><text:span text:style-name="T1">Since </text:span><text:span text:style-name="T12">n</text:span><text:span text:style-name="T1"> can get pretty large, your function should not examine too many combinations of </text:span><text:span text:style-name="T12">b</text:span><text:span text:style-name="T1"> and </text:span><text:span text:style-name="T12">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2">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2">42</text:span></text:p>
          </table:table-cell>
          <table:table-cell table:style-name="Table82.A1" office:value-type="string">
            <text:p text:style-name="P7"><text:span text:style-name="T12">False</text:span></text:p>
          </table:table-cell>
        </table:table-row>
        <table:table-row table:style-name="Table82.1">
          <table:table-cell table:style-name="Table82.A1" office:value-type="string">
            <text:p text:style-name="P7"><text:span text:style-name="T12">441</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469097433</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 - 1</text:span></text:p>
          </table:table-cell>
          <table:table-cell table:style-name="Table82.A1" office:value-type="string">
            <text:p text:style-name="P7"><text:span text:style-name="T12">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2">n</text:span><text:span text:style-name="T1"> is a perfect power, </text:span><text:span text:style-name="T12">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2">1234**5678 - 1</text:span><text:span text:style-name="T1"> is not a perfect power.)</text:span></text:p>
      <text:p text:style-name="P19"><text:bookmark text:name="_x2tmjgwr9xil"/><text:span text:style-name="T22">Sum of highest n scores for each player</text:span></text:p>
      <text:p text:style-name="P2"/>
      <text:p text:style-name="P1"><text:span text:style-name="T12">def highest_n_scores(scores, n = 5):</text:span></text:p>
      <text:p text:style-name="P2"/>
      <text:p text:style-name="P1"><text:span text:style-name="T1">Each player plays the game some number of times, each time resulting in a tuple </text:span><text:span text:style-name="T12">(name, score)</text:span><text:span text:style-name="T1"> for how much that player scored in the game. Given all the games played as a list of such tuples, add up the </text:span><text:span text:style-name="T3">n</text:span><text:span text:style-name="T1"> highest scores for each individual player as the total score for that player. Create and return a list that contains tuples </text:span><text:span text:style-name="T12">(name, total)</text:span><text:span text:style-name="T1"> for the players and their total scores, sorted in ascending order by </text:span><text:span text:style-name="T12">name</text:span><text:span text:style-name="T1">. If some player has played fewer than </text:span><text:span text:style-name="T12">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2">scores</text:span></text:p>
          </table:table-cell>
          <table:table-cell table:style-name="Table83.A1" office:value-type="string">
            <text:p text:style-name="P7"><text:span text:style-name="T12">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2">[('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2">3</text:span></text:p>
          </table:table-cell>
          <table:table-cell table:style-name="Table83.A1" office:value-type="string">
            <text:p text:style-name="P7"><text:span text:style-name="T12">[('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2">Collapse positive integer intervals</text:span> </text:p>
      <text:p text:style-name="P2"/>
      <text:p text:style-name="P1"><text:span text:style-name="T12">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2">first-last</text:span><text:span text:style-name="T1">. If some maximal sublist consists of a single integer, it must be included in the result string just by itself without the minus sign separating it from the now redundant </text:span><text:span text:style-name="T12">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2">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2">[1, 2, 4, 6, 7, 8, 9, 10, 12, 13]</text:span></text:p>
          </table:table-cell>
          <table:table-cell table:style-name="Table84.A1" office:value-type="string">
            <text:p text:style-name="P7"><text:span text:style-name="T12">'1-2,4,6-10,12-13'</text:span></text:p>
          </table:table-cell>
        </table:table-row>
        <table:table-row table:style-name="Table84.1">
          <table:table-cell table:style-name="Table84.A1" office:value-type="string">
            <text:p text:style-name="P7"><text:span text:style-name="T12">[42]</text:span></text:p>
          </table:table-cell>
          <table:table-cell table:style-name="Table84.A1" office:value-type="string">
            <text:p text:style-name="P7"><text:span text:style-name="T12">'42'</text:span></text:p>
          </table:table-cell>
        </table:table-row>
        <table:table-row table:style-name="Table84.1">
          <table:table-cell table:style-name="Table84.A1" office:value-type="string">
            <text:p text:style-name="P7"><text:span text:style-name="T12">[3, 5, 6, 7, 9, 11, 12, 13]</text:span></text:p>
          </table:table-cell>
          <table:table-cell table:style-name="Table84.A1" office:value-type="string">
            <text:p text:style-name="P7"><text:span text:style-name="T12">'3,5-7,9,11-13'</text:span></text:p>
          </table:table-cell>
        </table:table-row>
        <table:table-row table:style-name="Table84.1">
          <table:table-cell table:style-name="Table84.A1" office:value-type="string">
            <text:p text:style-name="P7"><text:span text:style-name="T12">[]</text:span></text:p>
          </table:table-cell>
          <table:table-cell table:style-name="Table84.A1" office:value-type="string">
            <text:p text:style-name="P7"><text:span text:style-name="T12">''</text:span></text:p>
          </table:table-cell>
        </table:table-row>
        <table:table-row table:style-name="Table84.1">
          <table:table-cell table:style-name="Table84.A1" office:value-type="string">
            <text:p text:style-name="P7"><text:span text:style-name="T12">list(range(1, 1000001))</text:span></text:p>
          </table:table-cell>
          <table:table-cell table:style-name="Table84.A1" office:value-type="string">
            <text:p text:style-name="P7"><text:span text:style-name="T12">'1-1000000'</text:span></text:p>
          </table:table-cell>
        </table:table-row>
      </table:table>
      <text:p text:style-name="P2"/>
      <text:p text:style-name="P16"><text:bookmark text:name="_brl3p9vgi6md"/></text:p>
      <text:p text:style-name="P19"><text:bookmark text:name="_n7ub97z5zcat"/><text:span text:style-name="T22">Distribution of abstract bridge hand shapes</text:span></text:p>
      <text:p text:style-name="P2"/>
      <text:p text:style-name="P1"><text:span text:style-name="T12">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2">[6, 3, 2, 2]</text:span><text:span text:style-name="T1"> and </text:span><text:span text:style-name="T12">[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3">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2">hands</text:span><text:span text:style-name="T1">, each hand given as a list of 13 cards encoded the same way as in all of the previous card problems, create and return a Python dictionary that contains all abstract shapes that occur within </text:span><text:span text:style-name="T12">hands</text:span><text:span text:style-name="T1">, each shape mapped to its count of occurrences in </text:span><text:span text:style-name="T12">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2">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7">Suit distributions</text:span></text:a><text:span text:style-name="T1">" in "</text:span><text:a xlink:type="simple" xlink:href="http://www.durangobill.com/Bridge.html" text:style-name="ListLabel_20_37" text:visited-style-name="ListLabel_20_37"><text:span text:style-name="T7">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7">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2">(4,3,3,3):66905856160</text:span><text:span text:style-name="T1"> and </text:span><text:span text:style-name="T12">(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7">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2">Sort words by typing handedness</text:span></text:p>
      <text:p text:style-name="P2"/>
      <text:p text:style-name="P1"><text:span text:style-name="T12">def sort_by_typing_handedness(words):</text:span></text:p>
      <text:p text:style-name="P2"/>
      <text:p text:style-name="P1"><text:span text:style-name="T1">When typing an English word on the standard QWERTY keyboard, the left hand types in the letters </text:span><text:span text:style-name="T3">q</text:span><text:span text:style-name="T1"> to </text:span><text:span text:style-name="T3">y</text:span><text:span text:style-name="T1"> in the top row, </text:span><text:span text:style-name="T3">a</text:span><text:span text:style-name="T1"> to </text:span><text:span text:style-name="T3">h</text:span><text:span text:style-name="T1"> in the middle row, and </text:span><text:span text:style-name="T3">z</text:span><text:span text:style-name="T1"> to </text:span><text:span text:style-name="T3">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2">'repetition'</text:span><text:span text:style-name="T1"> would be 5 - 5 = 0.</text:span></text:p>
      <text:p text:style-name="P2"/>
      <text:p text:style-name="P1"><text:span text:style-name="T1">This function should sort the given list of </text:span><text:span text:style-name="T12">words</text:span><text:span text:style-name="T1"> in the </text:span><text:span text:style-name="T3">descending</text:span><text:span text:style-name="T1"> order of their score, and return the entire sorted list. To make the resulting list unique for the purposes of automated testing, words that have an equal score should end up in their ascending dictionary order.</text:span></text:p>
      <text:p text:style-name="P2"/>
      <text:p text:style-name="P1"><text:span text:style-name="T1">You should let Python do the sorting with the </text:span><text:span text:style-name="T12">sort</text:span><text:span text:style-name="T1"> method that the Python lists already have built in. You merely need to give this function a suitable </text:span><text:span text:style-name="T12">key</text:span><text:span text:style-name="T1"> function that converts each word into a two-tuple of the handedness tally and the word itself. For example, </text:span><text:span text:style-name="T12">'hello'</text:span><text:span text:style-name="T1"> is sorted as </text:span><text:span text:style-name="T12">(-1, 'hello')</text:span><text:span text:style-name="T1">, and </text:span><text:span text:style-name="T12">'computer'</text:span><text:span text:style-name="T1"> is sorted as </text:span><text:span text:style-name="T12">(0, 'computer')</text:span><text:span text:style-name="T1">. Since the order comparison of Python tuples is lexicographic, this produces the correct result using the handedness tally as the primary sorting key, and the word itself as the secondary sorting key whenever the primary keys are equal.</text:span></text:p>
      <text:p text:style-name="P2"/>
      <text:p text:style-name="P1"><text:span text:style-name="T1">Sorting the words in </text:span><text:span text:style-name="T12">words_sorted.txt</text:span><text:span text:style-name="T1"> in this manner, the first five words are</text:span></text:p>
      <text:p text:style-name="P2"/>
      <text:p text:style-name="P1"><text:span text:style-name="T12">['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2">['unmonopolising', 'unmonopolizing', 'humuhumunukunukuapuaa', 'kinnikinnik', 'nonillumination']</text:span><text:span text:style-name="T1">.</text:span></text:p>
      <text:p text:style-name="P16"><text:bookmark text:name="_nv9wa9vb9as7"/></text:p>
      <text:p text:style-name="P19"><text:bookmark text:name="_a9oi5nm1rwrf"/><text:span text:style-name="T22">Fibonacci sum</text:span></text:p>
      <text:p text:style-name="P2"/>
      <text:p text:style-name="P1"><text:span text:style-name="T12">def fibonacci_sum(n):</text:span></text:p>
      <text:p text:style-name="P2"/>
      <text:p text:style-name="P1"><text:a xlink:type="simple" xlink:href="https://en.wikipedia.org/wiki/Fibonacci_number" text:style-name="ListLabel_20_37" text:visited-style-name="ListLabel_20_37"><text:span text:style-name="T7">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2">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3">F</text:span><text:span text:style-name="T26">i</text:span><text:span text:style-name="T1"> and </text:span><text:span text:style-name="T3">F</text:span><text:span text:style-name="T26">i</text:span><text:span text:style-name="T27">+1</text:span><text:span text:style-name="T1">, these two can always be replaced by </text:span><text:span text:style-name="T3">F</text:span><text:span text:style-name="T26">i</text:span><text:span text:style-name="T27">+2</text:span><text:span text:style-name="T1"> without affecting the total.)</text:span></text:p>
      <text:p text:style-name="P2"/>
      <text:p text:style-name="P1"><text:span text:style-name="T1">To produce this unique sequence for </text:span><text:span text:style-name="T12">n</text:span><text:span text:style-name="T1">, the simple </text:span><text:span text:style-name="T2">greedy algorithm</text:span><text:span text:style-name="T1"> can be proven to work fine. Always add into the list the largest possible Fibonacci number </text:span><text:span text:style-name="T12">f</text:span><text:span text:style-name="T1"> that is less than or equal to </text:span><text:span text:style-name="T12">n</text:span><text:span text:style-name="T1">. Then convert the rest of the number </text:span><text:span text:style-name="T12">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2">n</text:span><text:span text:style-name="T1"> up to </text:span><text:span text:style-name="T12">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2">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2">10</text:span></text:p>
          </table:table-cell>
          <table:table-cell table:style-name="Table85.A1" office:value-type="string">
            <text:p text:style-name="P7"><text:span text:style-name="T12">[8, 2]</text:span></text:p>
          </table:table-cell>
        </table:table-row>
        <table:table-row table:style-name="Table85.1">
          <table:table-cell table:style-name="Table85.A1" office:value-type="string">
            <text:p text:style-name="P7"><text:span text:style-name="T12">100</text:span></text:p>
          </table:table-cell>
          <table:table-cell table:style-name="Table85.A1" office:value-type="string">
            <text:p text:style-name="P7"><text:span text:style-name="T12">[89, 8, 3]</text:span></text:p>
          </table:table-cell>
        </table:table-row>
        <table:table-row table:style-name="Table85.1">
          <table:table-cell table:style-name="Table85.A1" office:value-type="string">
            <text:p text:style-name="P7"><text:span text:style-name="T12">10**6</text:span></text:p>
          </table:table-cell>
          <table:table-cell table:style-name="Table85.A1" office:value-type="string">
            <text:p text:style-name="P7"><text:span text:style-name="T12">[832040, 121393, 46368, 144, 55]</text:span></text:p>
          </table:table-cell>
        </table:table-row>
        <table:table-row table:style-name="Table85.1">
          <table:table-cell table:style-name="Table85.A1" office:value-type="string">
            <text:p text:style-name="P7"><text:span text:style-name="T12">10**20</text:span></text:p>
          </table:table-cell>
          <table:table-cell table:style-name="Table85.A1" office:value-type="string">
            <text:p text:style-name="P7"><text:span text:style-name="T12">[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2">mathematical induction </text:span><text:span text:style-name="T1">that this greedy algorithm really works for all integers, so that this function always creates and returns the unique list of non-consecutive Fibonacci numbers whose sum equals </text:span><text:span text:style-name="T12">n</text:span><text:span text:style-name="T1">.)</text:span></text:p>
      <text:p text:style-name="P19"><text:bookmark text:name="_54yktjwcyx0o"/><text:span text:style-name="T22">Rooks with friends</text:span></text:p>
      <text:p text:style-name="P2"/>
      <text:p text:style-name="P1"><text:span text:style-name="T12">def rooks_with_friends(n, friends, enemies):</text:span></text:p>
      <text:p text:style-name="P2"/>
      <text:p text:style-name="P1"><text:span text:style-name="T1">Those dastardly rooks have again gone on a rampage on a generalized </text:span><text:span text:style-name="T3">n</text:span><text:span text:style-name="T1">-by-</text:span><text:span text:style-name="T3">n</text:span><text:span text:style-name="T1"> chessboard, just like in the earlier problem of counting how many squares were safe from their wrath. Each rook is again represented as a tuple </text:span><text:span text:style-name="T12">(row, column)</text:span><text:span text:style-name="T1"> of the coordinates of the square that it is standing on. However, in this version of the problem, some of these rooks are now your </text:span><text:span text:style-name="T2">friends</text:span><text:span text:style-name="T1"> (same colour as you) while the others are your </text:span><text:span text:style-name="T2">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2">n</text:span><text:span text:style-name="T1"> and the lists of </text:span><text:span text:style-name="T12">friends</text:span><text:span text:style-name="T1"> and </text:span><text:span text:style-name="T12">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2">n</text:span></text:p>
          </table:table-cell>
          <table:table-cell table:style-name="Table86.A1" office:value-type="string">
            <text:p text:style-name="P3"><text:span text:style-name="T12">friends</text:span></text:p>
          </table:table-cell>
          <table:table-cell table:style-name="Table86.A1" office:value-type="string">
            <text:p text:style-name="P3"><text:span text:style-name="T12">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8</text:span></text:p>
          </table:table-cell>
          <table:table-cell table:style-name="Table86.A1" office:value-type="string">
            <text:p text:style-name="P3"><text:span text:style-name="T12">[(3,3), (4,4)]</text:span></text:p>
          </table:table-cell>
          <table:table-cell table:style-name="Table86.A1" office:value-type="string">
            <text:p text:style-name="P3"><text:span text:style-name="T12">[(3,4), (4,3)]</text:span></text:p>
          </table:table-cell>
          <table:table-cell table:style-name="Table86.A1" office:value-type="string">
            <text:p text:style-name="P3"><text:span text:style-name="T12">48</text:span></text:p>
          </table:table-cell>
        </table:table-row>
        <table:table-row table:style-name="Table86.1">
          <table:table-cell table:style-name="Table86.A1" office:value-type="string">
            <text:p text:style-name="P3"><text:span text:style-name="T12">100</text:span></text:p>
          </table:table-cell>
          <table:table-cell table:style-name="Table86.A1" office:value-type="string">
            <text:p text:style-name="P3"><text:span text:style-name="T12">[(r, (3*r+5) % 100) for r in range(1, 100, 2)]</text:span></text:p>
          </table:table-cell>
          <table:table-cell table:style-name="Table86.A1" office:value-type="string">
            <text:p text:style-name="P3"><text:span text:style-name="T12">[(r, (4*r+32) % 100) for r in range(0, 100, 2)]</text:span></text:p>
          </table:table-cell>
          <table:table-cell table:style-name="Table86.A1" office:value-type="string">
            <text:p text:style-name="P3"><text:span text:style-name="T12">3200</text:span></text:p>
          </table:table-cell>
        </table:table-row>
      </table:table>
      <text:p text:style-name="P2"/>
      <text:p text:style-name="P2"/>
      <text:p text:style-name="P1"><text:span text:style-name="T1"><text:s/></text:span></text:p>
      <text:p text:style-name="P19"><text:bookmark text:name="_d6wpy7fixkef"/><text:span text:style-name="T22">Possible words in Hangman</text:span></text:p>
      <text:p text:style-name="P2"/>
      <text:p text:style-name="P1"><text:span text:style-name="T12">def possible_words(words, pattern):</text:span></text:p>
      <text:p text:style-name="P2"/>
      <text:p text:style-name="P1"><text:span text:style-name="T1">Given a list of possible </text:span><text:span text:style-name="T12">words</text:span><text:span text:style-name="T1">, and a </text:span><text:span text:style-name="T12">pattern</text:span><text:span text:style-name="T1"> string that is guaranteed to contain only lowercase English letters </text:span><text:span text:style-name="T3">a</text:span><text:span text:style-name="T1"> to </text:span><text:span text:style-name="T3">z</text:span><text:span text:style-name="T1"> and asterisk characters </text:span><text:span text:style-name="T12">*</text:span><text:span text:style-name="T1">, create and return a list of words that match the </text:span><text:span text:style-name="T12">pattern</text:span><text:span text:style-name="T1"> in the sense of the game of </text:span><text:a xlink:type="simple" xlink:href="https://en.wikipedia.org/wiki/Hangman_(game)" text:style-name="ListLabel_20_37" text:visited-style-name="ListLabel_20_37"><text:span text:style-name="T7">Hangman</text:span></text:a><text:span text:style-name="T1">. First, the word and the </text:span><text:span text:style-name="T12">pattern</text:span><text:span text:style-name="T1"> must be the same length. In places where the </text:span><text:span text:style-name="T12">pattern</text:span><text:span text:style-name="T1"> contains some letter, the word must also contain that exact same letter. In places where the </text:span><text:span text:style-name="T12">pattern</text:span><text:span text:style-name="T1"> contains an asterisk, the word must contain some character that may not be any of the letters that explicitly occur anywhere in the </text:span><text:span text:style-name="T12">pattern</text:span><text:span text:style-name="T1">. (In the game of Hangman, any such letter would have already been revealed in the earlier round when it was the current guess, along with all its other occurrences in </text:span><text:span text:style-name="T12">pattern</text:span><text:span text:style-name="T1">.)</text:span></text:p>
      <text:p text:style-name="P2"/>
      <text:p text:style-name="P1"><text:span text:style-name="T1">For example, the words </text:span><text:span text:style-name="T12">'bridge'</text:span><text:span text:style-name="T1"> and </text:span><text:span text:style-name="T12">'smudge'</text:span><text:span text:style-name="T1"> both match the pattern </text:span><text:span text:style-name="T12">'***dg*'</text:span><text:span text:style-name="T1">. However, the words </text:span><text:span text:style-name="T12">'grudge'</text:span><text:span text:style-name="T1"> and '</text:span><text:span text:style-name="T12">dredge</text:span><text:span text:style-name="T1">' would </text:span><text:span text:style-name="T2">not</text:span><text:span text:style-name="T1"> match that same pattern, since the first asterisk may not be matched with either </text:span><text:span text:style-name="T12">'g'</text:span><text:span text:style-name="T1"> or </text:span><text:span text:style-name="T12">'d'</text:span><text:span text:style-name="T1"> that appears inside the given </text:span><text:span text:style-name="T12">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2">pattern</text:span></text:p>
          </table:table-cell>
          <table:table-cell table:style-name="Table87.A1" office:value-type="string">
            <text:p text:style-name="P7"><text:span text:style-name="T1">Expected result (using wordlist </text:span><text:span text:style-name="T12">words_sorted.txt</text:span><text:span text:style-name="T1">)</text:span></text:p>
          </table:table-cell>
        </table:table-row>
        <table:table-row table:style-name="Table87.1">
          <table:table-cell table:style-name="Table87.A1" office:value-type="string">
            <text:p text:style-name="P7"><text:span text:style-name="T12">'***dg*'</text:span></text:p>
          </table:table-cell>
          <table:table-cell table:style-name="Table87.A1" office:value-type="string">
            <text:p text:style-name="P7"><text:span text:style-name="T12">['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2">'a**s**a'</text:span></text:p>
          </table:table-cell>
          <table:table-cell table:style-name="Table87.A1" office:value-type="string">
            <text:p text:style-name="P7"><text:span text:style-name="T12">['acystia', 'acushla', 'anosmia']</text:span></text:p>
          </table:table-cell>
        </table:table-row>
        <table:table-row table:style-name="Table87.1">
          <table:table-cell table:style-name="Table87.A1" office:value-type="string">
            <text:p text:style-name="P7"><text:span text:style-name="T12">'*a*e*i*o'</text:span></text:p>
          </table:table-cell>
          <table:table-cell table:style-name="Table87.A1" office:value-type="string">
            <text:p text:style-name="P7"><text:span text:style-name="T12">['patetico']</text:span></text:p>
          </table:table-cell>
        </table:table-row>
      </table:table>
      <text:p text:style-name="P2"/>
      <text:p text:style-name="P19"><text:bookmark text:name="_3g1is3hbq5b8"/><text:span text:style-name="T22">Factoring factorials</text:span></text:p>
      <text:p text:style-name="P2"/>
      <text:p text:style-name="P1"><text:span text:style-name="T12">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7">fundamental theorem of arithmetic</text:span></text:a><text:span text:style-name="T1"> tells us that every positive integer can be broken down to the product of its </text:span><text:span text:style-name="T2">prime factors </text:span><text:span text:style-name="T1">in exactly one way. Given a positive integer </text:span><text:span text:style-name="T12">n &gt; 1</text:span><text:span text:style-name="T1">, create and return a list that contains all prime factors of </text:span><text:span text:style-name="T12">n!</text:span><text:span text:style-name="T1">, the product of all positive integers up to </text:span><text:span text:style-name="T12">n</text:span><text:span text:style-name="T1">, along with their exponents in the prime factorization. These prime factors should be listed in ascending order, each prime factor given as tuple </text:span><text:span text:style-name="T12">(p, e)</text:span><text:span text:style-name="T1"> where </text:span><text:span text:style-name="T12">p</text:span><text:span text:style-name="T1"> is the prime factor and </text:span><text:span text:style-name="T12">e</text:span><text:span text:style-name="T1"> its exponent.</text:span></text:p>
      <text:p text:style-name="P2"/>
      <text:p text:style-name="P1"><text:span text:style-name="T1">Since </text:span><text:span text:style-name="T12">n</text:span><text:span text:style-name="T1"> will get into the thousands in the automated tester, you should accumulate the prime factors of </text:span><text:span text:style-name="T12">n!</text:span><text:span text:style-name="T1"> separately for each individual term of the factorial as you go, rather than first computing the entire </text:span><text:span text:style-name="T12">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2">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2">5</text:span></text:p>
          </table:table-cell>
          <table:table-cell table:style-name="Table88.A1" office:value-type="string">
            <text:p text:style-name="P7"><text:span text:style-name="T12">[(2, 3), (3, 1), (5, 1)]</text:span></text:p>
          </table:table-cell>
        </table:table-row>
        <table:table-row table:style-name="Table88.1">
          <table:table-cell table:style-name="Table88.A1" office:value-type="string">
            <text:p text:style-name="P7"><text:span text:style-name="T12">10</text:span></text:p>
          </table:table-cell>
          <table:table-cell table:style-name="Table88.A1" office:value-type="string">
            <text:p text:style-name="P7"><text:span text:style-name="T12">[(2, 8), (3, 4), (5, 2), (7, 1)]</text:span></text:p>
          </table:table-cell>
        </table:table-row>
        <table:table-row table:style-name="Table88.1">
          <table:table-cell table:style-name="Table88.A1" office:value-type="string">
            <text:p text:style-name="P7"><text:span text:style-name="T12">20</text:span></text:p>
          </table:table-cell>
          <table:table-cell table:style-name="Table88.A1" office:value-type="string">
            <text:p text:style-name="P7"><text:span text:style-name="T12">[(2, 18), (3, 8), (5, 4), (7, 2), (11, 1), (13, 1), (17, 1), (19, 1)]</text:span></text:p>
          </table:table-cell>
        </table:table-row>
        <table:table-row table:style-name="Table88.1">
          <table:table-cell table:style-name="Table88.A1" office:value-type="string">
            <text:p text:style-name="P7"><text:span text:style-name="T12">100</text:span></text:p>
          </table:table-cell>
          <table:table-cell table:style-name="Table88.A1" office:value-type="string">
            <text:p text:style-name="P7"><text:span text:style-name="T12">[(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2">1000</text:span></text:p>
          </table:table-cell>
          <table:table-cell table:style-name="Table88.A1" office:value-type="string">
            <text:p text:style-name="P7"><text:span text:style-name="T1">(a list that contains a total of 168 terms, the first five of which are </text:span><text:span text:style-name="T12">[(2, 994), (3, 498), (5, 249), (7, 164), (11, 98)]</text:span><text:span text:style-name="T1">)</text:span></text:p>
          </table:table-cell>
        </table:table-row>
        <table:table-row table:style-name="Table88.1">
          <table:table-cell table:style-name="Table88.A1" office:value-type="string">
            <text:p text:style-name="P7"><text:span text:style-name="T12">10000</text:span></text:p>
          </table:table-cell>
          <table:table-cell table:style-name="Table88.A1" office:value-type="string">
            <text:p text:style-name="P7"><text:span text:style-name="T1">(a list that contains a total of 1229 terms, the first five of which are </text:span><text:span text:style-name="T12">[(2, 9995), (3, 4996), (5, 2499), (7, 1665), (11, 998)]</text:span><text:span text:style-name="T1"> ) </text:span></text:p>
          </table:table-cell>
        </table:table-row>
      </table:table>
      <text:p text:style-name="P2"/>
      <text:p text:style-name="P19"><text:bookmark text:name="_eyzwnl1p3pg"/><text:span text:style-name="T22">Aliquot sequence</text:span></text:p>
      <text:p text:style-name="P2"/>
      <text:p text:style-name="P1"><text:span text:style-name="T12">def aliquot_sequence(n, giveup = 100):</text:span></text:p>
      <text:p text:style-name="P2"/>
      <text:p text:style-name="P1"><text:span text:style-name="T1">The </text:span><text:span text:style-name="T3">proper divisors</text:span><text:span text:style-name="T1"> of a positive integer </text:span><text:span text:style-name="T12">n</text:span><text:span text:style-name="T1"> are those positive integers that exactly divide </text:span><text:span text:style-name="T12">n</text:span><text:span text:style-name="T1">. For example, the proper divisors of 12 are 1, 2, 3, 4 and 6. The </text:span><text:a xlink:type="simple" xlink:href="https://en.wikipedia.org/wiki/Aliquot_sequence" text:style-name="ListLabel_20_37" text:visited-style-name="ListLabel_20_37"><text:span text:style-name="T7">Aliquot sequence</text:span></text:a><text:span text:style-name="T1"> for the positive integer </text:span><text:span text:style-name="T12">n</text:span><text:span text:style-name="T1"> starts from </text:span><text:span text:style-name="T12">n</text:span><text:span text:style-name="T1">, after which each term equals the sum of the proper divisors of the previous term. For example, starting from 12, the next term would be 1 + 2 + 3 + 4 + 6 = 16. The next term after that is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7">Collatz sequence</text:span></text:a><text:span text:style-name="T1"> previously seen in the </text:span><text:a xlink:type="simple" xlink:href="https://github.com/ikokkari/PythonExamples/blob/master/mathproblems.py" text:style-name="ListLabel_20_39" text:visited-style-name="ListLabel_20_39"><text:span text:style-name="T11">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2">giveup</text:span><text:span text:style-name="T1">.</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2">n</text:span></text:p>
          </table:table-cell>
          <table:table-cell table:style-name="Table89.A1" office:value-type="string">
            <text:p text:style-name="P7"><text:span text:style-name="T12">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2">12</text:span></text:p>
          </table:table-cell>
          <table:table-cell table:style-name="Table89.A1" office:value-type="string">
            <text:p text:style-name="P7"><text:span text:style-name="T12">100</text:span></text:p>
          </table:table-cell>
          <table:table-cell table:style-name="Table89.A1" office:value-type="string">
            <text:p text:style-name="P7"><text:span text:style-name="T12">[12, 16, 15, 9, 4, 3,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100</text:span></text:p>
          </table:table-cell>
          <table:table-cell table:style-name="Table89.A1" office:value-type="string">
            <text:p text:style-name="P7"><text:span text:style-name="T12">[34, 20, 22, 14, 10, 8, 7,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2</text:span></text:p>
          </table:table-cell>
          <table:table-cell table:style-name="Table89.A1" office:value-type="string">
            <text:p text:style-name="P7"><text:span text:style-name="T12">[34, 20]</text:span></text:p>
          </table:table-cell>
        </table:table-row>
      </table:table>
      <text:p text:style-name="P2"/>
      <text:p text:style-name="P2"/>
      <text:p text:style-name="P19"><text:bookmark text:name="_8y6fv71fa21e"/><text:span text:style-name="T22">Last man standing</text:span> </text:p>
      <text:p text:style-name="P2"/>
      <text:p text:style-name="P1"><text:span text:style-name="T12">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7">similar historical docudramas</text:span></text:a><text:span text:style-name="T1"> of swords and sandals, a group of </text:span><text:a xlink:type="simple" xlink:href="https://en.wikipedia.org/wiki/Zealots" text:style-name="ListLabel_20_37" text:visited-style-name="ListLabel_20_37"><text:span text:style-name="T7">zealots</text:span></text:a><text:span text:style-name="T1"> (yes, </text:span><text:span text:style-name="T3">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2">k</text:span><text:span text:style-name="T1">. Starting from the first man, they repeatedly count </text:span><text:span text:style-name="T12">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7">Josephus</text:span></text:a><text:span text:style-name="T1"> would very much prefer to be this last man since he has other ideas of surviving. Help him and his secret confederate survive with a function that, given </text:span><text:span text:style-name="T12">n</text:span><text:span text:style-name="T1"> and </text:span><text:span text:style-name="T12">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2">n</text:span></text:p>
          </table:table-cell>
          <table:table-cell table:style-name="Table90.A1" office:value-type="string">
            <text:p text:style-name="P7"><text:span text:style-name="T12">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1</text:span></text:p>
          </table:table-cell>
          <table:table-cell table:style-name="Table90.A1" office:value-type="string">
            <text:p text:style-name="P7"><text:span text:style-name="T12">[1, 2, 3, 4]</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2</text:span></text:p>
          </table:table-cell>
          <table:table-cell table:style-name="Table90.A1" office:value-type="string">
            <text:p text:style-name="P7"><text:span text:style-name="T12">[2, 4, 3, 1]</text:span></text:p>
          </table:table-cell>
        </table:table-row>
        <table:table-row table:style-name="Table90.1">
          <table:table-cell table:style-name="Table90.A1" office:value-type="string">
            <text:p text:style-name="P7"><text:span text:style-name="T12">10</text:span></text:p>
          </table:table-cell>
          <table:table-cell table:style-name="Table90.A1" office:value-type="string">
            <text:p text:style-name="P7"><text:span text:style-name="T12">3</text:span></text:p>
          </table:table-cell>
          <table:table-cell table:style-name="Table90.A1" office:value-type="string">
            <text:p text:style-name="P7"><text:span text:style-name="T12">[3, 6, 9, 2, 7, 1, 8, 5, 10, 4]</text:span></text:p>
          </table:table-cell>
        </table:table-row>
        <table:table-row table:style-name="Table90.1">
          <table:table-cell table:style-name="Table90.A1" office:value-type="string">
            <text:p text:style-name="P7"><text:span text:style-name="T12">8</text:span></text:p>
          </table:table-cell>
          <table:table-cell table:style-name="Table90.A1" office:value-type="string">
            <text:p text:style-name="P7"><text:span text:style-name="T12">7</text:span></text:p>
          </table:table-cell>
          <table:table-cell table:style-name="Table90.A1" office:value-type="string">
            <text:p text:style-name="P7"><text:span text:style-name="T12">[7, 6, 8, 2, 5, 1, 3, 4]</text:span></text:p>
          </table:table-cell>
        </table:table-row>
        <table:table-row table:style-name="Table90.1">
          <table:table-cell table:style-name="Table90.A1" office:value-type="string">
            <text:p text:style-name="P7"><text:span text:style-name="T12">30</text:span></text:p>
          </table:table-cell>
          <table:table-cell table:style-name="Table90.A1" office:value-type="string">
            <text:p text:style-name="P7"><text:span text:style-name="T12">4</text:span></text:p>
          </table:table-cell>
          <table:table-cell table:style-name="Table90.A1" office:value-type="string">
            <text:p text:style-name="P7"><text:span text:style-name="T12">[4, 8, 12, 16, 20, 24, 28, 2, 7, 13, 18, 23, 29, 5, 11, 19, 26, 3, 14, 22, 1, 15, 27, 10, 30, 21, 17, 25, 9, 6]</text:span></text:p>
          </table:table-cell>
        </table:table-row>
        <table:table-row table:style-name="Table90.1">
          <table:table-cell table:style-name="Table90.A1" office:value-type="string">
            <text:p text:style-name="P7"><text:span text:style-name="T12">1000</text:span></text:p>
          </table:table-cell>
          <table:table-cell table:style-name="Table90.A1" office:value-type="string">
            <text:p text:style-name="P7"><text:span text:style-name="T12">99</text:span></text:p>
          </table:table-cell>
          <table:table-cell table:style-name="Table90.A1" office:value-type="string">
            <text:p text:style-name="P7"><text:span text:style-name="T1">(a sequence of 1000 elements whose first five elements are </text:span><text:span text:style-name="T12">[99, 198, 297, 396, 495]</text:span><text:span text:style-name="T1"> and last five elements are </text:span><text:span text:style-name="T12">[183, 762, 380, 966, 219]</text:span><text:span text:style-name="T1">)</text:span></text:p>
          </table:table-cell>
        </table:table-row>
      </table:table>
      <text:p text:style-name="P2"/>
      <text:p text:style-name="P19"><text:bookmark text:name="_ps92ypnf5ife"/><text:span text:style-name="T22">Lattice paths</text:span></text:p>
      <text:p text:style-name="P2"/>
      <text:p text:style-name="P1"><text:span text:style-name="T12">def lattice_paths(x, y, tabu):</text:span></text:p>
      <text:p text:style-name="P2"/>
      <text:p text:style-name="P1"><text:span text:style-name="T1">You are standing on the point </text:span><text:span text:style-name="T12">(x, y)</text:span><text:span text:style-name="T1"> in the grid of pairs of nonnegative integers, and wish to make your way to the </text:span><text:span text:style-name="T2">origin</text:span><text:span text:style-name="T1"> point </text:span><text:span text:style-name="T12">(0, 0)</text:span><text:span text:style-name="T1">. At any given point, you are only allowed to move either one step left or one step down at the time. This function should add up the number of different paths that lead from the point </text:span><text:span text:style-name="T12">(x, y)</text:span><text:span text:style-name="T1"> to the origin </text:span><text:span text:style-name="T12">(0, 0)</text:span><text:span text:style-name="T1">, under the constraints that each step must be taken either left or down, and also are not allowed to enter any points included in the </text:span><text:span text:style-name="T12">tabu</text:span><text:span text:style-name="T1"> list.</text:span></text:p>
      <text:p text:style-name="P2"/>
      <text:p text:style-name="P1"><text:span text:style-name="T1">This variation of the classic combinatorial problem turns out to have a reasonably straightforward recursive solution. As the base case, the number of paths from the origin </text:span><text:span text:style-name="T12">(0, 0)</text:span><text:span text:style-name="T1"> to itself </text:span><text:span text:style-name="T12">(0, 0)</text:span><text:span text:style-name="T1"> equals one. If the point </text:span><text:span text:style-name="T12">(x, y)</text:span><text:span text:style-name="T1"> is in the </text:span><text:span text:style-name="T12">tabu</text:span><text:span text:style-name="T1"> list, the number of paths from that point </text:span><text:span text:style-name="T12">(x, y)</text:span><text:span text:style-name="T1"> to the origin equals zero. The same holds for all points whose either coordinate </text:span><text:span text:style-name="T12">x</text:span><text:span text:style-name="T1"> or </text:span><text:span text:style-name="T12">y</text:span><text:span text:style-name="T1"> is negative. Otherwise, the number of paths from the point </text:span><text:span text:style-name="T12">(x, y)</text:span><text:span text:style-name="T1"> to origin </text:span><text:span text:style-name="T12">(0, 0)</text:span><text:span text:style-name="T1"> is the sum of paths from the two neighbours </text:span><text:span text:style-name="T12">(x-1, y)</text:span><text:span text:style-name="T1"> and </text:span><text:span text:style-name="T12">(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2">memoize</text:span><text:span text:style-name="T1"> the recursion, or even better, build up a two-dimensional list whose entries are the individual subproblem solutions, and fill this list with two </text:span><text:span text:style-name="T12">for</text:span><text:span text:style-name="T1">-loops instead of recursion, these loops filling the list in order that when computing position </text:span><text:span text:style-name="T12">[x][y]</text:span><text:span text:style-name="T1">, the positions </text:span><text:span text:style-name="T12">[x-1][y]</text:span><text:span text:style-name="T1"> and </text:span><text:span text:style-name="T12">[x][y-1]</text:span><text:span text:style-name="T1"> have already been computed. (This idea to solve recursions with loops is called </text:span><text:span text:style-name="T2">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2">x</text:span></text:p>
          </table:table-cell>
          <table:table-cell table:style-name="Table91.A1" office:value-type="string">
            <text:p text:style-name="P7"><text:span text:style-name="T12">y</text:span></text:p>
          </table:table-cell>
          <table:table-cell table:style-name="Table91.A1" office:value-type="string">
            <text:p text:style-name="P7"><text:span text:style-name="T12">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3</text:span></text:p>
          </table:table-cell>
          <table:table-cell table:style-name="Table91.A1" office:value-type="string">
            <text:p text:style-name="P7"><text:span text:style-name="T12">[]</text:span></text:p>
          </table:table-cell>
          <table:table-cell table:style-name="Table91.A1" office:value-type="string">
            <text:p text:style-name="P7"><text:span text:style-name="T12">20</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4</text:span></text:p>
          </table:table-cell>
          <table:table-cell table:style-name="Table91.A1" office:value-type="string">
            <text:p text:style-name="P7"><text:span text:style-name="T12">[(2,2)]</text:span></text:p>
          </table:table-cell>
          <table:table-cell table:style-name="Table91.A1" office:value-type="string">
            <text:p text:style-name="P7"><text:span text:style-name="T12">17</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5</text:span></text:p>
          </table:table-cell>
          <table:table-cell table:style-name="Table91.A1" office:value-type="string">
            <text:p text:style-name="P7"><text:span text:style-name="T12">[(6, 1), (2, 3)]</text:span></text:p>
          </table:table-cell>
          <table:table-cell table:style-name="Table91.A1" office:value-type="string">
            <text:p text:style-name="P7"><text:span text:style-name="T12">2063</text:span></text:p>
          </table:table-cell>
        </table:table-row>
        <table:table-row table:style-name="Table91.1">
          <table:table-cell table:style-name="Table91.A1" office:value-type="string">
            <text:p text:style-name="P7"><text:span text:style-name="T12">6</text:span></text:p>
          </table:table-cell>
          <table:table-cell table:style-name="Table91.A1" office:value-type="string">
            <text:p text:style-name="P7"><text:span text:style-name="T12">8</text:span></text:p>
          </table:table-cell>
          <table:table-cell table:style-name="Table91.A1" office:value-type="string">
            <text:p text:style-name="P7"><text:span text:style-name="T12">[(4,3), (7,3), (7,7), (1,5)]</text:span></text:p>
          </table:table-cell>
          <table:table-cell table:style-name="Table91.A1" office:value-type="string">
            <text:p text:style-name="P7"><text:span text:style-name="T12">1932</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10</text:span></text:p>
          </table:table-cell>
          <table:table-cell table:style-name="Table91.A1" office:value-type="string">
            <text:p text:style-name="P7"><text:span text:style-name="T12">[(0,1)]</text:span></text:p>
          </table:table-cell>
          <table:table-cell table:style-name="Table91.A1" office:value-type="string">
            <text:p text:style-name="P7"><text:span text:style-name="T12">92378</text:span></text:p>
          </table:table-cell>
        </table:table-row>
        <table:table-row table:style-name="Table91.1">
          <table:table-cell table:style-name="Table91.A1" office:value-type="string">
            <text:p text:style-name="P7"><text:span text:style-name="T12">100</text:span></text:p>
          </table:table-cell>
          <table:table-cell table:style-name="Table91.A1" office:value-type="string">
            <text:p text:style-name="P7"><text:span text:style-name="T12">100</text:span></text:p>
          </table:table-cell>
          <table:table-cell table:style-name="Table91.A1" office:value-type="string">
            <text:p text:style-name="P7"><text:span text:style-name="T12">[(0,1), (1,0)]</text:span></text:p>
          </table:table-cell>
          <table:table-cell table:style-name="Table91.A1" office:value-type="string">
            <text:p text:style-name="P7"><text:span text:style-name="T12">0</text:span></text:p>
          </table:table-cell>
        </table:table-row>
      </table:table>
      <text:p text:style-name="P2"/>
      <text:p text:style-name="P19"><text:bookmark text:name="_tsprkvh17zis"/><text:span text:style-name="T22">Count squares on integer grid</text:span></text:p>
      <text:p text:style-name="P2"/>
      <text:p text:style-name="P1"><text:span text:style-name="T12">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7">Count the Number of Squares</text:span></text:a><text:span text:style-name="T1">" adapted from the </text:span><text:a xlink:type="simple" xlink:href="https://challenges.wolfram.com/" text:style-name="ListLabel_20_37" text:visited-style-name="ListLabel_20_37"><text:span text:style-name="T7">Wolfram Challenges</text:span></text:a><text:span text:style-name="T1"> site, so you might first want to check out that page for some illustrative visualizations of this problem.</text:span></text:p>
      <text:p text:style-name="P2"/>
      <text:p text:style-name="P1"><text:span text:style-name="T1">You are given a set of </text:span><text:span text:style-name="T12">points</text:span><text:span text:style-name="T1">, each point a two-tuple </text:span><text:span text:style-name="T12">(x, y)</text:span><text:span text:style-name="T1"> where </text:span><text:span text:style-name="T12">x</text:span><text:span text:style-name="T1"> and </text:span><text:span text:style-name="T12">y</text:span><text:span text:style-name="T1"> are positive integers. This function should count how many </text:span><text:span text:style-name="T2">squares</text:span><text:span text:style-name="T1"> these points define so that all four corners of the square are members of this set of </text:span><text:span text:style-name="T12">points</text:span><text:span text:style-name="T1">, and return this count. Note that the squares don't need to be </text:span><text:span text:style-name="T2">axis-aligned</text:span><text:span text:style-name="T1"> so that their sides would be expected to be horizontal and vertical, as long as all four sides are the exact same length.</text:span></text:p>
      <text:p text:style-name="P2"/>
      <text:p text:style-name="P1"><text:span text:style-name="T1">Hint: every square has </text:span><text:span text:style-name="T2">bottom left corner</text:span><text:span text:style-name="T1"> point </text:span><text:span text:style-name="T12">(x, y)</text:span><text:span text:style-name="T1"> and </text:span><text:span text:style-name="T2">direction vector</text:span><text:span text:style-name="T1"> </text:span><text:span text:style-name="T12">(dx, dy)</text:span><text:span text:style-name="T1"> towards the upper left corner point so that </text:span><text:span text:style-name="T12">dx &gt;= 0</text:span><text:span text:style-name="T1"> and </text:span><text:span text:style-name="T12">dy &gt; 0</text:span><text:span text:style-name="T1">, and the three points </text:span><text:span text:style-name="T12">(x+dx, y+dy)</text:span><text:span text:style-name="T1">, </text:span><text:span text:style-name="T12">(x+dy, y-dx)</text:span><text:span text:style-name="T1"> and </text:span><text:span text:style-name="T12">(x+dx+dy, y-dx+dy)</text:span><text:span text:style-name="T1"> must be the top left, bottom right and top right corners of that square, respectively, all included in </text:span><text:span text:style-name="T12">points</text:span><text:span text:style-name="T1">. You can therefore loop through all possibilities for the bottom left point </text:span><text:span text:style-name="T12">(x, y)</text:span><text:span text:style-name="T1"> and direction vector </text:span><text:span text:style-name="T12">(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2">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2">[(0,0), (1,0), (2,0), (0,1), (1,1), (2,1), (0,2), (1,2), (2,2)]</text:span></text:p>
          </table:table-cell>
          <table:table-cell table:style-name="Table92.A1" office:value-type="string">
            <text:p text:style-name="P7"><text:span text:style-name="T12">6</text:span></text:p>
          </table:table-cell>
        </table:table-row>
        <table:table-row table:style-name="Table92.1">
          <table:table-cell table:style-name="Table92.A1" office:value-type="string">
            <text:p text:style-name="P7"><text:span text:style-name="T12">[(4,3), (1,1), (5,3), (2,3), (3,2), (3,1), (4,2), (2,1), (3,3), (1,2), (5,2)]</text:span></text:p>
          </table:table-cell>
          <table:table-cell table:style-name="Table92.A1" office:value-type="string">
            <text:p text:style-name="P7"><text:span text:style-name="T12">3</text:span></text:p>
          </table:table-cell>
        </table:table-row>
        <table:table-row table:style-name="Table92.1">
          <table:table-cell table:style-name="Table92.A1" office:value-type="string">
            <text:p text:style-name="P7"><text:span text:style-name="T12">[(x, y) for x in range(1, 10) for y in range(1, 10)]</text:span></text:p>
          </table:table-cell>
          <table:table-cell table:style-name="Table92.A1" office:value-type="string">
            <text:p text:style-name="P7"><text:span text:style-name="T12">540</text:span></text:p>
          </table:table-cell>
        </table:table-row>
        <table:table-row table:style-name="Table92.1">
          <table:table-cell table:style-name="Table92.A1" office:value-type="string">
            <text:p text:style-name="P7"><text:span text:style-name="T12">[(3,4), (1,2), (3,2), (4,5), (4,2), (5,3), (4,1), (5,4), (3, 5), (2,4), (2,2), (1,1), (4,4), (2,5), (1,5), (2,1), (2,3), (4, 3)]</text:span></text:p>
          </table:table-cell>
          <table:table-cell table:style-name="Table92.A1" office:value-type="string">
            <text:p text:style-name="P7"><text:span text:style-name="T12">15</text:span></text:p>
          </table:table-cell>
        </table:table-row>
      </table:table>
      <text:p text:style-name="P2"/>
      <text:p text:style-name="P19"><text:bookmark text:name="_suo1z94haxxt"/><text:span text:style-name="T22">Split digit string to minimize sum</text:span></text:p>
      <text:p text:style-name="P2"/>
      <text:p text:style-name="P1"><text:span text:style-name="T12">def minimize_sum(digits, k):</text:span></text:p>
      <text:p text:style-name="P2"/>
      <text:p text:style-name="P1"><text:span text:style-name="T1">A string that is guaranteed to consist of nothing but digit characters </text:span><text:span text:style-name="T12">'0'</text:span><text:span text:style-name="T1"> to </text:span><text:span text:style-name="T12">'9'</text:span><text:span text:style-name="T1"> needs to be split into </text:span><text:span text:style-name="T2">exactly</text:span><text:span text:style-name="T1"> </text:span><text:span text:style-name="T12">k</text:span><text:span text:style-name="T1"> nonempty pieces (it is guaranteed that </text:span><text:span text:style-name="T12">k &lt;= len(digits)</text:span><text:span text:style-name="T1">) in a way that minimizes the sum of those pieces when added together as integers. For example, the best way to split the string </text:span><text:span text:style-name="T12">'12345'</text:span><text:span text:style-name="T1"> into exactly three pieces would be </text:span><text:span text:style-name="T12">['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2">k = 1</text:span><text:span text:style-name="T1"> has the simple answer of returning that digit string as an integer. Otherwise, loop through all possible positions of the digit string that you could use to split off the first piece while leaving in at least </text:span><text:span text:style-name="T12">k - 1</text:span><text:span text:style-name="T1"> digits, and recursively find the smallest sum that you can get by splitting the remaining digits into exactly </text:span><text:span text:style-name="T12">k - 1</text:span><text:span text:style-name="T1"> pieces. Return the smallest sum produced by the best splitting place that you found. Note from </text:span><text:span text:style-name="T12">'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2">memoize</text:span><text:span text:style-name="T1"> it using the </text:span><text:span text:style-name="T12">@lru_cache</text:span><text:span text:style-name="T1"> decorator from </text:span><text:span text:style-name="T12">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2">digits</text:span></text:p>
          </table:table-cell>
          <table:table-cell table:style-name="Table93.A1" office:value-type="string">
            <text:p text:style-name="P7"><text:span text:style-name="T12">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2">'90210'</text:span></text:p>
          </table:table-cell>
          <table:table-cell table:style-name="Table93.A1" office:value-type="string">
            <text:p text:style-name="P7"><text:span text:style-name="T12">2</text:span></text:p>
          </table:table-cell>
          <table:table-cell table:style-name="Table93.A1" office:value-type="string">
            <text:p text:style-name="P7"><text:span text:style-name="T12">219</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3</text:span></text:p>
          </table:table-cell>
          <table:table-cell table:style-name="Table93.A1" office:value-type="string">
            <text:p text:style-name="P7"><text:span text:style-name="T12">1368</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9</text:span></text:p>
          </table:table-cell>
          <table:table-cell table:style-name="Table93.A1" office:value-type="string">
            <text:p text:style-name="P7"><text:span text:style-name="T12">45</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2</text:span></text:p>
          </table:table-cell>
          <table:table-cell table:style-name="Table93.A1" office:value-type="string">
            <text:p text:style-name="P7"><text:span text:style-name="T12">13002</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3</text:span></text:p>
          </table:table-cell>
          <table:table-cell table:style-name="Table93.A1" office:value-type="string">
            <text:p text:style-name="P7"><text:span text:style-name="T12">3003</text:span></text:p>
          </table:table-cell>
        </table:table-row>
        <table:table-row table:style-name="Table93.1">
          <table:table-cell table:style-name="Table93.A1" office:value-type="string">
            <text:p text:style-name="P7"><text:span text:style-name="T12">str(3**100)</text:span></text:p>
          </table:table-cell>
          <table:table-cell table:style-name="Table93.A1" office:value-type="string">
            <text:p text:style-name="P7"><text:span text:style-name="T12">6</text:span></text:p>
          </table:table-cell>
          <table:table-cell table:style-name="Table93.A1" office:value-type="string">
            <text:p text:style-name="P7"><text:span text:style-name="T12">123119910</text:span></text:p>
          </table:table-cell>
        </table:table-row>
        <table:table-row table:style-name="Table93.1">
          <table:table-cell table:style-name="Table93.A1" office:value-type="string">
            <text:p text:style-name="P7"><text:span text:style-name="T12">str(2**1000)</text:span></text:p>
          </table:table-cell>
          <table:table-cell table:style-name="Table93.A1" office:value-type="string">
            <text:p text:style-name="P7"><text:span text:style-name="T12">10</text:span></text:p>
          </table:table-cell>
          <table:table-cell table:style-name="Table93.A1" office:value-type="string">
            <text:p text:style-name="P7"><text:span text:style-name="T12">3428634424310167002768082455316</text:span></text:p>
          </table:table-cell>
        </table:table-row>
      </table:table>
      <text:p text:style-name="P2"/>
      <text:p text:style-name="P16"><text:bookmark text:name="_3jn13ur2alqi"/><text:span text:style-name="T22">Sum of distinct cubes</text:span></text:p>
      <text:p text:style-name="P2"/>
      <text:p text:style-name="P1"><text:span text:style-name="T12">def sum_of_distinct_cubes(n):</text:span></text:p>
      <text:p text:style-name="P2"/>
      <text:p text:style-name="P1"><text:span text:style-name="T1">Given a positive integer </text:span><text:span text:style-name="T12">n</text:span><text:span text:style-name="T1">, determine whether it is possible to express it as a sum of </text:span><text:span text:style-name="T2">distinct</text:span><text:span text:style-name="T1"> cubes of </text:span><text:span text:style-name="T2">positive</text:span><text:span text:style-name="T1"> integers, and whenever such a feat is possible, return the list that contains those integers sorted in descending order. For example, if </text:span><text:span text:style-name="T12">n = 1456</text:span><text:span text:style-name="T1">, this function would return </text:span><text:span text:style-name="T12">[11, 5]</text:span><text:span text:style-name="T1">, since 11</text:span><text:span text:style-name="T25">3</text:span><text:span text:style-name="T1"> + 5</text:span><text:span text:style-name="T25">3</text:span><text:span text:style-name="T1"> = 1456. If such breakdown into distinct cubes is impossible, return </text:span><text:span text:style-name="T12">None</text:span><text:span text:style-name="T1">.</text:span></text:p>
      <text:p text:style-name="P2"/>
      <text:p text:style-name="P1"><text:span text:style-name="T1">Unlike in the earlier, far simpler question of expressing an integer as a sum of exactly two squares, the result list can contain any number of elements as long as they are all distinct and their cubes add up to </text:span><text:span text:style-name="T12">n</text:span><text:span text:style-name="T1">. If the number </text:span><text:span text:style-name="T12">n</text:span><text:span text:style-name="T1"> allows several such breakdowns into sums of distinct cubes, return the </text:span><text:span text:style-name="T2">lexicographically largest</text:span><text:span text:style-name="T1"> list, that is, starting with the largest possible first number </text:span><text:span text:style-name="T12">a</text:span><text:span text:style-name="T1">, followed by the lexicographically largest representation of </text:span><text:span text:style-name="T12">n-a*a*a</text:span><text:span text:style-name="T1">. For example, when called with </text:span><text:span text:style-name="T12">n = 1072</text:span><text:span text:style-name="T1">, this function should return </text:span><text:span text:style-name="T12">[10, 4, 2]</text:span><text:span text:style-name="T1"> instead of </text:span><text:span text:style-name="T12">[9, 7]</text:span><text:span text:style-name="T1">.</text:span></text:p>
      <text:p text:style-name="P2"/>
      <text:p text:style-name="P1"><text:span text:style-name="T1">This problem is best solved with recursion. If </text:span><text:span text:style-name="T12">n</text:span><text:span text:style-name="T1"> itself is a cube, return the singleton list </text:span><text:span text:style-name="T12">[n]</text:span><text:span text:style-name="T1">. Otherwise, loop down through all possible values of the first element </text:span><text:span text:style-name="T12">a</text:span><text:span text:style-name="T1"> in the result list, and for each such </text:span><text:span text:style-name="T12">a</text:span><text:span text:style-name="T1">, break down the remaining number </text:span><text:span text:style-name="T12">n-a*a*a</text:span><text:span text:style-name="T1"> into a sum of distinct cubes using only integers that are smaller than your current </text:span><text:span text:style-name="T12">a</text:span><text:span text:style-name="T1">. Again, to make this function efficient even for large </text:span><text:span text:style-name="T12">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2">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2">8</text:span></text:p>
          </table:table-cell>
          <table:table-cell table:style-name="Table94.A1" office:value-type="string">
            <text:p text:style-name="P7"><text:span text:style-name="T12">[2]</text:span></text:p>
          </table:table-cell>
        </table:table-row>
        <table:table-row table:style-name="Table94.1">
          <table:table-cell table:style-name="Table94.A1" office:value-type="string">
            <text:p text:style-name="P7"><text:span text:style-name="T12">11</text:span></text:p>
          </table:table-cell>
          <table:table-cell table:style-name="Table94.A1" office:value-type="string">
            <text:p text:style-name="P7"><text:span text:style-name="T12">None</text:span></text:p>
          </table:table-cell>
        </table:table-row>
        <table:table-row table:style-name="Table94.1">
          <table:table-cell table:style-name="Table94.A1" office:value-type="string">
            <text:p text:style-name="P7"><text:span text:style-name="T12">855</text:span></text:p>
          </table:table-cell>
          <table:table-cell table:style-name="Table94.A1" office:value-type="string">
            <text:p text:style-name="P7"><text:span text:style-name="T12">[9, 5, 1]</text:span></text:p>
          </table:table-cell>
        </table:table-row>
        <table:table-row table:style-name="Table94.1">
          <table:table-cell table:style-name="Table94.A1" office:value-type="string">
            <text:p text:style-name="P7"><text:span text:style-name="T12">sum([x*x*x for x in range(11)]</text:span></text:p>
          </table:table-cell>
          <table:table-cell table:style-name="Table94.A1" office:value-type="string">
            <text:p text:style-name="P7"><text:span text:style-name="T12">[14, 6, 4, 1]</text:span></text:p>
          </table:table-cell>
        </table:table-row>
        <table:table-row table:style-name="Table94.1">
          <table:table-cell table:style-name="Table94.A1" office:value-type="string">
            <text:p text:style-name="P3"><text:span text:style-name="T12">sum([x*x*x for x in range(1001)])</text:span></text:p>
          </table:table-cell>
          <table:table-cell table:style-name="Table94.A1" office:value-type="string">
            <text:p text:style-name="P7"><text:span text:style-name="T12">[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7">becomes a highly nontrivial problem</text:span></text:a><text:span text:style-name="T1">.</text:span></text:p>
      <text:p text:style-name="P19"><text:bookmark text:name="_8dvydcmqeo5i"/><text:span text:style-name="T22">Fractional fit</text:span></text:p>
      <text:p text:style-name="P2"/>
      <text:p text:style-name="P1"><text:span text:style-name="T12">def fractional_fit(fs):</text:span></text:p>
      <text:p text:style-name="P2"/>
      <text:p text:style-name="P1"><text:span text:style-name="T1">You are given a list of integer two-tuples </text:span><text:span text:style-name="T12">(a, b)</text:span><text:span text:style-name="T1"> so that </text:span><text:span text:style-name="T12">0 &lt;= a &lt; b</text:span><text:span text:style-name="T1">. When interpreted as an exact integer fraction </text:span><text:span text:style-name="T12">f = a / b</text:span><text:span text:style-name="T1">, these values therefore fall within the unit interval, that is, satisfy the inequality </text:span><text:span text:style-name="T12">0 &lt;= f &lt; 1</text:span><text:span text:style-name="T1">. Given the list </text:span><text:span text:style-name="T12">fs</text:span><text:span text:style-name="T1">, your task is to find the length of the longest possible list that can be constructed from these fractions under the following series of constraints:</text:span></text:p>
      <text:p text:style-name="P2"/>
      <text:list xml:id="list2447019515" text:style-name="WWNum4">
        <text:list-item>
          <text:p text:style-name="P13"><text:span text:style-name="T1">The first </text:span><text:span text:style-name="T3">two</text:span><text:span text:style-name="T1"> fractions must lie in different </text:span><text:span text:style-name="T3">halves</text:span><text:span text:style-name="T1"> of the unit interval. That is, one of them must satisfy </text:span><text:span text:style-name="T12">0 &lt;= f &lt; 1/2</text:span><text:span text:style-name="T1">, and the other one must satisfy </text:span><text:span text:style-name="T12">1/2 &lt;= f &lt; 1</text:span><text:span text:style-name="T1">.</text:span></text:p>
        </text:list-item>
        <text:list-item>
          <text:p text:style-name="P13"><text:span text:style-name="T1">The first </text:span><text:span text:style-name="T3">three</text:span><text:span text:style-name="T1"> fractions must all lie in different </text:span><text:span text:style-name="T3">thirds</text:span><text:span text:style-name="T1"> of the unit interval.</text:span></text:p>
        </text:list-item>
        <text:list-item>
          <text:p text:style-name="P13"><text:span text:style-name="T1">The first </text:span><text:span text:style-name="T3">four</text:span><text:span text:style-name="T1"> fractions must all lie in different </text:span><text:span text:style-name="T3">quarters</text:span><text:span text:style-name="T1"> of the unit interval.</text:span></text:p>
        </text:list-item>
        <text:list-item>
          <text:p text:style-name="P13"><text:span text:style-name="T1">The first </text:span><text:span text:style-name="T3">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2">[(1, 4), (8, 9), (3, 7)]</text:span><text:span text:style-name="T1"> works, but </text:span><text:span text:style-name="T12">[(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2">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2">[(6, 12), (0, 5), (5, 7), (4, 11)]</text:span></text:p>
          </table:table-cell>
          <table:table-cell table:style-name="Table95.A1" office:value-type="string">
            <text:p text:style-name="P7"><text:span text:style-name="T12">3</text:span></text:p>
          </table:table-cell>
        </table:table-row>
        <table:table-row table:style-name="Table95.1">
          <table:table-cell table:style-name="Table95.A1" office:value-type="string">
            <text:p text:style-name="P7"><text:span text:style-name="T12">[(5, 15), (0, 5), (7, 19), (17, 23), (5, 18), (10, 11)]</text:span></text:p>
          </table:table-cell>
          <table:table-cell table:style-name="Table95.A1" office:value-type="string">
            <text:p text:style-name="P7"><text:span text:style-name="T12">4</text:span></text:p>
          </table:table-cell>
        </table:table-row>
        <table:table-row table:style-name="Table95.1">
          <table:table-cell table:style-name="Table95.A1" office:value-type="string">
            <text:p text:style-name="P7"><text:span text:style-name="T12">[(34, 52), (61, 82), (71, 80), (36, 76), (15, 84), (36, 53), (79, 80), (5, 67), (31, 62), (15, 57)]</text:span></text:p>
          </table:table-cell>
          <table:table-cell table:style-name="Table95.A1" office:value-type="string">
            <text:p text:style-name="P7"><text:span text:style-name="T12">6</text:span></text:p>
          </table:table-cell>
        </table:table-row>
        <table:table-row table:style-name="Table95.1">
          <table:table-cell table:style-name="Table95.A1" office:value-type="string">
            <text:p text:style-name="P7"><text:span text:style-name="T12">[(171, 202), (41, 42), (43, 85), (164, 221), (97, 130), (12, 23), (15, 62), (41, 128), (11, 25), (31, 49), (6, 35), (85, 137), (16, 241), (82, 225), (11, 26), (74, 149), (127, 203)]</text:span></text:p>
          </table:table-cell>
          <table:table-cell table:style-name="Table95.A1" office:value-type="string">
            <text:p text:style-name="P7"><text:span text:style-name="T12">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if you pardon the pun, a "moot point".</text:span></text:p>
      <text:p text:style-name="P19"><text:bookmark text:name="_w5o2zmn6h1wu"/><text:span text:style-name="T22">Followed by its square</text:span></text:p>
      <text:p text:style-name="P4"/>
      <text:p text:style-name="P1"><text:span text:style-name="T12">def square_follows(it)</text:span>:</text:p>
      <text:p text:style-name="P2"/>
      <text:p text:style-name="P1"><text:span text:style-name="T1">Unlike our previous functions that have received entire lists as parameters, this function receives some Python </text:span><text:span text:style-name="T2">iterator</text:span><text:span text:style-name="T1"> that is guaranteed to produce some finite sequence of </text:span><text:span text:style-name="T2">strictly increasing positive integers</text:span><text:span text:style-name="T1">, but there are no guarantees of how long that sequence will be and how large the numbers inside it or the gaps between them will grow to be. This iterator </text:span><text:span text:style-name="T2">is not a list</text:span><text:span text:style-name="T1"> that would allow you </text:span><text:span text:style-name="T2">random access</text:span><text:span text:style-name="T1">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2">it</text:span><text:span text:style-name="T1"> whose square also appears somewhere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2">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2">iter([3, 4, 6, 8, 11, 13, 18])</text:span></text:p>
          </table:table-cell>
          <table:table-cell table:style-name="Table96.A1" office:value-type="string">
            <text:p text:style-name="P7"><text:span text:style-name="T12">[]</text:span></text:p>
          </table:table-cell>
        </table:table-row>
        <table:table-row table:style-name="Table96.1">
          <table:table-cell table:style-name="Table96.A1" office:value-type="string">
            <text:p text:style-name="P7"><text:span text:style-name="T12">iter([2, 3, 4, 5, 8, 9, 11, 16])</text:span></text:p>
          </table:table-cell>
          <table:table-cell table:style-name="Table96.A1" office:value-type="string">
            <text:p text:style-name="P7"><text:span text:style-name="T12">[3, 4]</text:span></text:p>
          </table:table-cell>
        </table:table-row>
        <table:table-row table:style-name="Table96.1">
          <table:table-cell table:style-name="Table96.A1" office:value-type="string">
            <text:p text:style-name="P7"><text:span text:style-name="T12">iter(range(1, 10**6))</text:span></text:p>
          </table:table-cell>
          <table:table-cell table:style-name="Table96.A1" office:value-type="string">
            <text:p text:style-name="P7"><text:span text:style-name="T1">(a list that consists of exactly 998 elements, the first five of which are </text:span><text:span text:style-name="T12">[2, 3, 4, 5, 6]</text:span><text:span text:style-name="T1"> and the last five are </text:span><text:span text:style-name="T12">[995, 996, 997, 998, 999]</text:span><text:span text:style-name="T1">)</text:span></text:p>
          </table:table-cell>
        </table:table-row>
        <table:table-row table:style-name="Table96.1">
          <table:table-cell table:style-name="Table96.A1" office:value-type="string">
            <text:p text:style-name="P7"><text:span text:style-name="T12">iter([x*x for x in range(1, 1000)])</text:span></text:p>
          </table:table-cell>
          <table:table-cell table:style-name="Table96.A1" office:value-type="string">
            <text:p text:style-name="P7"><text:span text:style-name="T12">[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2">iter([x**10 for x in range(1, 100)])</text:span></text:p>
          </table:table-cell>
          <table:table-cell table:style-name="Table96.A1" office:value-type="string">
            <text:p text:style-name="P7"><text:span text:style-name="T12">[1024, 59049, 1048576, 9765625, 60466176, 282475249, 1073741824, 3486784401]</text:span></text:p>
          </table:table-cell>
        </table:table-row>
      </table:table>
      <text:p text:style-name="P1"/>
      <text:p text:style-name="P19"><text:bookmark text:name="_adz2e1s3f31q"/><text:span text:style-name="T22">Count maximal layers</text:span></text:p>
      <text:p text:style-name="P1"/>
      <text:p text:style-name="P1"><text:span text:style-name="T12">def count_maximal_layers(points):</text:span></text:p>
      <text:p text:style-name="P1"/>
      <text:p text:style-name="P1"><text:span text:style-name="T1">The point </text:span><text:span text:style-name="T12">(x1, y1)</text:span><text:span text:style-name="T1"> on the plane is said to </text:span><text:span text:style-name="T2">dominate</text:span><text:span text:style-name="T1"> another point </text:span><text:span text:style-name="T12">(x2, y2)</text:span><text:span text:style-name="T1"> if it lies to the right and above from it, that is, </text:span><text:span text:style-name="T12">x1 &gt; x2</text:span><text:span text:style-name="T1"> and </text:span><text:span text:style-name="T12">y1 &gt; y2</text:span><text:span text:style-name="T1">. A point inside the given list of </text:span><text:span text:style-name="T12">points</text:span><text:span text:style-name="T1"> is defined to be </text:span><text:span text:style-name="T2">maximal</text:span><text:span text:style-name="T1"> if it is not dominated by any other point in the list. Unlike in one dimension, a list of points on the two-dimensional plane can contain any number of maximal points, which then form the </text:span><text:span text:style-name="T2">maximal layer</text:span><text:span text:style-name="T1"> for that particular list of points. For example, the points </text:span><text:span text:style-name="T12">(3, 10)</text:span><text:span text:style-name="T1"> and </text:span><text:span text:style-name="T12">(9, 2)</text:span><text:span text:style-name="T1"> are the maximal layer for the list of points </text:span><text:span text:style-name="T12">[(1, 5), (8, 1), (3, 10), (2, 1), (9, 2)]</text:span><text:span text:style-name="T1">. </text:span></text:p>
      <text:p text:style-name="P2"/>
      <text:p text:style-name="P1"><text:span text:style-name="T1">Given a list of </text:span><text:span text:style-name="T12">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2">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2">[(1, 3), (2, 2), (3, 1)]</text:span></text:p>
          </table:table-cell>
          <table:table-cell table:style-name="Table97.A1" office:value-type="string">
            <text:p text:style-name="P7"><text:span text:style-name="T12">1</text:span></text:p>
          </table:table-cell>
        </table:table-row>
        <table:table-row table:style-name="Table97.1">
          <table:table-cell table:style-name="Table97.A1" office:value-type="string">
            <text:p text:style-name="P1"><text:span text:style-name="T12">[(1, 5), (3, 10), (2, 1), (9, 2)]</text:span></text:p>
          </table:table-cell>
          <table:table-cell table:style-name="Table97.A1" office:value-type="string">
            <text:p text:style-name="P7"><text:span text:style-name="T12">2</text:span></text:p>
          </table:table-cell>
        </table:table-row>
        <table:table-row table:style-name="Table97.1">
          <table:table-cell table:style-name="Table97.A1" office:value-type="string">
            <text:p text:style-name="P7"><text:span text:style-name="T12">[(x, y) for x in range(10) for y in range(10)]</text:span></text:p>
          </table:table-cell>
          <table:table-cell table:style-name="Table97.A1" office:value-type="string">
            <text:p text:style-name="P7"><text:span text:style-name="T12">10</text:span></text:p>
          </table:table-cell>
        </table:table-row>
        <table:table-row table:style-name="Table97.1">
          <table:table-cell table:style-name="Table97.A1" office:value-type="string">
            <text:p text:style-name="P7"><text:span text:style-name="T12">[(x, x**2) for x in range(100)]</text:span></text:p>
          </table:table-cell>
          <table:table-cell table:style-name="Table97.A1" office:value-type="string">
            <text:p text:style-name="P7"><text:span text:style-name="T12">100</text:span></text:p>
          </table:table-cell>
        </table:table-row>
        <table:table-row table:style-name="Table97.1">
          <table:table-cell table:style-name="Table97.A1" office:value-type="string">
            <text:p text:style-name="P7"><text:span text:style-name="T12">[(x, x**2 % 91) for x in range(1000)]</text:span></text:p>
          </table:table-cell>
          <table:table-cell table:style-name="Table97.A1" office:value-type="string">
            <text:p text:style-name="P7"><text:span text:style-name="T12">28</text:span></text:p>
          </table:table-cell>
        </table:table-row>
        <table:table-row table:style-name="Table97.1">
          <table:table-cell table:style-name="Table97.A1" office:value-type="string">
            <text:p text:style-name="P7"><text:span text:style-name="T12">[((x**3) % 891, (x**2) % 913) for x in range(10000)] </text:span></text:p>
          </table:table-cell>
          <table:table-cell table:style-name="Table97.A1" office:value-type="string">
            <text:p text:style-name="P7"><text:span text:style-name="T12">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2">Maximum checkers capture</text:span></text:p>
      <text:p text:style-name="P1"/>
      <text:p text:style-name="P1"><text:span text:style-name="T12">def max_checkers_capture(n, x, y, pieces):</text:span></text:p>
      <text:p text:style-name="P1"/>
      <text:p text:style-name="P1"><text:span text:style-name="T1">Even though we again find ourselves on a generalized </text:span><text:span text:style-name="T3">n</text:span><text:span text:style-name="T1">-by-</text:span><text:span text:style-name="T3">n</text:span><text:span text:style-name="T1"> chessboard, this time we are playing a variation of </text:span><text:span text:style-name="T2">checkers</text:span><text:span text:style-name="T1"> so that your lone </text:span><text:span text:style-name="T2">king piece</text:span><text:span text:style-name="T1"> currently stands at the coordinates </text:span><text:span text:style-name="T12">(x, y)</text:span><text:span text:style-name="T1">, and the parameter </text:span><text:span text:style-name="T12">pieces</text:span><text:span text:style-name="T1"> is a Python </text:span><text:span text:style-name="T12">set</text:span><text:span text:style-name="T1"> that contains the positions of all of the enemy pieces. This function should compute and return the maximum number of pieces that your king could capture in a single move.</text:span></text:p>
      <text:p text:style-name="P2"/>
      <text:p text:style-name="P1"><text:span text:style-name="T1">In our variant of checkers, a king can capture an opponent's piece that sits one step away from it to any of the four </text:span><text:span text:style-name="T2">diagonal directions</text:span><text:span text:style-name="T1"> (the list </text:span><text:span text:style-name="T12">[(-1, 1), (1, 1), (1, -1), (-1, -1)]</text:span><text:span text:style-name="T1"> might come in handy in your code) so that the square behind the opponent piece in that diagonal direction is vacant. Your king can then capture that opponent piece by jumping into that vacant square, </text:span><text:span text:style-name="T2">immediately removing that opponent piece from the board</text:span><text:span text:style-name="T1">.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2">n</text:span></text:p>
          </table:table-cell>
          <table:table-cell table:style-name="Table98.A1" office:value-type="string">
            <text:p text:style-name="P7"><text:span text:style-name="T12">x</text:span></text:p>
          </table:table-cell>
          <table:table-cell table:style-name="Table98.A1" office:value-type="string">
            <text:p text:style-name="P7"><text:span text:style-name="T12">y</text:span></text:p>
          </table:table-cell>
          <table:table-cell table:style-name="Table98.A1" office:value-type="string">
            <text:p text:style-name="P7"><text:span text:style-name="T12">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2">5</text:span></text:p>
          </table:table-cell>
          <table:table-cell table:style-name="Table98.A1" office:value-type="string">
            <text:p text:style-name="P7"><text:span text:style-name="T12">0</text:span></text:p>
          </table:table-cell>
          <table:table-cell table:style-name="Table98.A1" office:value-type="string">
            <text:p text:style-name="P7"><text:span text:style-name="T12">2</text:span></text:p>
          </table:table-cell>
          <table:table-cell table:style-name="Table98.A1" office:value-type="string">
            <text:p text:style-name="P7"><text:span text:style-name="T12">set([(1,1), (3,1), (1,3)]</text:span></text:p>
          </table:table-cell>
          <table:table-cell table:style-name="Table98.A1" office:value-type="string">
            <text:p text:style-name="P7"><text:span text:style-name="T12">2</text:span></text:p>
          </table:table-cell>
        </table:table-row>
        <table:table-row table:style-name="Table98.1">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0</text:span></text:p>
          </table:table-cell>
          <table:table-cell table:style-name="Table98.A1" office:value-type="string">
            <text:p text:style-name="P7"><text:span text:style-name="T12">set([(1,1), (1,3), (3,3), (2,4), (1,5)])</text:span></text:p>
          </table:table-cell>
          <table:table-cell table:style-name="Table98.A1" office:value-type="string">
            <text:p text:style-name="P7"><text:span text:style-name="T12">3</text:span></text:p>
          </table:table-cell>
        </table:table-row>
        <table:table-row table:style-name="Table98.1">
          <table:table-cell table:style-name="Table98.A1" office:value-type="string">
            <text:p text:style-name="P7"><text:span text:style-name="T12">8</text:span></text:p>
          </table:table-cell>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set([(x, y) for x in range(2, 8, 2) for y in range(1, 7, 2)])</text:span></text:p>
          </table:table-cell>
          <table:table-cell table:style-name="Table98.A1" office:value-type="string">
            <text:p text:style-name="P7"><text:span text:style-name="T12">9</text:span></text:p>
          </table:table-cell>
        </table:table-row>
      </table:table>
      <text:p text:style-name="P1"/>
      <text:p text:style-name="P19"><text:bookmark text:name="_wjwfbqw3f4k3"/><text:span text:style-name="T22">Collatzy distance</text:span></text:p>
      <text:p text:style-name="P2"/>
      <text:p text:style-name="P1"><text:span text:style-name="T12">def collatzy_distance(start, end):</text:span></text:p>
      <text:p text:style-name="P2"/>
      <text:p text:style-name="P1"><text:span text:style-name="T1">Let us make up a rule that says that from a positive integer </text:span><text:span text:style-name="T12">n</text:span><text:span text:style-name="T1">, you are allowed to move in a single step into either integer </text:span><text:span text:style-name="T12">3*n+1</text:span><text:span text:style-name="T1"> or </text:span><text:span text:style-name="T12">n//2</text:span><text:span text:style-name="T1">. Even though these formulas were obviously inspired by the </text:span><text:a xlink:type="simple" xlink:href="https://en.wikipedia.org/wiki/Collatz_conjecture" text:style-name="ListLabel_20_37" text:visited-style-name="ListLabel_20_37"><text:span text:style-name="T7">Collatz conjecture</text:span></text:a><text:span text:style-name="T1"> we have encountered in some earlier problems, in this problem the parity of </text:span><text:span text:style-name="T12">n</text:span><text:span text:style-name="T1"> does not restrict you to deterministically use just one of these formulas, but you may use either formula regardless of whether your current </text:span><text:span text:style-name="T12">n</text:span><text:span text:style-name="T1"> is odd or even. This function should determine how many steps are needed to get from </text:span><text:span text:style-name="T12">start</text:span><text:span text:style-name="T1"> to </text:span><text:span text:style-name="T12">end</text:span><text:span text:style-name="T1">, assuming that you wisely choose each step to minimize the total number of steps in the path.</text:span></text:p>
      <text:p text:style-name="P2"/>
      <text:p text:style-name="P1"><text:span text:style-name="T1">This problem can be solved with </text:span><text:span text:style-name="T2">breadth-first search</text:span><text:span text:style-name="T1"> the following way, given here as a sneaky preview for a later algorithms course that explains such graph traversal algorithms. For the given </text:span><text:span text:style-name="T12">start</text:span><text:span text:style-name="T1"> value, the zeroth </text:span><text:span text:style-name="T2">layer</text:span><text:span text:style-name="T1"> is the singleton list </text:span><text:span text:style-name="T12">[start]</text:span><text:span text:style-name="T1">. Once you have computed layer </text:span><text:span text:style-name="T12">k</text:span><text:span text:style-name="T1">, the next layer </text:span><text:span text:style-name="T12">k+1</text:span><text:span text:style-name="T1"> consists of all integers </text:span><text:span text:style-name="T12">3*n+1</text:span><text:span text:style-name="T1"> and </text:span><text:span text:style-name="T12">n//2</text:span><text:span text:style-name="T1"> where </text:span><text:span text:style-name="T12">n</text:span><text:span text:style-name="T1"> goes through all numbers in the previous layer </text:span><text:span text:style-name="T12">k</text:span><text:span text:style-name="T1">. For example, if </text:span><text:span text:style-name="T12">start = 4</text:span><text:span text:style-name="T1">, the first four layers numbered from zero to three would be </text:span><text:span text:style-name="T12">[4]</text:span><text:span text:style-name="T1">, </text:span><text:span text:style-name="T12">[13, 2]</text:span><text:span text:style-name="T1">, </text:span><text:span text:style-name="T12">[40, 6, 7, 1]</text:span><text:span text:style-name="T1"> and </text:span><text:span text:style-name="T12">[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2">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2">start</text:span></text:p>
          </table:table-cell>
          <table:table-cell table:style-name="Table99.A1" office:value-type="string">
            <text:p text:style-name="P7"><text:span text:style-name="T12">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2">10</text:span></text:p>
          </table:table-cell>
          <table:table-cell table:style-name="Table99.A1" office:value-type="string">
            <text:p text:style-name="P7"><text:span text:style-name="T12">20</text:span></text:p>
          </table:table-cell>
          <table:table-cell table:style-name="Table99.A1" office:value-type="string">
            <text:p text:style-name="P7"><text:span text:style-name="T12">7</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2</text:span></text:p>
          </table:table-cell>
          <table:table-cell table:style-name="Table99.A1" office:value-type="string">
            <text:p text:style-name="P7"><text:span text:style-name="T12">0</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3</text:span></text:p>
          </table:table-cell>
          <table:table-cell table:style-name="Table99.A1" office:value-type="string">
            <text:p text:style-name="P7"><text:span text:style-name="T12">13</text:span></text:p>
          </table:table-cell>
        </table:table-row>
        <table:table-row table:style-name="Table99.1">
          <table:table-cell table:style-name="Table99.A1" office:value-type="string">
            <text:p text:style-name="P7"><text:span text:style-name="T12">76</text:span></text:p>
          </table:table-cell>
          <table:table-cell table:style-name="Table99.A1" office:value-type="string">
            <text:p text:style-name="P7"><text:span text:style-name="T12">93</text:span></text:p>
          </table:table-cell>
          <table:table-cell table:style-name="Table99.A1" office:value-type="string">
            <text:p text:style-name="P7"><text:span text:style-name="T12">23</text:span></text:p>
          </table:table-cell>
        </table:table-row>
        <table:table-row table:style-name="Table99.1">
          <table:table-cell table:style-name="Table99.A1" office:value-type="string">
            <text:p text:style-name="P7"><text:span text:style-name="T12">1000</text:span></text:p>
          </table:table-cell>
          <table:table-cell table:style-name="Table99.A1" office:value-type="string">
            <text:p text:style-name="P7"><text:span text:style-name="T12">10</text:span></text:p>
          </table:table-cell>
          <table:table-cell table:style-name="Table99.A1" office:value-type="string">
            <text:p text:style-name="P7"><text:span text:style-name="T12">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2">Van Eck sequence</text:span></text:p>
      <text:p text:style-name="P2"/>
      <text:p text:style-name="P1"><text:span text:style-name="T12">def van_eck(n):</text:span></text:p>
      <text:p text:style-name="P2"/>
      <text:p text:style-name="P1"><text:span text:style-name="T1">Compute and return the </text:span><text:span text:style-name="T3">n</text:span><text:span text:style-name="T1">:th term of the </text:span><text:a xlink:type="simple" xlink:href="https://oeis.org/A181391" text:style-name="ListLabel_20_37" text:visited-style-name="ListLabel_20_37"><text:span text:style-name="T7">Van Eck sequence</text:span></text:a><text:span text:style-name="T1">. The first term in the first position </text:span><text:span text:style-name="T3">i</text:span><text:span text:style-name="T1"> = 0 equals zero. The term in later position </text:span><text:span text:style-name="T3">i</text:span><text:span text:style-name="T1"> is determined by the term </text:span><text:span text:style-name="T3">x</text:span><text:span text:style-name="T1"> in the previous position </text:span><text:span text:style-name="T3">i</text:span><text:span text:style-name="T1"> - 1:</text:span></text:p>
      <text:p text:style-name="P2"/>
      <text:list xml:id="list3975934015" text:style-name="WWNum2">
        <text:list-item>
          <text:p text:style-name="P14"><text:span text:style-name="T1">If the position </text:span><text:span text:style-name="T3">i</text:span><text:span text:style-name="T1"> - 1 was the first appearance of that term </text:span><text:span text:style-name="T3">x</text:span><text:span text:style-name="T1">, the term in the current position </text:span><text:span text:style-name="T3">i</text:span><text:span text:style-name="T1"> equals zero.</text:span></text:p>
        </text:list-item>
        <text:list-item>
          <text:p text:style-name="P14"><text:span text:style-name="T1">Otherwise, if the previous term </text:span><text:span text:style-name="T3">x</text:span><text:span text:style-name="T1"> has now appeared at least twice in the sequence, the term in the current position </text:span><text:span text:style-name="T3">i</text:span><text:span text:style-name="T1"> is given by the position difference </text:span><text:span text:style-name="T3">i</text:span><text:span text:style-name="T1"> - 1 - </text:span><text:span text:style-name="T3">j</text:span><text:span text:style-name="T1">, where </text:span><text:span text:style-name="T3">j</text:span><text:span text:style-name="T1"> is the position of the second most recent appearance of the term </text:span><text:span text:style-name="T3">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2">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2">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00</text:span></text:p>
          </table:table-cell>
          <table:table-cell table:style-name="Table100.A1" office:value-type="string">
            <text:p text:style-name="P7"><text:span text:style-name="T12">61</text:span></text:p>
          </table:table-cell>
        </table:table-row>
        <table:table-row table:style-name="Table100.1">
          <table:table-cell table:style-name="Table100.A1" office:value-type="string">
            <text:p text:style-name="P7"><text:span text:style-name="T12">10**6</text:span></text:p>
          </table:table-cell>
          <table:table-cell table:style-name="Table100.A1" office:value-type="string">
            <text:p text:style-name="P7"><text:span text:style-name="T12">8199</text:span></text:p>
          </table:table-cell>
        </table:table-row>
        <table:table-row table:style-name="Table100.1">
          <table:table-cell table:style-name="Table100.A1" office:value-type="string">
            <text:p text:style-name="P7"><text:span text:style-name="T12">10**8</text:span></text:p>
          </table:table-cell>
          <table:table-cell table:style-name="Table100.A1" office:value-type="string">
            <text:p text:style-name="P7"><text:span text:style-name="T12">5522779</text:span></text:p>
          </table:table-cell>
        </table:table-row>
      </table:table>
      <text:p text:style-name="P1"/>
      <text:p text:style-name="P19"><text:bookmark text:name="_637ktqu3ro6a"/><text:span text:style-name="T22">Reversing the reversed</text:span></text:p>
      <text:p text:style-name="P2"/>
      <text:p text:style-name="P1"><text:span text:style-name="T12">def reverse_reversed(items):</text:span></text:p>
      <text:p text:style-name="P2"/>
      <text:p text:style-name="P1"><text:span text:style-name="T1">Create and return a new list that contains the </text:span><text:span text:style-name="T12">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3">recursion</text:span><text:span text:style-name="T1"> to solve this problem. The base case handles any argument that is not a list. When the parameter </text:span><text:span text:style-name="T12">items</text:span><text:span text:style-name="T1"> is a list (</text:span><text:a xlink:type="simple" xlink:href="https://stackoverflow.com/questions/1549801/what-are-the-differences-between-type-and-isinstance" text:style-name="ListLabel_20_37" text:visited-style-name="ListLabel_20_37"><text:span text:style-name="T7">use the Python function </text:span></text:a><text:a xlink:type="simple" xlink:href="https://stackoverflow.com/questions/1549801/what-are-the-differences-between-type-and-isinstance" text:style-name="ListLabel_20_39" text:visited-style-name="ListLabel_20_39"><text:span text:style-name="T11">type</text:span></text:a><text:a xlink:type="simple" xlink:href="https://stackoverflow.com/questions/1549801/what-are-the-differences-between-type-and-isinstance" text:style-name="ListLabel_20_37" text:visited-style-name="ListLabel_20_37"><text:span text:style-name="T7"> or the </text:span></text:a><text:a xlink:type="simple" xlink:href="https://stackoverflow.com/questions/1549801/what-are-the-differences-between-type-and-isinstance" text:style-name="ListLabel_20_39" text:visited-style-name="ListLabel_20_39"><text:span text:style-name="T11">isinstance</text:span></text:a><text:a xlink:type="simple" xlink:href="https://stackoverflow.com/questions/1549801/what-are-the-differences-between-type-and-isinstance" text:style-name="ListLabel_20_37" text:visited-style-name="ListLabel_20_37"><text:span text:style-name="T7">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2">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2">[1, [2, 3, 4, 'yeah'], 5]</text:span></text:p>
          </table:table-cell>
          <table:table-cell table:style-name="Table101.A1" office:value-type="string">
            <text:p text:style-name="P3"><text:span text:style-name="T12">[5, ['yeah', 4, 3, 2], 1]</text:span></text:p>
          </table:table-cell>
        </table:table-row>
        <table:table-row table:style-name="Table101.1">
          <table:table-cell table:style-name="Table101.A1" office:value-type="string">
            <text:p text:style-name="P3"><text:span text:style-name="T12">[[[[[[1, 2]]]]]]</text:span></text:p>
          </table:table-cell>
          <table:table-cell table:style-name="Table101.A1" office:value-type="string">
            <text:p text:style-name="P3"><text:span text:style-name="T12">[[[[[[2, 1]]]]]]</text:span></text:p>
          </table:table-cell>
        </table:table-row>
        <table:table-row table:style-name="Table101.1">
          <table:table-cell table:style-name="Table101.A1" office:value-type="string">
            <text:p text:style-name="P3"><text:span text:style-name="T12">[42, [99, [17, [33, ['boo!']]]]]</text:span></text:p>
          </table:table-cell>
          <table:table-cell table:style-name="Table101.A1" office:value-type="string">
            <text:p text:style-name="P3"><text:span text:style-name="T12">[[[[['boo!'], 33], 17], 99], 42]</text:span></text:p>
          </table:table-cell>
        </table:table-row>
      </table:table>
      <text:p text:style-name="P2"/>
      <text:p text:style-name="P19"><text:bookmark text:name="_mv4ndvlyj0g5"/><text:span text:style-name="T22">Prime factors of integers</text:span></text:p>
      <text:p text:style-name="P4"/>
      <text:p text:style-name="P1"><text:span text:style-name="T12">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7">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2">n &gt; 1</text:span><text:span text:style-name="T1">, return the list of its prime factors in sorted ascending order, each prime factor included in the list as many times as it appears in the prime factorization of </text:span><text:span text:style-name="T12">n</text:span><text:span text:style-name="T1">.</text:span></text:p>
      <text:p text:style-name="P2"/>
      <text:p text:style-name="P1"><text:span text:style-name="T1">During the testing, the automated tester is guaranteed to produce the pseudo-random values of </text:span><text:span text:style-name="T12">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1">primes.py</text:span></text:a><text:span text:style-name="T1"> example script, but also </text:span><text:span text:style-name="T2">caching</text:span><text:span text:style-name="T1"> the prime factorization of numbers for quick access later. To be able to quickly reconstruct the prime factorization of </text:span><text:span text:style-name="T12">n</text:span><text:span text:style-name="T1"> that you have already computed earlier, you don't need to cache all of the prime factors of </text:span><text:span text:style-name="T12">n</text:span><text:span text:style-name="T1">. Storing any single one of its prime factors, let's call that one </text:span><text:span text:style-name="T12">p</text:span><text:span text:style-name="T1">, is enough, since the rest of the prime factorization of </text:span><text:span text:style-name="T12">n</text:span><text:span text:style-name="T1"> is the same as the prime factorization of the remaining number </text:span><text:span text:style-name="T12">n//p</text:span><text:span text:style-name="T1">. Furthermore, if the smallest prime factor </text:span><text:span text:style-name="T12">p</text:span><text:span text:style-name="T1"> is small enough that it can be found quickly later anyway, it does not need to be cached at all, and this way save memory for the non-trivial factors of the more difficult values of </text:span><text:span text:style-name="T12">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2">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2">42</text:span></text:p>
          </table:table-cell>
          <table:table-cell table:style-name="Table102.A1" office:value-type="string">
            <text:p text:style-name="P7"><text:span text:style-name="T12">[2, 3, 7]</text:span></text:p>
          </table:table-cell>
        </table:table-row>
        <table:table-row table:style-name="Table102.1">
          <table:table-cell table:style-name="Table102.A1" office:value-type="string">
            <text:p text:style-name="P7"><text:span text:style-name="T12">10**6</text:span></text:p>
          </table:table-cell>
          <table:table-cell table:style-name="Table102.A1" office:value-type="string">
            <text:p text:style-name="P7"><text:span text:style-name="T12">[2, 2, 2, 2, 2, 2, 5, 5, 5, 5, 5, 5]</text:span></text:p>
          </table:table-cell>
        </table:table-row>
        <table:table-row table:style-name="Table102.1">
          <table:table-cell table:style-name="Table102.A1" office:value-type="string">
            <text:p text:style-name="P7"><text:span text:style-name="T12">1234567</text:span></text:p>
          </table:table-cell>
          <table:table-cell table:style-name="Table102.A1" office:value-type="string">
            <text:p text:style-name="P7"><text:span text:style-name="T12">[127, 9721]</text:span></text:p>
          </table:table-cell>
        </table:table-row>
        <table:table-row table:style-name="Table102.1">
          <table:table-cell table:style-name="Table102.A1" office:value-type="string">
            <text:p text:style-name="P7"><text:span text:style-name="T12">99887766</text:span></text:p>
          </table:table-cell>
          <table:table-cell table:style-name="Table102.A1" office:value-type="string">
            <text:p text:style-name="P7"><text:span text:style-name="T12">[2, 3, 11, 31, 48821]</text:span></text:p>
          </table:table-cell>
        </table:table-row>
        <table:table-row table:style-name="Table102.1">
          <table:table-cell table:style-name="Table102.A1" office:value-type="string">
            <text:p text:style-name="P7"><text:span text:style-name="T12">10**12 - 1</text:span></text:p>
          </table:table-cell>
          <table:table-cell table:style-name="Table102.A1" office:value-type="string">
            <text:p text:style-name="P7"><text:span text:style-name="T12">[3, 3, 3, 7, 11, 13, 37, 101, 9901]</text:span></text:p>
          </table:table-cell>
        </table:table-row>
        <table:table-row table:style-name="Table102.1">
          <table:table-cell table:style-name="Table102.A1" office:value-type="string">
            <text:p text:style-name="P7"><text:span text:style-name="T12">10**15 - 3</text:span></text:p>
          </table:table-cell>
          <table:table-cell table:style-name="Table102.A1" office:value-type="string">
            <text:p text:style-name="P7"><text:span text:style-name="T12">[599, 2131, 3733, 209861]</text:span></text:p>
          </table:table-cell>
        </table:table-row>
      </table:table>
      <text:p text:style-name="P2"/>
      <text:p text:style-name="P2"/>
      <text:p text:style-name="P19"><text:bookmark text:name="_7ghk7zh7w9iz"/><text:span text:style-name="T22">Balanced ternary</text:span></text:p>
      <text:p text:style-name="P2"/>
      <text:p text:style-name="P1"><text:span text:style-name="T12">def balanced_ternary(n):</text:span></text:p>
      <text:p text:style-name="P2"/>
      <text:p text:style-name="P1"><text:span text:style-name="T1">The integer two and its powers abound all over computing whereas the number three seems to be mostly absent, at least until we get to the </text:span><text:span text:style-name="T2">theory of computation</text:span><text:span text:style-name="T1"> and </text:span><text:span text:style-name="T2">NP-complete problems</text:span><text:span text:style-name="T1"> where the number three turns out to be a very different thing from two not only quantitatively, but qualitatively. Stepping from two to three is where the computational complexity truly begins.</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2">binary</text:span><text:span text:style-name="T1">. Both of these schemes need </text:span><text:a xlink:type="simple" xlink:href="https://en.wikipedia.org/wiki/Two%27s_complement" text:style-name="ListLabel_20_37" text:visited-style-name="ListLabel_20_37"><text:span text:style-name="T7">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7">balanced ternary</text:span></text:a><text:span text:style-name="T1"> representation of integers uses the base three instead of two, with </text:span><text:span text:style-name="T2">signed</text:span><text:span text:style-name="T1">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3">n</text:span><text:span text:style-name="T1"> can be constructed by flipping the signs of the terms of the representation of +</text:span><text:span text:style-name="T3">n</text:span><text:span text:style-name="T1">. (See the examples below.)</text:span></text:p>
      <text:p text:style-name="P2"/>
      <text:p text:style-name="P1"><text:span text:style-name="T1">Given an integer </text:span><text:span text:style-name="T12">n</text:span><text:span text:style-name="T1">, return the unique list of signed powers of three that add up to </text:span><text:span text:style-name="T12">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7">Balanced ternary</text:span></text:a><text:span text:style-name="T1">" shows one way by first converting the number to unbalanced ternary (base three using coefficients 0, 1 and 2) and converting from there. Another way is to first find </text:span><text:span text:style-name="T3">p</text:span><text:span text:style-name="T1">, the highest power of 3 that is less than equal to </text:span><text:span text:style-name="T3">n</text:span><text:span text:style-name="T1">. Then, depending on the value of </text:span><text:span text:style-name="T3">n</text:span><text:span text:style-name="T1"> - </text:span><text:span text:style-name="T3">p</text:span><text:span text:style-name="T1">, you either take </text:span><text:span text:style-name="T3">p</text:span><text:span text:style-name="T1"> to the result and convert </text:span><text:span text:style-name="T3">n</text:span><text:span text:style-name="T1"> - </text:span><text:span text:style-name="T3">p</text:span><text:span text:style-name="T1"> for the rest, or take 3</text:span><text:span text:style-name="T3">p</text:span><text:span text:style-name="T1"> to the result and convert </text:span><text:span text:style-name="T3">n</text:span><text:span text:style-name="T1"> - </text:span><text:span text:style-name="T3">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2">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100</text:span></text:p>
          </table:table-cell>
          <table:table-cell table:style-name="Table103.A1" office:value-type="string">
            <text:p text:style-name="P7"><text:span text:style-name="T12">[81, 27, -9, 1]</text:span></text:p>
          </table:table-cell>
        </table:table-row>
        <table:table-row table:style-name="Table103.1">
          <table:table-cell table:style-name="Table103.A1" office:value-type="string">
            <text:p text:style-name="P7"><text:span text:style-name="T12">10**6</text:span></text:p>
          </table:table-cell>
          <table:table-cell table:style-name="Table103.A1" office:value-type="string">
            <text:p text:style-name="P7"><text:span text:style-name="T12">[1594323, -531441, -59049, -6561, 2187, 729, -243, 81, -27, 1]</text:span></text:p>
          </table:table-cell>
        </table:table-row>
      </table:table>
      <text:p text:style-name="P2"/>
      <text:p text:style-name="P19"><text:bookmark text:name="_bl7u7boilnqn"/><text:span text:style-name="T22">Lords of Midnight</text:span></text:p>
      <text:p text:style-name="P2"/>
      <text:p text:style-name="P1"><text:span text:style-name="T12">def midnight(dice):</text:span></text:p>
      <text:p text:style-name="P2"/>
      <text:p text:style-name="P1"><text:span text:style-name="T1">Midnight (see </text:span><text:a xlink:type="simple" xlink:href="https://en.wikipedia.org/wiki/Midnight_(game)" text:style-name="ListLabel_20_37" text:visited-style-name="ListLabel_20_37"><text:span text:style-name="T7">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7">Madame de Thèbes</text:span></text:a><text:span text:style-name="T1">) that allows you to predict what pip values each individual die will produce in its entire sequence of future rolls, expressed as a sequence such as </text:span><text:span text:style-name="T12">[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2">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2">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7"><text:span text:style-name="T12">[[2, 6, 2, 5, 2, 5], [5, 3, 3, 2, 5, 3], [2, 2, 2, 2, 5, 2], [3, 6, 3, 2, 2, 5], [6, 2, 2, 6, 3, 2], [2, 2, 3, 2, 2, 2]]</text:span></text:p>
          </table:table-cell>
          <table:table-cell table:style-name="Table104.A1" office:value-type="string">
            <text:p text:style-name="P7"><text:span text:style-name="T12">0</text:span></text:p>
          </table:table-cell>
        </table:table-row>
        <table:table-row table:style-name="Table104.1">
          <table:table-cell table:style-name="Table104.A1" office:value-type="string">
            <text:p text:style-name="P7"><text:span text:style-name="T12">[[2, 6, 2, 1, 3, 3], [2, 2, 2, 2, 2, 3], [2, 2, 4, 3, 6, 6], [4, 5, 6, 3, 2, 5], [2, 4, 2, 6, 5, 3], [2, 2, 2, 2, 2, 3]]</text:span></text:p>
          </table:table-cell>
          <table:table-cell table:style-name="Table104.A1" office:value-type="string">
            <text:p text:style-name="P7"><text:span text:style-name="T12">17</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3"><text:span text:style-name="T12">[[2, 3, 5, 3, 2, 2], [1, 3, 2, 3, 6, 4], [3, 2, 3, 3, 3, 5], [3, 6, 4, 6, 2, 3], [2, 3, 3, 2, 3, 2], [3, 5, 3, 5, 1, 2]]</text:span></text:p>
          </table:table-cell>
          <table:table-cell table:style-name="Table104.A1" office:value-type="string">
            <text:p text:style-name="P3"><text:span text:style-name="T12">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9"><text:bookmark text:name="_p505mfyy07vn"/><text:span text:style-name="T22">Optimal crag score</text:span></text:p>
      <text:p text:style-name="P2"/>
      <text:p text:style-name="P1"><text:span text:style-name="T12">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7">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2">rolls</text:span><text:span text:style-name="T1">, this function should return the highest possible score that could be achieved with those rolls under the constraint that </text:span><text:span text:style-name="T2">the same category cannot be used more than once</text:span><text:span text:style-name="T1">.</text:span></text:p>
      <text:p text:style-name="P2"/>
      <text:p text:style-name="P1"><text:span text:style-name="T1">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2">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2">[[1, 6, 6], [2, 5, 6], [4, 5, 6], [2, 3, 5]]</text:span></text:p>
          </table:table-cell>
          <table:table-cell table:style-name="Table105.A1" office:value-type="string">
            <text:p text:style-name="P7"><text:span text:style-name="T12">101</text:span></text:p>
          </table:table-cell>
        </table:table-row>
        <table:table-row table:style-name="Table105.1">
          <table:table-cell table:style-name="Table105.A1" office:value-type="string">
            <text:p text:style-name="P7"><text:span text:style-name="T12">[(3, 1, 2), (1, 4, 2)]</text:span></text:p>
          </table:table-cell>
          <table:table-cell table:style-name="Table105.A1" office:value-type="string">
            <text:p text:style-name="P7"><text:span text:style-name="T12">24</text:span></text:p>
          </table:table-cell>
        </table:table-row>
        <table:table-row table:style-name="Table105.1">
          <table:table-cell table:style-name="Table105.A1" office:value-type="string">
            <text:p text:style-name="P7"><text:span text:style-name="T12">[(5, 1, 1), (3, 5, 2), (2, 3, 2), (4, 3, 6), (6, 4, 6), (4, 5, 2), (6, 4, 5)]</text:span></text:p>
          </table:table-cell>
          <table:table-cell table:style-name="Table105.A1" office:value-type="string">
            <text:p text:style-name="P7"><text:span text:style-name="T12">74</text:span></text:p>
          </table:table-cell>
        </table:table-row>
        <table:table-row table:style-name="Table105.1">
          <table:table-cell table:style-name="Table105.A1" office:value-type="string">
            <text:p text:style-name="P7"><text:span text:style-name="T12">[(3, 1, 2), (1, 4, 2), (5, 2, 3), (5, 5, 3), (2, 6, 3), (1, 1, 1), (5, 2, 5)]</text:span></text:p>
          </table:table-cell>
          <table:table-cell table:style-name="Table105.A1" office:value-type="string">
            <text:p text:style-name="P7"><text:span text:style-name="T12">118</text:span></text:p>
          </table:table-cell>
        </table:table-row>
        <table:table-row table:style-name="Table105.1">
          <table:table-cell table:style-name="Table105.A1" office:value-type="string">
            <text:p text:style-name="P7"><text:span text:style-name="T12">[(1, 5, 1), (5, 5, 6), (3, 2, 4), (4, 6, 1), (4, 4, 1), (3, 2, 4), (3, 4, 5), (1, 2, 2)]</text:span></text:p>
          </table:table-cell>
          <table:table-cell table:style-name="Table105.A1" office:value-type="string">
            <text:p text:style-name="P7"><text:span text:style-name="T12">33</text:span></text:p>
          </table:table-cell>
        </table:table-row>
      </table:table>
      <text:p text:style-name="P2"/>
      <text:p text:style-name="P19"><text:bookmark text:name="_6javimxzuia8"/><text:span text:style-name="T22">Forbidden substrings</text:span></text:p>
      <text:p text:style-name="P2"/>
      <text:p text:style-name="P1"><text:span text:style-name="T12">def forbidden_substrings(letters, n, tabu):</text:span></text:p>
      <text:p text:style-name="P2"/>
      <text:p text:style-name="P1"><text:span text:style-name="T1">This function should construct and return a list of all </text:span><text:span text:style-name="T3">n</text:span><text:span text:style-name="T1">-character strings that consists of given </text:span><text:span text:style-name="T12">letters</text:span><text:span text:style-name="T1"> under the constraint that a string may not contain any of the substrings in the </text:span><text:span text:style-name="T12">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2">letters</text:span></text:p>
          </table:table-cell>
          <table:table-cell table:style-name="Table106.A1" office:value-type="string">
            <text:p text:style-name="P7"><text:span text:style-name="T12">n</text:span></text:p>
          </table:table-cell>
          <table:table-cell table:style-name="Table106.A1" office:value-type="string">
            <text:p text:style-name="P7"><text:span text:style-name="T12">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2">'AB'</text:span></text:p>
          </table:table-cell>
          <table:table-cell table:style-name="Table106.A1" office:value-type="string">
            <text:p text:style-name="P7"><text:span text:style-name="T12">4</text:span></text:p>
          </table:table-cell>
          <table:table-cell table:style-name="Table106.A1" office:value-type="string">
            <text:p text:style-name="P7"><text:span text:style-name="T12">['AA']</text:span></text:p>
          </table:table-cell>
          <table:table-cell table:style-name="Table106.A1" office:value-type="string">
            <text:p text:style-name="P7"><text:span text:style-name="T12">['ABAB', 'ABBA', 'ABBB', 'BABA', 'BABB', 'BBAB', 'BBBA', 'BBBB']</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3</text:span></text:p>
          </table:table-cell>
          <table:table-cell table:style-name="Table106.A1" office:value-type="string">
            <text:p text:style-name="P7"><text:span text:style-name="T12">['AC', 'AA']</text:span></text:p>
          </table:table-cell>
          <table:table-cell table:style-name="Table106.A1" office:value-type="string">
            <text:p text:style-name="P7"><text:span text:style-name="T12">['ABA', 'ABB', 'ABC', 'BAB', 'BBA', 'BBB', 'BBC', 'BCA', 'BCB', 'BCC', 'CAB', 'CBA', 'CBB', 'CBC', 'CCA', 'CCB', 'CCC']</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6</text:span></text:p>
          </table:table-cell>
          <table:table-cell table:style-name="Table106.A1" office:value-type="string">
            <text:p text:style-name="P7"><text:span text:style-name="T12">['BB', 'CCCA', 'CB', 'CA', 'CBBCC', 'BA']</text:span></text:p>
          </table:table-cell>
          <table:table-cell table:style-name="Table106.A1" office:value-type="string">
            <text:p text:style-name="P7"><text:span text:style-name="T12">['AAAAAA', 'AAAAAB', 'AAAAAC', 'AAAABC', 'AAAACC', 'AAABCC', 'AAACCC', 'AABCCC', 'AACCCC', 'ABCCCC', 'ACCCCC', 'BCCCCC', 'CCCCCC']</text:span></text:p>
          </table:table-cell>
        </table:table-row>
        <table:table-row table:style-name="Table106.1">
          <table:table-cell table:style-name="Table106.A1" office:value-type="string">
            <text:p text:style-name="P7"><text:span text:style-name="T12">'ABCD' </text:span></text:p>
          </table:table-cell>
          <table:table-cell table:style-name="Table106.A1" office:value-type="string">
            <text:p text:style-name="P7"><text:span text:style-name="T12">7</text:span></text:p>
          </table:table-cell>
          <table:table-cell table:style-name="Table106.A1" office:value-type="string">
            <text:p text:style-name="P3"><text:span text:style-name="T12">['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2">'Z'</text:span></text:p>
          </table:table-cell>
          <table:table-cell table:style-name="Table106.A1" office:value-type="string">
            <text:p text:style-name="P7"><text:span text:style-name="T12">10**100</text:span></text:p>
          </table:table-cell>
          <table:table-cell table:style-name="Table106.A1" office:value-type="string">
            <text:p text:style-name="P3"><text:span text:style-name="T12">['ZZZ']</text:span></text:p>
          </table:table-cell>
          <table:table-cell table:style-name="Table106.A1" office:value-type="string">
            <text:p text:style-name="P7"><text:span text:style-name="T12">[]</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2">Infinite Fibonacci word</text:span></text:p>
      <text:p text:style-name="P2"/>
      <text:p text:style-name="P1"><text:span text:style-name="T12">def fibonacci_word(k):</text:span></text:p>
      <text:p text:style-name="P2"/>
      <text:p text:style-name="P1"><text:a xlink:type="simple" xlink:href="https://en.wikipedia.org/wiki/Fibonacci_word" text:style-name="ListLabel_20_37" text:visited-style-name="ListLabel_20_37"><text:span text:style-name="T7">Fibonacci words</text:span></text:a><text:span text:style-name="T1"> are strings defined analogously to </text:span><text:a xlink:type="simple" xlink:href="https://en.wikipedia.org/wiki/Fibonacci_number" text:style-name="ListLabel_20_37" text:visited-style-name="ListLabel_20_37"><text:span text:style-name="T7">Fibonacci numbers</text:span></text:a><text:span text:style-name="T1">. The recursive definition starts with two base cases </text:span><text:span text:style-name="T3">S</text:span><text:span text:style-name="T27">0</text:span><text:span text:style-name="T1"> = </text:span><text:span text:style-name="T12">'0'</text:span><text:span text:style-name="T1"> and </text:span><text:span text:style-name="T3">S</text:span><text:span text:style-name="T27">1</text:span><text:span text:style-name="T1"> = </text:span><text:span text:style-name="T12">'01'</text:span><text:span text:style-name="T1">, followed by the recursive rule </text:span><text:span text:style-name="T3">S</text:span><text:span text:style-name="T26">n</text:span><text:span text:style-name="T1"> = </text:span><text:span text:style-name="T3">S</text:span><text:span text:style-name="T26">n</text:span><text:span text:style-name="T27">-1</text:span><text:span text:style-name="T3">S</text:span><text:span text:style-name="T26">n</text:span><text:span text:style-name="T27">-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3">S</text:span><text:span text:style-name="T27">∞ </text:span><text:span text:style-name="T1">because it would be infinitely long, we can construct the character at any particular position </text:span><text:span text:style-name="T3">k</text:span><text:span text:style-name="T1"> of </text:span><text:span text:style-name="T3">S</text:span><text:span text:style-name="T27">∞</text:span><text:span text:style-name="T1"> in a finite number of steps by realizing that after generating some word </text:span><text:span text:style-name="T3">S</text:span><text:span text:style-name="T26">n</text:span><text:span text:style-name="T1"> that is longer than </text:span><text:span text:style-name="T3">k</text:span><text:span text:style-name="T1">, every longer word </text:span><text:span text:style-name="T3">S</text:span><text:span text:style-name="T26">m</text:span><text:span text:style-name="T1"> for </text:span><text:span text:style-name="T3">m</text:span><text:span text:style-name="T1"> &gt; </text:span><text:span text:style-name="T3">n</text:span><text:span text:style-name="T1">, and therefore also the infinite word </text:span><text:span text:style-name="T3">S</text:span><text:span text:style-name="T27">∞</text:span><text:span text:style-name="T1">, must start with the exact same prefix </text:span><text:span text:style-name="T3">S</text:span><text:span text:style-name="T26">n</text:span><text:span text:style-name="T1"> and therefore contain that asked character in the position </text:span><text:span text:style-name="T3">k</text:span><text:span text:style-name="T1">.</text:span></text:p>
      <text:p text:style-name="P2"/>
      <text:p text:style-name="P1"><text:span text:style-name="T1">Your task is to write a function that computes the </text:span><text:span text:style-name="T3">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2">go for the grand</text:span><text:span text:style-name="T1">, your function must be able to work for such unimaginably large values of </text:span><text:span text:style-name="T3">k</text:span><text:span text:style-name="T1"> that they make even one </text:span><text:a xlink:type="simple" xlink:href="https://en.wikipedia.org/wiki/Googol" text:style-name="ListLabel_20_37" text:visited-style-name="ListLabel_20_37"><text:span text:style-name="T7">googol</text:span></text:a><text:span text:style-name="T1"> </text:span><text:span text:style-name="T12">10**100</text:span><text:span text:style-name="T1"> seem like you could wait it out standing on your head. The entire universe would not have enough atoms to encode the entire string </text:span><text:span text:style-name="T3">S</text:span><text:span text:style-name="T26">n</text:span><text:span text:style-name="T1"> for such a large </text:span><text:span text:style-name="T3">n</text:span><text:span text:style-name="T1"> to allow you to look up its </text:span><text:span text:style-name="T3">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7">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2">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2">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6</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 + 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10000</text:span></text:p>
          </table:table-cell>
          <table:table-cell table:style-name="Table107.A1" office:value-type="string">
            <text:p text:style-name="P7"><text:span text:style-name="T12">'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79" meta:word-count="27169" meta:character-count="155688" meta:non-whitespace-character-count="130453"/>
    <meta:generator>LibreOfficeDev/6.0.5.2$Linux_X86_64 LibreOffice_project/</meta:generator>
  </office:meta>
</office:document-meta>
</file>